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Preformatted_20_Text">
      <style:text-properties style:font-name="Liberation Serif" fo:font-size="12pt" fo:language="en" fo:country="US" officeooo:rsid="000bb3fd" officeooo:paragraph-rsid="000bb3fd" style:font-size-asian="10.5pt" style:font-size-complex="12pt"/>
    </style:style>
    <style:style style:name="P3" style:family="paragraph" style:parent-style-name="Preformatted_20_Text">
      <style:text-properties style:font-name="Liberation Serif" fo:font-size="12pt" fo:language="en" fo:country="US" officeooo:rsid="002f5f3e" officeooo:paragraph-rsid="002f5f3e" style:font-size-asian="10.5pt" style:font-size-complex="12pt"/>
    </style:style>
    <style:style style:name="P4" style:family="paragraph" style:parent-style-name="Preformatted_20_Text">
      <style:text-properties style:font-name="Liberation Sans" fo:font-size="12pt" fo:language="en" fo:country="US" fo:font-weight="bold" officeooo:rsid="000bb3fd" officeooo:paragraph-rsid="000bb3fd" style:font-size-asian="10.5pt" style:font-weight-asian="bold" style:font-size-complex="12pt" style:font-weight-complex="bold"/>
    </style:style>
    <style:style style:name="P5" style:family="paragraph" style:parent-style-name="Preformatted_20_Text">
      <style:text-properties officeooo:paragraph-rsid="000bb3fd"/>
    </style:style>
    <style:style style:name="P6" style:family="paragraph" style:parent-style-name="Preformatted_20_Text">
      <style:text-properties officeooo:rsid="002f5f3e" officeooo:paragraph-rsid="002f5f3e"/>
    </style:style>
    <style:style style:name="P7" style:family="paragraph" style:parent-style-name="Text_20_body">
      <style:paragraph-properties fo:text-align="center" style:justify-single-word="false"/>
      <style:text-properties style:font-name="Liberation Serif" fo:font-size="12pt" fo:language="en" fo:country="US" officeooo:rsid="000bb3fd" officeooo:paragraph-rsid="000bb3fd" style:font-size-asian="10.5pt" style:font-size-complex="12pt"/>
    </style:style>
    <style:style style:name="P8" style:family="paragraph" style:parent-style-name="Text_20_body">
      <style:text-properties style:font-name="Liberation Serif" fo:font-size="12pt" fo:language="en" fo:country="US" officeooo:rsid="019ddc74" officeooo:paragraph-rsid="000d4ba2" style:font-size-asian="10.5pt" style:font-size-complex="12pt"/>
    </style:style>
    <style:style style:name="P9" style:family="paragraph" style:parent-style-name="Text_20_body">
      <style:text-properties style:font-name="Liberation Serif" fo:font-size="12pt" fo:language="en" fo:country="US" officeooo:rsid="000d4ba2" officeooo:paragraph-rsid="000d4ba2" style:font-size-asian="10.5pt" style:font-size-complex="12pt"/>
    </style:style>
    <style:style style:name="P10" style:family="paragraph" style:parent-style-name="Text_20_body">
      <style:text-properties style:font-name="Liberation Serif" fo:font-size="12pt" fo:language="en" fo:country="US" officeooo:rsid="000d4ba2" officeooo:paragraph-rsid="00185b13" style:font-size-asian="10.5pt" style:font-size-complex="12pt"/>
    </style:style>
    <style:style style:name="P11" style:family="paragraph" style:parent-style-name="Text_20_body">
      <style:text-properties style:font-name="Liberation Serif" fo:font-size="12pt" fo:language="en" fo:country="US" officeooo:rsid="000d4ba2" officeooo:paragraph-rsid="00687bfe" style:font-size-asian="10.5pt" style:font-size-complex="12pt"/>
    </style:style>
    <style:style style:name="P12" style:family="paragraph" style:parent-style-name="Text_20_body">
      <style:text-properties style:font-name="Liberation Serif" fo:font-size="12pt" fo:language="en" fo:country="US" officeooo:rsid="0016dcb2" officeooo:paragraph-rsid="0016dcb2" style:font-size-asian="10.5pt" style:font-size-complex="12pt"/>
    </style:style>
    <style:style style:name="P13" style:family="paragraph" style:parent-style-name="Text_20_body">
      <style:text-properties style:font-name="Liberation Serif" fo:font-size="12pt" fo:language="en" fo:country="US" officeooo:rsid="00175daf" officeooo:paragraph-rsid="00175daf" style:font-size-asian="10.5pt" style:font-size-complex="12pt"/>
    </style:style>
    <style:style style:name="P14" style:family="paragraph" style:parent-style-name="Text_20_body">
      <style:text-properties style:font-name="Liberation Serif" fo:font-size="12pt" fo:language="en" fo:country="US" officeooo:rsid="00175daf" officeooo:paragraph-rsid="002c726e" style:font-size-asian="10.5pt" style:font-size-complex="12pt"/>
    </style:style>
    <style:style style:name="P15" style:family="paragraph" style:parent-style-name="Text_20_body">
      <style:text-properties style:font-name="Liberation Serif" fo:font-size="12pt" fo:language="en" fo:country="US" officeooo:rsid="0017aaa7" officeooo:paragraph-rsid="0017aaa7" style:font-size-asian="10.5pt" style:font-size-complex="12pt"/>
    </style:style>
    <style:style style:name="P16" style:family="paragraph" style:parent-style-name="Text_20_body">
      <style:text-properties style:font-name="Liberation Serif" fo:font-size="12pt" fo:language="en" fo:country="US" officeooo:rsid="00185b13" officeooo:paragraph-rsid="000d4ba2" style:font-size-asian="10.5pt" style:font-size-complex="12pt"/>
    </style:style>
    <style:style style:name="P17" style:family="paragraph" style:parent-style-name="Text_20_body">
      <style:text-properties style:font-name="Liberation Serif" fo:font-size="12pt" fo:language="en" fo:country="US" officeooo:rsid="00185b13" officeooo:paragraph-rsid="00185b13" style:font-size-asian="10.5pt" style:font-size-complex="12pt"/>
    </style:style>
    <style:style style:name="P18" style:family="paragraph" style:parent-style-name="Text_20_body">
      <style:text-properties style:font-name="Liberation Serif" fo:font-size="12pt" fo:language="en" fo:country="US" officeooo:rsid="0019f13b" officeooo:paragraph-rsid="0019f13b" style:font-size-asian="10.5pt" style:font-size-complex="12pt"/>
    </style:style>
    <style:style style:name="P19" style:family="paragraph" style:parent-style-name="Text_20_body">
      <style:text-properties style:font-name="Liberation Serif" fo:font-size="12pt" fo:language="en" fo:country="US" officeooo:rsid="001a2d30" officeooo:paragraph-rsid="001a2d30" style:font-size-asian="10.5pt" style:font-size-complex="12pt"/>
    </style:style>
    <style:style style:name="P20" style:family="paragraph" style:parent-style-name="Text_20_body">
      <style:text-properties style:font-name="Liberation Serif" fo:font-size="12pt" fo:language="en" fo:country="US" officeooo:rsid="001a911b" officeooo:paragraph-rsid="001b3fc4" style:font-size-asian="10.5pt" style:font-size-complex="12pt"/>
    </style:style>
    <style:style style:name="P21" style:family="paragraph" style:parent-style-name="Text_20_body">
      <style:text-properties style:font-name="Liberation Serif" fo:font-size="12pt" fo:language="en" fo:country="US" officeooo:rsid="001a911b" officeooo:paragraph-rsid="00457d4a" style:font-size-asian="10.5pt" style:font-size-complex="12pt"/>
    </style:style>
    <style:style style:name="P22" style:family="paragraph" style:parent-style-name="Text_20_body">
      <style:text-properties style:font-name="Liberation Serif" fo:font-size="12pt" fo:language="en" fo:country="US" officeooo:rsid="001a911b" officeooo:paragraph-rsid="004809e4" style:font-size-asian="10.5pt" style:font-size-complex="12pt"/>
    </style:style>
    <style:style style:name="P23" style:family="paragraph" style:parent-style-name="Text_20_body">
      <style:text-properties style:font-name="Liberation Serif" fo:font-size="12pt" fo:language="en" fo:country="US" officeooo:rsid="001d61c9" officeooo:paragraph-rsid="001ea74e" style:font-size-asian="10.5pt" style:font-size-complex="12pt"/>
    </style:style>
    <style:style style:name="P24" style:family="paragraph" style:parent-style-name="Text_20_body">
      <style:text-properties style:font-name="Liberation Serif" fo:font-size="12pt" fo:language="en" fo:country="US" officeooo:rsid="001ea74e" officeooo:paragraph-rsid="001ea74e" style:font-size-asian="10.5pt" style:font-size-complex="12pt"/>
    </style:style>
    <style:style style:name="P25" style:family="paragraph" style:parent-style-name="Text_20_body">
      <style:text-properties style:font-name="Liberation Serif" fo:font-size="12pt" fo:language="en" fo:country="US" officeooo:rsid="001f8c31" officeooo:paragraph-rsid="001f8c31" style:font-size-asian="10.5pt" style:font-size-complex="12pt"/>
    </style:style>
    <style:style style:name="P26" style:family="paragraph" style:parent-style-name="Text_20_body">
      <style:text-properties style:font-name="Liberation Serif" fo:font-size="12pt" fo:language="en" fo:country="US" officeooo:rsid="002033a2" officeooo:paragraph-rsid="002033a2" style:font-size-asian="10.5pt" style:font-size-complex="12pt"/>
    </style:style>
    <style:style style:name="P27" style:family="paragraph" style:parent-style-name="Text_20_body">
      <style:text-properties style:font-name="Liberation Serif" fo:font-size="12pt" fo:language="en" fo:country="US" officeooo:rsid="0024087b" officeooo:paragraph-rsid="0024087b" style:font-size-asian="10.5pt" style:font-size-complex="12pt"/>
    </style:style>
    <style:style style:name="P28" style:family="paragraph" style:parent-style-name="Text_20_body">
      <style:text-properties style:font-name="Liberation Serif" fo:font-size="12pt" fo:language="en" fo:country="US" officeooo:rsid="002c726e" officeooo:paragraph-rsid="002c726e" style:font-size-asian="10.5pt" style:font-size-complex="12pt"/>
    </style:style>
    <style:style style:name="P29" style:family="paragraph" style:parent-style-name="Text_20_body">
      <style:text-properties style:font-name="Liberation Serif" fo:font-size="12pt" fo:language="en" fo:country="US" officeooo:rsid="002df171" officeooo:paragraph-rsid="00437c2d" style:font-size-asian="10.5pt" style:font-size-complex="12pt"/>
    </style:style>
    <style:style style:name="P30" style:family="paragraph" style:parent-style-name="Text_20_body">
      <style:text-properties style:font-name="Liberation Serif" fo:font-size="12pt" fo:language="en" fo:country="US" officeooo:rsid="002f8511" officeooo:paragraph-rsid="002f8511" style:font-size-asian="10.5pt" style:font-size-complex="12pt"/>
    </style:style>
    <style:style style:name="P31" style:family="paragraph" style:parent-style-name="Text_20_body">
      <style:text-properties style:font-name="Liberation Serif" fo:font-size="12pt" fo:language="en" fo:country="US" officeooo:rsid="0030e72a" officeooo:paragraph-rsid="002f8511" style:font-size-asian="10.5pt" style:font-size-complex="12pt"/>
    </style:style>
    <style:style style:name="P32" style:family="paragraph" style:parent-style-name="Text_20_body">
      <style:text-properties style:font-name="Liberation Serif" fo:font-size="12pt" fo:language="en" fo:country="US" officeooo:rsid="0030e72a" officeooo:paragraph-rsid="0030e72a" style:font-size-asian="10.5pt" style:font-size-complex="12pt"/>
    </style:style>
    <style:style style:name="P33" style:family="paragraph" style:parent-style-name="Text_20_body">
      <style:text-properties style:font-name="Liberation Serif" fo:font-size="12pt" fo:language="en" fo:country="US" officeooo:rsid="00335974" officeooo:paragraph-rsid="00335974" style:font-size-asian="10.5pt" style:font-size-complex="12pt"/>
    </style:style>
    <style:style style:name="P34" style:family="paragraph" style:parent-style-name="Text_20_body">
      <style:text-properties style:font-name="Liberation Serif" fo:font-size="12pt" fo:language="en" fo:country="US" officeooo:rsid="00355572" officeooo:paragraph-rsid="00355572" style:font-size-asian="10.5pt" style:font-size-complex="12pt"/>
    </style:style>
    <style:style style:name="P35" style:family="paragraph" style:parent-style-name="Text_20_body">
      <style:text-properties style:font-name="Liberation Serif" fo:font-size="12pt" fo:language="en" fo:country="US" officeooo:rsid="003c81e7" officeooo:paragraph-rsid="003c81e7" style:font-size-asian="10.5pt" style:font-size-complex="12pt"/>
    </style:style>
    <style:style style:name="P36" style:family="paragraph" style:parent-style-name="Text_20_body">
      <style:text-properties style:font-name="Liberation Serif" fo:font-size="12pt" fo:language="en" fo:country="US" officeooo:rsid="003dcf60" officeooo:paragraph-rsid="003dcf60" style:font-size-asian="10.5pt" style:font-size-complex="12pt"/>
    </style:style>
    <style:style style:name="P37" style:family="paragraph" style:parent-style-name="Text_20_body">
      <style:text-properties style:font-name="Liberation Serif" fo:font-size="12pt" fo:language="en" fo:country="US" officeooo:rsid="003f810e" officeooo:paragraph-rsid="003f810e" style:font-size-asian="10.5pt" style:font-size-complex="12pt"/>
    </style:style>
    <style:style style:name="P38" style:family="paragraph" style:parent-style-name="Text_20_body">
      <style:text-properties style:font-name="Liberation Serif" fo:font-size="12pt" fo:language="en" fo:country="US" officeooo:rsid="00437c2d" officeooo:paragraph-rsid="00437c2d" style:font-size-asian="10.5pt" style:font-size-complex="12pt"/>
    </style:style>
    <style:style style:name="P39" style:family="paragraph" style:parent-style-name="Text_20_body">
      <style:text-properties style:font-name="Liberation Serif" fo:font-size="12pt" fo:language="en" fo:country="US" officeooo:rsid="00457d4a" officeooo:paragraph-rsid="00457d4a" style:font-size-asian="10.5pt" style:font-size-complex="12pt"/>
    </style:style>
    <style:style style:name="P40" style:family="paragraph" style:parent-style-name="Text_20_body">
      <style:text-properties style:font-name="Liberation Serif" fo:font-size="12pt" fo:language="en" fo:country="US" officeooo:rsid="0048bc71" officeooo:paragraph-rsid="0048bc71" style:font-size-asian="10.5pt" style:font-size-complex="12pt"/>
    </style:style>
    <style:style style:name="P41" style:family="paragraph" style:parent-style-name="Text_20_body">
      <style:text-properties style:font-name="Liberation Serif" fo:font-size="12pt" fo:language="en" fo:country="US" officeooo:rsid="004937d0" officeooo:paragraph-rsid="004937d0" style:font-size-asian="10.5pt" style:font-size-complex="12pt"/>
    </style:style>
    <style:style style:name="P42" style:family="paragraph" style:parent-style-name="Text_20_body">
      <style:text-properties style:font-name="Liberation Serif" fo:font-size="12pt" fo:language="en" fo:country="US" officeooo:rsid="004a9440" officeooo:paragraph-rsid="004a9440" style:font-size-asian="10.5pt" style:font-size-complex="12pt"/>
    </style:style>
    <style:style style:name="P43" style:family="paragraph" style:parent-style-name="Text_20_body">
      <style:text-properties style:font-name="Liberation Serif" fo:font-size="12pt" fo:language="en" fo:country="US" officeooo:rsid="004ade44" officeooo:paragraph-rsid="004ade44" style:font-size-asian="10.5pt" style:font-size-complex="12pt"/>
    </style:style>
    <style:style style:name="P44" style:family="paragraph" style:parent-style-name="Text_20_body">
      <style:text-properties style:font-name="Liberation Serif" fo:font-size="12pt" fo:language="en" fo:country="US" officeooo:rsid="004d8a84" officeooo:paragraph-rsid="000d4ba2" style:font-size-asian="10.5pt" style:font-size-complex="12pt"/>
    </style:style>
    <style:style style:name="P45" style:family="paragraph" style:parent-style-name="Text_20_body">
      <style:text-properties style:font-name="Liberation Serif" fo:font-size="12pt" fo:language="en" fo:country="US" officeooo:rsid="004e2385" officeooo:paragraph-rsid="004e2385" style:font-size-asian="10.5pt" style:font-size-complex="12pt"/>
    </style:style>
    <style:style style:name="P46" style:family="paragraph" style:parent-style-name="Text_20_body">
      <style:text-properties style:font-name="Liberation Serif" fo:font-size="12pt" fo:language="en" fo:country="US" officeooo:rsid="00502e17" officeooo:paragraph-rsid="00502e17" style:font-size-asian="10.5pt" style:font-size-complex="12pt"/>
    </style:style>
    <style:style style:name="P47" style:family="paragraph" style:parent-style-name="Text_20_body">
      <style:text-properties style:font-name="Liberation Serif" fo:font-size="12pt" fo:language="en" fo:country="US" officeooo:rsid="00502e17" officeooo:paragraph-rsid="00529823" style:font-size-asian="10.5pt" style:font-size-complex="12pt"/>
    </style:style>
    <style:style style:name="P48" style:family="paragraph" style:parent-style-name="Text_20_body">
      <style:text-properties style:font-name="Liberation Serif" fo:font-size="12pt" fo:language="en" fo:country="US" officeooo:rsid="00502e17" officeooo:paragraph-rsid="0053310a" style:font-size-asian="10.5pt" style:font-size-complex="12pt"/>
    </style:style>
    <style:style style:name="P49" style:family="paragraph" style:parent-style-name="Text_20_body">
      <style:text-properties style:font-name="Liberation Serif" fo:font-size="12pt" fo:language="en" fo:country="US" officeooo:rsid="00502e17" officeooo:paragraph-rsid="00558cff" style:font-size-asian="10.5pt" style:font-size-complex="12pt"/>
    </style:style>
    <style:style style:name="P50" style:family="paragraph" style:parent-style-name="Text_20_body">
      <style:text-properties style:font-name="Liberation Serif" fo:font-size="12pt" fo:language="en" fo:country="US" officeooo:rsid="0050ab30" officeooo:paragraph-rsid="0050ab30" style:font-size-asian="10.5pt" style:font-size-complex="12pt"/>
    </style:style>
    <style:style style:name="P51" style:family="paragraph" style:parent-style-name="Text_20_body">
      <style:text-properties style:font-name="Liberation Serif" fo:font-size="12pt" fo:language="en" fo:country="US" officeooo:rsid="0050ab30" officeooo:paragraph-rsid="00529823" style:font-size-asian="10.5pt" style:font-size-complex="12pt"/>
    </style:style>
    <style:style style:name="P52" style:family="paragraph" style:parent-style-name="Text_20_body">
      <style:text-properties style:font-name="Liberation Serif" fo:font-size="12pt" fo:language="en" fo:country="US" officeooo:rsid="0050ab30" officeooo:paragraph-rsid="0053310a" style:font-size-asian="10.5pt" style:font-size-complex="12pt"/>
    </style:style>
    <style:style style:name="P53" style:family="paragraph" style:parent-style-name="Text_20_body">
      <style:text-properties style:font-name="Liberation Serif" fo:font-size="12pt" fo:language="en" fo:country="US" officeooo:rsid="0050ab30" officeooo:paragraph-rsid="00558cff" style:font-size-asian="10.5pt" style:font-size-complex="12pt"/>
    </style:style>
    <style:style style:name="P54" style:family="paragraph" style:parent-style-name="Text_20_body">
      <style:text-properties style:font-name="Liberation Serif" fo:font-size="12pt" fo:language="en" fo:country="US" officeooo:rsid="0056afd8" officeooo:paragraph-rsid="0056afd8" style:font-size-asian="10.5pt" style:font-size-complex="12pt"/>
    </style:style>
    <style:style style:name="P55" style:family="paragraph" style:parent-style-name="Text_20_body">
      <style:text-properties style:font-name="Liberation Serif" fo:font-size="12pt" fo:language="en" fo:country="US" officeooo:rsid="00687bfe" officeooo:paragraph-rsid="00687bfe" style:font-size-asian="10.5pt" style:font-size-complex="12pt"/>
    </style:style>
    <style:style style:name="P56" style:family="paragraph" style:parent-style-name="Text_20_body">
      <style:text-properties style:font-name="Liberation Serif" fo:font-size="12pt" fo:language="en" fo:country="US" officeooo:rsid="006d3664" officeooo:paragraph-rsid="006d3664" style:font-size-asian="10.5pt" style:font-size-complex="12pt"/>
    </style:style>
    <style:style style:name="P57" style:family="paragraph" style:parent-style-name="Text_20_body">
      <style:text-properties style:font-name="Liberation Serif" fo:font-size="12pt" fo:language="en" fo:country="US" officeooo:rsid="006d3664" officeooo:paragraph-rsid="006ed5ef" style:font-size-asian="10.5pt" style:font-size-complex="12pt"/>
    </style:style>
    <style:style style:name="P58" style:family="paragraph" style:parent-style-name="Text_20_body">
      <style:text-properties style:font-name="Liberation Serif" fo:font-size="12pt" fo:language="en" fo:country="US" officeooo:rsid="006d3664" officeooo:paragraph-rsid="0078321e" style:font-size-asian="10.5pt" style:font-size-complex="12pt"/>
    </style:style>
    <style:style style:name="P59" style:family="paragraph" style:parent-style-name="Text_20_body">
      <style:text-properties style:font-name="Liberation Serif" fo:font-size="12pt" fo:language="en" fo:country="US" officeooo:rsid="006e8740" officeooo:paragraph-rsid="006e8740" style:font-size-asian="10.5pt" style:font-size-complex="12pt"/>
    </style:style>
    <style:style style:name="P60" style:family="paragraph" style:parent-style-name="Text_20_body">
      <style:text-properties style:font-name="Liberation Serif" fo:font-size="12pt" fo:language="en" fo:country="US" officeooo:rsid="00706b10" officeooo:paragraph-rsid="00706b10" style:font-size-asian="10.5pt" style:font-size-complex="12pt"/>
    </style:style>
    <style:style style:name="P61" style:family="paragraph" style:parent-style-name="Text_20_body">
      <style:text-properties style:font-name="Liberation Serif" fo:font-size="12pt" fo:language="en" fo:country="US" officeooo:rsid="00707354" officeooo:paragraph-rsid="00707354" style:font-size-asian="10.5pt" style:font-size-complex="12pt"/>
    </style:style>
    <style:style style:name="P62" style:family="paragraph" style:parent-style-name="Text_20_body">
      <style:text-properties style:font-name="Liberation Serif" fo:font-size="12pt" fo:language="en" fo:country="US" fo:font-weight="bold" officeooo:rsid="001ea74e" officeooo:paragraph-rsid="001ea74e" style:font-size-asian="10.5pt" style:font-weight-asian="bold" style:font-size-complex="12pt" style:font-weight-complex="bold"/>
    </style:style>
    <style:style style:name="P63" style:family="paragraph" style:parent-style-name="Text_20_body">
      <style:text-properties style:font-name="Liberation Serif" fo:font-size="12pt" fo:language="en" fo:country="US" fo:font-weight="normal" officeooo:rsid="001ea74e" officeooo:paragraph-rsid="001ea74e" style:font-size-asian="10.5pt" style:font-weight-asian="normal" style:font-size-complex="12pt" style:font-weight-complex="normal"/>
    </style:style>
    <style:style style:name="P64" style:family="paragraph" style:parent-style-name="Text_20_body">
      <style:text-properties style:font-name="Liberation Serif" fo:font-size="12pt" fo:language="en" fo:country="US" fo:font-weight="normal" officeooo:rsid="001f8c31" officeooo:paragraph-rsid="001f8c31" style:font-size-asian="10.5pt" style:font-weight-asian="normal" style:font-size-complex="12pt" style:font-weight-complex="normal"/>
    </style:style>
    <style:style style:name="P65" style:family="paragraph" style:parent-style-name="Text_20_body">
      <style:text-properties style:font-name="Liberation Serif" fo:font-size="12pt" fo:language="en" fo:country="US" fo:font-weight="normal" officeooo:rsid="002033a2" officeooo:paragraph-rsid="002033a2" style:font-size-asian="10.5pt" style:font-weight-asian="normal" style:font-size-complex="12pt" style:font-weight-complex="normal"/>
    </style:style>
    <style:style style:name="P66" style:family="paragraph" style:parent-style-name="Text_20_body">
      <style:text-properties style:font-name="Liberation Serif" fo:font-size="12pt" fo:language="en" fo:country="US" fo:font-weight="normal" officeooo:rsid="0024087b" officeooo:paragraph-rsid="0024087b" style:font-size-asian="10.5pt" style:font-weight-asian="normal" style:font-size-complex="12pt" style:font-weight-complex="normal"/>
    </style:style>
    <style:style style:name="P67" style:family="paragraph" style:parent-style-name="Text_20_body">
      <style:text-properties style:font-name="Liberation Serif" fo:font-size="12pt" fo:language="en" fo:country="US" fo:font-weight="normal" officeooo:rsid="00502e17" officeooo:paragraph-rsid="00502e17" style:font-size-asian="10.5pt" style:font-weight-asian="normal" style:font-size-complex="12pt" style:font-weight-complex="normal"/>
    </style:style>
    <style:style style:name="P68" style:family="paragraph" style:parent-style-name="Text_20_body">
      <style:text-properties style:font-name="Liberation Serif" fo:font-size="12pt" fo:language="en" fo:country="US" fo:font-weight="normal" officeooo:rsid="00502e17" officeooo:paragraph-rsid="00529823" style:font-size-asian="10.5pt" style:font-weight-asian="normal" style:font-size-complex="12pt" style:font-weight-complex="normal"/>
    </style:style>
    <style:style style:name="P69" style:family="paragraph" style:parent-style-name="Text_20_body">
      <style:text-properties style:font-name="Liberation Serif" fo:font-size="12pt" fo:language="en" fo:country="US" fo:font-weight="normal" officeooo:rsid="00502e17" officeooo:paragraph-rsid="0053310a" style:font-size-asian="10.5pt" style:font-weight-asian="normal" style:font-size-complex="12pt" style:font-weight-complex="normal"/>
    </style:style>
    <style:style style:name="P70" style:family="paragraph" style:parent-style-name="Text_20_body">
      <style:text-properties style:font-name="Liberation Serif" fo:font-size="12pt" fo:language="en" fo:country="US" fo:font-weight="normal" officeooo:rsid="00502e17" officeooo:paragraph-rsid="00558cff" style:font-size-asian="10.5pt" style:font-weight-asian="normal" style:font-size-complex="12pt" style:font-weight-complex="normal"/>
    </style:style>
    <style:style style:name="P71" style:family="paragraph" style:parent-style-name="Text_20_body">
      <style:text-properties style:font-name="Liberation Serif" fo:font-size="12pt" fo:language="en" fo:country="US" fo:font-weight="normal" officeooo:rsid="0050ab30" officeooo:paragraph-rsid="0050ab30" style:font-size-asian="10.5pt" style:font-weight-asian="normal" style:font-size-complex="12pt" style:font-weight-complex="normal"/>
    </style:style>
    <style:style style:name="P72" style:family="paragraph" style:parent-style-name="Text_20_body">
      <style:text-properties style:font-name="Liberation Serif" fo:font-size="12pt" fo:language="en" fo:country="US" fo:font-weight="normal" officeooo:rsid="0050ab30" officeooo:paragraph-rsid="00529823" style:font-size-asian="10.5pt" style:font-weight-asian="normal" style:font-size-complex="12pt" style:font-weight-complex="normal"/>
    </style:style>
    <style:style style:name="P73" style:family="paragraph" style:parent-style-name="Text_20_body">
      <style:text-properties style:font-name="Liberation Serif" fo:font-size="12pt" fo:language="en" fo:country="US" fo:font-weight="normal" officeooo:rsid="0050ab30" officeooo:paragraph-rsid="0053310a" style:font-size-asian="10.5pt" style:font-weight-asian="normal" style:font-size-complex="12pt" style:font-weight-complex="normal"/>
    </style:style>
    <style:style style:name="P74" style:family="paragraph" style:parent-style-name="Text_20_body">
      <style:text-properties style:font-name="Liberation Serif" fo:font-size="12pt" fo:language="en" fo:country="US" fo:font-weight="normal" officeooo:rsid="0050ab30" officeooo:paragraph-rsid="00558cff" style:font-size-asian="10.5pt" style:font-weight-asian="normal" style:font-size-complex="12pt" style:font-weight-complex="normal"/>
    </style:style>
    <style:style style:name="P75" style:family="paragraph" style:parent-style-name="Text_20_body">
      <style:text-properties style:font-name="Liberation Serif" fo:font-size="12pt" fo:language="en" fo:country="US" fo:font-weight="normal" officeooo:rsid="0056afd8" officeooo:paragraph-rsid="0056afd8" style:font-size-asian="10.5pt" style:font-weight-asian="normal" style:font-size-complex="12pt" style:font-weight-complex="normal"/>
    </style:style>
    <style:style style:name="P76" style:family="paragraph" style:parent-style-name="Text_20_body">
      <style:text-properties style:font-name="Liberation Serif" fo:font-size="12pt" fo:language="en" fo:country="US" fo:font-style="normal" officeooo:rsid="0056afd8" officeooo:paragraph-rsid="0056afd8" style:font-size-asian="10.5pt" style:font-style-asian="normal" style:font-size-complex="12pt" style:font-style-complex="normal"/>
    </style:style>
    <style:style style:name="P77" style:family="paragraph" style:parent-style-name="Text_20_body">
      <style:text-properties style:font-name="Liberation Serif" fo:font-size="12pt" fo:language="en" fo:country="US" fo:font-style="normal" officeooo:rsid="0058761a" officeooo:paragraph-rsid="0058761a" style:font-size-asian="10.5pt" style:font-style-asian="normal" style:font-size-complex="12pt" style:font-style-complex="normal"/>
    </style:style>
    <style:style style:name="P78" style:family="paragraph" style:parent-style-name="Text_20_body">
      <style:text-properties style:font-name="Liberation Serif" fo:font-size="12pt" fo:language="en" fo:country="US" fo:font-style="normal" fo:font-weight="normal" officeooo:rsid="0056afd8" officeooo:paragraph-rsid="0056afd8" style:font-size-asian="10.5pt" style:font-style-asian="normal" style:font-weight-asian="normal" style:font-size-complex="12pt" style:font-style-complex="normal" style:font-weight-complex="normal"/>
    </style:style>
    <style:style style:name="P79" style:family="paragraph" style:parent-style-name="Text_20_body">
      <style:text-properties style:font-name="Liberation Serif" fo:font-size="12pt" fo:language="en" fo:country="US" fo:font-style="normal" fo:font-weight="normal" officeooo:rsid="0058761a" officeooo:paragraph-rsid="0058761a" style:font-size-asian="10.5pt" style:font-style-asian="normal" style:font-weight-asian="normal" style:font-size-complex="12pt" style:font-style-complex="normal" style:font-weight-complex="normal"/>
    </style:style>
    <style:style style:name="P80" style:family="paragraph" style:parent-style-name="Text_20_body">
      <style:paragraph-properties fo:text-align="center" style:justify-single-word="false"/>
      <style:text-properties officeooo:paragraph-rsid="000bb3fd"/>
    </style:style>
    <style:style style:name="P81" style:family="paragraph" style:parent-style-name="Text_20_body">
      <style:text-properties officeooo:paragraph-rsid="000d4ba2"/>
    </style:style>
    <style:style style:name="P82" style:family="paragraph" style:parent-style-name="Text_20_body">
      <style:text-properties officeooo:rsid="019ddc74" officeooo:paragraph-rsid="000d4ba2"/>
    </style:style>
    <style:style style:name="P83" style:family="paragraph" style:parent-style-name="Text_20_body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84" style:family="paragraph" style:parent-style-name="Text_20_body">
      <style:paragraph-properties>
        <style:tab-stops/>
      </style:paragraph-properties>
    </style:style>
    <style:style style:name="P85" style:family="paragraph" style:parent-style-name="Heading_20_3">
      <style:text-properties officeooo:paragraph-rsid="001ea74e"/>
    </style:style>
    <style:style style:name="P86" style:family="paragraph" style:parent-style-name="Heading_20_3">
      <style:text-properties officeooo:paragraph-rsid="00529823"/>
    </style:style>
    <style:style style:name="P87" style:family="paragraph" style:parent-style-name="Heading_20_3">
      <style:text-properties officeooo:paragraph-rsid="0053310a"/>
    </style:style>
    <style:style style:name="P88" style:family="paragraph" style:parent-style-name="Heading_20_3">
      <style:text-properties officeooo:paragraph-rsid="00558cff"/>
    </style:style>
    <style:style style:name="P89" style:family="paragraph" style:parent-style-name="Heading_20_1">
      <style:text-properties officeooo:paragraph-rsid="000d4ba2"/>
    </style:style>
    <style:style style:name="P90" style:family="paragraph" style:parent-style-name="Heading_20_1">
      <style:paragraph-properties fo:break-before="page"/>
    </style:style>
    <style:style style:name="P91" style:family="paragraph" style:parent-style-name="Text_20_body" style:list-style-name="L1">
      <style:text-properties officeooo:paragraph-rsid="000d4ba2"/>
    </style:style>
    <style:style style:name="P92" style:family="paragraph" style:parent-style-name="Text_20_body" style:list-style-name="L2">
      <style:text-properties officeooo:rsid="019ddc74" officeooo:paragraph-rsid="000d4ba2"/>
    </style:style>
    <style:style style:name="P93" style:family="paragraph" style:parent-style-name="Text_20_body" style:list-style-name="L2">
      <style:text-properties style:font-name="Liberation Serif" fo:font-size="12pt" fo:language="en" fo:country="US" officeooo:rsid="019ddc74" officeooo:paragraph-rsid="000d4ba2" style:font-size-asian="10.5pt" style:font-size-complex="12pt"/>
    </style:style>
    <style:style style:name="P94" style:family="paragraph" style:parent-style-name="Text_20_body" style:list-style-name="L2">
      <style:text-properties style:font-name="Liberation Serif" fo:font-size="12pt" fo:language="en" fo:country="US" officeooo:rsid="0016dcb2" officeooo:paragraph-rsid="0016dcb2" style:font-size-asian="10.5pt" style:font-size-complex="12pt"/>
    </style:style>
    <style:style style:name="T1" style:family="text">
      <style:text-properties officeooo:rsid="0032ab1f"/>
    </style:style>
    <style:style style:name="T2" style:family="text">
      <style:text-properties officeooo:rsid="01e5ea8b"/>
    </style:style>
    <style:style style:name="T3" style:family="text">
      <style:text-properties officeooo:rsid="00184249"/>
    </style:style>
    <style:style style:name="T4" style:family="text">
      <style:text-properties officeooo:rsid="019fdc8b"/>
    </style:style>
    <style:style style:name="T5" style:family="text">
      <style:text-properties style:font-name="Liberation Serif" fo:font-size="12pt" fo:language="en" fo:country="US" style:font-size-asian="10.5pt" style:font-size-complex="12pt"/>
    </style:style>
    <style:style style:name="T6" style:family="text">
      <style:text-properties style:font-name="Liberation Serif" fo:font-size="12pt" fo:language="en" fo:country="US" officeooo:rsid="000bb3fd" style:font-size-asian="10.5pt" style:font-size-complex="12pt"/>
    </style:style>
    <style:style style:name="T7" style:family="text">
      <style:text-properties officeooo:rsid="0016dcb2"/>
    </style:style>
    <style:style style:name="T8" style:family="text">
      <style:text-properties officeooo:rsid="0019f13b"/>
    </style:style>
    <style:style style:name="T9" style:family="text">
      <style:text-properties officeooo:rsid="001a2d30"/>
    </style:style>
    <style:style style:name="T10" style:family="text">
      <style:text-properties officeooo:rsid="001b734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b734d" style:font-weight-asian="bold" style:font-weight-complex="bold"/>
    </style:style>
    <style:style style:name="T13" style:family="text">
      <style:text-properties fo:font-weight="bold" officeooo:rsid="001d61c9" style:font-weight-asian="bold" style:font-weight-complex="bold"/>
    </style:style>
    <style:style style:name="T14" style:family="text">
      <style:text-properties fo:font-weight="bold" officeooo:rsid="001ea74e" style:font-weight-asian="bold" style:font-weight-complex="bold"/>
    </style:style>
    <style:style style:name="T15" style:family="text">
      <style:text-properties fo:font-weight="bold" officeooo:rsid="001eea88" style:font-weight-asian="bold" style:font-weight-complex="bold"/>
    </style:style>
    <style:style style:name="T16" style:family="text">
      <style:text-properties fo:font-weight="bold" officeooo:rsid="0041a445" style:font-weight-asian="bold" style:font-weight-complex="bold"/>
    </style:style>
    <style:style style:name="T17" style:family="text">
      <style:text-properties fo:font-weight="bold" officeooo:rsid="00457d4a" style:font-weight-asian="bold" style:font-weight-complex="bold"/>
    </style:style>
    <style:style style:name="T18" style:family="text">
      <style:text-properties fo:font-weight="bold" officeooo:rsid="0048bc71" style:font-weight-asian="bold" style:font-weight-complex="bold"/>
    </style:style>
    <style:style style:name="T19" style:family="text">
      <style:text-properties fo:font-weight="bold" officeooo:rsid="00490a69" style:font-weight-asian="bold" style:font-weight-complex="bold"/>
    </style:style>
    <style:style style:name="T20" style:family="text">
      <style:text-properties fo:font-weight="bold" officeooo:rsid="004937d0" style:font-weight-asian="bold" style:font-weight-complex="bold"/>
    </style:style>
    <style:style style:name="T21" style:family="text">
      <style:text-properties fo:font-weight="bold" officeooo:rsid="004ade44" style:font-weight-asian="bold" style:font-weight-complex="bold"/>
    </style:style>
    <style:style style:name="T22" style:family="text">
      <style:text-properties fo:font-weight="bold" officeooo:rsid="00529823" style:font-weight-asian="bold" style:font-weight-complex="bold"/>
    </style:style>
    <style:style style:name="T23" style:family="text">
      <style:text-properties fo:font-weight="bold" officeooo:rsid="0053310a" style:font-weight-asian="bold" style:font-weight-complex="bold"/>
    </style:style>
    <style:style style:name="T24" style:family="text">
      <style:text-properties fo:font-weight="bold" officeooo:rsid="00558cff" style:font-weight-asian="bold" style:font-weight-complex="bold"/>
    </style:style>
    <style:style style:name="T25" style:family="text">
      <style:text-properties fo:font-weight="bold" officeooo:rsid="002af49a" style:font-weight-asian="bold" style:font-weight-complex="bold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1ea74e" style:font-weight-asian="normal" style:font-weight-complex="normal"/>
    </style:style>
    <style:style style:name="T28" style:family="text">
      <style:text-properties fo:font-weight="normal" officeooo:rsid="00529823" style:font-weight-asian="normal" style:font-weight-complex="normal"/>
    </style:style>
    <style:style style:name="T29" style:family="text">
      <style:text-properties fo:font-weight="normal" officeooo:rsid="0053310a" style:font-weight-asian="normal" style:font-weight-complex="normal"/>
    </style:style>
    <style:style style:name="T30" style:family="text">
      <style:text-properties fo:font-weight="normal" officeooo:rsid="00558cff" style:font-weight-asian="normal" style:font-weight-complex="normal"/>
    </style:style>
    <style:style style:name="T31" style:family="text">
      <style:text-properties fo:font-weight="normal" officeooo:rsid="005b08cd" style:font-weight-asian="normal" style:font-weight-complex="normal"/>
    </style:style>
    <style:style style:name="T32" style:family="text">
      <style:text-properties fo:font-weight="normal" officeooo:rsid="005bf256" style:font-weight-asian="normal" style:font-weight-complex="normal"/>
    </style:style>
    <style:style style:name="T33" style:family="text">
      <style:text-properties fo:font-weight="normal" officeooo:rsid="006731a2" style:font-weight-asian="normal" style:font-weight-complex="normal"/>
    </style:style>
    <style:style style:name="T34" style:family="text">
      <style:text-properties officeooo:rsid="001d61c9"/>
    </style:style>
    <style:style style:name="T35" style:family="text">
      <style:text-properties officeooo:rsid="001e5acf"/>
    </style:style>
    <style:style style:name="T36" style:family="text">
      <style:text-properties officeooo:rsid="001ea74e"/>
    </style:style>
    <style:style style:name="T37" style:family="text">
      <style:text-properties officeooo:rsid="001eea88"/>
    </style:style>
    <style:style style:name="T38" style:family="text">
      <style:text-properties officeooo:rsid="002af49a"/>
    </style:style>
    <style:style style:name="T39" style:family="text">
      <style:text-properties officeooo:rsid="002c726e"/>
    </style:style>
    <style:style style:name="T40" style:family="text">
      <style:text-properties officeooo:rsid="002e4ec5"/>
    </style:style>
    <style:style style:name="T41" style:family="text">
      <style:text-properties officeooo:rsid="003f810e"/>
    </style:style>
    <style:style style:name="T42" style:family="text">
      <style:text-properties officeooo:rsid="0040caab"/>
    </style:style>
    <style:style style:name="T43" style:family="text">
      <style:text-properties officeooo:rsid="0041a445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officeooo:rsid="00457d4a" style:font-style-asian="italic" style:font-style-complex="italic"/>
    </style:style>
    <style:style style:name="T46" style:family="text">
      <style:text-properties fo:font-style="italic" officeooo:rsid="0048bc71" style:font-style-asian="italic" style:font-style-complex="italic"/>
    </style:style>
    <style:style style:name="T47" style:family="text">
      <style:text-properties fo:font-style="italic" officeooo:rsid="004937d0" style:font-style-asian="italic" style:font-style-complex="italic"/>
    </style:style>
    <style:style style:name="T48" style:family="text">
      <style:text-properties fo:font-style="italic" officeooo:rsid="0054629a" style:font-style-asian="italic" style:font-style-complex="italic"/>
    </style:style>
    <style:style style:name="T49" style:family="text">
      <style:text-properties fo:font-style="italic" officeooo:rsid="006ed5ef" style:font-style-asian="italic" style:font-style-complex="italic"/>
    </style:style>
    <style:style style:name="T50" style:family="text">
      <style:text-properties fo:font-style="italic" officeooo:rsid="00706b10" style:font-style-asian="italic" style:font-style-complex="italic"/>
    </style:style>
    <style:style style:name="T5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2" style:family="text">
      <style:text-properties fo:font-style="italic" fo:font-weight="normal" officeooo:rsid="0053310a" style:font-style-asian="italic" style:font-weight-asian="normal" style:font-style-complex="italic" style:font-weight-complex="normal"/>
    </style:style>
    <style:style style:name="T53" style:family="text">
      <style:text-properties fo:font-style="italic" fo:font-weight="normal" officeooo:rsid="00558cff" style:font-style-asian="italic" style:font-weight-asian="normal" style:font-style-complex="italic" style:font-weight-complex="normal"/>
    </style:style>
    <style:style style:name="T54" style:family="text">
      <style:text-properties fo:font-style="italic" fo:font-weight="normal" officeooo:rsid="005b08cd" style:font-style-asian="italic" style:font-weight-asian="normal" style:font-style-complex="italic" style:font-weight-complex="normal"/>
    </style:style>
    <style:style style:name="T55" style:family="text">
      <style:text-properties officeooo:rsid="0044d8b1"/>
    </style:style>
    <style:style style:name="T56" style:family="text">
      <style:text-properties officeooo:rsid="00457d4a"/>
    </style:style>
    <style:style style:name="T57" style:family="text">
      <style:text-properties fo:font-style="normal" officeooo:rsid="00457d4a" style:font-style-asian="normal" style:font-style-complex="normal"/>
    </style:style>
    <style:style style:name="T5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9" style:family="text">
      <style:text-properties officeooo:rsid="004809e4"/>
    </style:style>
    <style:style style:name="T60" style:family="text">
      <style:text-properties officeooo:rsid="0048bc71"/>
    </style:style>
    <style:style style:name="T61" style:family="text">
      <style:text-properties officeooo:rsid="00490a69"/>
    </style:style>
    <style:style style:name="T62" style:family="text">
      <style:text-properties officeooo:rsid="004937d0"/>
    </style:style>
    <style:style style:name="T63" style:family="text">
      <style:text-properties officeooo:rsid="004a9440"/>
    </style:style>
    <style:style style:name="T64" style:family="text">
      <style:text-properties officeooo:rsid="004ade44"/>
    </style:style>
    <style:style style:name="T65" style:family="text">
      <style:text-properties officeooo:rsid="00529823"/>
    </style:style>
    <style:style style:name="T66" style:family="text">
      <style:text-properties officeooo:rsid="0053310a"/>
    </style:style>
    <style:style style:name="T67" style:family="text">
      <style:text-properties officeooo:rsid="0054629a"/>
    </style:style>
    <style:style style:name="T68" style:family="text">
      <style:text-properties officeooo:rsid="00558cff"/>
    </style:style>
    <style:style style:name="T69" style:family="text">
      <style:text-properties officeooo:rsid="00606891"/>
    </style:style>
    <style:style style:name="T70" style:family="text">
      <style:text-properties officeooo:rsid="0069576f"/>
    </style:style>
    <style:style style:name="T71" style:family="text">
      <style:text-properties officeooo:rsid="006ed5ef"/>
    </style:style>
    <style:style style:name="T72" style:family="text">
      <style:text-properties officeooo:rsid="0071288a"/>
    </style:style>
    <style:style style:name="T73" style:family="text">
      <style:text-properties officeooo:rsid="00714c6e"/>
    </style:style>
    <style:style style:name="T74" style:family="text">
      <style:text-properties officeooo:rsid="00749e07"/>
    </style:style>
    <style:style style:name="T75" style:family="text">
      <style:text-properties style:text-position="super 58%" fo:font-weight="bold" officeooo:rsid="00749e07" style:font-weight-asian="bold" style:font-weight-complex="bold"/>
    </style:style>
    <style:style style:name="T76" style:family="text">
      <style:text-properties style:text-position="super 58%" fo:font-weight="bold" officeooo:rsid="0076645c" style:font-weight-asian="bold" style:font-weight-complex="bold"/>
    </style:style>
    <style:style style:name="T77" style:family="text">
      <style:text-properties officeooo:rsid="0078321e"/>
    </style:style>
    <style:style style:name="T78" style:family="text">
      <style:text-properties officeooo:rsid="007e6cff"/>
    </style:style>
    <style:style style:name="T79" style:family="text">
      <style:text-properties officeooo:rsid="0081a243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alphabetical-index-auto-mark-file xlink:href="../SQLC_concordance.sdi"/>
      <text:p text:style-name="Title"><text:alphabetical-index-mark-start text:id="IMark91679288"/><text:alphabetical-index-mark-start text:id="IMark91681432"/><text:alphabetical-index-mark-start text:id="IMark91682728"/><text:alphabetical-index-mark-start text:id="IMark91684024"/><text:alphabetical-index-mark-start text:id="IMark91685320"/><text:alphabetical-index-mark-start text:id="IMark67964856"/><text:alphabetical-index-mark-start text:id="IMark67966152"/><text:alphabetical-index-mark-start text:id="IMark67967448"/>SQL<text:alphabetical-index-mark-end text:id="IMark67967448"/>C<text:alphabetical-index-mark-end text:id="IMark67966152"/><text:alphabetical-index-mark-end text:id="IMark67964856"/><text:alphabetical-index-mark-end text:id="IMark91685320"/><text:alphabetical-index-mark-end text:id="IMark91684024"/><text:alphabetical-index-mark-end text:id="IMark91682728"/><text:alphabetical-index-mark-end text:id="IMark91681432"/><text:alphabetical-index-mark-end text:id="IMark91679288"/> – <text:alphabetical-index-mark-start text:id="IMark67977016"/><text:alphabetical-index-mark-start text:id="IMark67978312"/><text:alphabetical-index-mark-start text:id="IMark67979608"/><text:alphabetical-index-mark-start text:id="IMark67980904"/>SQL<text:alphabetical-index-mark-end text:id="IMark67980904"/><text:alphabetical-index-mark-end text:id="IMark67979608"/><text:alphabetical-index-mark-end text:id="IMark67978312"/><text:alphabetical-index-mark-end text:id="IMark67977016"/> <text:alphabetical-index-mark-start text:id="IMark67986712"/><text:alphabetical-index-mark-start text:id="IMark67988008"/>Control<text:alphabetical-index-mark-end text:id="IMark67988008"/><text:alphabetical-index-mark-end text:id="IMark67986712"/></text:p>
      <text:p text:style-name="Title">for the <text:alphabetical-index-mark-start text:id="IMark67966600"/><text:alphabetical-index-mark-start text:id="IMark67967896"/><text:alphabetical-index-mark-start text:id="IMark91683176"/><text:alphabetical-index-mark-start text:id="IMark91684472"/>Orbiter<text:alphabetical-index-mark-end text:id="IMark91684472"/><text:alphabetical-index-mark-end text:id="IMark91683176"/><text:alphabetical-index-mark-end text:id="IMark67967896"/><text:alphabetical-index-mark-end text:id="IMark67966600"/> <text:alphabetical-index-mark-start text:id="IMark67968360"/><text:alphabetical-index-mark-start text:id="IMark67965768"/><text:alphabetical-index-mark-start text:id="IMark67964472"/><text:alphabetical-index-mark-start text:id="IMark91684936"/>Space<text:alphabetical-index-mark-end text:id="IMark91684936"/><text:alphabetical-index-mark-end text:id="IMark67964472"/><text:alphabetical-index-mark-end text:id="IMark67965768"/><text:alphabetical-index-mark-end text:id="IMark67968360"/></text:p>
      <text:p text:style-name="Title"><text:alphabetical-index-mark-start text:id="IMark91684936"/><text:alphabetical-index-mark-start text:id="IMark67966600"/><text:alphabetical-index-mark-start text:id="IMark91685320"/><text:alphabetical-index-mark-start text:id="IMark67968360"/>Flight<text:alphabetical-index-mark-end text:id="IMark67968360"/><text:alphabetical-index-mark-end text:id="IMark91685320"/><text:alphabetical-index-mark-end text:id="IMark67966600"/><text:alphabetical-index-mark-end text:id="IMark91684936"/> <text:alphabetical-index-mark-start text:id="IMark67967896"/><text:alphabetical-index-mark-start text:id="IMark91683176"/><text:alphabetical-index-mark-start text:id="IMark91684472"/><text:alphabetical-index-mark-start text:id="IMark91681880"/>Simulator<text:alphabetical-index-mark-end text:id="IMark91681880"/><text:alphabetical-index-mark-end text:id="IMark91684472"/><text:alphabetical-index-mark-end text:id="IMark91683176"/><text:alphabetical-index-mark-end text:id="IMark67967896"/></text:p>
      <text:p text:style-name="P80">Pablo <text:alphabetical-index-mark-start text:id="IMark91683176"/><text:alphabetical-index-mark-start text:id="IMark91684472"/><text:alphabetical-index-mark-start text:id="IMark91680584"/><text:alphabetical-index-mark-start text:id="IMark67967896"/><text:alphabetical-index-mark-start text:id="IMark91681880"/><text:alphabetical-index-mark-start text:id="IMark91684936"/><text:alphabetical-index-mark-start text:id="IMark67966600"/><text:alphabetical-index-mark-start text:id="IMark91685320"/><text:alphabetical-index-mark-start text:id="IMark67968360"/><text:alphabetical-index-mark-start text:id="IMark67999912"/>Edronkin<text:alphabetical-index-mark-end text:id="IMark67999912"/><text:alphabetical-index-mark-end text:id="IMark67968360"/><text:alphabetical-index-mark-end text:id="IMark91685320"/><text:alphabetical-index-mark-end text:id="IMark67966600"/><text:alphabetical-index-mark-end text:id="IMark91684936"/><text:alphabetical-index-mark-end text:id="IMark91681880"/><text:alphabetical-index-mark-end text:id="IMark67967896"/><text:alphabetical-index-mark-end text:id="IMark91680584"/><text:alphabetical-index-mark-end text:id="IMark91684472"/><text:alphabetical-index-mark-end text:id="IMark91683176"/>, 201<text:span text:style-name="T1">3 - 2019</text:span></text:p>
      <text:p text:style-name="P7"><text:a xlink:type="simple" xlink:href="https://orcid.org/0000-0001-8690-7030" text:style-name="Internet_20_link" text:visited-style-name="Visited_20_Internet_20_Link">https://</text:a><text:alphabetical-index-mark-start text:id="IMark67967896"/><text:alphabetical-index-mark-start text:id="IMark91681880"/><text:alphabetical-index-mark-start text:id="IMark67987480"/><text:alphabetical-index-mark-start text:id="IMark91683176"/><text:alphabetical-index-mark-start text:id="IMark91684936"/><text:alphabetical-index-mark-start text:id="IMark67966600"/><text:alphabetical-index-mark-start text:id="IMark91685320"/><text:alphabetical-index-mark-start text:id="IMark67968360"/><text:alphabetical-index-mark-start text:id="IMark67999912"/><text:a xlink:type="simple" xlink:href="https://orcid.org/0000-0001-8690-7030" text:style-name="Internet_20_link" text:visited-style-name="Visited_20_Internet_20_Link">orcid</text:a><text:alphabetical-index-mark-end text:id="IMark67999912"/><text:alphabetical-index-mark-end text:id="IMark67968360"/><text:alphabetical-index-mark-end text:id="IMark91685320"/><text:alphabetical-index-mark-end text:id="IMark67966600"/><text:alphabetical-index-mark-end text:id="IMark91684936"/><text:alphabetical-index-mark-end text:id="IMark91683176"/><text:alphabetical-index-mark-end text:id="IMark67987480"/><text:alphabetical-index-mark-end text:id="IMark91681880"/><text:alphabetical-index-mark-end text:id="IMark67967896"/><text:a xlink:type="simple" xlink:href="https://orcid.org/0000-0001-8690-7030" text:style-name="Internet_20_link" text:visited-style-name="Visited_20_Internet_20_Link">.org/0000-0001-8690-7030</text:a></text:p>
      <text:p text:style-name="P2"/>
      <text:p text:style-name="P2"/>
      <text:h text:style-name="Heading_20_1" text:outline-level="1"><text:bookmark-start text:name="__RefHeading___Toc72751_673741182"/>Abstract<text:bookmark-end text:name="__RefHeading___Toc72751_673741182"/></text:h>
      <text:p text:style-name="P2"/>
      <text:p text:style-name="P5"><text:alphabetical-index-mark-start text:id="IMark67964008"/><text:alphabetical-index-mark-start text:id="IMark91683176"/><text:alphabetical-index-mark-start text:id="IMark91684936"/><text:alphabetical-index-mark-start text:id="IMark91685320"/><text:alphabetical-index-mark-start text:id="IMark67967896"/><text:alphabetical-index-mark-start text:id="IMark67965304"/><text:alphabetical-index-mark-start text:id="IMark67968360"/><text:alphabetical-index-mark-start text:id="IMark91684472"/><text:span text:style-name="T6">SQL</text:span><text:alphabetical-index-mark-end text:id="IMark91684472"/><text:span text:style-name="T6">C</text:span><text:alphabetical-index-mark-end text:id="IMark67968360"/><text:alphabetical-index-mark-end text:id="IMark67965304"/><text:alphabetical-index-mark-end text:id="IMark67967896"/><text:alphabetical-index-mark-end text:id="IMark91685320"/><text:alphabetical-index-mark-end text:id="IMark91684936"/><text:alphabetical-index-mark-end text:id="IMark91683176"/><text:alphabetical-index-mark-end text:id="IMark67964008"/><text:span text:style-name="T6"> is a </text:span><text:alphabetical-index-mark-start text:id="IMark91682344"/><text:alphabetical-index-mark-start text:id="IMark91683640"/><text:alphabetical-index-mark-start text:id="IMark91680584"/><text:alphabetical-index-mark-start text:id="IMark67965768"/><text:span text:style-name="T6">multi</text:span><text:alphabetical-index-mark-end text:id="IMark67965768"/><text:alphabetical-index-mark-end text:id="IMark91680584"/><text:alphabetical-index-mark-end text:id="IMark91683640"/><text:alphabetical-index-mark-end text:id="IMark91682344"/><text:span text:style-name="T6"> </text:span><text:alphabetical-index-mark-start text:id="IMark93923320"/><text:alphabetical-index-mark-start text:id="IMark69181480"/><text:alphabetical-index-mark-start text:id="IMark69182776"/><text:alphabetical-index-mark-start text:id="IMark69184072"/><text:span text:style-name="T6">function</text:span><text:alphabetical-index-mark-end text:id="IMark69184072"/><text:alphabetical-index-mark-end text:id="IMark69182776"/><text:alphabetical-index-mark-end text:id="IMark69181480"/><text:alphabetical-index-mark-end text:id="IMark93923320"/><text:span text:style-name="T6">al </text:span><text:alphabetical-index-mark-start text:id="IMark69189880"/><text:alphabetical-index-mark-start text:id="IMark69191176"/><text:alphabetical-index-mark-start text:id="IMark69192472"/><text:alphabetical-index-mark-start text:id="IMark69193768"/><text:span text:style-name="T6">display</text:span><text:alphabetical-index-mark-end text:id="IMark69193768"/><text:alphabetical-index-mark-end text:id="IMark69192472"/><text:alphabetical-index-mark-end text:id="IMark69191176"/><text:alphabetical-index-mark-end text:id="IMark69189880"/><text:span text:style-name="T6"> (</text:span><text:alphabetical-index-mark-start text:id="IMark69199576"/><text:alphabetical-index-mark-start text:id="IMark91703256"/><text:alphabetical-index-mark-start text:id="IMark91704552"/><text:alphabetical-index-mark-start text:id="IMark91705848"/><text:span text:style-name="T6">MFD</text:span><text:alphabetical-index-mark-end text:id="IMark91705848"/><text:alphabetical-index-mark-end text:id="IMark91704552"/><text:alphabetical-index-mark-end text:id="IMark91703256"/><text:alphabetical-index-mark-end text:id="IMark69199576"/><text:span text:style-name="T6">) d</text:span><text:alphabetical-index-mark-start text:id="IMark91711656"/><text:span text:style-name="T6">es</text:span><text:alphabetical-index-mark-end text:id="IMark91711656"/><text:span text:style-name="T6">igned as an </text:span><text:alphabetical-index-mark-start text:id="IMark91715208"/><text:alphabetical-index-mark-start text:id="IMark91717032"/><text:span text:style-name="T6">interface</text:span><text:alphabetical-index-mark-end text:id="IMark91717032"/><text:alphabetical-index-mark-end text:id="IMark91715208"/><text:span text:style-name="T6"> between the </text:span><text:alphabetical-index-mark-start text:id="IMark91721400"/><text:span text:style-name="T6">user</text:span><text:alphabetical-index-mark-end text:id="IMark91721400"/><text:span text:style-name="T6"> and the </text:span><text:alphabetical-index-mark-start text:id="IMark91725016"/><text:alphabetical-index-mark-start text:id="IMark91726376"/><text:span text:style-name="T6">artificial</text:span><text:alphabetical-index-mark-end text:id="IMark91726376"/><text:alphabetical-index-mark-end text:id="IMark91725016"/><text:span text:style-name="T6"> </text:span><text:alphabetical-index-mark-start text:id="IMark91730744"/><text:alphabetical-index-mark-start text:id="IMark91732104"/><text:span text:style-name="T6">engine</text:span><text:alphabetical-index-mark-end text:id="IMark91732104"/><text:alphabetical-index-mark-end text:id="IMark91730744"/><text:span text:style-name="T6"> of the </text:span><text:alphabetical-index-mark-start text:id="IMark91736472"/><text:alphabetical-index-mark-start text:id="IMark91737832"/><text:alphabetical-index-mark-start text:id="IMark91739192"/><text:span text:style-name="T6">DGIIIAI</text:span><text:alphabetical-index-mark-end text:id="IMark91739192"/><text:alphabetical-index-mark-end text:id="IMark91737832"/><text:alphabetical-index-mark-end text:id="IMark91736472"/><text:span text:style-name="T6"> </text:span><text:alphabetical-index-mark-start text:id="IMark69964760"/><text:alphabetical-index-mark-start text:id="IMark69966120"/><text:alphabetical-index-mark-start text:id="IMark69967480"/><text:alphabetical-index-mark-start text:id="IMark69968840"/><text:span text:style-name="T6">space</text:span><text:alphabetical-index-mark-end text:id="IMark69968840"/><text:alphabetical-index-mark-end text:id="IMark69967480"/><text:alphabetical-index-mark-end text:id="IMark69966120"/><text:alphabetical-index-mark-end text:id="IMark69964760"/><text:span text:style-name="T6">craft.</text:span></text:p>
      <text:p text:style-name="P2"/>
      <text:p text:style-name="P6"><text:alphabetical-index-mark-start text:id="IMark67966600"/><text:alphabetical-index-mark-start text:id="IMark69965208"/><text:alphabetical-index-mark-start text:id="IMark67965768"/><text:span text:style-name="T6">D</text:span><text:span text:style-name="T5">GIIIAI</text:span><text:alphabetical-index-mark-end text:id="IMark67965768"/><text:alphabetical-index-mark-end text:id="IMark69965208"/><text:alphabetical-index-mark-end text:id="IMark67966600"/><text:span text:style-name="T5"> </text:span><text:alphabetical-index-mark-start text:id="IMark91683176"/><text:alphabetical-index-mark-start text:id="IMark67967896"/><text:span text:style-name="T5">artificial</text:span><text:alphabetical-index-mark-end text:id="IMark67967896"/><text:alphabetical-index-mark-end text:id="IMark91683176"/><text:span text:style-name="T5"> </text:span><text:alphabetical-index-mark-start text:id="IMark93936520"/><text:alphabetical-index-mark-start text:id="IMark93923320"/><text:span text:style-name="T5">intelligence</text:span><text:alphabetical-index-mark-end text:id="IMark93923320"/><text:alphabetical-index-mark-end text:id="IMark93936520"/><text:span text:style-name="T5"> </text:span><text:alphabetical-index-mark-start text:id="IMark91683640"/><text:alphabetical-index-mark-start text:id="IMark91684472"/><text:span text:style-name="T5">engine</text:span><text:alphabetical-index-mark-end text:id="IMark91684472"/><text:alphabetical-index-mark-end text:id="IMark91683640"/><text:span text:style-name="T5"> is d</text:span><text:alphabetical-index-mark-start text:id="IMark91685320"/><text:span text:style-name="T5">es</text:span><text:alphabetical-index-mark-end text:id="IMark91685320"/><text:span text:style-name="T5">igned around a </text:span><text:alphabetical-index-mark-start text:id="IMark67965304"/><text:alphabetical-index-mark-start text:id="IMark91682344"/><text:span text:style-name="T5">relational</text:span><text:alphabetical-index-mark-end text:id="IMark91682344"/><text:alphabetical-index-mark-end text:id="IMark67965304"/><text:span text:style-name="T5"> </text:span><text:alphabetical-index-mark-start text:id="IMark91680584"/><text:alphabetical-index-mark-start text:id="IMark93937272"/><text:alphabetical-index-mark-start text:id="IMark91681880"/><text:alphabetical-index-mark-start text:id="IMark67964008"/><text:span text:style-name="T5">data</text:span><text:alphabetical-index-mark-end text:id="IMark67964008"/><text:alphabetical-index-mark-end text:id="IMark91681880"/><text:span text:style-name="T5">base</text:span><text:alphabetical-index-mark-end text:id="IMark93937272"/><text:alphabetical-index-mark-end text:id="IMark91680584"/><text:span text:style-name="T5"> that us</text:span><text:alphabetical-index-mark-start text:id="IMark69192088"/><text:span text:style-name="T5">es</text:span><text:alphabetical-index-mark-end text:id="IMark69192088"/><text:span text:style-name="T5"> </text:span><text:alphabetical-index-mark-start text:id="IMark67977928"/><text:alphabetical-index-mark-start text:id="IMark69171784"/><text:alphabetical-index-mark-start text:id="IMark91705464"/><text:span text:style-name="T5">SQL</text:span><text:alphabetical-index-mark-end text:id="IMark91705464"/><text:alphabetical-index-mark-end text:id="IMark69171784"/><text:alphabetical-index-mark-end text:id="IMark67977928"/><text:span text:style-name="T5"> as means both to </text:span><text:alphabetical-index-mark-start text:id="IMark91706760"/><text:alphabetical-index-mark-start text:id="IMark69183688"/><text:span text:style-name="T5">control</text:span><text:alphabetical-index-mark-end text:id="IMark69183688"/><text:alphabetical-index-mark-end text:id="IMark91706760"/><text:span text:style-name="T5"> the </text:span><text:alphabetical-index-mark-start text:id="IMark69977032"/><text:alphabetical-index-mark-start text:id="IMark69978392"/><text:alphabetical-index-mark-start text:id="IMark69979752"/><text:alphabetical-index-mark-start text:id="IMark69981112"/><text:span text:style-name="T5">data</text:span><text:alphabetical-index-mark-end text:id="IMark69981112"/><text:alphabetical-index-mark-end text:id="IMark69979752"/><text:span text:style-name="T5">base</text:span><text:alphabetical-index-mark-end text:id="IMark69978392"/><text:alphabetical-index-mark-end text:id="IMark69977032"/><text:span text:style-name="T5"> as well as to </text:span><text:alphabetical-index-mark-start text:id="IMark93918968"/><text:alphabetical-index-mark-start text:id="IMark93920328"/><text:span text:style-name="T5">execute</text:span><text:alphabetical-index-mark-end text:id="IMark93920328"/><text:alphabetical-index-mark-end text:id="IMark93918968"/><text:span text:style-name="T5"> the rul</text:span><text:alphabetical-index-mark-start text:id="IMark69985480"/><text:span text:style-name="T5">es</text:span><text:alphabetical-index-mark-end text:id="IMark69985480"/><text:span text:style-name="T5"> of its </text:span><text:alphabetical-index-mark-start text:id="IMark69989096"/><text:alphabetical-index-mark-start text:id="IMark69990456"/><text:alphabetical-index-mark-start text:id="IMark69991816"/><text:span text:style-name="T5">expert</text:span><text:alphabetical-index-mark-end text:id="IMark69991816"/><text:alphabetical-index-mark-end text:id="IMark69990456"/><text:alphabetical-index-mark-end text:id="IMark69989096"/><text:span text:style-name="T5"> </text:span><text:alphabetical-index-mark-start text:id="IMark69996936"/><text:alphabetical-index-mark-start text:id="IMark69998296"/><text:alphabetical-index-mark-start text:id="IMark93767496"/><text:span text:style-name="T5">system</text:span><text:alphabetical-index-mark-end text:id="IMark93767496"/><text:alphabetical-index-mark-end text:id="IMark69998296"/><text:alphabetical-index-mark-end text:id="IMark69996936"/><text:span text:style-name="T5">.</text:span></text:p>
      <text:p text:style-name="P3"/>
      <text:p text:style-name="P6"><text:span text:style-name="T5">A significant </text:span><text:alphabetical-index-mark-start text:id="IMark69179896"/><text:alphabetical-index-mark-start text:id="IMark91681880"/><text:span text:style-name="T5">number</text:span><text:alphabetical-index-mark-end text:id="IMark91681880"/><text:alphabetical-index-mark-end text:id="IMark69179896"/><text:span text:style-name="T5"> of those rul</text:span><text:alphabetical-index-mark-start text:id="IMark67965304"/><text:span text:style-name="T5">es</text:span><text:alphabetical-index-mark-end text:id="IMark67965304"/><text:span text:style-name="T5"> are enforced automati</text:span><text:alphabetical-index-mark-start text:id="IMark91682344"/><text:span text:style-name="T5">call</text:span><text:alphabetical-index-mark-end text:id="IMark91682344"/><text:span text:style-name="T5">y depending on the </text:span><text:alphabetical-index-mark-start text:id="IMark67964008"/><text:alphabetical-index-mark-start text:id="IMark93923320"/><text:span text:style-name="T5">condition</text:span><text:alphabetical-index-mark-end text:id="IMark93923320"/><text:alphabetical-index-mark-end text:id="IMark67964008"/><text:span text:style-name="T5">s that the </text:span><text:alphabetical-index-mark-start text:id="IMark69188744"/><text:alphabetical-index-mark-start text:id="IMark69997384"/><text:span text:style-name="T5">ship</text:span><text:alphabetical-index-mark-end text:id="IMark69997384"/><text:alphabetical-index-mark-end text:id="IMark69188744"/><text:span text:style-name="T5"> encounters during a </text:span><text:alphabetical-index-mark-start text:id="IMark91680584"/><text:alphabetical-index-mark-start text:id="IMark93937272"/><text:alphabetical-index-mark-start text:id="IMark69965208"/><text:span text:style-name="T5">flight</text:span><text:alphabetical-index-mark-end text:id="IMark69965208"/><text:alphabetical-index-mark-end text:id="IMark93937272"/><text:alphabetical-index-mark-end text:id="IMark91680584"/><text:span text:style-name="T5"> </text:span><text:alphabetical-index-mark-start text:id="IMark91684472"/><text:alphabetical-index-mark-start text:id="IMark91685320"/><text:span text:style-name="T5">s</text:span><text:alphabetical-index-mark-start text:id="IMark67966600"/><text:span text:style-name="T5">es</text:span><text:alphabetical-index-mark-end text:id="IMark67966600"/><text:span text:style-name="T5">sion</text:span><text:alphabetical-index-mark-end text:id="IMark91685320"/><text:alphabetical-index-mark-end text:id="IMark91684472"/><text:span text:style-name="T5">, but since everything is expr</text:span><text:alphabetical-index-mark-start text:id="IMark67967896"/><text:span text:style-name="T5">es</text:span><text:alphabetical-index-mark-end text:id="IMark67967896"/><text:span text:style-name="T5">sed in terms of </text:span><text:alphabetical-index-mark-start text:id="IMark69181000"/><text:alphabetical-index-mark-start text:id="IMark67968360"/><text:alphabetical-index-mark-start text:id="IMark91683176"/><text:span text:style-name="T5">SQL</text:span><text:alphabetical-index-mark-end text:id="IMark91683176"/><text:alphabetical-index-mark-end text:id="IMark67968360"/><text:alphabetical-index-mark-end text:id="IMark69181000"/><text:span text:style-name="T5"> </text:span><text:alphabetical-index-mark-start text:id="IMark67965768"/><text:alphabetical-index-mark-start text:id="IMark91683640"/><text:span text:style-name="T5">snippet</text:span><text:alphabetical-index-mark-end text:id="IMark91683640"/><text:alphabetical-index-mark-end text:id="IMark67965768"/><text:span text:style-name="T5">s, by </text:span><text:alphabetical-index-mark-start text:id="IMark69175384"/><text:alphabetical-index-mark-start text:id="IMark91716120"/><text:alphabetical-index-mark-start text:id="IMark91705464"/><text:span text:style-name="T5">send</text:span><text:alphabetical-index-mark-end text:id="IMark91705464"/><text:alphabetical-index-mark-end text:id="IMark91716120"/><text:alphabetical-index-mark-end text:id="IMark69175384"/><text:span text:style-name="T5">ing </text:span><text:alphabetical-index-mark-start text:id="IMark69171784"/><text:alphabetical-index-mark-start text:id="IMark69184984"/><text:alphabetical-index-mark-start text:id="IMark93783512"/><text:span text:style-name="T5">SQL</text:span><text:alphabetical-index-mark-end text:id="IMark93783512"/><text:alphabetical-index-mark-end text:id="IMark69184984"/><text:alphabetical-index-mark-end text:id="IMark69171784"/><text:span text:style-name="T5"> </text:span><text:alphabetical-index-mark-start text:id="IMark69728296"/><text:span text:style-name="T5">queri</text:span><text:alphabetical-index-mark-start text:id="IMark69730408"/><text:span text:style-name="T5">es</text:span><text:alphabetical-index-mark-end text:id="IMark69730408"/><text:alphabetical-index-mark-end text:id="IMark69728296"/><text:span text:style-name="T5"> to the </text:span><text:alphabetical-index-mark-start text:id="IMark69734776"/><text:alphabetical-index-mark-start text:id="IMark69736136"/><text:alphabetical-index-mark-start text:id="IMark69737496"/><text:span text:style-name="T5">expert</text:span><text:alphabetical-index-mark-end text:id="IMark69737496"/><text:alphabetical-index-mark-end text:id="IMark69736136"/><text:alphabetical-index-mark-end text:id="IMark69734776"/><text:span text:style-name="T5"> </text:span><text:alphabetical-index-mark-start text:id="IMark69742616"/><text:alphabetical-index-mark-start text:id="IMark69743976"/><text:alphabetical-index-mark-start text:id="IMark69745336"/><text:span text:style-name="T5">system</text:span><text:alphabetical-index-mark-end text:id="IMark69745336"/><text:alphabetical-index-mark-end text:id="IMark69743976"/><text:alphabetical-index-mark-end text:id="IMark69742616"/><text:span text:style-name="T5"> it is possible to </text:span><text:alphabetical-index-mark-start text:id="IMark69750456"/><text:span text:style-name="T5">influence</text:span><text:alphabetical-index-mark-end text:id="IMark69750456"/><text:span text:style-name="T5"> its </text:span><text:alphabetical-index-mark-start text:id="IMark69754072"/><text:alphabetical-index-mark-start text:id="IMark69755432"/><text:span text:style-name="T5">behavior</text:span><text:alphabetical-index-mark-end text:id="IMark69755432"/><text:alphabetical-index-mark-end text:id="IMark69754072"/><text:span text:style-name="T5">.</text:span></text:p>
      <text:p text:style-name="P3"/>
      <text:p text:style-name="P6"><text:span text:style-name="T5">That is what </text:span><text:alphabetical-index-mark-start text:id="IMark93918584"/><text:alphabetical-index-mark-start text:id="IMark93917080"/><text:alphabetical-index-mark-start text:id="IMark67968360"/><text:span text:style-name="T5">SQL</text:span><text:alphabetical-index-mark-end text:id="IMark67968360"/><text:alphabetical-index-mark-end text:id="IMark93917080"/><text:alphabetical-index-mark-end text:id="IMark93918584"/><text:span text:style-name="T5"> was d</text:span><text:alphabetical-index-mark-start text:id="IMark91680584"/><text:span text:style-name="T5">es</text:span><text:alphabetical-index-mark-end text:id="IMark91680584"/><text:span text:style-name="T5">igned for, and it can do so using pure </text:span><text:alphabetical-index-mark-start text:id="IMark69973576"/><text:alphabetical-index-mark-start text:id="IMark91683640"/><text:alphabetical-index-mark-start text:id="IMark67965768"/><text:span text:style-name="T5">SQL</text:span><text:alphabetical-index-mark-end text:id="IMark67965768"/><text:alphabetical-index-mark-end text:id="IMark91683640"/><text:alphabetical-index-mark-end text:id="IMark69973576"/><text:span text:style-name="T5"> </text:span><text:alphabetical-index-mark-start text:id="IMark69965208"/><text:alphabetical-index-mark-start text:id="IMark91681880"/><text:span text:style-name="T5">snippet</text:span><text:alphabetical-index-mark-end text:id="IMark91681880"/><text:alphabetical-index-mark-end text:id="IMark69965208"/><text:span text:style-name="T5">s, mode and </text:span><text:alphabetical-index-mark-start text:id="IMark93936520"/><text:alphabetical-index-mark-start text:id="IMark67966600"/><text:alphabetical-index-mark-start text:id="IMark69985096"/><text:span text:style-name="T5">program</text:span><text:alphabetical-index-mark-end text:id="IMark69985096"/><text:alphabetical-index-mark-end text:id="IMark67966600"/><text:alphabetical-index-mark-end text:id="IMark93936520"/><text:span text:style-name="T5"> </text:span><text:alphabetical-index-mark-start text:id="IMark93923320"/><text:alphabetical-index-mark-start text:id="IMark91684472"/><text:span text:style-name="T5">activation</text:span><text:alphabetical-index-mark-end text:id="IMark91684472"/><text:alphabetical-index-mark-end text:id="IMark93923320"/><text:span text:style-name="T5"> and </text:span><text:alphabetical-index-mark-start text:id="IMark67964008"/><text:alphabetical-index-mark-start text:id="IMark69754520"/><text:span text:style-name="T5">de</text:span><text:alphabetical-index-mark-start text:id="IMark67965304"/><text:alphabetical-index-mark-start text:id="IMark91685320"/><text:span text:style-name="T5">activation</text:span><text:alphabetical-index-mark-end text:id="IMark91685320"/><text:alphabetical-index-mark-end text:id="IMark67965304"/><text:alphabetical-index-mark-end text:id="IMark69754520"/><text:alphabetical-index-mark-end text:id="IMark67964008"/><text:span text:style-name="T5"> instructions as well as </text:span><text:alphabetical-index-mark-start text:id="IMark67967896"/><text:alphabetical-index-mark-start text:id="IMark69997384"/><text:span text:style-name="T5">passing</text:span><text:alphabetical-index-mark-end text:id="IMark69997384"/><text:alphabetical-index-mark-end text:id="IMark67967896"/><text:span text:style-name="T5"> </text:span><text:alphabetical-index-mark-start text:id="IMark91730360"/><text:alphabetical-index-mark-start text:id="IMark91683176"/><text:span text:style-name="T5">parameter</text:span><text:alphabetical-index-mark-end text:id="IMark91683176"/><text:alphabetical-index-mark-end text:id="IMark91730360"/><text:span text:style-name="T5">s directly to the </text:span><text:alphabetical-index-mark-start text:id="IMark91682344"/><text:alphabetical-index-mark-start text:id="IMark69166072"/><text:span text:style-name="T5">knowledge</text:span><text:alphabetical-index-mark-end text:id="IMark69166072"/><text:alphabetical-index-mark-end text:id="IMark91682344"/><text:span text:style-name="T5"> base.</text:span></text:p>
      <text:p text:style-name="P4"/>
      <text:p text:style-name="P4"/>
      <text:h text:style-name="Heading_20_1" text:outline-level="1"><text:bookmark-start text:name="__RefHeading___Toc72753_673741182"/>Keywords<text:bookmark-end text:name="__RefHeading___Toc72753_673741182"/></text:h>
      <text:p text:style-name="P81"/>
      <text:p text:style-name="P81"><text:alphabetical-index-mark-start text:id="IMark93917080"/><text:alphabetical-index-mark-start text:id="IMark91685320"/><text:alphabetical-index-mark-start text:id="IMark93923320"/><text:alphabetical-index-mark-start text:id="IMark91681880"/><text:alphabetical-index-mark-start text:id="IMark93937272"/><text:alphabetical-index-mark-start text:id="IMark67964008"/><text:alphabetical-index-mark-start text:id="IMark69754520"/><text:alphabetical-index-mark-start text:id="IMark67965304"/>AI<text:alphabetical-index-mark-end text:id="IMark67965304"/><text:alphabetical-index-mark-end text:id="IMark69754520"/><text:alphabetical-index-mark-end text:id="IMark67964008"/><text:alphabetical-index-mark-end text:id="IMark93937272"/><text:alphabetical-index-mark-end text:id="IMark91681880"/><text:alphabetical-index-mark-end text:id="IMark93923320"/><text:alphabetical-index-mark-end text:id="IMark91685320"/><text:alphabetical-index-mark-end text:id="IMark93917080"/>, <text:alphabetical-index-mark-start text:id="IMark91683640"/><text:alphabetical-index-mark-start text:id="IMark69973576"/>simu<text:alphabetical-index-mark-start text:id="IMark91684936"/>lat<text:alphabetical-index-mark-end text:id="IMark91684936"/>ion<text:alphabetical-index-mark-end text:id="IMark69973576"/><text:alphabetical-index-mark-end text:id="IMark91683640"/>, <text:alphabetical-index-mark-start text:id="IMark67967896"/><text:alphabetical-index-mark-start text:id="IMark69997384"/><text:alphabetical-index-mark-start text:id="IMark67968360"/><text:alphabetical-index-mark-start text:id="IMark69965208"/><text:alphabetical-index-mark-start text:id="IMark93918584"/><text:alphabetical-index-mark-start text:id="IMark91683176"/><text:alphabetical-index-mark-start text:id="IMark69181000"/><text:alphabetical-index-mark-start text:id="IMark91730360"/><text:alphabetical-index-mark-start text:id="IMark91680584"/>artificial<text:alphabetical-index-mark-end text:id="IMark91680584"/><text:alphabetical-index-mark-end text:id="IMark91730360"/><text:alphabetical-index-mark-end text:id="IMark69181000"/><text:alphabetical-index-mark-end text:id="IMark91683176"/><text:alphabetical-index-mark-end text:id="IMark93918584"/><text:alphabetical-index-mark-end text:id="IMark69965208"/><text:alphabetical-index-mark-end text:id="IMark67968360"/><text:alphabetical-index-mark-end text:id="IMark69997384"/><text:alphabetical-index-mark-end text:id="IMark67967896"/> <text:alphabetical-index-mark-start text:id="IMark69179896"/><text:alphabetical-index-mark-start text:id="IMark93936520"/><text:alphabetical-index-mark-start text:id="IMark69970568"/><text:alphabetical-index-mark-start text:id="IMark67965768"/><text:alphabetical-index-mark-start text:id="IMark69188744"/><text:alphabetical-index-mark-start text:id="IMark69985096"/><text:alphabetical-index-mark-start text:id="IMark67966600"/><text:alphabetical-index-mark-start text:id="IMark69181800"/><text:alphabetical-index-mark-start text:id="IMark91682344"/>intelligence<text:alphabetical-index-mark-end text:id="IMark91682344"/><text:alphabetical-index-mark-end text:id="IMark69181800"/><text:alphabetical-index-mark-end text:id="IMark67966600"/><text:alphabetical-index-mark-end text:id="IMark69985096"/><text:alphabetical-index-mark-end text:id="IMark69188744"/><text:alphabetical-index-mark-end text:id="IMark67965768"/><text:alphabetical-index-mark-end text:id="IMark69970568"/><text:alphabetical-index-mark-end text:id="IMark93936520"/><text:alphabetical-index-mark-end text:id="IMark69179896"/>, <text:alphabetical-index-mark-start text:id="IMark69166072"/><text:alphabetical-index-mark-start text:id="IMark69169080"/><text:alphabetical-index-mark-start text:id="IMark93779848"/><text:alphabetical-index-mark-start text:id="IMark93786744"/><text:alphabetical-index-mark-start text:id="IMark93785240"/><text:alphabetical-index-mark-start text:id="IMark69733640"/><text:alphabetical-index-mark-start text:id="IMark69741480"/><text:alphabetical-index-mark-start text:id="IMark69742232"/><text:alphabetical-index-mark-start text:id="IMark69752936"/><text:alphabetical-index-mark-start text:id="IMark69748568"/><text:alphabetical-index-mark-start text:id="IMark69753688"/>expert<text:alphabetical-index-mark-end text:id="IMark69753688"/><text:alphabetical-index-mark-end text:id="IMark69748568"/><text:alphabetical-index-mark-end text:id="IMark69752936"/><text:alphabetical-index-mark-end text:id="IMark69742232"/><text:alphabetical-index-mark-end text:id="IMark69741480"/><text:alphabetical-index-mark-end text:id="IMark69733640"/><text:alphabetical-index-mark-end text:id="IMark93785240"/><text:alphabetical-index-mark-end text:id="IMark93786744"/><text:alphabetical-index-mark-end text:id="IMark93779848"/><text:alphabetical-index-mark-end text:id="IMark69169080"/><text:alphabetical-index-mark-end text:id="IMark69166072"/> <text:alphabetical-index-mark-start text:id="IMark93772232"/><text:alphabetical-index-mark-start text:id="IMark93945496"/><text:alphabetical-index-mark-start text:id="IMark69195432"/><text:alphabetical-index-mark-start text:id="IMark93780600"/><text:alphabetical-index-mark-start text:id="IMark69760920"/><text:alphabetical-index-mark-start text:id="IMark69962120"/><text:alphabetical-index-mark-start text:id="IMark69137608"/><text:alphabetical-index-mark-start text:id="IMark69138968"/><text:alphabetical-index-mark-start text:id="IMark69140328"/><text:alphabetical-index-mark-start text:id="IMark69141688"/><text:alphabetical-index-mark-start text:id="IMark69143048"/>system<text:alphabetical-index-mark-end text:id="IMark69143048"/><text:alphabetical-index-mark-end text:id="IMark69141688"/><text:alphabetical-index-mark-end text:id="IMark69140328"/><text:alphabetical-index-mark-end text:id="IMark69138968"/><text:alphabetical-index-mark-end text:id="IMark69137608"/><text:alphabetical-index-mark-end text:id="IMark69962120"/><text:alphabetical-index-mark-end text:id="IMark69760920"/><text:alphabetical-index-mark-end text:id="IMark93780600"/><text:alphabetical-index-mark-end text:id="IMark69195432"/><text:alphabetical-index-mark-end text:id="IMark93945496"/><text:alphabetical-index-mark-end text:id="IMark93772232"/>s, <text:alphabetical-index-mark-start text:id="IMark69154184"/><text:alphabetical-index-mark-start text:id="IMark69155544"/><text:alphabetical-index-mark-start text:id="IMark69156904"/><text:alphabetical-index-mark-start text:id="IMark69158264"/><text:alphabetical-index-mark-start text:id="IMark82480936"/><text:alphabetical-index-mark-start text:id="IMark82482296"/><text:alphabetical-index-mark-start text:id="IMark82483656"/><text:alphabetical-index-mark-start text:id="IMark82485016"/><text:alphabetical-index-mark-start text:id="IMark82486376"/><text:alphabetical-index-mark-start text:id="IMark82487736"/><text:alphabetical-index-mark-start text:id="IMark82489096"/><text:alphabetical-index-mark-start text:id="IMark82490456"/><text:span text:style-name="T2">data</text:span><text:alphabetical-index-mark-end text:id="IMark82490456"/><text:alphabetical-index-mark-end text:id="IMark82489096"/><text:alphabetical-index-mark-end text:id="IMark82487736"/><text:alphabetical-index-mark-end text:id="IMark82486376"/><text:alphabetical-index-mark-end text:id="IMark82485016"/><text:alphabetical-index-mark-end text:id="IMark82483656"/><text:alphabetical-index-mark-start text:id="IMark82497608"/><text:alphabetical-index-mark-start text:id="IMark82498968"/><text:alphabetical-index-mark-start text:id="IMark82500328"/><text:alphabetical-index-mark-start text:id="IMark82501688"/><text:span text:style-name="T2">bas</text:span><text:alphabetical-index-mark-start text:id="IMark82503800"/><text:span text:style-name="T2">e</text:span><text:alphabetical-index-mark-end text:id="IMark82501688"/><text:alphabetical-index-mark-end text:id="IMark82500328"/><text:alphabetical-index-mark-end text:id="IMark82498968"/><text:alphabetical-index-mark-end text:id="IMark82497608"/><text:alphabetical-index-mark-end text:id="IMark82482296"/><text:alphabetical-index-mark-end text:id="IMark82480936"/><text:alphabetical-index-mark-end text:id="IMark69158264"/><text:alphabetical-index-mark-end text:id="IMark69156904"/><text:alphabetical-index-mark-end text:id="IMark69155544"/><text:alphabetical-index-mark-end text:id="IMark69154184"/><text:span text:style-name="T2">s</text:span><text:alphabetical-index-mark-end text:id="IMark82503800"/></text:p>
      <text:p text:style-name="P81"/>
      <text:p text:style-name="P81"/>
      <text:h text:style-name="P89" text:outline-level="1"><text:bookmark-start text:name="__RefHeading___Toc6463_1483239106"/><text:soft-page-break/>Ac<text:alphabetical-index-mark-start text:id="IMark69997384"/><text:alphabetical-index-mark-start text:id="IMark91683176"/><text:alphabetical-index-mark-start text:id="IMark69181000"/><text:alphabetical-index-mark-start text:id="IMark67968360"/><text:alphabetical-index-mark-start text:id="IMark91730360"/><text:alphabetical-index-mark-start text:id="IMark91680584"/><text:alphabetical-index-mark-start text:id="IMark91683640"/><text:alphabetical-index-mark-start text:id="IMark69973576"/>knowledge<text:alphabetical-index-mark-end text:id="IMark69973576"/><text:alphabetical-index-mark-end text:id="IMark91683640"/><text:alphabetical-index-mark-end text:id="IMark91680584"/><text:alphabetical-index-mark-end text:id="IMark91730360"/><text:alphabetical-index-mark-end text:id="IMark67968360"/><text:alphabetical-index-mark-end text:id="IMark69181000"/><text:alphabetical-index-mark-end text:id="IMark91683176"/><text:alphabetical-index-mark-end text:id="IMark69997384"/>ments<text:bookmark-end text:name="__RefHeading___Toc6463_1483239106"/></text:h>
      <text:h text:style-name="P89" text:outline-level="1"/>
      <text:p text:style-name="P81"><text:span text:style-name="T3">This </text:span><text:alphabetical-index-mark-start text:id="IMark67964008"/><text:alphabetical-index-mark-start text:id="IMark69754520"/><text:span text:style-name="T3">project</text:span><text:alphabetical-index-mark-end text:id="IMark69754520"/><text:alphabetical-index-mark-end text:id="IMark67964008"/><text:span text:style-name="T3"> could not have taken place without the work done by</text:span>:</text:p>
      <text:p text:style-name="P81"/>
      <text:list xml:id="list1789428733344016060" text:style-name="L1">
        <text:list-item>
          <text:p text:style-name="P91">Dr. Martin <text:alphabetical-index-mark-start text:id="IMark69179896"/><text:alphabetical-index-mark-start text:id="IMark67967896"/><text:alphabetical-index-mark-start text:id="IMark67965768"/><text:alphabetical-index-mark-start text:id="IMark67966600"/><text:alphabetical-index-mark-start text:id="IMark69181800"/><text:alphabetical-index-mark-start text:id="IMark91682344"/><text:alphabetical-index-mark-start text:id="IMark69985096"/><text:alphabetical-index-mark-start text:id="IMark93917080"/><text:alphabetical-index-mark-start text:id="IMark91683176"/><text:alphabetical-index-mark-start text:id="IMark69997384"/>Schweiger<text:alphabetical-index-mark-end text:id="IMark69997384"/><text:alphabetical-index-mark-end text:id="IMark91683176"/><text:alphabetical-index-mark-end text:id="IMark93917080"/><text:alphabetical-index-mark-end text:id="IMark69985096"/><text:alphabetical-index-mark-end text:id="IMark91682344"/><text:alphabetical-index-mark-end text:id="IMark69181800"/><text:alphabetical-index-mark-end text:id="IMark67966600"/><text:alphabetical-index-mark-end text:id="IMark67965768"/><text:alphabetical-index-mark-end text:id="IMark67967896"/><text:alphabetical-index-mark-end text:id="IMark69179896"/> for <text:alphabetical-index-mark-start text:id="IMark69181000"/><text:alphabetical-index-mark-start text:id="IMark91730360"/>develop<text:alphabetical-index-mark-end text:id="IMark91730360"/><text:alphabetical-index-mark-end text:id="IMark69181000"/>ing <text:alphabetical-index-mark-start text:id="IMark69973576"/><text:alphabetical-index-mark-start text:id="IMark69965208"/><text:alphabetical-index-mark-start text:id="IMark91685320"/><text:alphabetical-index-mark-start text:id="IMark93923320"/><text:alphabetical-index-mark-start text:id="IMark67964008"/><text:alphabetical-index-mark-start text:id="IMark69754520"/><text:alphabetical-index-mark-start text:id="IMark82502008"/><text:alphabetical-index-mark-start text:id="IMark93936520"/><text:alphabetical-index-mark-start text:id="IMark69188744"/><text:alphabetical-index-mark-start text:id="IMark69150040"/><text:alphabetical-index-mark-start text:id="IMark69147032"/><text:alphabetical-index-mark-start text:id="IMark69145528"/><text:alphabetical-index-mark-start text:id="IMark69128136"/><text:alphabetical-index-mark-start text:id="IMark69125128"/><text:alphabetical-index-mark-start text:id="IMark69123624"/>Orbit<text:alphabetical-index-mark-end text:id="IMark69123624"/><text:alphabetical-index-mark-end text:id="IMark69125128"/><text:alphabetical-index-mark-end text:id="IMark69128136"/><text:alphabetical-index-mark-end text:id="IMark69145528"/>er<text:alphabetical-index-mark-end text:id="IMark69147032"/><text:alphabetical-index-mark-end text:id="IMark69150040"/><text:alphabetical-index-mark-end text:id="IMark69188744"/><text:alphabetical-index-mark-end text:id="IMark93936520"/><text:alphabetical-index-mark-end text:id="IMark82502008"/><text:alphabetical-index-mark-end text:id="IMark69754520"/><text:alphabetical-index-mark-end text:id="IMark67964008"/><text:alphabetical-index-mark-end text:id="IMark93923320"/><text:alphabetical-index-mark-end text:id="IMark91685320"/><text:alphabetical-index-mark-end text:id="IMark69965208"/><text:alphabetical-index-mark-end text:id="IMark69973576"/><text:span text:style-name="T75">[6.3.]</text:span><text:span text:style-name="T74">.</text:span></text:p>
          <text:p text:style-name="P91"/>
        </text:list-item>
        <text:list-item>
          <text:p text:style-name="P91">The <text:alphabetical-index-mark-start text:id="IMark67965304"/><text:alphabetical-index-mark-start text:id="IMark69166072"/><text:alphabetical-index-mark-start text:id="IMark69970568"/><text:alphabetical-index-mark-start text:id="IMark91680584"/><text:alphabetical-index-mark-start text:id="IMark69973576"/><text:alphabetical-index-mark-start text:id="IMark69965208"/><text:alphabetical-index-mark-start text:id="IMark91685320"/><text:alphabetical-index-mark-start text:id="IMark93923320"/><text:alphabetical-index-mark-start text:id="IMark67964008"/><text:alphabetical-index-mark-start text:id="IMark69754520"/>develop<text:alphabetical-index-mark-end text:id="IMark69754520"/><text:alphabetical-index-mark-end text:id="IMark67964008"/>er<text:alphabetical-index-mark-end text:id="IMark93923320"/><text:alphabetical-index-mark-end text:id="IMark91685320"/><text:alphabetical-index-mark-end text:id="IMark69965208"/><text:alphabetical-index-mark-end text:id="IMark69973576"/><text:alphabetical-index-mark-end text:id="IMark91680584"/><text:alphabetical-index-mark-end text:id="IMark69970568"/><text:alphabetical-index-mark-end text:id="IMark69166072"/><text:alphabetical-index-mark-end text:id="IMark67965304"/>s of <text:alphabetical-index-mark-start text:id="IMark93936520"/><text:alphabetical-index-mark-start text:id="IMark69188744"/><text:alphabetical-index-mark-start text:id="IMark69181000"/><text:alphabetical-index-mark-start text:id="IMark91730360"/><text:alphabetical-index-mark-start text:id="IMark69179896"/><text:alphabetical-index-mark-start text:id="IMark67967896"/><text:alphabetical-index-mark-start text:id="IMark67965768"/><text:alphabetical-index-mark-start text:id="IMark67966600"/><text:alphabetical-index-mark-start text:id="IMark69181800"/><text:alphabetical-index-mark-start text:id="IMark91682344"/>Sql<text:alphabetical-index-mark-end text:id="IMark91682344"/>ite3<text:alphabetical-index-mark-end text:id="IMark69181800"/><text:alphabetical-index-mark-end text:id="IMark67966600"/><text:alphabetical-index-mark-end text:id="IMark67965768"/><text:alphabetical-index-mark-end text:id="IMark67967896"/><text:alphabetical-index-mark-end text:id="IMark69179896"/><text:alphabetical-index-mark-end text:id="IMark91730360"/><text:alphabetical-index-mark-end text:id="IMark69181000"/><text:alphabetical-index-mark-end text:id="IMark69188744"/><text:alphabetical-index-mark-end text:id="IMark93936520"/><text:span text:style-name="T75">[6.2.]</text:span>.</text:p>
          <text:p text:style-name="P91"/>
        </text:list-item>
        <text:list-item>
          <text:p text:style-name="P91">The <text:alphabetical-index-mark-start text:id="IMark69169080"/><text:alphabetical-index-mark-start text:id="IMark82512296"/><text:alphabetical-index-mark-start text:id="IMark93918584"/><text:alphabetical-index-mark-start text:id="IMark93937272"/><text:alphabetical-index-mark-start text:id="IMark67968360"/><text:alphabetical-index-mark-start text:id="IMark93917080"/><text:alphabetical-index-mark-start text:id="IMark91683176"/><text:alphabetical-index-mark-start text:id="IMark93936520"/><text:alphabetical-index-mark-start text:id="IMark69188744"/><text:alphabetical-index-mark-start text:id="IMark69181000"/><text:alphabetical-index-mark-start text:id="IMark91730360"/><text:alphabetical-index-mark-start text:id="IMark69179896"/><text:alphabetical-index-mark-start text:id="IMark67967896"/><text:alphabetical-index-mark-start text:id="IMark67965768"/><text:alphabetical-index-mark-start text:id="IMark67966600"/>Orbit<text:alphabetical-index-mark-end text:id="IMark67966600"/><text:alphabetical-index-mark-end text:id="IMark67965768"/><text:alphabetical-index-mark-end text:id="IMark67967896"/><text:alphabetical-index-mark-end text:id="IMark69179896"/>er<text:alphabetical-index-mark-end text:id="IMark91730360"/><text:alphabetical-index-mark-end text:id="IMark69181000"/><text:alphabetical-index-mark-end text:id="IMark69188744"/><text:alphabetical-index-mark-end text:id="IMark93936520"/><text:alphabetical-index-mark-end text:id="IMark91683176"/><text:alphabetical-index-mark-end text:id="IMark93917080"/><text:alphabetical-index-mark-end text:id="IMark67968360"/><text:alphabetical-index-mark-end text:id="IMark93937272"/><text:alphabetical-index-mark-end text:id="IMark93918584"/><text:alphabetical-index-mark-end text:id="IMark82512296"/><text:alphabetical-index-mark-end text:id="IMark69169080"/> community of <text:alphabetical-index-mark-start text:id="IMark69181800"/>user<text:alphabetical-index-mark-end text:id="IMark69181800"/>s and <text:alphabetical-index-mark-start text:id="IMark91682344"/><text:alphabetical-index-mark-start text:id="IMark67965304"/><text:alphabetical-index-mark-start text:id="IMark69166072"/><text:alphabetical-index-mark-start text:id="IMark69970568"/><text:alphabetical-index-mark-start text:id="IMark91680584"/><text:alphabetical-index-mark-start text:id="IMark69973576"/><text:alphabetical-index-mark-start text:id="IMark69965208"/><text:alphabetical-index-mark-start text:id="IMark91685320"/><text:alphabetical-index-mark-start text:id="IMark93923320"/><text:alphabetical-index-mark-start text:id="IMark67964008"/>develop<text:alphabetical-index-mark-end text:id="IMark67964008"/><text:alphabetical-index-mark-end text:id="IMark93923320"/>er<text:alphabetical-index-mark-end text:id="IMark91685320"/><text:alphabetical-index-mark-end text:id="IMark69965208"/><text:alphabetical-index-mark-end text:id="IMark69973576"/><text:alphabetical-index-mark-end text:id="IMark91680584"/><text:alphabetical-index-mark-end text:id="IMark69970568"/><text:alphabetical-index-mark-end text:id="IMark69166072"/><text:alphabetical-index-mark-end text:id="IMark67965304"/><text:alphabetical-index-mark-end text:id="IMark91682344"/>s.</text:p>
        </text:list-item>
      </text:list>
      <text:p text:style-name="P81"/>
      <text:p text:style-name="P81"/>
      <text:h text:style-name="P89" text:outline-level="1"><text:bookmark-start text:name="__RefHeading___Toc8815_1538881673"/><text:alphabetical-index-mark-start text:id="IMark91682344"/><text:alphabetical-index-mark-start text:id="IMark69973576"/><text:alphabetical-index-mark-start text:id="IMark69965208"/><text:alphabetical-index-mark-start text:id="IMark69166072"/><text:alphabetical-index-mark-start text:id="IMark91685320"/><text:alphabetical-index-mark-start text:id="IMark93923320"/><text:alphabetical-index-mark-start text:id="IMark67964008"/><text:alphabetical-index-mark-start text:id="IMark69181800"/><text:alphabetical-index-mark-start text:id="IMark69169080"/><text:alphabetical-index-mark-start text:id="IMark82512296"/>License<text:alphabetical-index-mark-end text:id="IMark82512296"/><text:alphabetical-index-mark-end text:id="IMark69169080"/><text:alphabetical-index-mark-end text:id="IMark69181800"/><text:alphabetical-index-mark-end text:id="IMark67964008"/><text:alphabetical-index-mark-end text:id="IMark93923320"/><text:alphabetical-index-mark-end text:id="IMark91685320"/><text:alphabetical-index-mark-end text:id="IMark69166072"/><text:alphabetical-index-mark-end text:id="IMark69965208"/><text:alphabetical-index-mark-end text:id="IMark69973576"/><text:alphabetical-index-mark-end text:id="IMark91682344"/> and <text:span text:style-name="T4">info for </text:span>contribut<text:span text:style-name="T4">ors</text:span><text:bookmark-end text:name="__RefHeading___Toc8815_1538881673"/></text:h>
      <text:p text:style-name="P82"/>
      <text:p text:style-name="P82">Please read the following <text:alphabetical-index-mark-start text:id="IMark69188744"/><text:alphabetical-index-mark-start text:id="IMark69181000"/><text:alphabetical-index-mark-start text:id="IMark91730360"/><text:alphabetical-index-mark-start text:id="IMark69179896"/><text:alphabetical-index-mark-start text:id="IMark67967896"/><text:alphabetical-index-mark-start text:id="IMark67965768"/><text:alphabetical-index-mark-start text:id="IMark67966600"/><text:alphabetical-index-mark-start text:id="IMark69754520"/>fil<text:alphabetical-index-mark-start text:id="IMark82494216"/>e<text:alphabetical-index-mark-end text:id="IMark69754520"/><text:alphabetical-index-mark-end text:id="IMark67966600"/><text:alphabetical-index-mark-end text:id="IMark67965768"/><text:alphabetical-index-mark-end text:id="IMark67967896"/><text:alphabetical-index-mark-end text:id="IMark69179896"/><text:alphabetical-index-mark-end text:id="IMark91730360"/><text:alphabetical-index-mark-end text:id="IMark69181000"/><text:alphabetical-index-mark-end text:id="IMark69188744"/>s<text:alphabetical-index-mark-end text:id="IMark82494216"/> included with this <text:alphabetical-index-mark-start text:id="IMark69742232"/><text:alphabetical-index-mark-start text:id="IMark82495720"/>project<text:alphabetical-index-mark-end text:id="IMark82495720"/><text:alphabetical-index-mark-end text:id="IMark69742232"/>:</text:p>
      <text:p text:style-name="P82"/>
      <text:list xml:id="list7996636580321444448" text:style-name="L2">
        <text:list-item>
          <text:p text:style-name="P92"><text:alphabetical-index-mark-start text:id="IMark69748568"/><text:alphabetical-index-mark-start text:id="IMark69985096"/><text:alphabetical-index-mark-start text:id="IMark68720296"/><text:alphabetical-index-mark-start text:id="IMark93786744"/><text:alphabetical-index-mark-start text:id="IMark91682344"/><text:alphabetical-index-mark-start text:id="IMark69973576"/><text:alphabetical-index-mark-start text:id="IMark69965208"/>README<text:alphabetical-index-mark-end text:id="IMark69965208"/><text:alphabetical-index-mark-end text:id="IMark69973576"/><text:alphabetical-index-mark-end text:id="IMark91682344"/><text:alphabetical-index-mark-end text:id="IMark93786744"/><text:alphabetical-index-mark-end text:id="IMark68720296"/><text:alphabetical-index-mark-end text:id="IMark69985096"/><text:alphabetical-index-mark-end text:id="IMark69748568"/>.md: contains info on <text:alphabetical-index-mark-start text:id="IMark69166072"/><text:alphabetical-index-mark-start text:id="IMark91685320"/><text:alphabetical-index-mark-start text:id="IMark93923320"/><text:alphabetical-index-mark-start text:id="IMark67964008"/><text:alphabetical-index-mark-start text:id="IMark69181800"/><text:alphabetical-index-mark-start text:id="IMark69169080"/>setting<text:alphabetical-index-mark-end text:id="IMark69169080"/><text:alphabetical-index-mark-end text:id="IMark69181800"/><text:alphabetical-index-mark-end text:id="IMark67964008"/><text:alphabetical-index-mark-end text:id="IMark93923320"/><text:alphabetical-index-mark-end text:id="IMark91685320"/><text:alphabetical-index-mark-end text:id="IMark69166072"/> up your <text:alphabetical-index-mark-start text:id="IMark82512296"/><text:alphabetical-index-mark-start text:id="IMark91680584"/><text:alphabetical-index-mark-start text:id="IMark93918584"/><text:alphabetical-index-mark-start text:id="IMark69970568"/><text:alphabetical-index-mark-start text:id="IMark67968360"/><text:alphabetical-index-mark-start text:id="IMark93937272"/><text:alphabetical-index-mark-start text:id="IMark93936520"/><text:alphabetical-index-mark-start text:id="IMark91683176"/><text:alphabetical-index-mark-start text:id="IMark93917080"/><text:alphabetical-index-mark-start text:id="IMark82495720"/><text:alphabetical-index-mark-start text:id="IMark69742232"/>system<text:alphabetical-index-mark-end text:id="IMark69742232"/><text:alphabetical-index-mark-end text:id="IMark82495720"/><text:alphabetical-index-mark-end text:id="IMark93917080"/><text:alphabetical-index-mark-end text:id="IMark91683176"/><text:alphabetical-index-mark-end text:id="IMark93936520"/><text:alphabetical-index-mark-end text:id="IMark93937272"/><text:alphabetical-index-mark-end text:id="IMark67968360"/><text:alphabetical-index-mark-end text:id="IMark69970568"/><text:alphabetical-index-mark-end text:id="IMark93918584"/><text:alphabetical-index-mark-end text:id="IMark91680584"/><text:alphabetical-index-mark-end text:id="IMark82512296"/> and <text:alphabetical-index-mark-start text:id="IMark82494216"/><text:alphabetical-index-mark-start text:id="IMark69188744"/><text:alphabetical-index-mark-start text:id="IMark69181000"/><text:alphabetical-index-mark-start text:id="IMark91730360"/><text:alphabetical-index-mark-start text:id="IMark69179896"/><text:alphabetical-index-mark-start text:id="IMark67967896"/><text:alphabetical-index-mark-start text:id="IMark67965768"/><text:alphabetical-index-mark-start text:id="IMark67966600"/><text:alphabetical-index-mark-start text:id="IMark69754520"/>install<text:alphabetical-index-mark-end text:id="IMark69754520"/><text:alphabetical-index-mark-end text:id="IMark67966600"/><text:alphabetical-index-mark-end text:id="IMark67965768"/><text:alphabetical-index-mark-end text:id="IMark67967896"/><text:alphabetical-index-mark-end text:id="IMark69179896"/><text:alphabetical-index-mark-end text:id="IMark91730360"/><text:alphabetical-index-mark-end text:id="IMark69181000"/><text:alphabetical-index-mark-end text:id="IMark69188744"/><text:alphabetical-index-mark-end text:id="IMark82494216"/>ing the <text:alphabetical-index-mark-start text:id="IMark68721800"/><text:alphabetical-index-mark-start text:id="IMark67965304"/><text:alphabetical-index-mark-start text:id="IMark69997384"/><text:alphabetical-index-mark-start text:id="IMark93760488"/><text:alphabetical-index-mark-start text:id="IMark93754472"/><text:alphabetical-index-mark-start text:id="IMark82517368"/><text:alphabetical-index-mark-start text:id="IMark69741480"/><text:alphabetical-index-mark-start text:id="IMark85453096"/>fil<text:alphabetical-index-mark-start text:id="IMark85455208"/>e<text:alphabetical-index-mark-end text:id="IMark85453096"/><text:alphabetical-index-mark-end text:id="IMark69741480"/><text:alphabetical-index-mark-end text:id="IMark82517368"/><text:alphabetical-index-mark-end text:id="IMark93754472"/><text:alphabetical-index-mark-end text:id="IMark93760488"/><text:alphabetical-index-mark-end text:id="IMark69997384"/><text:alphabetical-index-mark-end text:id="IMark67965304"/><text:alphabetical-index-mark-end text:id="IMark68721800"/>s<text:alphabetical-index-mark-end text:id="IMark85455208"/> <text:span text:style-name="T7">related to this </text:span><text:alphabetical-index-mark-start text:id="IMark85466344"/><text:alphabetical-index-mark-start text:id="IMark85467704"/><text:span text:style-name="T7">module</text:span><text:alphabetical-index-mark-end text:id="IMark85467704"/><text:alphabetical-index-mark-end text:id="IMark85466344"/>.</text:p>
          <text:p text:style-name="P92"/>
        </text:list-item>
        <text:list-item>
          <text:p text:style-name="P92"><text:alphabetical-index-mark-start text:id="IMark82494216"/><text:alphabetical-index-mark-start text:id="IMark69188744"/><text:alphabetical-index-mark-start text:id="IMark69181000"/><text:alphabetical-index-mark-start text:id="IMark91730360"/><text:alphabetical-index-mark-start text:id="IMark67967896"/><text:alphabetical-index-mark-start text:id="IMark67966600"/><text:alphabetical-index-mark-start text:id="IMark82512296"/>CONTRIBUTING<text:alphabetical-index-mark-end text:id="IMark82512296"/><text:alphabetical-index-mark-end text:id="IMark67966600"/><text:alphabetical-index-mark-end text:id="IMark67967896"/><text:alphabetical-index-mark-end text:id="IMark91730360"/><text:alphabetical-index-mark-end text:id="IMark69181000"/><text:alphabetical-index-mark-end text:id="IMark69188744"/><text:alphabetical-index-mark-end text:id="IMark82494216"/>.md: if you wan<text:span text:style-name="T79">t</text:span> to <text:alphabetical-index-mark-start text:id="IMark93918584"/><text:alphabetical-index-mark-start text:id="IMark69970568"/><text:alphabetical-index-mark-start text:id="IMark67968360"/><text:alphabetical-index-mark-start text:id="IMark93937272"/><text:alphabetical-index-mark-start text:id="IMark93936520"/><text:alphabetical-index-mark-start text:id="IMark91683176"/>contribute<text:alphabetical-index-mark-end text:id="IMark91683176"/><text:alphabetical-index-mark-end text:id="IMark93936520"/><text:alphabetical-index-mark-end text:id="IMark93937272"/><text:alphabetical-index-mark-end text:id="IMark67968360"/><text:alphabetical-index-mark-end text:id="IMark69970568"/><text:alphabetical-index-mark-end text:id="IMark93918584"/> to this <text:alphabetical-index-mark-start text:id="IMark93917080"/><text:alphabetical-index-mark-start text:id="IMark82495720"/>project<text:alphabetical-index-mark-end text:id="IMark82495720"/><text:alphabetical-index-mark-end text:id="IMark93917080"/>.</text:p>
          <text:p text:style-name="P92"/>
        </text:list-item>
        <text:list-item>
          <text:p text:style-name="P93"><text:alphabetical-index-mark-start text:id="IMark69181800"/><text:alphabetical-index-mark-start text:id="IMark69169080"/><text:alphabetical-index-mark-start text:id="IMark69748568"/><text:alphabetical-index-mark-start text:id="IMark69985096"/><text:alphabetical-index-mark-start text:id="IMark68720296"/><text:alphabetical-index-mark-start text:id="IMark93786744"/><text:alphabetical-index-mark-start text:id="IMark91682344"/>COPYING<text:alphabetical-index-mark-end text:id="IMark91682344"/><text:alphabetical-index-mark-end text:id="IMark93786744"/><text:alphabetical-index-mark-end text:id="IMark68720296"/><text:alphabetical-index-mark-end text:id="IMark69985096"/><text:alphabetical-index-mark-end text:id="IMark69748568"/><text:alphabetical-index-mark-end text:id="IMark69169080"/><text:alphabetical-index-mark-end text:id="IMark69181800"/>: for <text:alphabetical-index-mark-start text:id="IMark69973576"/><text:alphabetical-index-mark-start text:id="IMark69965208"/><text:alphabetical-index-mark-start text:id="IMark68721800"/><text:alphabetical-index-mark-start text:id="IMark69997384"/><text:alphabetical-index-mark-start text:id="IMark67965304"/><text:alphabetical-index-mark-start text:id="IMark67965768"/><text:alphabetical-index-mark-start text:id="IMark69754520"/><text:alphabetical-index-mark-start text:id="IMark91680584"/><text:alphabetical-index-mark-start text:id="IMark69166072"/><text:alphabetical-index-mark-start text:id="IMark91685320"/>license<text:alphabetical-index-mark-end text:id="IMark91685320"/><text:alphabetical-index-mark-end text:id="IMark69166072"/><text:alphabetical-index-mark-end text:id="IMark91680584"/><text:alphabetical-index-mark-end text:id="IMark69754520"/><text:alphabetical-index-mark-end text:id="IMark67965768"/><text:alphabetical-index-mark-end text:id="IMark67965304"/><text:alphabetical-index-mark-end text:id="IMark69997384"/><text:alphabetical-index-mark-end text:id="IMark68721800"/><text:alphabetical-index-mark-end text:id="IMark69965208"/><text:alphabetical-index-mark-end text:id="IMark69973576"/> <text:alphabetical-index-mark-start text:id="IMark82494216"/>in<text:alphabetical-index-mark-start text:id="IMark69188744"/><text:alphabetical-index-mark-start text:id="IMark69181000"/><text:alphabetical-index-mark-start text:id="IMark91730360"/><text:alphabetical-index-mark-start text:id="IMark67967896"/><text:alphabetical-index-mark-start text:id="IMark67966600"/><text:alphabetical-index-mark-start text:id="IMark82512296"/><text:alphabetical-index-mark-start text:id="IMark69742232"/>format<text:alphabetical-index-mark-end text:id="IMark69742232"/><text:alphabetical-index-mark-end text:id="IMark82512296"/><text:alphabetical-index-mark-end text:id="IMark67966600"/><text:alphabetical-index-mark-end text:id="IMark67967896"/><text:alphabetical-index-mark-end text:id="IMark91730360"/><text:alphabetical-index-mark-end text:id="IMark69181000"/><text:alphabetical-index-mark-end text:id="IMark69188744"/>ion<text:alphabetical-index-mark-end text:id="IMark82494216"/>.</text:p>
          <text:p text:style-name="P93"/>
        </text:list-item>
        <text:list-item>
          <text:p text:style-name="P94">Also note that this <text:alphabetical-index-mark-start text:id="IMark67968360"/><text:alphabetical-index-mark-start text:id="IMark93937272"/><text:alphabetical-index-mark-start text:id="IMark93936520"/>MFD<text:alphabetical-index-mark-end text:id="IMark93936520"/><text:alphabetical-index-mark-end text:id="IMark93937272"/><text:alphabetical-index-mark-end text:id="IMark67968360"/> would work only in conjunction with <text:alphabetical-index-mark-start text:id="IMark91683176"/><text:alphabetical-index-mark-start text:id="IMark67964008"/><text:alphabetical-index-mark-start text:id="IMark93923320"/>DGIIIAI<text:alphabetical-index-mark-end text:id="IMark93923320"/><text:alphabetical-index-mark-end text:id="IMark67964008"/><text:alphabetical-index-mark-end text:id="IMark91683176"/><text:span text:style-name="T76">[6.1.]</text:span> or a <text:alphabetical-index-mark-start text:id="IMark85455528"/><text:alphabetical-index-mark-start text:id="IMark85474264"/>ship<text:alphabetical-index-mark-end text:id="IMark85474264"/><text:alphabetical-index-mark-end text:id="IMark85455528"/> d<text:alphabetical-index-mark-start text:id="IMark82495720"/>es<text:alphabetical-index-mark-end text:id="IMark82495720"/>igned around a <text:alphabetical-index-mark-start text:id="IMark93917080"/><text:alphabetical-index-mark-start text:id="IMark69188744"/>compatible<text:alphabetical-index-mark-end text:id="IMark69188744"/><text:alphabetical-index-mark-end text:id="IMark93917080"/> <text:alphabetical-index-mark-start text:id="IMark82494216"/>AI<text:alphabetical-index-mark-end text:id="IMark82494216"/> <text:alphabetical-index-mark-start text:id="IMark69181000"/><text:alphabetical-index-mark-start text:id="IMark91730360"/><text:alphabetical-index-mark-start text:id="IMark67967896"/>system<text:alphabetical-index-mark-end text:id="IMark67967896"/><text:alphabetical-index-mark-end text:id="IMark91730360"/><text:alphabetical-index-mark-end text:id="IMark69181000"/>. It is not intended for use with any <text:span text:style-name="T40">other </text:span>sort of <text:alphabetical-index-mark-start text:id="IMark67966600"/><text:alphabetical-index-mark-start text:id="IMark82512296"/>OSFS<text:alphabetical-index-mark-end text:id="IMark82512296"/><text:alphabetical-index-mark-end text:id="IMark67966600"/> <text:alphabetical-index-mark-start text:id="IMark69742232"/><text:alphabetical-index-mark-start text:id="IMark69973576"/>ship<text:alphabetical-index-mark-end text:id="IMark69973576"/><text:alphabetical-index-mark-end text:id="IMark69742232"/>.</text:p>
        </text:list-item>
      </text:list>
      <text:p text:style-name="P8"/>
      <text:p text:style-name="P8"/>
      <text:table-of-content text:style-name="Sect1" text:name="Table of Contents1">
        <text:table-of-content-source text:outline-level="10">
          <text:index-title-template text:style-name="Heading_20_1">Table of Contents</text:index-title-template>
          <text:table-of-content-entry-template text:outline-level="1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h text:style-name="P90" text:outline-level="1"><text:alphabetical-index-mark-start text:id="IMark91730360"/>Table<text:alphabetical-index-mark-end text:id="IMark91730360"/> of <text:alphabetical-index-mark-start text:id="IMark67967896"/>Contents<text:alphabetical-index-mark-end text:id="IMark67967896"/></text:h>
          </text:index-title>
          <text:p text:style-name="P83"><text:a xlink:type="simple" xlink:href="#__RefHeading___Toc72751_673741182" text:style-name="Index_20_Link" text:visited-style-name="Index_20_Link"><text:span text:style-name="Index_20_Link"/></text:a></text:p>
          <text:p text:style-name="P83"><text:a xlink:type="simple" xlink:href="#__RefHeading___Toc72751_673741182" text:style-name="Index_20_Link" text:visited-style-name="Index_20_Link">Abstract<text:tab/>1</text:a></text:p>
          <text:p text:style-name="P83"><text:a xlink:type="simple" xlink:href="#__RefHeading___Toc72753_673741182" text:style-name="Index_20_Link" text:visited-style-name="Index_20_Link">Keywords<text:tab/>1</text:a></text:p>
          <text:p text:style-name="P83"><text:a xlink:type="simple" xlink:href="#__RefHeading___Toc6463_1483239106" text:style-name="Index_20_Link" text:visited-style-name="Index_20_Link">Ac</text:a><text:alphabetical-index-mark-start text:id="IMark69748568"/><text:a xlink:type="simple" xlink:href="#__RefHeading___Toc6463_1483239106" text:style-name="Index_20_Link" text:visited-style-name="Index_20_Link">knowledge</text:a><text:alphabetical-index-mark-end text:id="IMark69748568"/><text:a xlink:type="simple" xlink:href="#__RefHeading___Toc6463_1483239106" text:style-name="Index_20_Link" text:visited-style-name="Index_20_Link">ments<text:tab/>2</text:a></text:p>
          <text:p text:style-name="P83"><text:alphabetical-index-mark-start text:id="IMark69742232"/><text:a xlink:type="simple" xlink:href="#__RefHeading___Toc8815_1538881673" text:style-name="Index_20_Link" text:visited-style-name="Index_20_Link">License</text:a><text:alphabetical-index-mark-end text:id="IMark69742232"/><text:a xlink:type="simple" xlink:href="#__RefHeading___Toc8815_1538881673" text:style-name="Index_20_Link" text:visited-style-name="Index_20_Link"> and info for contributors<text:tab/>2</text:a></text:p>
          <text:p text:style-name="P83"><text:a xlink:type="simple" xlink:href="#__RefHeading___Toc72862_673741182" text:style-name="Index_20_Link" text:visited-style-name="Index_20_Link">1. Introduction<text:tab/>5</text:a></text:p>
          <text:p text:style-name="P83"><text:a xlink:type="simple" xlink:href="#__RefHeading___Toc72864_673741182" text:style-name="Index_20_Link" text:visited-style-name="Index_20_Link">2. Conventions, caveats and base </text:a><text:alphabetical-index-mark-start text:id="IMark93923320"/><text:a xlink:type="simple" xlink:href="#__RefHeading___Toc72864_673741182" text:style-name="Index_20_Link" text:visited-style-name="Index_20_Link">condition</text:a><text:alphabetical-index-mark-end text:id="IMark93923320"/><text:a xlink:type="simple" xlink:href="#__RefHeading___Toc72864_673741182" text:style-name="Index_20_Link" text:visited-style-name="Index_20_Link">s of </text:a><text:alphabetical-index-mark-start text:id="IMark72222808"/><text:a xlink:type="simple" xlink:href="#__RefHeading___Toc72864_673741182" text:style-name="Index_20_Link" text:visited-style-name="Index_20_Link">develop</text:a><text:alphabetical-index-mark-end text:id="IMark72222808"/><text:a xlink:type="simple" xlink:href="#__RefHeading___Toc72864_673741182" text:style-name="Index_20_Link" text:visited-style-name="Index_20_Link">ment<text:tab/>6</text:a></text:p>
          <text:p text:style-name="P83"><text:a xlink:type="simple" xlink:href="#__RefHeading___Toc72866_673741182" text:style-name="Index_20_Link" text:visited-style-name="Index_20_Link">3. </text:a><text:alphabetical-index-mark-start text:id="IMark69181000"/><text:a xlink:type="simple" xlink:href="#__RefHeading___Toc72866_673741182" text:style-name="Index_20_Link" text:visited-style-name="Index_20_Link">Develop</text:a><text:alphabetical-index-mark-end text:id="IMark69181000"/><text:a xlink:type="simple" xlink:href="#__RefHeading___Toc72866_673741182" text:style-name="Index_20_Link" text:visited-style-name="Index_20_Link">ment<text:tab/>7</text:a></text:p>
          <text:p text:style-name="P83"><text:a xlink:type="simple" xlink:href="#__RefHeading___Toc1655_964193841" text:style-name="Index_20_Link" text:visited-style-name="Index_20_Link">3.1. Use of </text:a><text:alphabetical-index-mark-start text:id="IMark67966600"/><text:alphabetical-index-mark-start text:id="IMark91680584"/><text:a xlink:type="simple" xlink:href="#__RefHeading___Toc1655_964193841" text:style-name="Index_20_Link" text:visited-style-name="Index_20_Link">SQLC</text:a><text:alphabetical-index-mark-end text:id="IMark91680584"/><text:alphabetical-index-mark-end text:id="IMark67966600"/><text:a xlink:type="simple" xlink:href="#__RefHeading___Toc1655_964193841" text:style-name="Index_20_Link" text:visited-style-name="Index_20_Link"> with any </text:a><text:alphabetical-index-mark-start text:id="IMark82512296"/><text:a xlink:type="simple" xlink:href="#__RefHeading___Toc1655_964193841" text:style-name="Index_20_Link" text:visited-style-name="Index_20_Link">R</text:a><text:alphabetical-index-mark-start text:id="IMark69179896"/><text:a xlink:type="simple" xlink:href="#__RefHeading___Toc1655_964193841" text:style-name="Index_20_Link" text:visited-style-name="Index_20_Link">DBMS</text:a><text:alphabetical-index-mark-end text:id="IMark69179896"/><text:alphabetical-index-mark-end text:id="IMark82512296"/><text:a xlink:type="simple" xlink:href="#__RefHeading___Toc1655_964193841" text:style-name="Index_20_Link" text:visited-style-name="Index_20_Link">.<text:tab/>7</text:a></text:p>
          <text:p text:style-name="P83"><text:a xlink:type="simple" xlink:href="#__RefHeading___Toc1657_964193841" text:style-name="Index_20_Link" text:visited-style-name="Index_20_Link">3.2. Use of </text:a><text:alphabetical-index-mark-start text:id="IMark93936520"/><text:alphabetical-index-mark-start text:id="IMark93918584"/><text:a xlink:type="simple" xlink:href="#__RefHeading___Toc1657_964193841" text:style-name="Index_20_Link" text:visited-style-name="Index_20_Link">SQLC</text:a><text:alphabetical-index-mark-end text:id="IMark93918584"/><text:alphabetical-index-mark-end text:id="IMark93936520"/><text:a xlink:type="simple" xlink:href="#__RefHeading___Toc1657_964193841" text:style-name="Index_20_Link" text:visited-style-name="Index_20_Link"> with other </text:a><text:alphabetical-index-mark-start text:id="IMark67968360"/><text:a xlink:type="simple" xlink:href="#__RefHeading___Toc1657_964193841" text:style-name="Index_20_Link" text:visited-style-name="Index_20_Link">SQL</text:a><text:alphabetical-index-mark-end text:id="IMark67968360"/><text:a xlink:type="simple" xlink:href="#__RefHeading___Toc1657_964193841" text:style-name="Index_20_Link" text:visited-style-name="Index_20_Link"> </text:a><text:alphabetical-index-mark-start text:id="IMark69742232"/><text:a xlink:type="simple" xlink:href="#__RefHeading___Toc1657_964193841" text:style-name="Index_20_Link" text:visited-style-name="Index_20_Link">compatible</text:a><text:alphabetical-index-mark-end text:id="IMark69742232"/><text:a xlink:type="simple" xlink:href="#__RefHeading___Toc1657_964193841" text:style-name="Index_20_Link" text:visited-style-name="Index_20_Link"> </text:a><text:alphabetical-index-mark-start text:id="IMark93937272"/><text:a xlink:type="simple" xlink:href="#__RefHeading___Toc1657_964193841" text:style-name="Index_20_Link" text:visited-style-name="Index_20_Link">MFD</text:a><text:alphabetical-index-mark-end text:id="IMark93937272"/><text:a xlink:type="simple" xlink:href="#__RefHeading___Toc1657_964193841" text:style-name="Index_20_Link" text:visited-style-name="Index_20_Link"> </text:a><text:alphabetical-index-mark-start text:id="IMark67967896"/><text:a xlink:type="simple" xlink:href="#__RefHeading___Toc1657_964193841" text:style-name="Index_20_Link" text:visited-style-name="Index_20_Link">module</text:a><text:alphabetical-index-mark-end text:id="IMark67967896"/><text:a xlink:type="simple" xlink:href="#__RefHeading___Toc1657_964193841" text:style-name="Index_20_Link" text:visited-style-name="Index_20_Link">s.<text:tab/>7</text:a></text:p>
          <text:p text:style-name="P83"><text:a xlink:type="simple" xlink:href="#__RefHeading___Toc1659_964193841" text:style-name="Index_20_Link" text:visited-style-name="Index_20_Link">3.3. Additional </text:a><text:alphabetical-index-mark-start text:id="IMark93936520"/><text:a xlink:type="simple" xlink:href="#__RefHeading___Toc1659_964193841" text:style-name="Index_20_Link" text:visited-style-name="Index_20_Link">AIE</text:a><text:alphabetical-index-mark-end text:id="IMark93936520"/><text:a xlink:type="simple" xlink:href="#__RefHeading___Toc1659_964193841" text:style-name="Index_20_Link" text:visited-style-name="Index_20_Link"> </text:a><text:alphabetical-index-mark-start text:id="IMark69179896"/><text:a xlink:type="simple" xlink:href="#__RefHeading___Toc1659_964193841" text:style-name="Index_20_Link" text:visited-style-name="Index_20_Link">function</text:a><text:alphabetical-index-mark-end text:id="IMark69179896"/><text:a xlink:type="simple" xlink:href="#__RefHeading___Toc1659_964193841" text:style-name="Index_20_Link" text:visited-style-name="Index_20_Link">s for </text:a><text:alphabetical-index-mark-start text:id="IMark85472760"/><text:alphabetical-index-mark-start text:id="IMark69973576"/><text:a xlink:type="simple" xlink:href="#__RefHeading___Toc1659_964193841" text:style-name="Index_20_Link" text:visited-style-name="Index_20_Link">SQLC</text:a><text:alphabetical-index-mark-end text:id="IMark69973576"/><text:alphabetical-index-mark-end text:id="IMark85472760"/><text:a xlink:type="simple" xlink:href="#__RefHeading___Toc1659_964193841" text:style-name="Index_20_Link" text:visited-style-name="Index_20_Link">.<text:tab/>8</text:a></text:p>
          <text:p text:style-name="P83"><text:a xlink:type="simple" xlink:href="#__RefHeading___Toc72868_673741182" text:style-name="Index_20_Link" text:visited-style-name="Index_20_Link">4. </text:a><text:alphabetical-index-mark-start text:id="IMark82512296"/><text:a xlink:type="simple" xlink:href="#__RefHeading___Toc72868_673741182" text:style-name="Index_20_Link" text:visited-style-name="Index_20_Link">Expert</text:a><text:alphabetical-index-mark-end text:id="IMark82512296"/><text:a xlink:type="simple" xlink:href="#__RefHeading___Toc72868_673741182" text:style-name="Index_20_Link" text:visited-style-name="Index_20_Link"> </text:a><text:alphabetical-index-mark-start text:id="IMark67968360"/><text:a xlink:type="simple" xlink:href="#__RefHeading___Toc72868_673741182" text:style-name="Index_20_Link" text:visited-style-name="Index_20_Link">system</text:a><text:alphabetical-index-mark-end text:id="IMark67968360"/><text:a xlink:type="simple" xlink:href="#__RefHeading___Toc72868_673741182" text:style-name="Index_20_Link" text:visited-style-name="Index_20_Link"><text:tab/>9</text:a></text:p>
          <text:p text:style-name="P83"><text:a xlink:type="simple" xlink:href="#__RefHeading___Toc4357_1164564522" text:style-name="Index_20_Link" text:visited-style-name="Index_20_Link">4.1. </text:a><text:alphabetical-index-mark-start text:id="IMark82494216"/><text:a xlink:type="simple" xlink:href="#__RefHeading___Toc4357_1164564522" text:style-name="Index_20_Link" text:visited-style-name="Index_20_Link">AIE</text:a><text:alphabetical-index-mark-end text:id="IMark82494216"/><text:a xlink:type="simple" xlink:href="#__RefHeading___Toc4357_1164564522" text:style-name="Index_20_Link" text:visited-style-name="Index_20_Link"> </text:a><text:alphabetical-index-mark-start text:id="IMark67964008"/><text:a xlink:type="simple" xlink:href="#__RefHeading___Toc4357_1164564522" text:style-name="Index_20_Link" text:visited-style-name="Index_20_Link">loop</text:a><text:alphabetical-index-mark-end text:id="IMark67964008"/><text:a xlink:type="simple" xlink:href="#__RefHeading___Toc4357_1164564522" text:style-name="Index_20_Link" text:visited-style-name="Index_20_Link">.<text:tab/>9</text:a></text:p>
          <text:p text:style-name="P83"><text:a xlink:type="simple" xlink:href="#__RefHeading___Toc4359_1164564522" text:style-name="Index_20_Link" text:visited-style-name="Index_20_Link">4.1.1. </text:a><text:alphabetical-index-mark-start text:id="IMark69169080"/><text:a xlink:type="simple" xlink:href="#__RefHeading___Toc4359_1164564522" text:style-name="Index_20_Link" text:visited-style-name="Index_20_Link"><text:span text:style-name="T44">St</text:span></text:a><text:a xlink:type="simple" xlink:href="#__RefHeading___Toc4359_1164564522" text:style-name="Index_20_Link" text:visited-style-name="Index_20_Link"><text:span text:style-name="T44">atus</text:span></text:a><text:alphabetical-index-mark-end text:id="IMark69169080"/><text:a xlink:type="simple" xlink:href="#__RefHeading___Toc4359_1164564522" text:style-name="Index_20_Link" text:visited-style-name="Index_20_Link"><text:span text:style-name="T44"> =</text:span></text:a><text:a xlink:type="simple" xlink:href="#__RefHeading___Toc4359_1164564522" text:style-name="Index_20_Link" text:visited-style-name="Index_20_Link"><text:span text:style-name="T44"> ‘</text:span></text:a><text:alphabetical-index-mark-start text:id="IMark85472760"/><text:a xlink:type="simple" xlink:href="#__RefHeading___Toc4359_1164564522" text:style-name="Index_20_Link" text:visited-style-name="Index_20_Link"><text:span text:style-name="T44">sentodb</text:span></text:a><text:alphabetical-index-mark-end text:id="IMark85472760"/><text:a xlink:type="simple" xlink:href="#__RefHeading___Toc4359_1164564522" text:style-name="Index_20_Link" text:visited-style-name="Index_20_Link"><text:span text:style-name="T44">’</text:span></text:a><text:a xlink:type="simple" xlink:href="#__RefHeading___Toc4359_1164564522" text:style-name="Index_20_Link" text:visited-style-name="Index_20_Link"><text:tab/>9</text:a></text:p>
          <text:p text:style-name="P83"><text:a xlink:type="simple" xlink:href="#__RefHeading___Toc4361_1164564522" text:style-name="Index_20_Link" text:visited-style-name="Index_20_Link">4.1.2. </text:a><text:alphabetical-index-mark-start text:id="IMark93923320"/><text:a xlink:type="simple" xlink:href="#__RefHeading___Toc4361_1164564522" text:style-name="Index_20_Link" text:visited-style-name="Index_20_Link"><text:span text:style-name="T44">St</text:span></text:a><text:a xlink:type="simple" xlink:href="#__RefHeading___Toc4361_1164564522" text:style-name="Index_20_Link" text:visited-style-name="Index_20_Link"><text:span text:style-name="T44">atus</text:span></text:a><text:alphabetical-index-mark-end text:id="IMark93923320"/><text:a xlink:type="simple" xlink:href="#__RefHeading___Toc4361_1164564522" text:style-name="Index_20_Link" text:visited-style-name="Index_20_Link"><text:span text:style-name="T44"> =</text:span></text:a><text:a xlink:type="simple" xlink:href="#__RefHeading___Toc4361_1164564522" text:style-name="Index_20_Link" text:visited-style-name="Index_20_Link"><text:span text:style-name="T44"> ‘</text:span></text:a><text:alphabetical-index-mark-start text:id="IMark69188744"/><text:a xlink:type="simple" xlink:href="#__RefHeading___Toc4361_1164564522" text:style-name="Index_20_Link" text:visited-style-name="Index_20_Link"><text:span text:style-name="T44">getfrom</text:span></text:a><text:alphabetical-index-mark-start text:id="IMark69181800"/><text:a xlink:type="simple" xlink:href="#__RefHeading___Toc4361_1164564522" text:style-name="Index_20_Link" text:visited-style-name="Index_20_Link"><text:span text:style-name="T44">network</text:span></text:a><text:alphabetical-index-mark-end text:id="IMark69181800"/><text:alphabetical-index-mark-end text:id="IMark69188744"/><text:a xlink:type="simple" xlink:href="#__RefHeading___Toc4361_1164564522" text:style-name="Index_20_Link" text:visited-style-name="Index_20_Link"><text:span text:style-name="T44">’</text:span></text:a><text:a xlink:type="simple" xlink:href="#__RefHeading___Toc4361_1164564522" text:style-name="Index_20_Link" text:visited-style-name="Index_20_Link"><text:tab/>10</text:a></text:p>
          <text:p text:style-name="P83"><text:a xlink:type="simple" xlink:href="#__RefHeading___Toc4363_1164564522" text:style-name="Index_20_Link" text:visited-style-name="Index_20_Link">4.1.3. </text:a><text:alphabetical-index-mark-start text:id="IMark82494216"/><text:a xlink:type="simple" xlink:href="#__RefHeading___Toc4363_1164564522" text:style-name="Index_20_Link" text:visited-style-name="Index_20_Link"><text:span text:style-name="T44">St</text:span></text:a><text:a xlink:type="simple" xlink:href="#__RefHeading___Toc4363_1164564522" text:style-name="Index_20_Link" text:visited-style-name="Index_20_Link"><text:span text:style-name="T44">atus</text:span></text:a><text:alphabetical-index-mark-end text:id="IMark82494216"/><text:a xlink:type="simple" xlink:href="#__RefHeading___Toc4363_1164564522" text:style-name="Index_20_Link" text:visited-style-name="Index_20_Link"><text:span text:style-name="T44"> = </text:span></text:a><text:a xlink:type="simple" xlink:href="#__RefHeading___Toc4363_1164564522" text:style-name="Index_20_Link" text:visited-style-name="Index_20_Link"><text:span text:style-name="T44">‘</text:span></text:a><text:alphabetical-index-mark-start text:id="IMark67964008"/><text:a xlink:type="simple" xlink:href="#__RefHeading___Toc4363_1164564522" text:style-name="Index_20_Link" text:visited-style-name="Index_20_Link"><text:span text:style-name="T44">applykbrules</text:span></text:a><text:alphabetical-index-mark-end text:id="IMark67964008"/><text:a xlink:type="simple" xlink:href="#__RefHeading___Toc4363_1164564522" text:style-name="Index_20_Link" text:visited-style-name="Index_20_Link"><text:span text:style-name="T44">’</text:span></text:a><text:a xlink:type="simple" xlink:href="#__RefHeading___Toc4363_1164564522" text:style-name="Index_20_Link" text:visited-style-name="Index_20_Link"><text:tab/>10</text:a></text:p>
          <text:p text:style-name="P83"><text:a xlink:type="simple" xlink:href="#__RefHeading___Toc4365_1164564522" text:style-name="Index_20_Link" text:visited-style-name="Index_20_Link">4.1.4. </text:a><text:alphabetical-index-mark-start text:id="IMark67967896"/><text:a xlink:type="simple" xlink:href="#__RefHeading___Toc4365_1164564522" text:style-name="Index_20_Link" text:visited-style-name="Index_20_Link"><text:span text:style-name="T44">St</text:span></text:a><text:a xlink:type="simple" xlink:href="#__RefHeading___Toc4365_1164564522" text:style-name="Index_20_Link" text:visited-style-name="Index_20_Link"><text:span text:style-name="T44">atus</text:span></text:a><text:alphabetical-index-mark-end text:id="IMark67967896"/><text:a xlink:type="simple" xlink:href="#__RefHeading___Toc4365_1164564522" text:style-name="Index_20_Link" text:visited-style-name="Index_20_Link"><text:span text:style-name="T44"> =</text:span></text:a><text:a xlink:type="simple" xlink:href="#__RefHeading___Toc4365_1164564522" text:style-name="Index_20_Link" text:visited-style-name="Index_20_Link"><text:span text:style-name="T44"> ‘</text:span></text:a><text:alphabetical-index-mark-start text:id="IMark69973576"/><text:a xlink:type="simple" xlink:href="#__RefHeading___Toc4365_1164564522" text:style-name="Index_20_Link" text:visited-style-name="Index_20_Link"><text:span text:style-name="T44">dbtoact</text:span></text:a><text:alphabetical-index-mark-end text:id="IMark69973576"/><text:a xlink:type="simple" xlink:href="#__RefHeading___Toc4365_1164564522" text:style-name="Index_20_Link" text:visited-style-name="Index_20_Link"><text:span text:style-name="T44">’</text:span></text:a><text:a xlink:type="simple" xlink:href="#__RefHeading___Toc4365_1164564522" text:style-name="Index_20_Link" text:visited-style-name="Index_20_Link"><text:tab/>10</text:a></text:p>
          <text:p text:style-name="P83"><text:a xlink:type="simple" xlink:href="#__RefHeading___Toc4367_1164564522" text:style-name="Index_20_Link" text:visited-style-name="Index_20_Link">4.2. </text:a><text:alphabetical-index-mark-start text:id="IMark67966600"/><text:a xlink:type="simple" xlink:href="#__RefHeading___Toc4367_1164564522" text:style-name="Index_20_Link" text:visited-style-name="Index_20_Link">Latency</text:a><text:alphabetical-index-mark-end text:id="IMark67966600"/><text:a xlink:type="simple" xlink:href="#__RefHeading___Toc4367_1164564522" text:style-name="Index_20_Link" text:visited-style-name="Index_20_Link"><text:tab/>10</text:a></text:p>
          <text:p text:style-name="P83"><text:a xlink:type="simple" xlink:href="#__RefHeading___Toc72870_673741182" text:style-name="Index_20_Link" text:visited-style-name="Index_20_Link">5. Use<text:tab/>12</text:a></text:p>
          <text:p text:style-name="P83"><text:a xlink:type="simple" xlink:href="#__RefHeading___Toc1073_964193841" text:style-name="Index_20_Link" text:visited-style-name="Index_20_Link">5.1. </text:a><text:alphabetical-index-mark-start text:id="IMark72222808"/><text:alphabetical-index-mark-start text:id="IMark82495720"/><text:a xlink:type="simple" xlink:href="#__RefHeading___Toc1073_964193841" text:style-name="Index_20_Link" text:visited-style-name="Index_20_Link">Install</text:a><text:alphabetical-index-mark-end text:id="IMark82495720"/><text:a xlink:type="simple" xlink:href="#__RefHeading___Toc1073_964193841" text:style-name="Index_20_Link" text:visited-style-name="Index_20_Link">ation</text:a><text:alphabetical-index-mark-end text:id="IMark72222808"/><text:a xlink:type="simple" xlink:href="#__RefHeading___Toc1073_964193841" text:style-name="Index_20_Link" text:visited-style-name="Index_20_Link"><text:tab/>12</text:a></text:p>
          <text:p text:style-name="P83"><text:a xlink:type="simple" xlink:href="#__RefHeading___Toc1075_964193841" text:style-name="Index_20_Link" text:visited-style-name="Index_20_Link">5.2. </text:a><text:alphabetical-index-mark-start text:id="IMark82512296"/><text:a xlink:type="simple" xlink:href="#__RefHeading___Toc1075_964193841" text:style-name="Index_20_Link" text:visited-style-name="Index_20_Link">Function</text:a><text:alphabetical-index-mark-end text:id="IMark82512296"/><text:a xlink:type="simple" xlink:href="#__RefHeading___Toc1075_964193841" text:style-name="Index_20_Link" text:visited-style-name="Index_20_Link">s<text:tab/>12</text:a></text:p>
          <text:p text:style-name="P83"><text:a xlink:type="simple" xlink:href="#__RefHeading___Toc1077_964193841" text:style-name="Index_20_Link" text:visited-style-name="Index_20_Link">5.2.1. [</text:a><text:alphabetical-index-mark-start text:id="IMark69965208"/><text:a xlink:type="simple" xlink:href="#__RefHeading___Toc1077_964193841" text:style-name="Index_20_Link" text:visited-style-name="Index_20_Link">DB</text:a><text:alphabetical-index-mark-end text:id="IMark69965208"/><text:a xlink:type="simple" xlink:href="#__RefHeading___Toc1077_964193841" text:style-name="Index_20_Link" text:visited-style-name="Index_20_Link">]<text:tab/>12</text:a></text:p>
          <text:p text:style-name="P83"><text:a xlink:type="simple" xlink:href="#__RefHeading___Toc1079_964193841" text:style-name="Index_20_Link" text:visited-style-name="Index_20_Link">5.2.2. [</text:a><text:alphabetical-index-mark-start text:id="IMark85466664"/><text:a xlink:type="simple" xlink:href="#__RefHeading___Toc1079_964193841" text:style-name="Index_20_Link" text:visited-style-name="Index_20_Link">CON</text:a><text:alphabetical-index-mark-end text:id="IMark85466664"/><text:a xlink:type="simple" xlink:href="#__RefHeading___Toc1079_964193841" text:style-name="Index_20_Link" text:visited-style-name="Index_20_Link">]<text:tab/>12</text:a></text:p>
          <text:p text:style-name="P83"><text:a xlink:type="simple" xlink:href="#__RefHeading___Toc1081_964193841" text:style-name="Index_20_Link" text:visited-style-name="Index_20_Link">5.2.3. [</text:a><text:alphabetical-index-mark-start text:id="IMark85472760"/><text:a xlink:type="simple" xlink:href="#__RefHeading___Toc1081_964193841" text:style-name="Index_20_Link" text:visited-style-name="Index_20_Link">DIS</text:a><text:alphabetical-index-mark-end text:id="IMark85472760"/><text:a xlink:type="simple" xlink:href="#__RefHeading___Toc1081_964193841" text:style-name="Index_20_Link" text:visited-style-name="Index_20_Link">]<text:tab/>12</text:a></text:p>
          <text:p text:style-name="P83"><text:a xlink:type="simple" xlink:href="#__RefHeading___Toc1083_964193841" text:style-name="Index_20_Link" text:visited-style-name="Index_20_Link">5.2.4. [</text:a><text:alphabetical-index-mark-start text:id="IMark91730360"/><text:a xlink:type="simple" xlink:href="#__RefHeading___Toc1083_964193841" text:style-name="Index_20_Link" text:visited-style-name="Index_20_Link">SQL</text:a><text:alphabetical-index-mark-end text:id="IMark91730360"/><text:a xlink:type="simple" xlink:href="#__RefHeading___Toc1083_964193841" text:style-name="Index_20_Link" text:visited-style-name="Index_20_Link">]<text:tab/>13</text:a></text:p>
          <text:p text:style-name="P83"><text:a xlink:type="simple" xlink:href="#__RefHeading___Toc1085_964193841" text:style-name="Index_20_Link" text:visited-style-name="Index_20_Link">5.2.5. [</text:a><text:alphabetical-index-mark-start text:id="IMark82512296"/><text:a xlink:type="simple" xlink:href="#__RefHeading___Toc1085_964193841" text:style-name="Index_20_Link" text:visited-style-name="Index_20_Link">MON</text:a><text:alphabetical-index-mark-end text:id="IMark82512296"/><text:a xlink:type="simple" xlink:href="#__RefHeading___Toc1085_964193841" text:style-name="Index_20_Link" text:visited-style-name="Index_20_Link">]<text:tab/>13</text:a></text:p>
          <text:p text:style-name="P83"><text:a xlink:type="simple" xlink:href="#__RefHeading___Toc1087_964193841" text:style-name="Index_20_Link" text:visited-style-name="Index_20_Link">5.2.6. [</text:a><text:alphabetical-index-mark-start text:id="IMark67965304"/><text:a xlink:type="simple" xlink:href="#__RefHeading___Toc1087_964193841" text:style-name="Index_20_Link" text:visited-style-name="Index_20_Link">MOF</text:a><text:alphabetical-index-mark-end text:id="IMark67965304"/><text:a xlink:type="simple" xlink:href="#__RefHeading___Toc1087_964193841" text:style-name="Index_20_Link" text:visited-style-name="Index_20_Link">]<text:tab/>13</text:a></text:p>
          <text:p text:style-name="P83"><text:a xlink:type="simple" xlink:href="#__RefHeading___Toc1089_964193841" text:style-name="Index_20_Link" text:visited-style-name="Index_20_Link">5.2.7. [</text:a><text:alphabetical-index-mark-start text:id="IMark69179896"/><text:a xlink:type="simple" xlink:href="#__RefHeading___Toc1089_964193841" text:style-name="Index_20_Link" text:visited-style-name="Index_20_Link">PON</text:a><text:alphabetical-index-mark-end text:id="IMark69179896"/><text:a xlink:type="simple" xlink:href="#__RefHeading___Toc1089_964193841" text:style-name="Index_20_Link" text:visited-style-name="Index_20_Link">]<text:tab/>13</text:a></text:p>
          <text:p text:style-name="P83"><text:soft-page-break/><text:a xlink:type="simple" xlink:href="#__RefHeading___Toc1091_964193841" text:style-name="Index_20_Link" text:visited-style-name="Index_20_Link">5.2.8. [</text:a><text:alphabetical-index-mark-start text:id="IMark68143816"/><text:a xlink:type="simple" xlink:href="#__RefHeading___Toc1091_964193841" text:style-name="Index_20_Link" text:visited-style-name="Index_20_Link">POF</text:a><text:alphabetical-index-mark-end text:id="IMark68143816"/><text:a xlink:type="simple" xlink:href="#__RefHeading___Toc1091_964193841" text:style-name="Index_20_Link" text:visited-style-name="Index_20_Link">]<text:tab/>14</text:a></text:p>
          <text:p text:style-name="P83"><text:a xlink:type="simple" xlink:href="#__RefHeading___Toc1093_964193841" text:style-name="Index_20_Link" text:visited-style-name="Index_20_Link">5.2.9. [</text:a><text:alphabetical-index-mark-start text:id="IMark72222808"/><text:a xlink:type="simple" xlink:href="#__RefHeading___Toc1093_964193841" text:style-name="Index_20_Link" text:visited-style-name="Index_20_Link">ITM</text:a><text:alphabetical-index-mark-end text:id="IMark72222808"/><text:a xlink:type="simple" xlink:href="#__RefHeading___Toc1093_964193841" text:style-name="Index_20_Link" text:visited-style-name="Index_20_Link">]<text:tab/>14</text:a></text:p>
          <text:p text:style-name="P83"><text:a xlink:type="simple" xlink:href="#__RefHeading___Toc1095_964193841" text:style-name="Index_20_Link" text:visited-style-name="Index_20_Link">5.2.10. [</text:a><text:alphabetical-index-mark-start text:id="IMark67968360"/><text:a xlink:type="simple" xlink:href="#__RefHeading___Toc1095_964193841" text:style-name="Index_20_Link" text:visited-style-name="Index_20_Link">VAL</text:a><text:alphabetical-index-mark-end text:id="IMark67968360"/><text:a xlink:type="simple" xlink:href="#__RefHeading___Toc1095_964193841" text:style-name="Index_20_Link" text:visited-style-name="Index_20_Link">]<text:tab/>14</text:a></text:p>
          <text:p text:style-name="P83"><text:a xlink:type="simple" xlink:href="#__RefHeading___Toc1097_964193841" text:style-name="Index_20_Link" text:visited-style-name="Index_20_Link">5.2.11. [</text:a><text:alphabetical-index-mark-start text:id="IMark69181000"/><text:a xlink:type="simple" xlink:href="#__RefHeading___Toc1097_964193841" text:style-name="Index_20_Link" text:visited-style-name="Index_20_Link">EXE</text:a><text:alphabetical-index-mark-end text:id="IMark69181000"/><text:a xlink:type="simple" xlink:href="#__RefHeading___Toc1097_964193841" text:style-name="Index_20_Link" text:visited-style-name="Index_20_Link">]<text:tab/>15</text:a></text:p>
          <text:p text:style-name="P83"><text:a xlink:type="simple" xlink:href="#__RefHeading___Toc1099_964193841" text:style-name="Index_20_Link" text:visited-style-name="Index_20_Link">5.3. </text:a><text:alphabetical-index-mark-start text:id="IMark67964008"/><text:a xlink:type="simple" xlink:href="#__RefHeading___Toc1099_964193841" text:style-name="Index_20_Link" text:visited-style-name="Index_20_Link">Procedure</text:a><text:alphabetical-index-mark-end text:id="IMark67964008"/><text:a xlink:type="simple" xlink:href="#__RefHeading___Toc1099_964193841" text:style-name="Index_20_Link" text:visited-style-name="Index_20_Link">s<text:tab/>15</text:a></text:p>
          <text:p text:style-name="P83"><text:a xlink:type="simple" xlink:href="#__RefHeading___Toc1101_964193841" text:style-name="Index_20_Link" text:visited-style-name="Index_20_Link">5.3.1. </text:a><text:alphabetical-index-mark-start text:id="IMark93918584"/><text:a xlink:type="simple" xlink:href="#__RefHeading___Toc1101_964193841" text:style-name="Index_20_Link" text:visited-style-name="Index_20_Link">Connect</text:a><text:alphabetical-index-mark-end text:id="IMark93918584"/><text:a xlink:type="simple" xlink:href="#__RefHeading___Toc1101_964193841" text:style-name="Index_20_Link" text:visited-style-name="Index_20_Link"> to a </text:a><text:alphabetical-index-mark-start text:id="IMark68143816"/><text:alphabetical-index-mark-start text:id="IMark69997384"/><text:a xlink:type="simple" xlink:href="#__RefHeading___Toc1101_964193841" text:style-name="Index_20_Link" text:visited-style-name="Index_20_Link">data</text:a><text:alphabetical-index-mark-end text:id="IMark69997384"/><text:a xlink:type="simple" xlink:href="#__RefHeading___Toc1101_964193841" text:style-name="Index_20_Link" text:visited-style-name="Index_20_Link">base</text:a><text:alphabetical-index-mark-end text:id="IMark68143816"/><text:a xlink:type="simple" xlink:href="#__RefHeading___Toc1101_964193841" text:style-name="Index_20_Link" text:visited-style-name="Index_20_Link">.<text:tab/>15</text:a></text:p>
          <text:p text:style-name="P83"><text:a xlink:type="simple" xlink:href="#__RefHeading___Toc1103_964193841" text:style-name="Index_20_Link" text:visited-style-name="Index_20_Link">5.3.2. </text:a><text:alphabetical-index-mark-start text:id="IMark82512296"/><text:a xlink:type="simple" xlink:href="#__RefHeading___Toc1103_964193841" text:style-name="Index_20_Link" text:visited-style-name="Index_20_Link">Dis</text:a><text:alphabetical-index-mark-start text:id="IMark91683176"/><text:a xlink:type="simple" xlink:href="#__RefHeading___Toc1103_964193841" text:style-name="Index_20_Link" text:visited-style-name="Index_20_Link">connect</text:a><text:alphabetical-index-mark-end text:id="IMark91683176"/><text:alphabetical-index-mark-end text:id="IMark82512296"/><text:a xlink:type="simple" xlink:href="#__RefHeading___Toc1103_964193841" text:style-name="Index_20_Link" text:visited-style-name="Index_20_Link"><text:tab/>16</text:a></text:p>
          <text:p text:style-name="P83"><text:a xlink:type="simple" xlink:href="#__RefHeading___Toc1105_964193841" text:style-name="Index_20_Link" text:visited-style-name="Index_20_Link">5.3.3. </text:a><text:alphabetical-index-mark-start text:id="IMark82494216"/><text:a xlink:type="simple" xlink:href="#__RefHeading___Toc1105_964193841" text:style-name="Index_20_Link" text:visited-style-name="Index_20_Link">Send</text:a><text:alphabetical-index-mark-end text:id="IMark82494216"/><text:a xlink:type="simple" xlink:href="#__RefHeading___Toc1105_964193841" text:style-name="Index_20_Link" text:visited-style-name="Index_20_Link"> a raw </text:a><text:alphabetical-index-mark-start text:id="IMark69188744"/><text:a xlink:type="simple" xlink:href="#__RefHeading___Toc1105_964193841" text:style-name="Index_20_Link" text:visited-style-name="Index_20_Link">SQL</text:a><text:alphabetical-index-mark-end text:id="IMark69188744"/><text:a xlink:type="simple" xlink:href="#__RefHeading___Toc1105_964193841" text:style-name="Index_20_Link" text:visited-style-name="Index_20_Link"> </text:a><text:alphabetical-index-mark-start text:id="IMark68720296"/><text:a xlink:type="simple" xlink:href="#__RefHeading___Toc1105_964193841" text:style-name="Index_20_Link" text:visited-style-name="Index_20_Link">query</text:a><text:alphabetical-index-mark-end text:id="IMark68720296"/><text:a xlink:type="simple" xlink:href="#__RefHeading___Toc1105_964193841" text:style-name="Index_20_Link" text:visited-style-name="Index_20_Link"><text:tab/>17</text:a></text:p>
          <text:p text:style-name="P83"><text:a xlink:type="simple" xlink:href="#__RefHeading___Toc3402_1164564522" text:style-name="Index_20_Link" text:visited-style-name="Index_20_Link">5.3.4. </text:a><text:alphabetical-index-mark-start text:id="IMark91680584"/><text:a xlink:type="simple" xlink:href="#__RefHeading___Toc3402_1164564522" text:style-name="Index_20_Link" text:visited-style-name="Index_20_Link">Activate</text:a><text:alphabetical-index-mark-end text:id="IMark91680584"/><text:a xlink:type="simple" xlink:href="#__RefHeading___Toc3402_1164564522" text:style-name="Index_20_Link" text:visited-style-name="Index_20_Link"> a mode using [</text:a><text:alphabetical-index-mark-start text:id="IMark91685320"/><text:a xlink:type="simple" xlink:href="#__RefHeading___Toc3402_1164564522" text:style-name="Index_20_Link" text:visited-style-name="Index_20_Link">MON</text:a><text:alphabetical-index-mark-end text:id="IMark91685320"/><text:a xlink:type="simple" xlink:href="#__RefHeading___Toc3402_1164564522" text:style-name="Index_20_Link" text:visited-style-name="Index_20_Link">].<text:tab/>17</text:a></text:p>
          <text:p text:style-name="P83"><text:a xlink:type="simple" xlink:href="#__RefHeading___Toc3432_1164564522" text:style-name="Index_20_Link" text:visited-style-name="Index_20_Link">5.3.5. </text:a><text:alphabetical-index-mark-start text:id="IMark67965304"/><text:a xlink:type="simple" xlink:href="#__RefHeading___Toc3432_1164564522" text:style-name="Index_20_Link" text:visited-style-name="Index_20_Link">De</text:a><text:alphabetical-index-mark-start text:id="IMark93937272"/><text:a xlink:type="simple" xlink:href="#__RefHeading___Toc3432_1164564522" text:style-name="Index_20_Link" text:visited-style-name="Index_20_Link">activate</text:a><text:alphabetical-index-mark-end text:id="IMark93937272"/><text:alphabetical-index-mark-end text:id="IMark67965304"/><text:a xlink:type="simple" xlink:href="#__RefHeading___Toc3432_1164564522" text:style-name="Index_20_Link" text:visited-style-name="Index_20_Link"> a mode using [</text:a><text:alphabetical-index-mark-start text:id="IMark82512296"/><text:a xlink:type="simple" xlink:href="#__RefHeading___Toc3432_1164564522" text:style-name="Index_20_Link" text:visited-style-name="Index_20_Link">MOF</text:a><text:alphabetical-index-mark-end text:id="IMark82512296"/><text:a xlink:type="simple" xlink:href="#__RefHeading___Toc3432_1164564522" text:style-name="Index_20_Link" text:visited-style-name="Index_20_Link">].<text:tab/>18</text:a></text:p>
          <text:p text:style-name="P83"><text:a xlink:type="simple" xlink:href="#__RefHeading___Toc3434_1164564522" text:style-name="Index_20_Link" text:visited-style-name="Index_20_Link">5.3.6. </text:a><text:alphabetical-index-mark-start text:id="IMark69985096"/><text:a xlink:type="simple" xlink:href="#__RefHeading___Toc3434_1164564522" text:style-name="Index_20_Link" text:visited-style-name="Index_20_Link">Load</text:a><text:alphabetical-index-mark-end text:id="IMark69985096"/><text:a xlink:type="simple" xlink:href="#__RefHeading___Toc3434_1164564522" text:style-name="Index_20_Link" text:visited-style-name="Index_20_Link"> an </text:a><text:alphabetical-index-mark-start text:id="IMark69181800"/><text:a xlink:type="simple" xlink:href="#__RefHeading___Toc3434_1164564522" text:style-name="Index_20_Link" text:visited-style-name="Index_20_Link">AI</text:a><text:alphabetical-index-mark-end text:id="IMark69181800"/><text:a xlink:type="simple" xlink:href="#__RefHeading___Toc3434_1164564522" text:style-name="Index_20_Link" text:visited-style-name="Index_20_Link"> </text:a><text:alphabetical-index-mark-start text:id="IMark85466664"/><text:a xlink:type="simple" xlink:href="#__RefHeading___Toc3434_1164564522" text:style-name="Index_20_Link" text:visited-style-name="Index_20_Link">program</text:a><text:alphabetical-index-mark-end text:id="IMark85466664"/><text:a xlink:type="simple" xlink:href="#__RefHeading___Toc3434_1164564522" text:style-name="Index_20_Link" text:visited-style-name="Index_20_Link"> to </text:a><text:alphabetical-index-mark-start text:id="IMark91680584"/><text:a xlink:type="simple" xlink:href="#__RefHeading___Toc3434_1164564522" text:style-name="Index_20_Link" text:visited-style-name="Index_20_Link"><text:span text:style-name="T44">sde_rules</text:span></text:a><text:alphabetical-index-mark-end text:id="IMark91680584"/><text:a xlink:type="simple" xlink:href="#__RefHeading___Toc3434_1164564522" text:style-name="Index_20_Link" text:visited-style-name="Index_20_Link"> using [</text:a><text:alphabetical-index-mark-start text:id="IMark67964008"/><text:a xlink:type="simple" xlink:href="#__RefHeading___Toc3434_1164564522" text:style-name="Index_20_Link" text:visited-style-name="Index_20_Link">PON</text:a><text:alphabetical-index-mark-end text:id="IMark67964008"/><text:a xlink:type="simple" xlink:href="#__RefHeading___Toc3434_1164564522" text:style-name="Index_20_Link" text:visited-style-name="Index_20_Link">].<text:tab/>18</text:a></text:p>
          <text:p text:style-name="P83"><text:a xlink:type="simple" xlink:href="#__RefHeading___Toc3436_1164564522" text:style-name="Index_20_Link" text:visited-style-name="Index_20_Link">5.3.7. </text:a><text:alphabetical-index-mark-start text:id="IMark69179896"/><text:a xlink:type="simple" xlink:href="#__RefHeading___Toc3436_1164564522" text:style-name="Index_20_Link" text:visited-style-name="Index_20_Link">Un</text:a><text:alphabetical-index-mark-start text:id="IMark85455528"/><text:a xlink:type="simple" xlink:href="#__RefHeading___Toc3436_1164564522" text:style-name="Index_20_Link" text:visited-style-name="Index_20_Link">load</text:a><text:alphabetical-index-mark-end text:id="IMark85455528"/><text:alphabetical-index-mark-end text:id="IMark69179896"/><text:a xlink:type="simple" xlink:href="#__RefHeading___Toc3436_1164564522" text:style-name="Index_20_Link" text:visited-style-name="Index_20_Link"> an </text:a><text:alphabetical-index-mark-start text:id="IMark69973576"/><text:a xlink:type="simple" xlink:href="#__RefHeading___Toc3436_1164564522" text:style-name="Index_20_Link" text:visited-style-name="Index_20_Link">AI</text:a><text:alphabetical-index-mark-end text:id="IMark69973576"/><text:a xlink:type="simple" xlink:href="#__RefHeading___Toc3436_1164564522" text:style-name="Index_20_Link" text:visited-style-name="Index_20_Link"> </text:a><text:alphabetical-index-mark-start text:id="IMark91730360"/><text:a xlink:type="simple" xlink:href="#__RefHeading___Toc3436_1164564522" text:style-name="Index_20_Link" text:visited-style-name="Index_20_Link">program</text:a><text:alphabetical-index-mark-end text:id="IMark91730360"/><text:a xlink:type="simple" xlink:href="#__RefHeading___Toc3436_1164564522" text:style-name="Index_20_Link" text:visited-style-name="Index_20_Link"> from </text:a><text:alphabetical-index-mark-start text:id="IMark93937272"/><text:a xlink:type="simple" xlink:href="#__RefHeading___Toc3436_1164564522" text:style-name="Index_20_Link" text:visited-style-name="Index_20_Link"><text:span text:style-name="T44">sde_rules</text:span></text:a><text:alphabetical-index-mark-end text:id="IMark93937272"/><text:a xlink:type="simple" xlink:href="#__RefHeading___Toc3436_1164564522" text:style-name="Index_20_Link" text:visited-style-name="Index_20_Link"> using [</text:a><text:alphabetical-index-mark-start text:id="IMark69985096"/><text:a xlink:type="simple" xlink:href="#__RefHeading___Toc3436_1164564522" text:style-name="Index_20_Link" text:visited-style-name="Index_20_Link">POF</text:a><text:alphabetical-index-mark-end text:id="IMark69985096"/><text:a xlink:type="simple" xlink:href="#__RefHeading___Toc3436_1164564522" text:style-name="Index_20_Link" text:visited-style-name="Index_20_Link">].<text:tab/>19</text:a></text:p>
          <text:p text:style-name="P83"><text:a xlink:type="simple" xlink:href="#__RefHeading___Toc3438_1164564522" text:style-name="Index_20_Link" text:visited-style-name="Index_20_Link">5.3.8. Alter a fact </text:a><text:alphabetical-index-mark-start text:id="IMark69181000"/><text:a xlink:type="simple" xlink:href="#__RefHeading___Toc3438_1164564522" text:style-name="Index_20_Link" text:visited-style-name="Index_20_Link">record</text:a><text:alphabetical-index-mark-end text:id="IMark69181000"/><text:a xlink:type="simple" xlink:href="#__RefHeading___Toc3438_1164564522" text:style-name="Index_20_Link" text:visited-style-name="Index_20_Link">’s </text:a><text:alphabetical-index-mark-start text:id="IMark69748568"/><text:a xlink:type="simple" xlink:href="#__RefHeading___Toc3438_1164564522" text:style-name="Index_20_Link" text:visited-style-name="Index_20_Link">Value</text:a><text:alphabetical-index-mark-end text:id="IMark69748568"/><text:a xlink:type="simple" xlink:href="#__RefHeading___Toc3438_1164564522" text:style-name="Index_20_Link" text:visited-style-name="Index_20_Link"> </text:a><text:alphabetical-index-mark-start text:id="IMark69742232"/><text:a xlink:type="simple" xlink:href="#__RefHeading___Toc3438_1164564522" text:style-name="Index_20_Link" text:visited-style-name="Index_20_Link">field</text:a><text:alphabetical-index-mark-end text:id="IMark69742232"/><text:a xlink:type="simple" xlink:href="#__RefHeading___Toc3438_1164564522" text:style-name="Index_20_Link" text:visited-style-name="Index_20_Link"> in </text:a><text:alphabetical-index-mark-start text:id="IMark85455528"/><text:a xlink:type="simple" xlink:href="#__RefHeading___Toc3438_1164564522" text:style-name="Index_20_Link" text:visited-style-name="Index_20_Link"><text:span text:style-name="T44">sde_facts</text:span></text:a><text:alphabetical-index-mark-end text:id="IMark85455528"/><text:a xlink:type="simple" xlink:href="#__RefHeading___Toc3438_1164564522" text:style-name="Index_20_Link" text:visited-style-name="Index_20_Link"><text:span text:style-name="T44">.</text:span></text:a><text:a xlink:type="simple" xlink:href="#__RefHeading___Toc3438_1164564522" text:style-name="Index_20_Link" text:visited-style-name="Index_20_Link"><text:tab/>19</text:a></text:p>
          <text:p text:style-name="P83"><text:a xlink:type="simple" xlink:href="#__RefHeading___Toc72872_673741182" text:style-name="Index_20_Link" text:visited-style-name="Index_20_Link">6. Sources<text:tab/>21</text:a></text:p>
          <text:p text:style-name="P83"><text:a xlink:type="simple" xlink:href="#__RefHeading___Toc7458_1514622164" text:style-name="Index_20_Link" text:visited-style-name="Index_20_Link">7. Alphabetical Index<text:tab/>22</text:a></text:p>
        </text:index-body>
      </text:table-of-content>
      <text:p text:style-name="P8"/>
      <text:p text:style-name="P8"/>
      <text:h text:style-name="P90" text:outline-level="1"><text:bookmark-start text:name="__RefHeading___Toc72862_673741182"/>1. Introduction<text:bookmark-end text:name="__RefHeading___Toc72862_673741182"/></text:h>
      <text:p text:style-name="P9"/>
      <text:p text:style-name="P35"><text:alphabetical-index-mark-start text:id="IMark69181800"/><text:alphabetical-index-mark-start text:id="IMark93786744"/><text:alphabetical-index-mark-start text:id="IMark69188744"/><text:alphabetical-index-mark-start text:id="IMark67964008"/><text:alphabetical-index-mark-start text:id="IMark91683176"/><text:alphabetical-index-mark-start text:id="IMark82495720"/>SQLC<text:alphabetical-index-mark-end text:id="IMark82495720"/><text:alphabetical-index-mark-end text:id="IMark91683176"/><text:alphabetical-index-mark-end text:id="IMark67964008"/><text:alphabetical-index-mark-end text:id="IMark69188744"/><text:alphabetical-index-mark-end text:id="IMark93786744"/><text:alphabetical-index-mark-end text:id="IMark69181800"/> is an <text:alphabetical-index-mark-start text:id="IMark85472760"/><text:alphabetical-index-mark-start text:id="IMark91680584"/><text:alphabetical-index-mark-start text:id="IMark69965208"/>MFD<text:alphabetical-index-mark-end text:id="IMark69965208"/><text:alphabetical-index-mark-end text:id="IMark91680584"/><text:alphabetical-index-mark-end text:id="IMark85472760"/> <text:alphabetical-index-mark-start text:id="IMark93923320"/><text:alphabetical-index-mark-start text:id="IMark93917080"/>module<text:alphabetical-index-mark-end text:id="IMark93917080"/><text:alphabetical-index-mark-end text:id="IMark93923320"/> made specifi<text:alphabetical-index-mark-start text:id="IMark67967896"/>call<text:alphabetical-index-mark-end text:id="IMark67967896"/>y to serve as an <text:alphabetical-index-mark-start text:id="IMark69179896"/><text:alphabetical-index-mark-start text:id="IMark93936520"/>interface<text:alphabetical-index-mark-end text:id="IMark93936520"/><text:alphabetical-index-mark-end text:id="IMark69179896"/> between the <text:alphabetical-index-mark-start text:id="IMark91682344"/><text:alphabetical-index-mark-start text:id="IMark69997384"/>OSFS<text:alphabetical-index-mark-end text:id="IMark69997384"/><text:alphabetical-index-mark-end text:id="IMark91682344"/> <text:alphabetical-index-mark-start text:id="IMark67968360"/>user<text:alphabetical-index-mark-end text:id="IMark67968360"/> and the <text:alphabetical-index-mark-start text:id="IMark93918584"/>onboard<text:alphabetical-index-mark-end text:id="IMark93918584"/> <text:alphabetical-index-mark-start text:id="IMark69748568"/><text:alphabetical-index-mark-start text:id="IMark67966600"/><text:alphabetical-index-mark-start text:id="IMark69181000"/>expert<text:alphabetical-index-mark-end text:id="IMark69181000"/><text:alphabetical-index-mark-end text:id="IMark67966600"/><text:alphabetical-index-mark-end text:id="IMark69748568"/> <text:alphabetical-index-mark-start text:id="IMark69970568"/><text:alphabetical-index-mark-start text:id="IMark69742232"/><text:alphabetical-index-mark-start text:id="IMark85455528"/>system<text:alphabetical-index-mark-end text:id="IMark85455528"/><text:alphabetical-index-mark-end text:id="IMark69742232"/><text:alphabetical-index-mark-end text:id="IMark69970568"/> and <text:alphabetical-index-mark-start text:id="IMark68143816"/><text:alphabetical-index-mark-start text:id="IMark69973576"/>artificial<text:alphabetical-index-mark-end text:id="IMark69973576"/><text:alphabetical-index-mark-end text:id="IMark68143816"/> <text:alphabetical-index-mark-start text:id="IMark91685320"/><text:alphabetical-index-mark-start text:id="IMark67965768"/>intelligence<text:alphabetical-index-mark-end text:id="IMark67965768"/><text:alphabetical-index-mark-end text:id="IMark91685320"/> <text:alphabetical-index-mark-start text:id="IMark91730360"/><text:alphabetical-index-mark-start text:id="IMark68721800"/>engine<text:alphabetical-index-mark-end text:id="IMark68721800"/><text:alphabetical-index-mark-end text:id="IMark91730360"/> of the <text:alphabetical-index-mark-start text:id="IMark67965304"/><text:alphabetical-index-mark-start text:id="IMark82494216"/><text:alphabetical-index-mark-start text:id="IMark85466664"/>DGIIIAI<text:alphabetical-index-mark-end text:id="IMark85466664"/><text:alphabetical-index-mark-end text:id="IMark82494216"/><text:alphabetical-index-mark-end text:id="IMark67965304"/> <text:alphabetical-index-mark-start text:id="IMark93937272"/><text:alphabetical-index-mark-start text:id="IMark69985096"/>ship<text:alphabetical-index-mark-end text:id="IMark69985096"/><text:alphabetical-index-mark-end text:id="IMark93937272"/>.</text:p>
      <text:p text:style-name="P35"/>
      <text:p text:style-name="P36">It us<text:alphabetical-index-mark-start text:id="IMark72222808"/>es<text:alphabetical-index-mark-end text:id="IMark72222808"/> a limited <text:alphabetical-index-mark-start text:id="IMark92205384"/><text:alphabetical-index-mark-start text:id="IMark69985096"/>number<text:alphabetical-index-mark-end text:id="IMark69985096"/><text:alphabetical-index-mark-end text:id="IMark92205384"/> of <text:alphabetical-index-mark-start text:id="IMark93937272"/><text:alphabetical-index-mark-start text:id="IMark67965304"/>button<text:alphabetical-index-mark-end text:id="IMark67965304"/><text:alphabetical-index-mark-end text:id="IMark93937272"/>s that allow to <text:alphabetical-index-mark-start text:id="IMark82494216"/><text:alphabetical-index-mark-start text:id="IMark85466664"/><text:alphabetical-index-mark-start text:id="IMark91730360"/>connect<text:alphabetical-index-mark-end text:id="IMark91730360"/><text:alphabetical-index-mark-end text:id="IMark85466664"/><text:alphabetical-index-mark-end text:id="IMark82494216"/> and <text:alphabetical-index-mark-start text:id="IMark68721800"/><text:alphabetical-index-mark-start text:id="IMark91685320"/><text:alphabetical-index-mark-start text:id="IMark67965768"/>dis<text:alphabetical-index-mark-start text:id="IMark68143816"/><text:alphabetical-index-mark-start text:id="IMark69973576"/><text:alphabetical-index-mark-start text:id="IMark69970568"/>connect<text:alphabetical-index-mark-end text:id="IMark69970568"/><text:alphabetical-index-mark-end text:id="IMark69973576"/><text:alphabetical-index-mark-end text:id="IMark68143816"/><text:alphabetical-index-mark-end text:id="IMark67965768"/><text:alphabetical-index-mark-end text:id="IMark91685320"/><text:alphabetical-index-mark-end text:id="IMark68721800"/> to a <text:alphabetical-index-mark-start text:id="IMark69742232"/><text:alphabetical-index-mark-start text:id="IMark85455528"/><text:alphabetical-index-mark-start text:id="IMark69748568"/><text:alphabetical-index-mark-start text:id="IMark67966600"/>data<text:alphabetical-index-mark-end text:id="IMark67966600"/><text:alphabetical-index-mark-end text:id="IMark69748568"/>base<text:alphabetical-index-mark-end text:id="IMark85455528"/><text:alphabetical-index-mark-end text:id="IMark69742232"/>, and operate with the <text:alphabetical-index-mark-start text:id="IMark69181000"/><text:alphabetical-index-mark-start text:id="IMark93918584"/><text:alphabetical-index-mark-start text:id="IMark67968360"/>expert<text:alphabetical-index-mark-end text:id="IMark67968360"/><text:alphabetical-index-mark-end text:id="IMark93918584"/><text:alphabetical-index-mark-end text:id="IMark69181000"/> <text:alphabetical-index-mark-start text:id="IMark91682344"/><text:alphabetical-index-mark-start text:id="IMark69997384"/><text:alphabetical-index-mark-start text:id="IMark69179896"/>system<text:alphabetical-index-mark-end text:id="IMark69179896"/><text:alphabetical-index-mark-end text:id="IMark69997384"/><text:alphabetical-index-mark-end text:id="IMark91682344"/> <text:alphabetical-index-mark-start text:id="IMark93936520"/><text:alphabetical-index-mark-start text:id="IMark67967896"/>embedded<text:alphabetical-index-mark-end text:id="IMark67967896"/><text:alphabetical-index-mark-end text:id="IMark93936520"/> into the <text:alphabetical-index-mark-start text:id="IMark93923320"/><text:alphabetical-index-mark-start text:id="IMark93917080"/>code<text:alphabetical-index-mark-end text:id="IMark93917080"/><text:alphabetical-index-mark-end text:id="IMark93923320"/> of <text:alphabetical-index-mark-start text:id="IMark85472760"/><text:alphabetical-index-mark-start text:id="IMark91680584"/><text:alphabetical-index-mark-start text:id="IMark69965208"/>DGIIIAI<text:alphabetical-index-mark-end text:id="IMark69965208"/><text:alphabetical-index-mark-end text:id="IMark91680584"/><text:alphabetical-index-mark-end text:id="IMark85472760"/>.</text:p>
      <text:p text:style-name="P36"/>
      <text:p text:style-name="P36">This <text:alphabetical-index-mark-start text:id="IMark67964008"/><text:alphabetical-index-mark-start text:id="IMark91683176"/><text:alphabetical-index-mark-start text:id="IMark82495720"/>expert<text:alphabetical-index-mark-end text:id="IMark82495720"/><text:alphabetical-index-mark-end text:id="IMark91683176"/><text:alphabetical-index-mark-end text:id="IMark67964008"/> <text:alphabetical-index-mark-start text:id="IMark68720296"/><text:alphabetical-index-mark-start text:id="IMark69169080"/><text:alphabetical-index-mark-start text:id="IMark82512296"/>system<text:alphabetical-index-mark-end text:id="IMark82512296"/><text:alphabetical-index-mark-end text:id="IMark69169080"/><text:alphabetical-index-mark-end text:id="IMark68720296"/> operat<text:alphabetical-index-mark-start text:id="IMark67218600"/>es<text:alphabetical-index-mark-end text:id="IMark67218600"/> <text:alphabetical-index-mark-start text:id="IMark91680584"/>es<text:alphabetical-index-mark-end text:id="IMark91680584"/>sentially based on facts characterized by a fact name <text:span text:style-name="T43">o</text:span>r <text:alphabetical-index-mark-start text:id="IMark85472760"/><text:alphabetical-index-mark-start text:id="IMark69965208"/><text:alphabetical-index-mark-start text:id="IMark93923320"/><text:span text:style-name="T44">Item</text:span><text:alphabetical-index-mark-end text:id="IMark93923320"/><text:alphabetical-index-mark-end text:id="IMark69965208"/><text:alphabetical-index-mark-end text:id="IMark85472760"/> <text:alphabetical-index-mark-start text:id="IMark93917080"/><text:alphabetical-index-mark-start text:id="IMark93936520"/>field<text:alphabetical-index-mark-end text:id="IMark93936520"/><text:alphabetical-index-mark-end text:id="IMark93917080"/>, and a <text:alphabetical-index-mark-start text:id="IMark67967896"/><text:alphabetical-index-mark-start text:id="IMark91682344"/><text:alphabetical-index-mark-start text:id="IMark69997384"/><text:span text:style-name="T44">Value</text:span><text:alphabetical-index-mark-end text:id="IMark69997384"/><text:alphabetical-index-mark-end text:id="IMark91682344"/><text:alphabetical-index-mark-end text:id="IMark67967896"/>. Each fact is contained in a <text:alphabetical-index-mark-start text:id="IMark69179896"/><text:alphabetical-index-mark-start text:id="IMark69181000"/>record<text:alphabetical-index-mark-end text:id="IMark69181000"/><text:alphabetical-index-mark-end text:id="IMark69179896"/> of a <text:alphabetical-index-mark-start text:id="IMark93918584"/><text:alphabetical-index-mark-start text:id="IMark67968360"/><text:alphabetical-index-mark-start text:id="IMark69742232"/><text:alphabetical-index-mark-start text:id="IMark85455528"/>data<text:alphabetical-index-mark-end text:id="IMark85455528"/><text:alphabetical-index-mark-end text:id="IMark69742232"/>base<text:alphabetical-index-mark-end text:id="IMark67968360"/><text:alphabetical-index-mark-end text:id="IMark93918584"/> <text:alphabetical-index-mark-start text:id="IMark69748568"/><text:alphabetical-index-mark-start text:id="IMark67966600"/>table<text:alphabetical-index-mark-end text:id="IMark67966600"/><text:alphabetical-index-mark-end text:id="IMark69748568"/> <text:alphabetical-index-mark-start text:id="IMark68721800"/>call<text:alphabetical-index-mark-end text:id="IMark68721800"/>ed <text:alphabetical-index-mark-start text:id="IMark91685320"/><text:alphabetical-index-mark-start text:id="IMark67965768"/><text:span text:style-name="T44">sde_facts</text:span><text:alphabetical-index-mark-end text:id="IMark67965768"/><text:alphabetical-index-mark-end text:id="IMark91685320"/>.</text:p>
      <text:p text:style-name="P36"/>
      <text:p text:style-name="P36"><text:alphabetical-index-mark-start text:id="IMark93937272"/><text:alphabetical-index-mark-start text:id="IMark67965304"/>Operation<text:alphabetical-index-mark-end text:id="IMark67965304"/><text:alphabetical-index-mark-end text:id="IMark93937272"/>s take place of the <text:alphabetical-index-mark-start text:id="IMark92205384"/><text:alphabetical-index-mark-start text:id="IMark69985096"/><text:alphabetical-index-mark-start text:id="IMark72222808"/><text:span text:style-name="T44">Value</text:span><text:alphabetical-index-mark-end text:id="IMark72222808"/><text:alphabetical-index-mark-end text:id="IMark69985096"/><text:alphabetical-index-mark-end text:id="IMark92205384"/> <text:alphabetical-index-mark-start text:id="IMark69181800"/><text:alphabetical-index-mark-start text:id="IMark69188744"/>field<text:alphabetical-index-mark-end text:id="IMark69188744"/><text:alphabetical-index-mark-end text:id="IMark69181800"/> of each <text:alphabetical-index-mark-start text:id="IMark93786744"/><text:alphabetical-index-mark-start text:id="IMark91680584"/>record<text:alphabetical-index-mark-end text:id="IMark91680584"/><text:alphabetical-index-mark-end text:id="IMark93786744"/> based on <text:alphabetical-index-mark-start text:id="IMark67218600"/><text:alphabetical-index-mark-start text:id="IMark68720296"/>data<text:alphabetical-index-mark-end text:id="IMark68720296"/><text:alphabetical-index-mark-end text:id="IMark67218600"/> that the <text:alphabetical-index-mark-start text:id="IMark69169080"/><text:alphabetical-index-mark-start text:id="IMark82512296"/><text:alphabetical-index-mark-start text:id="IMark67964008"/>Orb<text:span text:style-name="T41">i</text:span>ter<text:alphabetical-index-mark-end text:id="IMark67964008"/><text:alphabetical-index-mark-end text:id="IMark82512296"/><text:alphabetical-index-mark-end text:id="IMark69169080"/> API <text:alphabetical-index-mark-start text:id="IMark91683176"/><text:alphabetical-index-mark-start text:id="IMark82495720"/><text:alphabetical-index-mark-start text:id="IMark68143816"/>send<text:alphabetical-index-mark-end text:id="IMark68143816"/><text:alphabetical-index-mark-end text:id="IMark82495720"/><text:alphabetical-index-mark-end text:id="IMark91683176"/>s to the <text:alphabetical-index-mark-start text:id="IMark93917080"/><text:alphabetical-index-mark-start text:id="IMark93936520"/><text:alphabetical-index-mark-start text:id="IMark85472760"/>system<text:alphabetical-index-mark-end text:id="IMark85472760"/><text:alphabetical-index-mark-end text:id="IMark93936520"/><text:alphabetical-index-mark-end text:id="IMark93917080"/>, <text:alphabetical-index-mark-start text:id="IMark69965208"/><text:alphabetical-index-mark-start text:id="IMark93923320"/><text:alphabetical-index-mark-start text:id="IMark69973576"/>MFD<text:alphabetical-index-mark-end text:id="IMark69973576"/><text:alphabetical-index-mark-end text:id="IMark93923320"/><text:alphabetical-index-mark-end text:id="IMark69965208"/> or <text:alphabetical-index-mark-start text:id="IMark68721800"/><text:alphabetical-index-mark-start text:id="IMark69748568"/>module<text:alphabetical-index-mark-end text:id="IMark69748568"/><text:alphabetical-index-mark-end text:id="IMark68721800"/> <text:alphabetical-index-mark-start text:id="IMark67966600"/><text:alphabetical-index-mark-start text:id="IMark93918584"/><text:alphabetical-index-mark-start text:id="IMark67968360"/>input<text:alphabetical-index-mark-end text:id="IMark67968360"/><text:alphabetical-index-mark-end text:id="IMark93918584"/><text:alphabetical-index-mark-end text:id="IMark67966600"/>, and the set of rul<text:alphabetical-index-mark-start text:id="IMark69742232"/>es<text:alphabetical-index-mark-end text:id="IMark69742232"/> that the <text:alphabetical-index-mark-start text:id="IMark85455528"/><text:alphabetical-index-mark-start text:id="IMark69179896"/><text:alphabetical-index-mark-start text:id="IMark69181000"/>expert<text:alphabetical-index-mark-end text:id="IMark69181000"/><text:alphabetical-index-mark-end text:id="IMark69179896"/><text:alphabetical-index-mark-end text:id="IMark85455528"/> <text:alphabetical-index-mark-start text:id="IMark67967896"/><text:alphabetical-index-mark-start text:id="IMark91682344"/><text:alphabetical-index-mark-start text:id="IMark69997384"/>system<text:alphabetical-index-mark-end text:id="IMark69997384"/><text:alphabetical-index-mark-end text:id="IMark91682344"/><text:alphabetical-index-mark-end text:id="IMark67967896"/> has. Those rul<text:alphabetical-index-mark-start text:id="IMark69970568"/>es<text:alphabetical-index-mark-end text:id="IMark69970568"/> are contained per <text:alphabetical-index-mark-start text:id="IMark67965768"/><text:alphabetical-index-mark-start text:id="IMark91685320"/>operation<text:alphabetical-index-mark-end text:id="IMark91685320"/><text:alphabetical-index-mark-end text:id="IMark67965768"/> in a <text:alphabetical-index-mark-start text:id="IMark82494216"/><text:alphabetical-index-mark-start text:id="IMark91730360"/>table<text:alphabetical-index-mark-end text:id="IMark91730360"/><text:alphabetical-index-mark-end text:id="IMark82494216"/> <text:alphabetical-index-mark-start text:id="IMark85466664"/>call<text:alphabetical-index-mark-end text:id="IMark85466664"/>ed <text:alphabetical-index-mark-start text:id="IMark67216360"/><text:alphabetical-index-mark-start text:id="IMark67205384"/><text:span text:style-name="T44">sde_rul</text:span><text:alphabetical-index-mark-start text:id="IMark93741400"/><text:span text:style-name="T44">es</text:span><text:alphabetical-index-mark-end text:id="IMark93741400"/><text:alphabetical-index-mark-end text:id="IMark67205384"/><text:alphabetical-index-mark-end text:id="IMark67216360"/>.</text:p>
      <text:p text:style-name="P36"/>
      <text:p text:style-name="P37">The <text:alphabetical-index-mark-start text:id="IMark93786744"/><text:alphabetical-index-mark-start text:id="IMark91680584"/>artificial<text:alphabetical-index-mark-end text:id="IMark91680584"/><text:alphabetical-index-mark-end text:id="IMark93786744"/> <text:alphabetical-index-mark-start text:id="IMark69181800"/><text:alphabetical-index-mark-start text:id="IMark69188744"/>intelligence<text:alphabetical-index-mark-end text:id="IMark69188744"/><text:alphabetical-index-mark-end text:id="IMark69181800"/> <text:alphabetical-index-mark-start text:id="IMark92205384"/><text:alphabetical-index-mark-start text:id="IMark69985096"/>engine<text:alphabetical-index-mark-end text:id="IMark69985096"/><text:alphabetical-index-mark-end text:id="IMark92205384"/> or <text:alphabetical-index-mark-start text:id="IMark72222808"/><text:alphabetical-index-mark-start text:id="IMark85466664"/><text:alphabetical-index-mark-start text:id="IMark82494216"/>AIE<text:alphabetical-index-mark-end text:id="IMark82494216"/><text:alphabetical-index-mark-end text:id="IMark85466664"/><text:alphabetical-index-mark-end text:id="IMark72222808"/> cycli<text:alphabetical-index-mark-start text:id="IMark91730360"/>call<text:alphabetical-index-mark-end text:id="IMark91730360"/>y reads the <text:alphabetical-index-mark-start text:id="IMark67965768"/><text:alphabetical-index-mark-start text:id="IMark91685320"/>contents<text:alphabetical-index-mark-end text:id="IMark91685320"/><text:alphabetical-index-mark-end text:id="IMark67965768"/> of each <text:alphabetical-index-mark-start text:id="IMark69970568"/><text:alphabetical-index-mark-start text:id="IMark67967896"/>table<text:alphabetical-index-mark-end text:id="IMark67967896"/><text:alphabetical-index-mark-end text:id="IMark69970568"/> of the <text:alphabetical-index-mark-start text:id="IMark91682344"/><text:alphabetical-index-mark-start text:id="IMark69997384"/>knowledge<text:alphabetical-index-mark-end text:id="IMark69997384"/><text:alphabetical-index-mark-end text:id="IMark91682344"/> base (a name given to a <text:alphabetical-index-mark-start text:id="IMark85455528"/><text:alphabetical-index-mark-start text:id="IMark69179896"/><text:alphabetical-index-mark-start text:id="IMark69181000"/><text:alphabetical-index-mark-start text:id="IMark69742232"/>data<text:alphabetical-index-mark-end text:id="IMark69742232"/><text:alphabetical-index-mark-end text:id="IMark69181000"/>base<text:alphabetical-index-mark-end text:id="IMark69179896"/><text:alphabetical-index-mark-end text:id="IMark85455528"/> that contains <text:alphabetical-index-mark-start text:id="IMark67966600"/><text:alphabetical-index-mark-start text:id="IMark93918584"/><text:alphabetical-index-mark-start text:id="IMark67968360"/>expert<text:alphabetical-index-mark-end text:id="IMark67968360"/><text:alphabetical-index-mark-end text:id="IMark93918584"/><text:alphabetical-index-mark-end text:id="IMark67966600"/> <text:alphabetical-index-mark-start text:id="IMark68721800"/><text:alphabetical-index-mark-start text:id="IMark69748568"/>knowledge<text:alphabetical-index-mark-end text:id="IMark69748568"/><text:alphabetical-index-mark-end text:id="IMark68721800"/> of some type, in this case, how to fly a <text:alphabetical-index-mark-start text:id="IMark69965208"/><text:alphabetical-index-mark-start text:id="IMark93923320"/><text:alphabetical-index-mark-start text:id="IMark69973576"/>spac<text:alphabetical-index-mark-start text:id="IMark93917080"/>e<text:alphabetical-index-mark-end text:id="IMark69973576"/><text:alphabetical-index-mark-end text:id="IMark93923320"/><text:alphabetical-index-mark-end text:id="IMark69965208"/><text:alphabetical-index-mark-start text:id="IMark93936520"/><text:alphabetical-index-mark-start text:id="IMark85472760"/>s<text:alphabetical-index-mark-end text:id="IMark93917080"/>hip<text:alphabetical-index-mark-end text:id="IMark85472760"/><text:alphabetical-index-mark-end text:id="IMark93936520"/>), the <text:alphabetical-index-mark-start text:id="IMark91683176"/>external<text:alphabetical-index-mark-end text:id="IMark91683176"/> <text:alphabetical-index-mark-start text:id="IMark82495720"/><text:alphabetical-index-mark-start text:id="IMark68143816"/>modul<text:alphabetical-index-mark-start text:id="IMark69169080"/>e<text:alphabetical-index-mark-end text:id="IMark68143816"/><text:alphabetical-index-mark-end text:id="IMark82495720"/>s<text:alphabetical-index-mark-end text:id="IMark69169080"/> such as this <text:alphabetical-index-mark-start text:id="IMark82512296"/><text:alphabetical-index-mark-start text:id="IMark67964008"/><text:alphabetical-index-mark-start text:id="IMark93937272"/>MFD<text:alphabetical-index-mark-end text:id="IMark93937272"/><text:alphabetical-index-mark-end text:id="IMark67964008"/><text:alphabetical-index-mark-end text:id="IMark82512296"/>, and appli<text:alphabetical-index-mark-start text:id="IMark67965304"/>es<text:alphabetical-index-mark-end text:id="IMark67965304"/> the appropriate rul<text:alphabetical-index-mark-start text:id="IMark68720296"/>es<text:alphabetical-index-mark-end text:id="IMark68720296"/>, according to the <text:alphabetical-index-mark-start text:id="IMark67218600"/><text:alphabetical-index-mark-start text:id="IMark37659016"/>data<text:alphabetical-index-mark-end text:id="IMark37659016"/><text:alphabetical-index-mark-end text:id="IMark67218600"/> it has at a given moment.</text:p>
      <text:p text:style-name="P37"/>
      <text:p text:style-name="P37">Then, once the rul<text:alphabetical-index-mark-start text:id="IMark68720296"/>es<text:alphabetical-index-mark-end text:id="IMark68720296"/> are applied and the <text:alphabetical-index-mark-start text:id="IMark67965304"/><text:alphabetical-index-mark-start text:id="IMark82512296"/>contents<text:alphabetical-index-mark-end text:id="IMark82512296"/><text:alphabetical-index-mark-end text:id="IMark67965304"/> of the <text:alphabetical-index-mark-start text:id="IMark67964008"/><text:alphabetical-index-mark-start text:id="IMark93937272"/><text:alphabetical-index-mark-start text:id="IMark69169080"/>Value<text:alphabetical-index-mark-end text:id="IMark69169080"/><text:alphabetical-index-mark-end text:id="IMark93937272"/><text:alphabetical-index-mark-end text:id="IMark67964008"/> <text:alphabetical-index-mark-start text:id="IMark82495720"/><text:alphabetical-index-mark-start text:id="IMark68143816"/>field<text:alphabetical-index-mark-end text:id="IMark68143816"/><text:alphabetical-index-mark-end text:id="IMark82495720"/> of each fact <text:alphabetical-index-mark-start text:id="IMark91683176"/><text:alphabetical-index-mark-start text:id="IMark93936520"/>record<text:alphabetical-index-mark-end text:id="IMark93936520"/><text:alphabetical-index-mark-end text:id="IMark91683176"/> have been transacted, those <text:alphabetical-index-mark-start text:id="IMark85472760"/><text:alphabetical-index-mark-start text:id="IMark93917080"/><text:alphabetical-index-mark-start text:id="IMark69965208"/>valu<text:alphabetical-index-mark-start text:id="IMark93923320"/>e<text:alphabetical-index-mark-end text:id="IMark69965208"/><text:alphabetical-index-mark-end text:id="IMark93917080"/><text:alphabetical-index-mark-end text:id="IMark85472760"/>s<text:alphabetical-index-mark-end text:id="IMark93923320"/> are returned to the <text:alphabetical-index-mark-start text:id="IMark69973576"/>OAPI<text:alphabetical-index-mark-end text:id="IMark69973576"/> and the <text:alphabetical-index-mark-start text:id="IMark68721800"/><text:alphabetical-index-mark-start text:id="IMark69748568"/>ship<text:alphabetical-index-mark-end text:id="IMark69748568"/><text:alphabetical-index-mark-end text:id="IMark68721800"/> do<text:alphabetical-index-mark-start text:id="IMark67966600"/>es<text:alphabetical-index-mark-end text:id="IMark67966600"/> <text:span text:style-name="T70">w</text:span>hat is being told to do like increase <text:alphabetical-index-mark-start text:id="IMark93918584"/>thrust<text:alphabetical-index-mark-end text:id="IMark93918584"/>, or <text:alphabetical-index-mark-start text:id="IMark67968360"/>angle<text:alphabetical-index-mark-end text:id="IMark67968360"/> off attack, change its <text:alphabetical-index-mark-start text:id="IMark85455528"/>heading<text:alphabetical-index-mark-end text:id="IMark85455528"/>, etc.</text:p>
      <text:p text:style-name="P37"/>
      <text:p text:style-name="P37"><text:span text:style-name="T43">This, in </text:span><text:alphabetical-index-mark-start text:id="IMark69997384"/><text:span text:style-name="T43">es</text:span><text:alphabetical-index-mark-end text:id="IMark69997384"/><text:span text:style-name="T43">sence, is the context in which </text:span><text:alphabetical-index-mark-start text:id="IMark69970568"/><text:alphabetical-index-mark-start text:id="IMark67967896"/><text:alphabetical-index-mark-start text:id="IMark67965768"/><text:alphabetical-index-mark-start text:id="IMark91685320"/><text:alphabetical-index-mark-start text:id="IMark91730360"/><text:alphabetical-index-mark-start text:id="IMark72222808"/><text:span text:style-name="T43">SQLC</text:span><text:alphabetical-index-mark-end text:id="IMark72222808"/><text:alphabetical-index-mark-end text:id="IMark91730360"/><text:alphabetical-index-mark-end text:id="IMark91685320"/><text:alphabetical-index-mark-end text:id="IMark67965768"/><text:alphabetical-index-mark-end text:id="IMark67967896"/><text:alphabetical-index-mark-end text:id="IMark69970568"/><text:span text:style-name="T43"> operat</text:span><text:alphabetical-index-mark-start text:id="IMark85466664"/><text:span text:style-name="T43">es</text:span><text:alphabetical-index-mark-end text:id="IMark85466664"/><text:span text:style-name="T43">. </text:span>For more <text:alphabetical-index-mark-start text:id="IMark82494216"/>information<text:alphabetical-index-mark-end text:id="IMark82494216"/> on how the <text:alphabetical-index-mark-start text:id="IMark92205384"/><text:alphabetical-index-mark-start text:id="IMark69985096"/><text:alphabetical-index-mark-start text:id="IMark69181800"/>AIE<text:alphabetical-index-mark-end text:id="IMark69181800"/><text:alphabetical-index-mark-end text:id="IMark69985096"/><text:alphabetical-index-mark-end text:id="IMark92205384"/> operat<text:alphabetical-index-mark-start text:id="IMark69188744"/>es<text:alphabetical-index-mark-end text:id="IMark69188744"/> and the characteristics of the <text:alphabetical-index-mark-start text:id="IMark93786744"/><text:alphabetical-index-mark-start text:id="IMark91680584"/><text:alphabetical-index-mark-start text:id="IMark67218600"/><text:alphabetical-index-mark-start text:id="IMark67616232"/><text:alphabetical-index-mark-start text:id="IMark67966600"/><text:alphabetical-index-mark-start text:id="IMark68721800"/>KB<text:alphabetical-index-mark-end text:id="IMark68721800"/><text:alphabetical-index-mark-end text:id="IMark67966600"/><text:alphabetical-index-mark-end text:id="IMark67616232"/><text:alphabetical-index-mark-end text:id="IMark67218600"/><text:alphabetical-index-mark-end text:id="IMark91680584"/><text:alphabetical-index-mark-end text:id="IMark93786744"/> of <text:alphabetical-index-mark-start text:id="IMark69748568"/><text:alphabetical-index-mark-start text:id="IMark69973576"/><text:alphabetical-index-mark-start text:id="IMark93923320"/>DGIIIAI<text:alphabetical-index-mark-end text:id="IMark93923320"/><text:alphabetical-index-mark-end text:id="IMark69973576"/><text:alphabetical-index-mark-end text:id="IMark69748568"/>, please <text:span text:style-name="T43">read </text:span><text:span text:style-name="T16">[4.]</text:span><text:span text:style-name="T43"> and </text:span><text:span text:style-name="T16">[5.]</text:span><text:span text:style-name="T43"> in this </text:span><text:alphabetical-index-mark-start text:id="IMark85472760"/><text:alphabetical-index-mark-start text:id="IMark93917080"/><text:span text:style-name="T43">document</text:span><text:alphabetical-index-mark-end text:id="IMark93917080"/><text:alphabetical-index-mark-end text:id="IMark85472760"/><text:span text:style-name="T43"> and </text:span>review the <text:alphabetical-index-mark-start text:id="IMark69965208"/><text:alphabetical-index-mark-start text:id="IMark91683176"/><text:alphabetical-index-mark-start text:id="IMark93936520"/>DGIIIAI<text:alphabetical-index-mark-end text:id="IMark93936520"/><text:alphabetical-index-mark-end text:id="IMark91683176"/><text:alphabetical-index-mark-end text:id="IMark69965208"/>.pdf <text:alphabetical-index-mark-start text:id="IMark82495720"/><text:alphabetical-index-mark-start text:id="IMark68143816"/>document<text:alphabetical-index-mark-end text:id="IMark68143816"/><text:alphabetical-index-mark-end text:id="IMark82495720"/> that accompani<text:alphabetical-index-mark-start text:id="IMark67964008"/>es<text:alphabetical-index-mark-end text:id="IMark67964008"/> the <text:alphabetical-index-mark-start text:id="IMark93937272"/><text:alphabetical-index-mark-start text:id="IMark69169080"/><text:alphabetical-index-mark-start text:id="IMark67965304"/><text:alphabetical-index-mark-start text:id="IMark82512296"/>install<text:alphabetical-index-mark-end text:id="IMark82512296"/><text:alphabetical-index-mark-end text:id="IMark67965304"/>ation<text:alphabetical-index-mark-end text:id="IMark69169080"/><text:alphabetical-index-mark-end text:id="IMark93937272"/> <text:alphabetical-index-mark-start text:id="IMark68720296"/><text:alphabetical-index-mark-start text:id="IMark69179896"/>fil<text:alphabetical-index-mark-start text:id="IMark66674952"/>e<text:alphabetical-index-mark-end text:id="IMark69179896"/><text:alphabetical-index-mark-end text:id="IMark68720296"/>s<text:alphabetical-index-mark-end text:id="IMark66674952"/> for the <text:alphabetical-index-mark-start text:id="IMark67968360"/><text:alphabetical-index-mark-start text:id="IMark85455528"/><text:alphabetical-index-mark-start text:id="IMark93918584"/>DGIIIAI<text:alphabetical-index-mark-end text:id="IMark93918584"/><text:alphabetical-index-mark-end text:id="IMark85455528"/><text:alphabetical-index-mark-end text:id="IMark67968360"/> <text:alphabetical-index-mark-start text:id="IMark69181000"/><text:alphabetical-index-mark-start text:id="IMark91682344"/>project<text:alphabetical-index-mark-end text:id="IMark91682344"/><text:alphabetical-index-mark-end text:id="IMark69181000"/>.</text:p>
      <text:p text:style-name="P9"/>
      <text:p text:style-name="P9"/>
      <text:p text:style-name="P9"/>
      <text:h text:style-name="P90" text:outline-level="1"><text:bookmark-start text:name="__RefHeading___Toc72864_673741182"/>2. Conventions, caveats and base <text:alphabetical-index-mark-start text:id="IMark85466664"/><text:alphabetical-index-mark-start text:id="IMark69973576"/>condition<text:alphabetical-index-mark-end text:id="IMark69973576"/><text:alphabetical-index-mark-end text:id="IMark85466664"/>s of <text:alphabetical-index-mark-start text:id="IMark93923320"/><text:alphabetical-index-mark-start text:id="IMark93786744"/>develop<text:alphabetical-index-mark-end text:id="IMark93786744"/><text:alphabetical-index-mark-end text:id="IMark93923320"/>ment<text:bookmark-end text:name="__RefHeading___Toc72864_673741182"/></text:h>
      <text:p text:style-name="P9"/>
      <text:p text:style-name="P29">For the <text:alphabetical-index-mark-start text:id="IMark67616232"/><text:alphabetical-index-mark-start text:id="IMark67966600"/><text:alphabetical-index-mark-start text:id="IMark68721800"/><text:alphabetical-index-mark-start text:id="IMark69188744"/><text:alphabetical-index-mark-start text:id="IMark92205384"/><text:alphabetical-index-mark-start text:id="IMark69985096"/>SQLC<text:alphabetical-index-mark-end text:id="IMark69985096"/><text:alphabetical-index-mark-end text:id="IMark92205384"/><text:alphabetical-index-mark-end text:id="IMark69188744"/><text:alphabetical-index-mark-end text:id="IMark68721800"/><text:alphabetical-index-mark-end text:id="IMark67966600"/><text:alphabetical-index-mark-end text:id="IMark67616232"/> <text:alphabetical-index-mark-start text:id="IMark69181800"/><text:alphabetical-index-mark-start text:id="IMark82494216"/>project<text:alphabetical-index-mark-end text:id="IMark82494216"/><text:alphabetical-index-mark-end text:id="IMark69181800"/>, all considerations regarding th<text:alphabetical-index-mark-start text:id="IMark69742232"/>es<text:alphabetical-index-mark-end text:id="IMark69742232"/>e points are the same that are applicable for the <text:alphabetical-index-mark-start text:id="IMark69997384"/><text:alphabetical-index-mark-start text:id="IMark85472760"/><text:alphabetical-index-mark-start text:id="IMark93917080"/>DGIIIAI<text:alphabetical-index-mark-end text:id="IMark93917080"/><text:alphabetical-index-mark-end text:id="IMark85472760"/><text:alphabetical-index-mark-end text:id="IMark69997384"/> <text:alphabetical-index-mark-start text:id="IMark91682344"/><text:alphabetical-index-mark-start text:id="IMark69181000"/>project<text:alphabetical-index-mark-end text:id="IMark69181000"/><text:alphabetical-index-mark-end text:id="IMark91682344"/>. </text:p>
      <text:p text:style-name="P29"/>
      <text:p text:style-name="P38">Terms and <text:alphabetical-index-mark-start text:id="IMark66674952"/><text:alphabetical-index-mark-start text:id="IMark68720296"/>abbreviation<text:alphabetical-index-mark-end text:id="IMark68720296"/><text:alphabetical-index-mark-end text:id="IMark66674952"/>s used in this <text:alphabetical-index-mark-start text:id="IMark69179896"/><text:alphabetical-index-mark-start text:id="IMark93937272"/>document<text:alphabetical-index-mark-end text:id="IMark93937272"/><text:alphabetical-index-mark-end text:id="IMark69179896"/> are also defined in <text:alphabetical-index-mark-start text:id="IMark69169080"/><text:alphabetical-index-mark-start text:id="IMark67965304"/>section<text:alphabetical-index-mark-end text:id="IMark67965304"/><text:alphabetical-index-mark-end text:id="IMark69169080"/> [2.] of <text:alphabetical-index-mark-start text:id="IMark82512296"/><text:alphabetical-index-mark-start text:id="IMark67964008"/><text:alphabetical-index-mark-start text:id="IMark82495720"/>DGIIIAI<text:alphabetical-index-mark-end text:id="IMark82495720"/><text:alphabetical-index-mark-end text:id="IMark67964008"/><text:alphabetical-index-mark-end text:id="IMark82512296"/>.pdf. This <text:alphabetical-index-mark-start text:id="IMark68143816"/><text:alphabetical-index-mark-start text:id="IMark69965208"/>document<text:alphabetical-index-mark-end text:id="IMark69965208"/><text:alphabetical-index-mark-end text:id="IMark68143816"/> is available amongst the <text:alphabetical-index-mark-start text:id="IMark91683176"/><text:alphabetical-index-mark-start text:id="IMark93936520"/><text:alphabetical-index-mark-start text:id="IMark67967896"/><text:alphabetical-index-mark-start text:id="IMark69970568"/>install<text:alphabetical-index-mark-end text:id="IMark69970568"/><text:alphabetical-index-mark-end text:id="IMark67967896"/>ation<text:alphabetical-index-mark-end text:id="IMark93936520"/><text:alphabetical-index-mark-end text:id="IMark91683176"/> <text:alphabetical-index-mark-start text:id="IMark83769272"/><text:alphabetical-index-mark-start text:id="IMark91685320"/>fil<text:alphabetical-index-mark-start text:id="IMark67965768"/>e<text:alphabetical-index-mark-end text:id="IMark91685320"/><text:alphabetical-index-mark-end text:id="IMark83769272"/>s<text:alphabetical-index-mark-end text:id="IMark67965768"/> for <text:alphabetical-index-mark-start text:id="IMark72222808"/><text:alphabetical-index-mark-start text:id="IMark91730360"/>project<text:alphabetical-index-mark-end text:id="IMark91730360"/><text:alphabetical-index-mark-end text:id="IMark72222808"/> <text:alphabetical-index-mark-start text:id="IMark93786744"/><text:alphabetical-index-mark-start text:id="IMark93923320"/><text:alphabetical-index-mark-start text:id="IMark85466664"/>DGIIIAI<text:alphabetical-index-mark-end text:id="IMark85466664"/><text:alphabetical-index-mark-end text:id="IMark93923320"/><text:alphabetical-index-mark-end text:id="IMark93786744"/>.</text:p>
      <text:p text:style-name="P9"/>
      <text:p text:style-name="P9"/>
      <text:p text:style-name="P9"/>
      <text:h text:style-name="P90" text:outline-level="1"><text:bookmark-start text:name="__RefHeading___Toc72866_673741182"/>3. <text:alphabetical-index-mark-start text:id="IMark85472760"/><text:alphabetical-index-mark-start text:id="IMark69742232"/>Develop<text:alphabetical-index-mark-end text:id="IMark69742232"/><text:alphabetical-index-mark-end text:id="IMark85472760"/>ment<text:bookmark-end text:name="__RefHeading___Toc72866_673741182"/></text:h>
      <text:p text:style-name="P9"/>
      <text:p text:style-name="P30"><text:alphabetical-index-mark-start text:id="IMark67616232"/><text:alphabetical-index-mark-start text:id="IMark67966600"/><text:alphabetical-index-mark-start text:id="IMark68721800"/><text:alphabetical-index-mark-start text:id="IMark69188744"/><text:alphabetical-index-mark-start text:id="IMark92205384"/><text:alphabetical-index-mark-start text:id="IMark69985096"/><text:span text:style-name="T42">SQLC</text:span><text:alphabetical-index-mark-end text:id="IMark69985096"/><text:alphabetical-index-mark-end text:id="IMark92205384"/><text:alphabetical-index-mark-end text:id="IMark69188744"/><text:alphabetical-index-mark-end text:id="IMark68721800"/><text:alphabetical-index-mark-end text:id="IMark67966600"/><text:alphabetical-index-mark-end text:id="IMark67616232"/><text:span text:style-name="T42"> provid</text:span><text:alphabetical-index-mark-start text:id="IMark67968360"/><text:span text:style-name="T42">es</text:span><text:alphabetical-index-mark-end text:id="IMark67968360"/><text:span text:style-name="T42"> a basic </text:span><text:alphabetical-index-mark-start text:id="IMark93918584"/><text:alphabetical-index-mark-start text:id="IMark85455528"/><text:span text:style-name="T42">interface</text:span><text:alphabetical-index-mark-end text:id="IMark85455528"/><text:alphabetical-index-mark-end text:id="IMark93918584"/><text:span text:style-name="T42"> to </text:span><text:alphabetical-index-mark-start text:id="IMark83785352"/><text:span text:style-name="T42">DGIIIAI</text:span><text:alphabetical-index-mark-end text:id="IMark83785352"/><text:span text:style-name="T42">’s </text:span><text:alphabetical-index-mark-start text:id="IMark93923320"/><text:alphabetical-index-mark-start text:id="IMark93786744"/><text:alphabetical-index-mark-start text:id="IMark85466664"/><text:span text:style-name="T42">AIE</text:span><text:alphabetical-index-mark-end text:id="IMark85466664"/><text:alphabetical-index-mark-end text:id="IMark93786744"/><text:alphabetical-index-mark-end text:id="IMark93923320"/><text:span text:style-name="T42"> and there is still plenty of room for </text:span><text:alphabetical-index-mark-start text:id="IMark72222808"/><text:alphabetical-index-mark-start text:id="IMark91730360"/><text:span text:style-name="T42">improve</text:span><text:alphabetical-index-mark-end text:id="IMark91730360"/><text:alphabetical-index-mark-end text:id="IMark72222808"/><text:span text:style-name="T42">ment. At the </text:span><text:alphabetical-index-mark-start text:id="IMark67965768"/><text:span text:style-name="T42">time</text:span><text:alphabetical-index-mark-end text:id="IMark67965768"/><text:span text:style-name="T42"> of this writing s</text:span>ome aspects of this <text:alphabetical-index-mark-start text:id="IMark83769272"/><text:alphabetical-index-mark-start text:id="IMark91685320"/>project<text:alphabetical-index-mark-end text:id="IMark91685320"/><text:alphabetical-index-mark-end text:id="IMark83769272"/> can still be <text:alphabetical-index-mark-start text:id="IMark91683176"/><text:alphabetical-index-mark-start text:id="IMark93936520"/>develop<text:alphabetical-index-mark-end text:id="IMark93936520"/><text:alphabetical-index-mark-end text:id="IMark91683176"/>ed, like:</text:p>
      <text:p text:style-name="P30"/>
      <text:h text:style-name="Heading_20_2" text:outline-level="2"><text:bookmark-start text:name="__RefHeading___Toc1655_964193841"/>3.1. Use of <text:alphabetical-index-mark-start text:id="IMark82512296"/><text:alphabetical-index-mark-start text:id="IMark82495720"/><text:alphabetical-index-mark-start text:id="IMark69169080"/><text:alphabetical-index-mark-start text:id="IMark67965304"/><text:alphabetical-index-mark-start text:id="IMark69179896"/><text:alphabetical-index-mark-start text:id="IMark93937272"/>SQLC<text:alphabetical-index-mark-end text:id="IMark93937272"/><text:alphabetical-index-mark-end text:id="IMark69179896"/><text:alphabetical-index-mark-end text:id="IMark67965304"/><text:alphabetical-index-mark-end text:id="IMark69169080"/><text:alphabetical-index-mark-end text:id="IMark82495720"/><text:alphabetical-index-mark-end text:id="IMark82512296"/> with any <text:alphabetical-index-mark-start text:id="IMark66674952"/><text:alphabetical-index-mark-start text:id="IMark68720296"/>R<text:alphabetical-index-mark-start text:id="IMark69973576"/><text:alphabetical-index-mark-start text:id="IMark67218600"/>DBMS<text:alphabetical-index-mark-end text:id="IMark67218600"/><text:alphabetical-index-mark-end text:id="IMark69973576"/><text:alphabetical-index-mark-end text:id="IMark68720296"/><text:alphabetical-index-mark-end text:id="IMark66674952"/>.<text:bookmark-end text:name="__RefHeading___Toc1655_964193841"/></text:h>
      <text:p text:style-name="P30"/>
      <text:p text:style-name="P30"><text:alphabetical-index-mark-start text:id="IMark91680584"/><text:alphabetical-index-mark-start text:id="IMark69997384"/><text:alphabetical-index-mark-start text:id="IMark91682344"/>Orbiter<text:alphabetical-index-mark-end text:id="IMark91682344"/><text:alphabetical-index-mark-end text:id="IMark69997384"/><text:alphabetical-index-mark-end text:id="IMark91680584"/> <text:alphabetical-index-mark-start text:id="IMark69742232"/><text:alphabetical-index-mark-start text:id="IMark85472760"/>ship<text:alphabetical-index-mark-end text:id="IMark85472760"/><text:alphabetical-index-mark-end text:id="IMark69742232"/>s never made use of <text:alphabetical-index-mark-start text:id="IMark93917080"/><text:alphabetical-index-mark-start text:id="IMark82494216"/><text:alphabetical-index-mark-start text:id="IMark69181800"/><text:alphabetical-index-mark-start text:id="IMark67967896"/>data<text:alphabetical-index-mark-end text:id="IMark67967896"/><text:alphabetical-index-mark-end text:id="IMark69181800"/>base<text:alphabetical-index-mark-end text:id="IMark82494216"/><text:alphabetical-index-mark-end text:id="IMark93917080"/> <text:alphabetical-index-mark-start text:id="IMark67616232"/><text:alphabetical-index-mark-start text:id="IMark67966600"/><text:alphabetical-index-mark-start text:id="IMark68721800"/>system<text:alphabetical-index-mark-end text:id="IMark68721800"/><text:alphabetical-index-mark-end text:id="IMark67966600"/><text:alphabetical-index-mark-end text:id="IMark67616232"/>s. In fact, <text:alphabetical-index-mark-start text:id="IMark69188744"/><text:alphabetical-index-mark-start text:id="IMark92205384"/>storage<text:alphabetical-index-mark-end text:id="IMark92205384"/><text:alphabetical-index-mark-end text:id="IMark69188744"/> faciliti<text:alphabetical-index-mark-start text:id="IMark69985096"/>es<text:alphabetical-index-mark-end text:id="IMark69985096"/> and <text:alphabetical-index-mark-start text:id="IMark67968360"/><text:alphabetical-index-mark-start text:id="IMark93918584"/><text:alphabetical-index-mark-start text:id="IMark85455528"/>procedur<text:alphabetical-index-mark-start text:id="IMark83785352"/>e<text:alphabetical-index-mark-end text:id="IMark85455528"/><text:alphabetical-index-mark-end text:id="IMark93918584"/><text:alphabetical-index-mark-end text:id="IMark67968360"/>s<text:alphabetical-index-mark-end text:id="IMark83785352"/> have always been limited to <text:alphabetical-index-mark-start text:id="IMark93923320"/><text:alphabetical-index-mark-start text:id="IMark93786744"/>flat<text:alphabetical-index-mark-end text:id="IMark93786744"/><text:alphabetical-index-mark-end text:id="IMark93923320"/> <text:alphabetical-index-mark-start text:id="IMark85466664"/><text:alphabetical-index-mark-start text:id="IMark72222808"/>fil<text:alphabetical-index-mark-start text:id="IMark91730360"/>e<text:alphabetical-index-mark-end text:id="IMark72222808"/><text:alphabetical-index-mark-end text:id="IMark85466664"/>s<text:alphabetical-index-mark-end text:id="IMark91730360"/>, which is fine for low - <text:s/><text:alphabetical-index-mark-start text:id="IMark67965768"/><text:alphabetical-index-mark-start text:id="IMark93936520"/>volume<text:alphabetical-index-mark-end text:id="IMark93936520"/><text:alphabetical-index-mark-end text:id="IMark67965768"/> reads and writ<text:alphabetical-index-mark-start text:id="IMark91683176"/>es<text:alphabetical-index-mark-end text:id="IMark91683176"/>. But <text:alphabetical-index-mark-start text:id="IMark83769272"/>AI<text:alphabetical-index-mark-end text:id="IMark83769272"/> and other <text:alphabetical-index-mark-start text:id="IMark91685320"/><text:alphabetical-index-mark-start text:id="IMark69970568"/>complex<text:alphabetical-index-mark-end text:id="IMark69970568"/><text:alphabetical-index-mark-end text:id="IMark91685320"/> <text:alphabetical-index-mark-start text:id="IMark69965208"/><text:alphabetical-index-mark-start text:id="IMark68143816"/><text:alphabetical-index-mark-start text:id="IMark68720296"/>system<text:alphabetical-index-mark-end text:id="IMark68720296"/><text:alphabetical-index-mark-end text:id="IMark68143816"/><text:alphabetical-index-mark-end text:id="IMark69965208"/>s might require more advanced <text:alphabetical-index-mark-start text:id="IMark66674952"/><text:alphabetical-index-mark-start text:id="IMark69973576"/>data<text:alphabetical-index-mark-end text:id="IMark69973576"/><text:alphabetical-index-mark-end text:id="IMark66674952"/> <text:alphabetical-index-mark-start text:id="IMark67218600"/><text:alphabetical-index-mark-start text:id="IMark82512296"/><text:alphabetical-index-mark-start text:id="IMark82495720"/><text:alphabetical-index-mark-start text:id="IMark69169080"/>manage<text:alphabetical-index-mark-end text:id="IMark69169080"/><text:alphabetical-index-mark-end text:id="IMark82495720"/>ment<text:alphabetical-index-mark-end text:id="IMark82512296"/><text:alphabetical-index-mark-end text:id="IMark67218600"/>.</text:p>
      <text:p text:style-name="P30"/>
      <text:p text:style-name="P30">Considering the <text:alphabetical-index-mark-start text:id="IMark67964008"/><text:alphabetical-index-mark-start text:id="IMark69181000"/>volume<text:alphabetical-index-mark-end text:id="IMark69181000"/><text:alphabetical-index-mark-end text:id="IMark67964008"/> of <text:alphabetical-index-mark-start text:id="IMark69748568"/><text:alphabetical-index-mark-start text:id="IMark82512296"/>data<text:alphabetical-index-mark-end text:id="IMark82512296"/><text:alphabetical-index-mark-end text:id="IMark69748568"/> that an <text:alphabetical-index-mark-start text:id="IMark67218600"/><text:alphabetical-index-mark-start text:id="IMark82495720"/>OSFS<text:alphabetical-index-mark-end text:id="IMark82495720"/><text:alphabetical-index-mark-end text:id="IMark67218600"/> <text:alphabetical-index-mark-start text:id="IMark69169080"/><text:alphabetical-index-mark-start text:id="IMark66674952"/>s<text:alphabetical-index-mark-start text:id="IMark69973576"/>es<text:alphabetical-index-mark-end text:id="IMark69973576"/>sion<text:alphabetical-index-mark-end text:id="IMark66674952"/><text:alphabetical-index-mark-end text:id="IMark69169080"/> might handle, <text:alphabetical-index-mark-start text:id="IMark69965208"/><text:alphabetical-index-mark-start text:id="IMark68143816"/>relational<text:alphabetical-index-mark-end text:id="IMark68143816"/><text:alphabetical-index-mark-end text:id="IMark69965208"/> <text:alphabetical-index-mark-start text:id="IMark68720296"/><text:alphabetical-index-mark-start text:id="IMark91685320"/><text:alphabetical-index-mark-start text:id="IMark69970568"/><text:alphabetical-index-mark-start text:id="IMark83769272"/>data<text:alphabetical-index-mark-end text:id="IMark83769272"/><text:alphabetical-index-mark-end text:id="IMark69970568"/>bas<text:alphabetical-index-mark-start text:id="IMark91683176"/>e<text:alphabetical-index-mark-end text:id="IMark91685320"/><text:alphabetical-index-mark-end text:id="IMark68720296"/>s<text:alphabetical-index-mark-end text:id="IMark91683176"/> could be well - suited for almost any need while providing safe <text:alphabetical-index-mark-start text:id="IMark67965768"/><text:alphabetical-index-mark-start text:id="IMark93936520"/>storage<text:alphabetical-index-mark-end text:id="IMark93936520"/><text:alphabetical-index-mark-end text:id="IMark67965768"/> and <text:alphabetical-index-mark-start text:id="IMark91730360"/><text:alphabetical-index-mark-start text:id="IMark85466664"/>data<text:alphabetical-index-mark-end text:id="IMark85466664"/><text:alphabetical-index-mark-end text:id="IMark91730360"/> <text:alphabetical-index-mark-start text:id="IMark72222808"/><text:alphabetical-index-mark-start text:id="IMark93923320"/><text:alphabetical-index-mark-start text:id="IMark93786744"/><text:alphabetical-index-mark-start text:id="IMark83785352"/>manage<text:alphabetical-index-mark-end text:id="IMark83785352"/><text:alphabetical-index-mark-end text:id="IMark93786744"/>ment<text:alphabetical-index-mark-end text:id="IMark93923320"/><text:alphabetical-index-mark-end text:id="IMark72222808"/>.</text:p>
      <text:p text:style-name="P30"/>
      <text:p text:style-name="P30">There are many <text:alphabetical-index-mark-start text:id="IMark69985096"/><text:alphabetical-index-mark-start text:id="IMark69188744"/>R<text:alphabetical-index-mark-start text:id="IMark92205384"/><text:alphabetical-index-mark-start text:id="IMark67616232"/>DBMS<text:alphabetical-index-mark-end text:id="IMark67616232"/><text:alphabetical-index-mark-end text:id="IMark92205384"/><text:alphabetical-index-mark-end text:id="IMark69188744"/><text:alphabetical-index-mark-end text:id="IMark69985096"/> <text:alphabetical-index-mark-start text:id="IMark67966600"/><text:alphabetical-index-mark-start text:id="IMark68721800"/><text:alphabetical-index-mark-start text:id="IMark93917080"/>system<text:alphabetical-index-mark-end text:id="IMark93917080"/><text:alphabetical-index-mark-end text:id="IMark68721800"/><text:alphabetical-index-mark-end text:id="IMark67966600"/>s, and some of those are free, including <text:alphabetical-index-mark-start text:id="IMark82494216"/><text:alphabetical-index-mark-start text:id="IMark69181800"/>Sqlite3<text:alphabetical-index-mark-end text:id="IMark69181800"/><text:alphabetical-index-mark-end text:id="IMark82494216"/>, <text:alphabetical-index-mark-start text:id="IMark67967896"/><text:alphabetical-index-mark-start text:id="IMark69742232"/><text:alphabetical-index-mark-start text:id="IMark85472760"/><text:alphabetical-index-mark-start text:id="IMark91680584"/>Postgr<text:span text:style-name="T69">e</text:span>S<text:alphabetical-index-mark-end text:id="IMark91680584"/><text:alphabetical-index-mark-end text:id="IMark85472760"/>QL<text:alphabetical-index-mark-end text:id="IMark69742232"/><text:alphabetical-index-mark-end text:id="IMark67967896"/>, <text:alphabetical-index-mark-start text:id="IMark69997384"/><text:alphabetical-index-mark-start text:id="IMark91682344"/>MySQL<text:alphabetical-index-mark-end text:id="IMark91682344"/><text:alphabetical-index-mark-end text:id="IMark69997384"/> and <text:alphabetical-index-mark-start text:id="IMark67965304"/><text:alphabetical-index-mark-start text:id="IMark93937272"/>MariaDB<text:alphabetical-index-mark-end text:id="IMark93937272"/><text:alphabetical-index-mark-end text:id="IMark67965304"/>. Th<text:alphabetical-index-mark-start text:id="IMark69179896"/>es<text:alphabetical-index-mark-end text:id="IMark69179896"/>e all use <text:alphabetical-index-mark-start text:id="IMark72413528"/><text:alphabetical-index-mark-start text:id="IMark72414376"/><text:alphabetical-index-mark-start text:id="IMark93923320"/>SQL<text:alphabetical-index-mark-end text:id="IMark93923320"/><text:alphabetical-index-mark-end text:id="IMark72414376"/><text:alphabetical-index-mark-end text:id="IMark72413528"/> with varying degre<text:alphabetical-index-mark-start text:id="IMark72222808"/>es<text:alphabetical-index-mark-end text:id="IMark72222808"/> of compliance with standards, and each one of them has advantag<text:alphabetical-index-mark-start text:id="IMark93786744"/>es<text:alphabetical-index-mark-end text:id="IMark93786744"/> and disadvantag<text:alphabetical-index-mark-start text:id="IMark83785352"/>es<text:alphabetical-index-mark-end text:id="IMark83785352"/>. This topic is fully discussed in <text:alphabetical-index-mark-start text:id="IMark91730360"/><text:alphabetical-index-mark-start text:id="IMark85466664"/><text:alphabetical-index-mark-start text:id="IMark67965768"/>DGIIIAI<text:alphabetical-index-mark-end text:id="IMark67965768"/><text:alphabetical-index-mark-end text:id="IMark85466664"/><text:alphabetical-index-mark-end text:id="IMark91730360"/>.pd<text:span text:style-name="T69">f</text:span> but suffice to say for now that <text:alphabetical-index-mark-start text:id="IMark93936520"/><text:alphabetical-index-mark-start text:id="IMark91683176"/>Sqlite3<text:alphabetical-index-mark-end text:id="IMark91683176"/><text:alphabetical-index-mark-end text:id="IMark93936520"/> was the choice for this <text:alphabetical-index-mark-start text:id="IMark68720296"/><text:alphabetical-index-mark-start text:id="IMark91685320"/>project<text:alphabetical-index-mark-end text:id="IMark91685320"/><text:alphabetical-index-mark-end text:id="IMark68720296"/> after evaluating the <text:alphabetical-index-mark-start text:id="IMark69970568"/><text:alphabetical-index-mark-start text:id="IMark83769272"/><text:alphabetical-index-mark-start text:id="IMark69965208"/>system<text:alphabetical-index-mark-end text:id="IMark69965208"/><text:alphabetical-index-mark-end text:id="IMark83769272"/><text:alphabetical-index-mark-end text:id="IMark69970568"/>s mentioned in this paragraph.</text:p>
      <text:p text:style-name="P30"/>
      <text:p text:style-name="P31">This do<text:alphabetical-index-mark-start text:id="IMark67218600"/>es<text:alphabetical-index-mark-end text:id="IMark67218600"/> note mean that those other <text:alphabetical-index-mark-start text:id="IMark82495720"/><text:alphabetical-index-mark-start text:id="IMark69748568"/>R<text:alphabetical-index-mark-start text:id="IMark82512296"/><text:alphabetical-index-mark-start text:id="IMark67964008"/>DBMS<text:alphabetical-index-mark-end text:id="IMark67964008"/><text:alphabetical-index-mark-end text:id="IMark82512296"/><text:alphabetical-index-mark-end text:id="IMark69748568"/><text:alphabetical-index-mark-end text:id="IMark82495720"/> are usel<text:alphabetical-index-mark-start text:id="IMark69181000"/>es<text:alphabetical-index-mark-end text:id="IMark69181000"/>s for <text:alphabetical-index-mark-start text:id="IMark67968360"/><text:alphabetical-index-mark-start text:id="IMark85455528"/><text:alphabetical-index-mark-start text:id="IMark93918584"/>Orbiter<text:alphabetical-index-mark-end text:id="IMark93918584"/><text:alphabetical-index-mark-end text:id="IMark85455528"/><text:alphabetical-index-mark-end text:id="IMark67968360"/> or the <text:alphabetical-index-mark-start text:id="IMark82494216"/><text:alphabetical-index-mark-start text:id="IMark69181800"/><text:alphabetical-index-mark-start text:id="IMark67966600"/>DGIIIAI<text:alphabetical-index-mark-end text:id="IMark67966600"/><text:alphabetical-index-mark-end text:id="IMark69181800"/><text:alphabetical-index-mark-end text:id="IMark82494216"/> <text:alphabetical-index-mark-start text:id="IMark68721800"/><text:alphabetical-index-mark-start text:id="IMark93917080"/>project<text:alphabetical-index-mark-end text:id="IMark93917080"/><text:alphabetical-index-mark-end text:id="IMark68721800"/>; quite on the contrary, it would be inter<text:alphabetical-index-mark-start text:id="IMark69985096"/>es<text:alphabetical-index-mark-end text:id="IMark69985096"/>ting to <text:alphabetical-index-mark-start text:id="IMark69188744"/><text:alphabetical-index-mark-start text:id="IMark92205384"/>develop<text:alphabetical-index-mark-end text:id="IMark92205384"/><text:alphabetical-index-mark-end text:id="IMark69188744"/> a <text:alphabetical-index-mark-start text:id="IMark67616232"/><text:alphabetical-index-mark-start text:id="IMark68143816"/>layer<text:alphabetical-index-mark-end text:id="IMark68143816"/><text:alphabetical-index-mark-end text:id="IMark67616232"/> of <text:alphabetical-index-mark-start text:id="IMark91730360"/><text:alphabetical-index-mark-start text:id="IMark85466664"/>compatibility<text:alphabetical-index-mark-end text:id="IMark85466664"/><text:alphabetical-index-mark-end text:id="IMark91730360"/> with those <text:alphabetical-index-mark-start text:id="IMark67965768"/><text:alphabetical-index-mark-start text:id="IMark83785352"/><text:alphabetical-index-mark-start text:id="IMark93786744"/>system<text:alphabetical-index-mark-end text:id="IMark93786744"/><text:alphabetical-index-mark-end text:id="IMark83785352"/><text:alphabetical-index-mark-end text:id="IMark67965768"/>s and <text:alphabetical-index-mark-start text:id="IMark72222808"/><text:alphabetical-index-mark-start text:id="IMark72413528"/><text:alphabetical-index-mark-start text:id="IMark72414376"/>DGIIIAI<text:alphabetical-index-mark-end text:id="IMark72414376"/><text:alphabetical-index-mark-end text:id="IMark72413528"/><text:alphabetical-index-mark-end text:id="IMark72222808"/> + <text:alphabetical-index-mark-start text:id="IMark93923320"/><text:alphabetical-index-mark-start text:id="IMark69179896"/><text:alphabetical-index-mark-start text:id="IMark67965304"/><text:alphabetical-index-mark-start text:id="IMark93937272"/><text:alphabetical-index-mark-start text:id="IMark69997384"/><text:alphabetical-index-mark-start text:id="IMark91682344"/>SQLC<text:alphabetical-index-mark-end text:id="IMark91682344"/><text:alphabetical-index-mark-end text:id="IMark69997384"/><text:alphabetical-index-mark-end text:id="IMark93937272"/><text:alphabetical-index-mark-end text:id="IMark67965304"/><text:alphabetical-index-mark-end text:id="IMark69179896"/><text:alphabetical-index-mark-end text:id="IMark93923320"/>.</text:p>
      <text:p text:style-name="P31"/>
      <text:p text:style-name="P32">But if you are now thinking about <text:alphabetical-index-mark-start text:id="IMark91680584"/><text:alphabetical-index-mark-start text:id="IMark83769272"/>ODBC<text:alphabetical-index-mark-end text:id="IMark83769272"/><text:alphabetical-index-mark-end text:id="IMark91680584"/> to achieve such goals, I would recommend against following that route due to the need for <text:alphabetical-index-mark-start text:id="IMark69970568"/><text:alphabetical-index-mark-start text:id="IMark69965208"/>speed<text:alphabetical-index-mark-end text:id="IMark69965208"/><text:alphabetical-index-mark-end text:id="IMark69970568"/>. It would be much better to <text:alphabetical-index-mark-start text:id="IMark68720296"/><text:alphabetical-index-mark-start text:id="IMark91685320"/>develop<text:alphabetical-index-mark-end text:id="IMark91685320"/><text:alphabetical-index-mark-end text:id="IMark68720296"/> C or <text:alphabetical-index-mark-start text:id="IMark93936520"/><text:alphabetical-index-mark-start text:id="IMark91683176"/>C++<text:alphabetical-index-mark-end text:id="IMark91683176"/><text:alphabetical-index-mark-end text:id="IMark93936520"/> based <text:alphabetical-index-mark-start text:id="IMark69169080"/><text:alphabetical-index-mark-start text:id="IMark69973576"/>interfac<text:alphabetical-index-mark-start text:id="IMark66674952"/>e<text:alphabetical-index-mark-end text:id="IMark69973576"/><text:alphabetical-index-mark-end text:id="IMark69169080"/>s<text:alphabetical-index-mark-end text:id="IMark66674952"/>.</text:p>
      <text:p text:style-name="P32"/>
      <text:p text:style-name="P32"/>
      <text:h text:style-name="Heading_20_2" text:outline-level="2"><text:bookmark-start text:name="__RefHeading___Toc1657_964193841"/>3.2. Use of <text:alphabetical-index-mark-start text:id="IMark69997384"/><text:alphabetical-index-mark-start text:id="IMark72222808"/><text:alphabetical-index-mark-start text:id="IMark72413528"/><text:alphabetical-index-mark-start text:id="IMark72414376"/><text:alphabetical-index-mark-start text:id="IMark67965768"/><text:alphabetical-index-mark-start text:id="IMark83785352"/>SQLC<text:alphabetical-index-mark-end text:id="IMark83785352"/><text:alphabetical-index-mark-end text:id="IMark67965768"/><text:alphabetical-index-mark-end text:id="IMark72414376"/><text:alphabetical-index-mark-end text:id="IMark72413528"/><text:alphabetical-index-mark-end text:id="IMark72222808"/><text:alphabetical-index-mark-end text:id="IMark69997384"/> with other <text:alphabetical-index-mark-start text:id="IMark93786744"/><text:alphabetical-index-mark-start text:id="IMark91730360"/><text:alphabetical-index-mark-start text:id="IMark85466664"/>SQL<text:alphabetical-index-mark-end text:id="IMark85466664"/><text:alphabetical-index-mark-end text:id="IMark91730360"/><text:alphabetical-index-mark-end text:id="IMark93786744"/> <text:alphabetical-index-mark-start text:id="IMark67616232"/><text:alphabetical-index-mark-start text:id="IMark68143816"/>compatible<text:alphabetical-index-mark-end text:id="IMark68143816"/><text:alphabetical-index-mark-end text:id="IMark67616232"/> <text:alphabetical-index-mark-start text:id="IMark69188744"/><text:alphabetical-index-mark-start text:id="IMark92205384"/><text:alphabetical-index-mark-start text:id="IMark69985096"/>MFD<text:alphabetical-index-mark-end text:id="IMark69985096"/><text:alphabetical-index-mark-end text:id="IMark92205384"/><text:alphabetical-index-mark-end text:id="IMark69188744"/> <text:alphabetical-index-mark-start text:id="IMark68721800"/><text:alphabetical-index-mark-start text:id="IMark93917080"/>modul<text:alphabetical-index-mark-start text:id="IMark82494216"/>e<text:alphabetical-index-mark-end text:id="IMark93917080"/><text:alphabetical-index-mark-end text:id="IMark68721800"/>s<text:alphabetical-index-mark-end text:id="IMark82494216"/>.<text:bookmark-end text:name="__RefHeading___Toc1657_964193841"/></text:h>
      <text:p text:style-name="P9"/>
      <text:p text:style-name="P32">It is perfectly possible to <text:alphabetical-index-mark-start text:id="IMark67968360"/><text:alphabetical-index-mark-start text:id="IMark85455528"/>develop<text:alphabetical-index-mark-end text:id="IMark85455528"/><text:alphabetical-index-mark-end text:id="IMark67968360"/> new <text:alphabetical-index-mark-start text:id="IMark93918584"/><text:alphabetical-index-mark-start text:id="IMark69181000"/><text:alphabetical-index-mark-start text:id="IMark82495720"/>MFD<text:alphabetical-index-mark-end text:id="IMark82495720"/><text:alphabetical-index-mark-end text:id="IMark69181000"/><text:alphabetical-index-mark-end text:id="IMark93918584"/> <text:alphabetical-index-mark-start text:id="IMark69748568"/><text:alphabetical-index-mark-start text:id="IMark82512296"/>modul<text:alphabetical-index-mark-start text:id="IMark67964008"/>e<text:alphabetical-index-mark-end text:id="IMark82512296"/><text:alphabetical-index-mark-end text:id="IMark69748568"/>s<text:alphabetical-index-mark-end text:id="IMark67964008"/> to deal with things like <text:alphabetical-index-mark-start text:id="IMark67218600"/>cargo<text:alphabetical-index-mark-end text:id="IMark67218600"/>, environmental <text:soft-page-break/><text:alphabetical-index-mark-start text:id="IMark67967896"/><text:alphabetical-index-mark-start text:id="IMark85472760"/><text:alphabetical-index-mark-start text:id="IMark69742232"/>system<text:alphabetical-index-mark-end text:id="IMark69742232"/><text:alphabetical-index-mark-end text:id="IMark85472760"/><text:alphabetical-index-mark-end text:id="IMark67967896"/>s, etc. outside of the <text:alphabetical-index-mark-start text:id="IMark69169080"/><text:alphabetical-index-mark-start text:id="IMark66674952"/><text:alphabetical-index-mark-start text:id="IMark69973576"/>DGIIIAI<text:alphabetical-index-mark-end text:id="IMark69973576"/><text:alphabetical-index-mark-end text:id="IMark66674952"/><text:alphabetical-index-mark-end text:id="IMark69169080"/> <text:alphabetical-index-mark-start text:id="IMark93936520"/><text:alphabetical-index-mark-start text:id="IMark91683176"/><text:alphabetical-index-mark-start text:id="IMark68720296"/>AIE<text:alphabetical-index-mark-end text:id="IMark68720296"/><text:alphabetical-index-mark-end text:id="IMark91683176"/><text:alphabetical-index-mark-end text:id="IMark93936520"/> <text:alphabetical-index-mark-start text:id="IMark91685320"/><text:alphabetical-index-mark-start text:id="IMark69970568"/>real<text:alphabetical-index-mark-end text:id="IMark69970568"/><text:alphabetical-index-mark-end text:id="IMark91685320"/>m, and share <text:alphabetical-index-mark-start text:id="IMark69965208"/><text:alphabetical-index-mark-start text:id="IMark91680584"/>data<text:alphabetical-index-mark-end text:id="IMark91680584"/><text:alphabetical-index-mark-end text:id="IMark69965208"/> thorough the same <text:alphabetical-index-mark-start text:id="IMark83769272"/><text:alphabetical-index-mark-start text:id="IMark83844072"/>R<text:alphabetical-index-mark-start text:id="IMark93923320"/><text:alphabetical-index-mark-start text:id="IMark69179896"/>DBMS<text:alphabetical-index-mark-end text:id="IMark69179896"/><text:alphabetical-index-mark-end text:id="IMark93923320"/><text:alphabetical-index-mark-end text:id="IMark83844072"/><text:alphabetical-index-mark-end text:id="IMark83769272"/> used by <text:alphabetical-index-mark-start text:id="IMark93937272"/><text:alphabetical-index-mark-start text:id="IMark67965304"/><text:alphabetical-index-mark-start text:id="IMark92256072"/><text:alphabetical-index-mark-start text:id="IMark68721800"/><text:alphabetical-index-mark-start text:id="IMark82494216"/><text:alphabetical-index-mark-start text:id="IMark93917080"/>SQLC<text:alphabetical-index-mark-end text:id="IMark93917080"/><text:alphabetical-index-mark-end text:id="IMark82494216"/><text:alphabetical-index-mark-end text:id="IMark68721800"/><text:alphabetical-index-mark-end text:id="IMark92256072"/><text:alphabetical-index-mark-end text:id="IMark67965304"/><text:alphabetical-index-mark-end text:id="IMark93937272"/>.</text:p>
      <text:p text:style-name="P32"/>
      <text:p text:style-name="P33">This <text:alphabetical-index-mark-start text:id="IMark67616232"/><text:alphabetical-index-mark-start text:id="IMark68143816"/><text:alphabetical-index-mark-start text:id="IMark93786744"/>system<text:alphabetical-index-mark-end text:id="IMark93786744"/><text:alphabetical-index-mark-end text:id="IMark68143816"/><text:alphabetical-index-mark-end text:id="IMark67616232"/> prov<text:alphabetical-index-mark-start text:id="IMark91730360"/>es<text:alphabetical-index-mark-end text:id="IMark91730360"/> that it is possible to use a <text:alphabetical-index-mark-start text:id="IMark85466664"/><text:alphabetical-index-mark-start text:id="IMark69997384"/>relational<text:alphabetical-index-mark-end text:id="IMark69997384"/><text:alphabetical-index-mark-end text:id="IMark85466664"/> <text:alphabetical-index-mark-start text:id="IMark72222808"/><text:alphabetical-index-mark-start text:id="IMark72413528"/><text:alphabetical-index-mark-start text:id="IMark72414376"/><text:alphabetical-index-mark-start text:id="IMark67965768"/>data<text:alphabetical-index-mark-end text:id="IMark67965768"/><text:alphabetical-index-mark-end text:id="IMark72414376"/>base<text:alphabetical-index-mark-end text:id="IMark72413528"/><text:alphabetical-index-mark-end text:id="IMark72222808"/> in conjunction with <text:alphabetical-index-mark-start text:id="IMark83785352"/><text:alphabetical-index-mark-start text:id="IMark91682344"/>OSFS<text:alphabetical-index-mark-end text:id="IMark91682344"/><text:alphabetical-index-mark-end text:id="IMark83785352"/> <text:alphabetical-index-mark-start text:id="IMark67966600"/><text:alphabetical-index-mark-start text:id="IMark69181800"/>modul<text:alphabetical-index-mark-start text:id="IMark92258424"/>e<text:alphabetical-index-mark-end text:id="IMark69181800"/><text:alphabetical-index-mark-end text:id="IMark67966600"/>s<text:alphabetical-index-mark-end text:id="IMark92258424"/>; now the sky is the limit as to what can be achieved, and the b<text:alphabetical-index-mark-start text:id="IMark67965304"/>es<text:alphabetical-index-mark-end text:id="IMark67965304"/>t part is that using <text:alphabetical-index-mark-start text:id="IMark93937272"/><text:alphabetical-index-mark-start text:id="IMark68721800"/><text:alphabetical-index-mark-start text:id="IMark82494216"/>SQL<text:alphabetical-index-mark-end text:id="IMark82494216"/><text:alphabetical-index-mark-end text:id="IMark68721800"/><text:alphabetical-index-mark-end text:id="IMark93937272"/> any <text:alphabetical-index-mark-start text:id="IMark93917080"/><text:alphabetical-index-mark-start text:id="IMark83769272"/>table<text:alphabetical-index-mark-end text:id="IMark83769272"/><text:alphabetical-index-mark-end text:id="IMark93917080"/> of any <text:alphabetical-index-mark-start text:id="IMark83844072"/><text:alphabetical-index-mark-start text:id="IMark93923320"/><text:alphabetical-index-mark-start text:id="IMark69179896"/><text:alphabetical-index-mark-start text:id="IMark69965208"/>data<text:alphabetical-index-mark-end text:id="IMark69965208"/><text:alphabetical-index-mark-end text:id="IMark69179896"/>base<text:alphabetical-index-mark-end text:id="IMark93923320"/><text:alphabetical-index-mark-end text:id="IMark83844072"/> used in su<text:span text:style-name="T69">c</text:span>h a fashion can be lined to any other using just <text:alphabetical-index-mark-start text:id="IMark91680584"/><text:alphabetical-index-mark-start text:id="IMark91685320"/><text:alphabetical-index-mark-start text:id="IMark69970568"/>SQL<text:alphabetical-index-mark-end text:id="IMark69970568"/><text:alphabetical-index-mark-end text:id="IMark91685320"/><text:alphabetical-index-mark-end text:id="IMark91680584"/> <text:alphabetical-index-mark-start text:id="IMark93936520"/>queri<text:alphabetical-index-mark-start text:id="IMark91683176"/>es<text:alphabetical-index-mark-end text:id="IMark91683176"/><text:alphabetical-index-mark-end text:id="IMark93936520"/>, with no need for other <text:alphabetical-index-mark-start text:id="IMark68720296"/><text:alphabetical-index-mark-start text:id="IMark69169080"/>interface<text:alphabetical-index-mark-end text:id="IMark69169080"/><text:alphabetical-index-mark-end text:id="IMark68720296"/> <text:alphabetical-index-mark-start text:id="IMark66674952"/>method<text:alphabetical-index-mark-end text:id="IMark66674952"/>s.</text:p>
      <text:p text:style-name="P33"/>
      <text:p text:style-name="P33"/>
      <text:h text:style-name="Heading_20_2" text:outline-level="2"><text:bookmark-start text:name="__RefHeading___Toc1659_964193841"/>3.3. Additional <text:alphabetical-index-mark-start text:id="IMark67964008"/><text:alphabetical-index-mark-start text:id="IMark82512296"/><text:alphabetical-index-mark-start text:id="IMark93918584"/>AIE<text:alphabetical-index-mark-end text:id="IMark93918584"/><text:alphabetical-index-mark-end text:id="IMark82512296"/><text:alphabetical-index-mark-end text:id="IMark67964008"/> <text:alphabetical-index-mark-start text:id="IMark69181000"/><text:alphabetical-index-mark-start text:id="IMark82495720"/><text:alphabetical-index-mark-start text:id="IMark67968360"/>function<text:alphabetical-index-mark-end text:id="IMark67968360"/><text:alphabetical-index-mark-end text:id="IMark82495720"/><text:alphabetical-index-mark-end text:id="IMark69181000"/>s for <text:alphabetical-index-mark-start text:id="IMark85455528"/><text:alphabetical-index-mark-start text:id="IMark69188744"/><text:alphabetical-index-mark-start text:id="IMark69985096"/><text:alphabetical-index-mark-start text:id="IMark92205384"/><text:alphabetical-index-mark-start text:id="IMark83844072"/><text:alphabetical-index-mark-start text:id="IMark93923320"/>SQLC<text:alphabetical-index-mark-end text:id="IMark93923320"/><text:alphabetical-index-mark-end text:id="IMark83844072"/><text:alphabetical-index-mark-end text:id="IMark92205384"/><text:alphabetical-index-mark-end text:id="IMark69985096"/><text:alphabetical-index-mark-end text:id="IMark69188744"/><text:alphabetical-index-mark-end text:id="IMark85455528"/>.<text:bookmark-end text:name="__RefHeading___Toc1659_964193841"/></text:h>
      <text:p text:style-name="P34"/>
      <text:p text:style-name="P34">So far <text:alphabetical-index-mark-start text:id="IMark93917080"/><text:alphabetical-index-mark-start text:id="IMark83769272"/><text:alphabetical-index-mark-start text:id="IMark93937272"/><text:alphabetical-index-mark-start text:id="IMark68721800"/><text:alphabetical-index-mark-start text:id="IMark82494216"/><text:alphabetical-index-mark-start text:id="IMark67965304"/>SQLC<text:alphabetical-index-mark-end text:id="IMark67965304"/><text:alphabetical-index-mark-end text:id="IMark82494216"/><text:alphabetical-index-mark-end text:id="IMark68721800"/><text:alphabetical-index-mark-end text:id="IMark93937272"/><text:alphabetical-index-mark-end text:id="IMark83769272"/><text:alphabetical-index-mark-end text:id="IMark93917080"/> provid<text:alphabetical-index-mark-start text:id="IMark92258424"/>es<text:alphabetical-index-mark-end text:id="IMark92258424"/> basic acc<text:alphabetical-index-mark-start text:id="IMark67966600"/>es<text:alphabetical-index-mark-end text:id="IMark67966600"/>s and <text:alphabetical-index-mark-start text:id="IMark69181800"/><text:alphabetical-index-mark-start text:id="IMark83785352"/><text:alphabetical-index-mark-start text:id="IMark91682344"/>function<text:alphabetical-index-mark-end text:id="IMark91682344"/><text:alphabetical-index-mark-end text:id="IMark83785352"/><text:alphabetical-index-mark-end text:id="IMark69181800"/>ality <text:s/>to <text:alphabetical-index-mark-start text:id="IMark72222808"/><text:alphabetical-index-mark-start text:id="IMark72413528"/>interact<text:alphabetical-index-mark-end text:id="IMark72413528"/><text:alphabetical-index-mark-end text:id="IMark72222808"/> with <text:alphabetical-index-mark-start text:id="IMark72414376"/><text:alphabetical-index-mark-start text:id="IMark67965768"/><text:alphabetical-index-mark-start text:id="IMark85466664"/>DGIIIAI<text:alphabetical-index-mark-end text:id="IMark85466664"/><text:alphabetical-index-mark-end text:id="IMark67965768"/><text:alphabetical-index-mark-end text:id="IMark72414376"/>. There is nothing that forbids putting more specialized <text:alphabetical-index-mark-start text:id="IMark69997384"/><text:alphabetical-index-mark-start text:id="IMark91730360"/><text:alphabetical-index-mark-start text:id="IMark67616232"/>function<text:alphabetical-index-mark-end text:id="IMark67616232"/><text:alphabetical-index-mark-end text:id="IMark91730360"/><text:alphabetical-index-mark-end text:id="IMark69997384"/> on the <text:alphabetical-index-mark-start text:id="IMark68143816"/>current<text:alphabetical-index-mark-end text:id="IMark68143816"/> <text:alphabetical-index-mark-start text:id="IMark93786744"/><text:alphabetical-index-mark-start text:id="IMark69973576"/><text:alphabetical-index-mark-start text:id="IMark68720296"/>MFD<text:alphabetical-index-mark-end text:id="IMark68720296"/><text:alphabetical-index-mark-end text:id="IMark69973576"/><text:alphabetical-index-mark-end text:id="IMark93786744"/>.</text:p>
      <text:p text:style-name="P32"/>
      <text:p text:style-name="P32"/>
      <text:p text:style-name="P9"/>
      <text:p text:style-name="P9"/>
      <text:h text:style-name="P90" text:outline-level="1"><text:bookmark-start text:name="__RefHeading___Toc72868_673741182"/>4. <text:alphabetical-index-mark-start text:id="IMark67218600"/><text:alphabetical-index-mark-start text:id="IMark69188744"/><text:alphabetical-index-mark-start text:id="IMark85455528"/><text:alphabetical-index-mark-start text:id="IMark69985096"/>Expert<text:alphabetical-index-mark-end text:id="IMark69985096"/><text:alphabetical-index-mark-end text:id="IMark85455528"/><text:alphabetical-index-mark-end text:id="IMark69188744"/><text:alphabetical-index-mark-end text:id="IMark67218600"/> <text:alphabetical-index-mark-start text:id="IMark92205384"/><text:alphabetical-index-mark-start text:id="IMark83844072"/><text:alphabetical-index-mark-start text:id="IMark93923320"/><text:alphabetical-index-mark-start text:id="IMark69181000"/>system<text:bookmark-end text:name="__RefHeading___Toc72868_673741182"/><text:alphabetical-index-mark-end text:id="IMark69181000"/><text:alphabetical-index-mark-end text:id="IMark93923320"/><text:alphabetical-index-mark-end text:id="IMark83844072"/><text:alphabetical-index-mark-end text:id="IMark92205384"/></text:h>
      <text:p text:style-name="P9"/>
      <text:p text:style-name="P14"><text:alphabetical-index-mark-start text:id="IMark67964008"/><text:alphabetical-index-mark-start text:id="IMark82512296"/><text:alphabetical-index-mark-start text:id="IMark93918584"/><text:alphabetical-index-mark-start text:id="IMark69748568"/><text:alphabetical-index-mark-start text:id="IMark69965208"/><text:alphabetical-index-mark-start text:id="IMark69179896"/>SQLC<text:alphabetical-index-mark-end text:id="IMark69179896"/><text:alphabetical-index-mark-end text:id="IMark69965208"/><text:alphabetical-index-mark-end text:id="IMark69748568"/><text:alphabetical-index-mark-end text:id="IMark93918584"/><text:alphabetical-index-mark-end text:id="IMark82512296"/><text:alphabetical-index-mark-end text:id="IMark67964008"/> was d<text:alphabetical-index-mark-start text:id="IMark69973576"/>es<text:alphabetical-index-mark-end text:id="IMark69973576"/>igned to work as an <text:alphabetical-index-mark-start text:id="IMark93786744"/>onboard<text:alphabetical-index-mark-end text:id="IMark93786744"/> <text:alphabetical-index-mark-start text:id="IMark68720296"/><text:alphabetical-index-mark-start text:id="IMark68143816"/>interface<text:alphabetical-index-mark-end text:id="IMark68143816"/><text:alphabetical-index-mark-end text:id="IMark68720296"/> to <text:alphabetical-index-mark-start text:id="IMark69997384"/>DGI<text:span text:style-name="T78">I</text:span>IAI<text:alphabetical-index-mark-end text:id="IMark69997384"/>’s <text:alphabetical-index-mark-start text:id="IMark91730360"/><text:alphabetical-index-mark-start text:id="IMark67616232"/><text:alphabetical-index-mark-start text:id="IMark72414376"/>expert<text:alphabetical-index-mark-end text:id="IMark72414376"/><text:alphabetical-index-mark-end text:id="IMark67616232"/><text:alphabetical-index-mark-end text:id="IMark91730360"/> <text:alphabetical-index-mark-start text:id="IMark67965768"/><text:alphabetical-index-mark-start text:id="IMark85466664"/><text:alphabetical-index-mark-start text:id="IMark72222808"/>system<text:alphabetical-index-mark-end text:id="IMark72222808"/><text:alphabetical-index-mark-end text:id="IMark85466664"/><text:alphabetical-index-mark-end text:id="IMark67965768"/>; <text:span text:style-name="T8">it do</text:span><text:alphabetical-index-mark-start text:id="IMark72413528"/><text:span text:style-name="T8">es</text:span><text:alphabetical-index-mark-end text:id="IMark72413528"/><text:span text:style-name="T8"> not work as an </text:span><text:alphabetical-index-mark-start text:id="IMark69181800"/><text:span text:style-name="T8">independent</text:span><text:alphabetical-index-mark-end text:id="IMark69181800"/><text:span text:style-name="T8"> </text:span><text:alphabetical-index-mark-start text:id="IMark83785352"/><text:alphabetical-index-mark-start text:id="IMark91682344"/><text:alphabetical-index-mark-start text:id="IMark67966600"/><text:span text:style-name="T8">MFD</text:span><text:alphabetical-index-mark-end text:id="IMark67966600"/><text:alphabetical-index-mark-end text:id="IMark91682344"/><text:alphabetical-index-mark-end text:id="IMark83785352"/>. </text:p>
      <text:p text:style-name="P14"/>
      <text:p text:style-name="P14">It is not the scope of this <text:alphabetical-index-mark-start text:id="IMark68721800"/><text:alphabetical-index-mark-start text:id="IMark82494216"/>document<text:alphabetical-index-mark-end text:id="IMark82494216"/><text:alphabetical-index-mark-end text:id="IMark68721800"/> to d<text:alphabetical-index-mark-start text:id="IMark67965304"/>es<text:alphabetical-index-mark-end text:id="IMark67965304"/>cribe the characteristics of the <text:alphabetical-index-mark-start text:id="IMark66674952"/><text:alphabetical-index-mark-start text:id="IMark93936520"/><text:alphabetical-index-mark-start text:id="IMark69169080"/>AIE<text:alphabetical-index-mark-end text:id="IMark69169080"/><text:alphabetical-index-mark-end text:id="IMark93936520"/><text:alphabetical-index-mark-end text:id="IMark66674952"/> of the intelligent <text:alphabetical-index-mark-start text:id="IMark91680584"/><text:alphabetical-index-mark-start text:id="IMark91683176"/>Delta<text:alphabetical-index-mark-end text:id="IMark91683176"/><text:alphabetical-index-mark-end text:id="IMark91680584"/> <text:alphabetical-index-mark-start text:id="IMark69970568"/><text:alphabetical-index-mark-start text:id="IMark91685320"/>Glider<text:alphabetical-index-mark-end text:id="IMark91685320"/><text:alphabetical-index-mark-end text:id="IMark69970568"/>, so for details on that matter you should read the <text:alphabetical-index-mark-start text:id="IMark67967896"/><text:alphabetical-index-mark-start text:id="IMark85472760"/>file<text:alphabetical-index-mark-end text:id="IMark85472760"/><text:alphabetical-index-mark-end text:id="IMark67967896"/> ~/docs/<text:alphabetical-index-mark-start text:id="IMark83844072"/><text:alphabetical-index-mark-start text:id="IMark92205384"/><text:alphabetical-index-mark-start text:id="IMark93923320"/>DGIIIAI<text:alphabetical-index-mark-end text:id="IMark93923320"/><text:alphabetical-index-mark-end text:id="IMark92205384"/><text:alphabetical-index-mark-end text:id="IMark83844072"/>/<text:alphabetical-index-mark-start text:id="IMark69181000"/><text:alphabetical-index-mark-start text:id="IMark67218600"/><text:alphabetical-index-mark-start text:id="IMark69188744"/>DGIIIAI<text:alphabetical-index-mark-end text:id="IMark69188744"/><text:alphabetical-index-mark-end text:id="IMark67218600"/><text:alphabetical-index-mark-end text:id="IMark69181000"/>.pdf <text:span text:style-name="T39">and it is recommendable that you become at least acquainted with that </text:span><text:alphabetical-index-mark-start text:id="IMark85455528"/><text:alphabetical-index-mark-start text:id="IMark69985096"/><text:span text:style-name="T39">document</text:span><text:alphabetical-index-mark-end text:id="IMark69985096"/><text:alphabetical-index-mark-end text:id="IMark85455528"/><text:span text:style-name="T39"> before attempting to use this </text:span><text:alphabetical-index-mark-start text:id="IMark69742232"/><text:alphabetical-index-mark-start text:id="IMark67968360"/><text:span text:style-name="T39">module</text:span><text:alphabetical-index-mark-end text:id="IMark67968360"/><text:alphabetical-index-mark-end text:id="IMark69742232"/><text:span text:style-name="T39">.</text:span></text:p>
      <text:p text:style-name="P13"/>
      <text:p text:style-name="P15">What <text:alphabetical-index-mark-start text:id="IMark82512296"/><text:alphabetical-index-mark-start text:id="IMark93918584"/><text:alphabetical-index-mark-start text:id="IMark69748568"/><text:alphabetical-index-mark-start text:id="IMark69965208"/><text:alphabetical-index-mark-start text:id="IMark69179896"/><text:alphabetical-index-mark-start text:id="IMark92258424"/>SQLC<text:alphabetical-index-mark-end text:id="IMark92258424"/><text:alphabetical-index-mark-end text:id="IMark69179896"/><text:alphabetical-index-mark-end text:id="IMark69965208"/><text:alphabetical-index-mark-end text:id="IMark69748568"/><text:alphabetical-index-mark-end text:id="IMark93918584"/><text:alphabetical-index-mark-end text:id="IMark82512296"/> allows the <text:alphabetical-index-mark-start text:id="IMark67965768"/>user<text:alphabetical-index-mark-end text:id="IMark67965768"/> to do is to <text:alphabetical-index-mark-start text:id="IMark85466664"/><text:alphabetical-index-mark-start text:id="IMark72222808"/><text:alphabetical-index-mark-start text:id="IMark91730360"/>send<text:alphabetical-index-mark-end text:id="IMark91730360"/><text:alphabetical-index-mark-end text:id="IMark72222808"/><text:alphabetical-index-mark-end text:id="IMark85466664"/> commands to the <text:alphabetical-index-mark-start text:id="IMark67616232"/><text:alphabetical-index-mark-start text:id="IMark72414376"/><text:alphabetical-index-mark-start text:id="IMark69997384"/>AIE<text:alphabetical-index-mark-end text:id="IMark69997384"/><text:alphabetical-index-mark-end text:id="IMark72414376"/><text:alphabetical-index-mark-end text:id="IMark67616232"/> in different ways like raw <text:alphabetical-index-mark-start text:id="IMark72413528"/><text:alphabetical-index-mark-start text:id="IMark93917080"/><text:alphabetical-index-mark-start text:id="IMark69181800"/>SQL<text:alphabetical-index-mark-end text:id="IMark69181800"/><text:alphabetical-index-mark-end text:id="IMark93917080"/><text:alphabetical-index-mark-end text:id="IMark72413528"/> instructions, specialized <text:alphabetical-index-mark-start text:id="IMark91682344"/>call<text:alphabetical-index-mark-end text:id="IMark91682344"/>s to %<text:alphabetical-index-mark-start text:id="IMark83785352"/><text:alphabetical-index-mark-start text:id="IMark67966600"/>mode%<text:alphabetical-index-mark-end text:id="IMark67966600"/><text:alphabetical-index-mark-end text:id="IMark83785352"/> facts, <text:alphabetical-index-mark-start text:id="IMark93937272"/><text:alphabetical-index-mark-start text:id="IMark83769272"/><text:alphabetical-index-mark-start text:id="IMark69181000"/><text:span text:style-name="T39">program</text:span><text:alphabetical-index-mark-end text:id="IMark69181000"/><text:alphabetical-index-mark-end text:id="IMark83769272"/><text:alphabetical-index-mark-end text:id="IMark93937272"/><text:span text:style-name="T39"> </text:span><text:alphabetical-index-mark-start text:id="IMark67218600"/><text:alphabetical-index-mark-start text:id="IMark69188744"/><text:span text:style-name="T39">load</text:span><text:alphabetical-index-mark-end text:id="IMark69188744"/><text:alphabetical-index-mark-end text:id="IMark67218600"/><text:span text:style-name="T39">ing and </text:span><text:alphabetical-index-mark-start text:id="IMark83844072"/><text:alphabetical-index-mark-start text:id="IMark92205384"/><text:span text:style-name="T39">un</text:span><text:alphabetical-index-mark-start text:id="IMark93923320"/><text:alphabetical-index-mark-start text:id="IMark67967896"/><text:span text:style-name="T39">load</text:span><text:alphabetical-index-mark-end text:id="IMark67967896"/><text:alphabetical-index-mark-end text:id="IMark93923320"/><text:alphabetical-index-mark-end text:id="IMark92205384"/><text:alphabetical-index-mark-end text:id="IMark83844072"/><text:span text:style-name="T39">ing</text:span> and <text:alphabetical-index-mark-start text:id="IMark85472760"/>call<text:alphabetical-index-mark-end text:id="IMark85472760"/>s to facts using the fact <text:alphabetical-index-mark-start text:id="IMark69970568"/><text:alphabetical-index-mark-start text:id="IMark91685320"/><text:alphabetical-index-mark-start text:id="IMark91680584"/>Item<text:alphabetical-index-mark-end text:id="IMark91680584"/><text:alphabetical-index-mark-end text:id="IMark91685320"/><text:alphabetical-index-mark-end text:id="IMark69970568"/> and <text:alphabetical-index-mark-start text:id="IMark91683176"/><text:alphabetical-index-mark-start text:id="IMark66674952"/><text:alphabetical-index-mark-start text:id="IMark93936520"/>Value<text:alphabetical-index-mark-end text:id="IMark93936520"/><text:alphabetical-index-mark-end text:id="IMark66674952"/><text:alphabetical-index-mark-end text:id="IMark91683176"/> <text:alphabetical-index-mark-start text:id="IMark69169080"/><text:alphabetical-index-mark-start text:id="IMark67965304"/>field<text:alphabetical-index-mark-end text:id="IMark67965304"/><text:alphabetical-index-mark-end text:id="IMark69169080"/>s.</text:p>
      <text:p text:style-name="P15"/>
      <text:p text:style-name="P28">In this way, it should be regarded as the <text:alphabetical-index-mark-start text:id="IMark85455528"/>user<text:alphabetical-index-mark-end text:id="IMark85455528"/> <text:alphabetical-index-mark-start text:id="IMark69985096"/><text:alphabetical-index-mark-start text:id="IMark68720296"/>interface<text:alphabetical-index-mark-end text:id="IMark68720296"/><text:alphabetical-index-mark-end text:id="IMark69985096"/> for the <text:alphabetical-index-mark-start text:id="IMark69742232"/><text:alphabetical-index-mark-start text:id="IMark67968360"/><text:alphabetical-index-mark-start text:id="IMark93786744"/>AIE<text:alphabetical-index-mark-end text:id="IMark93786744"/><text:alphabetical-index-mark-end text:id="IMark67968360"/><text:alphabetical-index-mark-end text:id="IMark69742232"/> of the <text:alphabetical-index-mark-start text:id="IMark68143816"/><text:alphabetical-index-mark-start text:id="IMark67964008"/><text:alphabetical-index-mark-start text:id="IMark69973576"/>DGIIIAI<text:alphabetical-index-mark-end text:id="IMark69973576"/><text:alphabetical-index-mark-end text:id="IMark67964008"/><text:alphabetical-index-mark-end text:id="IMark68143816"/> <text:alphabetical-index-mark-start text:id="IMark83785352"/><text:alphabetical-index-mark-start text:id="IMark67966600"/>project<text:alphabetical-index-mark-end text:id="IMark67966600"/><text:alphabetical-index-mark-end text:id="IMark83785352"/>, being <text:alphabetical-index-mark-start text:id="IMark91682344"/>es<text:alphabetical-index-mark-end text:id="IMark91682344"/>sentially an <text:alphabetical-index-mark-start text:id="IMark72413528"/><text:alphabetical-index-mark-start text:id="IMark93917080"/>interface<text:alphabetical-index-mark-end text:id="IMark93917080"/><text:alphabetical-index-mark-end text:id="IMark72413528"/> to <text:alphabetical-index-mark-start text:id="IMark69181800"/><text:alphabetical-index-mark-start text:id="IMark67616232"/>Sqlite3<text:alphabetical-index-mark-end text:id="IMark67616232"/><text:alphabetical-index-mark-end text:id="IMark69181800"/> <text:alphabetical-index-mark-start text:id="IMark72414376"/><text:alphabetical-index-mark-start text:id="IMark69997384"/><text:alphabetical-index-mark-start text:id="IMark85466664"/><text:alphabetical-index-mark-start text:id="IMark72222808"/>data<text:alphabetical-index-mark-end text:id="IMark72222808"/><text:alphabetical-index-mark-end text:id="IMark85466664"/>bas<text:alphabetical-index-mark-start text:id="IMark91730360"/>e<text:alphabetical-index-mark-end text:id="IMark69997384"/><text:alphabetical-index-mark-end text:id="IMark72414376"/>s<text:alphabetical-index-mark-end text:id="IMark91730360"/> and specifi<text:alphabetical-index-mark-start text:id="IMark67965768"/>call<text:alphabetical-index-mark-end text:id="IMark67965768"/>y, those used on <text:alphabetical-index-mark-start text:id="IMark82512296"/><text:alphabetical-index-mark-start text:id="IMark93918584"/><text:alphabetical-index-mark-start text:id="IMark69748568"/>DGIIIAI<text:alphabetical-index-mark-end text:id="IMark69748568"/><text:alphabetical-index-mark-end text:id="IMark93918584"/><text:alphabetical-index-mark-end text:id="IMark82512296"/>.</text:p>
      <text:p text:style-name="P28"/>
      <text:p text:style-name="P28">You can also acc<text:alphabetical-index-mark-start text:id="IMark68721800"/>es<text:alphabetical-index-mark-end text:id="IMark68721800"/>s the <text:alphabetical-index-mark-start text:id="IMark93937272"/><text:alphabetical-index-mark-start text:id="IMark83769272"/><text:alphabetical-index-mark-start text:id="IMark69181000"/><text:alphabetical-index-mark-start text:id="IMark67218600"/>data<text:alphabetical-index-mark-end text:id="IMark67218600"/><text:alphabetical-index-mark-end text:id="IMark69181000"/>bas<text:alphabetical-index-mark-start text:id="IMark69188744"/>e<text:alphabetical-index-mark-end text:id="IMark83769272"/><text:alphabetical-index-mark-end text:id="IMark93937272"/>s<text:alphabetical-index-mark-end text:id="IMark69188744"/> used by <text:alphabetical-index-mark-start text:id="IMark83844072"/><text:alphabetical-index-mark-start text:id="IMark92205384"/><text:alphabetical-index-mark-start text:id="IMark93923320"/>DGIIIAI<text:alphabetical-index-mark-end text:id="IMark93923320"/><text:alphabetical-index-mark-end text:id="IMark92205384"/><text:alphabetical-index-mark-end text:id="IMark83844072"/> and <text:alphabetical-index-mark-start text:id="IMark67967896"/><text:alphabetical-index-mark-start text:id="IMark67965304"/><text:alphabetical-index-mark-start text:id="IMark69169080"/><text:alphabetical-index-mark-start text:id="IMark91683176"/><text:alphabetical-index-mark-start text:id="IMark66674952"/><text:alphabetical-index-mark-start text:id="IMark93936520"/>SQLC<text:alphabetical-index-mark-end text:id="IMark93936520"/><text:alphabetical-index-mark-end text:id="IMark66674952"/><text:alphabetical-index-mark-end text:id="IMark91683176"/><text:alphabetical-index-mark-end text:id="IMark69169080"/><text:alphabetical-index-mark-end text:id="IMark67965304"/><text:alphabetical-index-mark-end text:id="IMark67967896"/> by means of any <text:alphabetical-index-mark-start text:id="IMark69970568"/><text:alphabetical-index-mark-start text:id="IMark91685320"/>Sqlite3<text:alphabetical-index-mark-end text:id="IMark91685320"/><text:alphabetical-index-mark-end text:id="IMark69970568"/> <text:alphabetical-index-mark-start text:id="IMark91680584"/><text:alphabetical-index-mark-start text:id="IMark85472760"/>compatible<text:alphabetical-index-mark-end text:id="IMark85472760"/><text:alphabetical-index-mark-end text:id="IMark91680584"/> <text:alphabetical-index-mark-start text:id="IMark82495720"/><text:alphabetical-index-mark-start text:id="IMark82494216"/><text:alphabetical-index-mark-start text:id="IMark88671512"/><text:alphabetical-index-mark-start text:id="IMark93918584"/>data<text:alphabetical-index-mark-end text:id="IMark93918584"/><text:alphabetical-index-mark-end text:id="IMark88671512"/>base<text:alphabetical-index-mark-end text:id="IMark82494216"/><text:alphabetical-index-mark-end text:id="IMark82495720"/> <text:alphabetical-index-mark-start text:id="IMark82512296"/><text:alphabetical-index-mark-start text:id="IMark69748568"/>manage<text:alphabetical-index-mark-end text:id="IMark69748568"/><text:alphabetical-index-mark-end text:id="IMark82512296"/>r or editor, but <text:alphabetical-index-mark-start text:id="IMark67965768"/><text:alphabetical-index-mark-start text:id="IMark91730360"/><text:alphabetical-index-mark-start text:id="IMark72414376"/><text:alphabetical-index-mark-start text:id="IMark69997384"/><text:alphabetical-index-mark-start text:id="IMark85466664"/><text:alphabetical-index-mark-start text:id="IMark72222808"/>SQLC<text:alphabetical-index-mark-end text:id="IMark72222808"/><text:alphabetical-index-mark-end text:id="IMark85466664"/><text:alphabetical-index-mark-end text:id="IMark69997384"/><text:alphabetical-index-mark-end text:id="IMark72414376"/><text:alphabetical-index-mark-end text:id="IMark91730360"/><text:alphabetical-index-mark-end text:id="IMark67965768"/> provid<text:alphabetical-index-mark-start text:id="IMark69181800"/>es<text:alphabetical-index-mark-end text:id="IMark69181800"/> some <text:alphabetical-index-mark-start text:id="IMark67616232"/><text:alphabetical-index-mark-start text:id="IMark72413528"/>conv<text:span text:style-name="T55">en</text:span>ience<text:alphabetical-index-mark-end text:id="IMark72413528"/><text:alphabetical-index-mark-end text:id="IMark67616232"/> <text:alphabetical-index-mark-start text:id="IMark93917080"/><text:alphabetical-index-mark-start text:id="IMark91682344"/><text:alphabetical-index-mark-start text:id="IMark83785352"/>function<text:alphabetical-index-mark-end text:id="IMark83785352"/><text:alphabetical-index-mark-end text:id="IMark91682344"/><text:alphabetical-index-mark-end text:id="IMark93917080"/>s to do so from within an <text:alphabetical-index-mark-start text:id="IMark67966600"/><text:alphabetical-index-mark-start text:id="IMark68143816"/>OSFS<text:alphabetical-index-mark-end text:id="IMark68143816"/><text:alphabetical-index-mark-end text:id="IMark67966600"/> <text:alphabetical-index-mark-start text:id="IMark67964008"/><text:alphabetical-index-mark-start text:id="IMark69973576"/>s<text:alphabetical-index-mark-start text:id="IMark69742232"/>es<text:alphabetical-index-mark-end text:id="IMark69742232"/>sion<text:alphabetical-index-mark-end text:id="IMark69973576"/><text:alphabetical-index-mark-end text:id="IMark67964008"/>.</text:p>
      <text:p text:style-name="P44"/>
      <text:h text:style-name="Heading_20_2" text:outline-level="2"><text:bookmark-start text:name="__RefHeading___Toc4357_1164564522"/>4.1. <text:alphabetical-index-mark-start text:id="IMark68720296"/><text:alphabetical-index-mark-start text:id="IMark69965208"/>AIE<text:alphabetical-index-mark-end text:id="IMark69965208"/><text:alphabetical-index-mark-end text:id="IMark68720296"/> <text:alphabetical-index-mark-start text:id="IMark92258424"/>loop<text:alphabetical-index-mark-end text:id="IMark92258424"/>.<text:bookmark-end text:name="__RefHeading___Toc4357_1164564522"/></text:h>
      <text:p text:style-name="P56"/>
      <text:p text:style-name="P59">The <text:alphabetical-index-mark-start text:id="IMark67965768"/><text:alphabetical-index-mark-start text:id="IMark91730360"/>AIE<text:alphabetical-index-mark-end text:id="IMark91730360"/><text:alphabetical-index-mark-end text:id="IMark67965768"/> works on a <text:alphabetical-index-mark-start text:id="IMark72414376"/>loop<text:alphabetical-index-mark-end text:id="IMark72414376"/> composed by various <text:alphabetical-index-mark-start text:id="IMark69997384"/>step<text:alphabetical-index-mark-end text:id="IMark69997384"/>s identified by the <text:alphabetical-index-mark-start text:id="IMark85466664"/><text:span text:style-name="T44">Status</text:span><text:alphabetical-index-mark-end text:id="IMark85466664"/> <text:alphabetical-index-mark-start text:id="IMark72222808"/><text:alphabetical-index-mark-start text:id="IMark82512296"/>string<text:alphabetical-index-mark-end text:id="IMark82512296"/><text:alphabetical-index-mark-end text:id="IMark72222808"/> that each fact <text:alphabetical-index-mark-start text:id="IMark69748568"/><text:alphabetical-index-mark-start text:id="IMark82495720"/>record<text:alphabetical-index-mark-end text:id="IMark82495720"/><text:alphabetical-index-mark-end text:id="IMark69748568"/> is given. <text:alphabetical-index-mark-start text:id="IMark82494216"/><text:alphabetical-index-mark-start text:id="IMark88671512"/><text:alphabetical-index-mark-start text:id="IMark93918584"/><text:alphabetical-index-mark-start text:id="IMark91680584"/><text:span text:style-name="T71">SQLC</text:span><text:alphabetical-index-mark-end text:id="IMark91680584"/><text:alphabetical-index-mark-end text:id="IMark93918584"/><text:alphabetical-index-mark-end text:id="IMark88671512"/><text:alphabetical-index-mark-end text:id="IMark82494216"/><text:span text:style-name="T71"> exchanges </text:span><text:alphabetical-index-mark-start text:id="IMark85472760"/><text:alphabetical-index-mark-start text:id="IMark69970568"/><text:span text:style-name="T71">data</text:span><text:alphabetical-index-mark-end text:id="IMark69970568"/><text:alphabetical-index-mark-end text:id="IMark85472760"/><text:span text:style-name="T71"> only during one of these </text:span><text:alphabetical-index-mark-start text:id="IMark91685320"/><text:span text:style-name="T71">step</text:span><text:alphabetical-index-mark-end text:id="IMark91685320"/><text:span text:style-name="T71">s in order to maintain </text:span><text:alphabetical-index-mark-start text:id="IMark67967896"/><text:alphabetical-index-mark-start text:id="IMark67965304"/><text:span text:style-name="T71">sync</text:span><text:alphabetical-index-mark-end text:id="IMark67965304"/><text:span text:style-name="T71">hronization</text:span><text:alphabetical-index-mark-end text:id="IMark67967896"/><text:span text:style-name="T71"> and avoid race </text:span><text:alphabetical-index-mark-start text:id="IMark69169080"/><text:alphabetical-index-mark-start text:id="IMark91683176"/><text:span text:style-name="T71">condition</text:span><text:alphabetical-index-mark-end text:id="IMark91683176"/><text:alphabetical-index-mark-end text:id="IMark69169080"/><text:span text:style-name="T71">s within the </text:span><text:alphabetical-index-mark-start text:id="IMark66674952"/><text:alphabetical-index-mark-start text:id="IMark93936520"/><text:span text:style-name="T71">expert</text:span><text:alphabetical-index-mark-end text:id="IMark93936520"/><text:alphabetical-index-mark-end text:id="IMark66674952"/><text:span text:style-name="T71"> </text:span><text:alphabetical-index-mark-start text:id="IMark83844072"/><text:alphabetical-index-mark-start text:id="IMark92205384"/><text:span text:style-name="T71">system</text:span><text:alphabetical-index-mark-end text:id="IMark92205384"/><text:alphabetical-index-mark-end text:id="IMark83844072"/><text:span text:style-name="T71">.</text:span></text:p>
      <text:p text:style-name="P56"/>
      <text:p text:style-name="P60">The <text:alphabetical-index-mark-start text:id="IMark67968360"/>Status<text:alphabetical-index-mark-end text:id="IMark67968360"/> <text:alphabetical-index-mark-start text:id="IMark69973576"/><text:alphabetical-index-mark-start text:id="IMark67964008"/>field<text:alphabetical-index-mark-end text:id="IMark67964008"/><text:alphabetical-index-mark-end text:id="IMark69973576"/> is changed for all facts in <text:alphabetical-index-mark-start text:id="IMark69742232"/><text:alphabetical-index-mark-start text:id="IMark67966600"/><text:span text:style-name="T44">sde_facts</text:span><text:alphabetical-index-mark-end text:id="IMark67966600"/><text:alphabetical-index-mark-end text:id="IMark69742232"/> each <text:alphabetical-index-mark-start text:id="IMark68143816"/>time<text:alphabetical-index-mark-end text:id="IMark68143816"/> a <text:alphabetical-index-mark-start text:id="IMark93917080"/><text:alphabetical-index-mark-start text:id="IMark91682344"/>number<text:alphabetical-index-mark-end text:id="IMark91682344"/><text:alphabetical-index-mark-end text:id="IMark93917080"/> of <text:alphabetical-index-mark-start text:id="IMark83785352"/>task<text:alphabetical-index-mark-end text:id="IMark83785352"/>s are finished.</text:p>
      <text:p text:style-name="P56"/>
      <text:h text:style-name="Heading_20_3" text:outline-level="3"><text:bookmark-start text:name="__RefHeading___Toc4359_1164564522"/>4.1.1. <text:alphabetical-index-mark-start text:id="IMark64479096"/><text:span text:style-name="T44">St</text:span><text:span text:style-name="T50">atus</text:span><text:alphabetical-index-mark-end text:id="IMark64479096"/><text:span text:style-name="T50"> =</text:span><text:span text:style-name="T44"> ‘</text:span><text:alphabetical-index-mark-start text:id="IMark92258424"/><text:span text:style-name="T44">sentodb</text:span><text:alphabetical-index-mark-end text:id="IMark92258424"/><text:span text:style-name="T44">’</text:span><text:bookmark-end text:name="__RefHeading___Toc4359_1164564522"/></text:h>
      <text:p text:style-name="P56"/>
      <text:p text:style-name="P56"><text:alphabetical-index-mark-start text:id="IMark69748568"/><text:alphabetical-index-mark-start text:id="IMark82495720"/>Data<text:alphabetical-index-mark-end text:id="IMark82495720"/><text:alphabetical-index-mark-end text:id="IMark69748568"/> is gathered from the <text:alphabetical-index-mark-start text:id="IMark72222808"/>OAPI<text:alphabetical-index-mark-end text:id="IMark72222808"/> and facts in <text:alphabetical-index-mark-start text:id="IMark82512296"/><text:alphabetical-index-mark-start text:id="IMark85466664"/><text:span text:style-name="T44">sde_facts</text:span><text:alphabetical-index-mark-end text:id="IMark85466664"/><text:alphabetical-index-mark-end text:id="IMark82512296"/> are <text:alphabetical-index-mark-start text:id="IMark69188744"/><text:alphabetical-index-mark-start text:id="IMark82494216"/><text:alphabetical-index-mark-start text:id="IMark88671512"/><text:alphabetical-index-mark-start text:id="IMark93918584"/>update<text:alphabetical-index-mark-end text:id="IMark93918584"/><text:alphabetical-index-mark-end text:id="IMark88671512"/><text:alphabetical-index-mark-end text:id="IMark82494216"/><text:alphabetical-index-mark-end text:id="IMark69188744"/>d <text:span text:style-name="T77">using the </text:span><text:alphabetical-index-mark-start text:id="IMark91680584"/><text:span text:style-name="T77">parameter</text:span><text:alphabetical-index-mark-end text:id="IMark91680584"/><text:span text:style-name="T77">s coming </text:span><text:soft-page-break/><text:span text:style-name="T77">from the </text:span><text:alphabetical-index-mark-start text:id="IMark85472760"/><text:span text:style-name="T77">OAPI</text:span><text:alphabetical-index-mark-end text:id="IMark85472760"/><text:span text:style-name="T77">. </text:span><text:alphabetical-index-mark-start text:id="IMark69970568"/><text:alphabetical-index-mark-start text:id="IMark91685320"/><text:span text:style-name="T77">SQLC</text:span><text:alphabetical-index-mark-end text:id="IMark91685320"/><text:alphabetical-index-mark-end text:id="IMark69970568"/><text:span text:style-name="T77"> does not </text:span><text:alphabetical-index-mark-start text:id="IMark67965304"/><text:span text:style-name="T77">interact</text:span><text:alphabetical-index-mark-end text:id="IMark67965304"/><text:span text:style-name="T77"> with the </text:span><text:alphabetical-index-mark-start text:id="IMark67967896"/><text:span text:style-name="T77">AIE</text:span><text:alphabetical-index-mark-end text:id="IMark67967896"/><text:span text:style-name="T77"> during this </text:span><text:alphabetical-index-mark-start text:id="IMark93937272"/><text:span text:style-name="T77">step</text:span><text:alphabetical-index-mark-end text:id="IMark93937272"/>.</text:p>
      <text:p text:style-name="P56"/>
      <text:p text:style-name="P56"/>
      <text:h text:style-name="Heading_20_3" text:outline-level="3"><text:bookmark-start text:name="__RefHeading___Toc4361_1164564522"/>4.1.2. <text:alphabetical-index-mark-start text:id="IMark83769272"/><text:span text:style-name="T44">St</text:span><text:span text:style-name="T50">atus</text:span><text:alphabetical-index-mark-end text:id="IMark83769272"/><text:span text:style-name="T50"> =</text:span><text:span text:style-name="T44"> ‘</text:span><text:alphabetical-index-mark-start text:id="IMark67218600"/><text:span text:style-name="T44">getfrom</text:span><text:alphabetical-index-mark-start text:id="IMark69973576"/><text:alphabetical-index-mark-start text:id="IMark67964008"/><text:span text:style-name="T44">network</text:span><text:alphabetical-index-mark-end text:id="IMark67964008"/><text:alphabetical-index-mark-end text:id="IMark69973576"/><text:alphabetical-index-mark-end text:id="IMark67218600"/><text:span text:style-name="T44">’</text:span><text:bookmark-end text:name="__RefHeading___Toc4361_1164564522"/></text:h>
      <text:p text:style-name="P56"/>
      <text:p text:style-name="P57"><text:alphabetical-index-mark-start text:id="IMark69985096"/><text:alphabetical-index-mark-start text:id="IMark68720296"/>Data<text:alphabetical-index-mark-end text:id="IMark68720296"/><text:alphabetical-index-mark-end text:id="IMark69985096"/> is exchanged with <text:alphabetical-index-mark-start text:id="IMark69965208"/><text:alphabetical-index-mark-start text:id="IMark64479096"/><text:alphabetical-index-mark-start text:id="IMark85455528"/><text:alphabetical-index-mark-start text:id="IMark69181800"/><text:span text:style-name="T71">SQLC</text:span><text:alphabetical-index-mark-end text:id="IMark69181800"/><text:alphabetical-index-mark-end text:id="IMark85455528"/><text:alphabetical-index-mark-end text:id="IMark64479096"/><text:alphabetical-index-mark-end text:id="IMark69965208"/><text:span text:style-name="T71"> and any other </text:span><text:alphabetical-index-mark-start text:id="IMark69179896"/><text:span text:style-name="T71">external</text:span><text:alphabetical-index-mark-end text:id="IMark69179896"/><text:span text:style-name="T71"> </text:span><text:alphabetical-index-mark-start text:id="IMark92258424"/><text:alphabetical-index-mark-start text:id="IMark69997384"/><text:span text:style-name="T71">module</text:span><text:alphabetical-index-mark-end text:id="IMark69997384"/><text:alphabetical-index-mark-end text:id="IMark92258424"/>. <text:alphabetical-index-mark-start text:id="IMark67965768"/><text:alphabetical-index-mark-start text:id="IMark72414376"/><text:span text:style-name="T71">SQL</text:span><text:alphabetical-index-mark-end text:id="IMark72414376"/><text:alphabetical-index-mark-end text:id="IMark67965768"/><text:span text:style-name="T71"> </text:span><text:alphabetical-index-mark-start text:id="IMark93923320"/><text:span text:style-name="T71">queries</text:span><text:alphabetical-index-mark-end text:id="IMark93923320"/><text:span text:style-name="T71"> should be written so that <text:s/></text:span><text:alphabetical-index-mark-start text:id="IMark91730360"/><text:span text:style-name="T71">Status</text:span><text:alphabetical-index-mark-end text:id="IMark91730360"/><text:span text:style-name="T71"> = ‘</text:span><text:alphabetical-index-mark-start text:id="IMark72222808"/><text:span text:style-name="T49">getfrom</text:span><text:alphabetical-index-mark-start text:id="IMark69748568"/><text:alphabetical-index-mark-start text:id="IMark82495720"/><text:span text:style-name="T49">network</text:span><text:alphabetical-index-mark-end text:id="IMark82495720"/><text:alphabetical-index-mark-end text:id="IMark69748568"/><text:alphabetical-index-mark-end text:id="IMark72222808"/><text:span text:style-name="T71">’ is a necessary </text:span><text:alphabetical-index-mark-start text:id="IMark69169080"/><text:alphabetical-index-mark-start text:id="IMark69188744"/><text:span text:style-name="T71">condition</text:span><text:alphabetical-index-mark-end text:id="IMark69188744"/><text:alphabetical-index-mark-end text:id="IMark69169080"/><text:span text:style-name="T71"> within the </text:span><text:alphabetical-index-mark-start text:id="IMark82494216"/><text:span text:style-name="T71">statement</text:span><text:alphabetical-index-mark-end text:id="IMark82494216"/><text:span text:style-name="T71">. This is the only </text:span><text:alphabetical-index-mark-start text:id="IMark88671512"/><text:span text:style-name="T71">step</text:span><text:alphabetical-index-mark-end text:id="IMark88671512"/><text:span text:style-name="T71"> of the inference </text:span><text:alphabetical-index-mark-start text:id="IMark93918584"/><text:span text:style-name="T71">loop</text:span><text:alphabetical-index-mark-end text:id="IMark93918584"/><text:span text:style-name="T71"> in which </text:span><text:alphabetical-index-mark-start text:id="IMark82512296"/><text:alphabetical-index-mark-start text:id="IMark85466664"/><text:span text:style-name="T71">SQLC</text:span><text:alphabetical-index-mark-end text:id="IMark85466664"/><text:alphabetical-index-mark-end text:id="IMark82512296"/><text:span text:style-name="T71"> can </text:span><text:alphabetical-index-mark-start text:id="IMark91683176"/><text:span text:style-name="T71">send</text:span><text:alphabetical-index-mark-end text:id="IMark91683176"/><text:span text:style-name="T71"> and </text:span><text:alphabetical-index-mark-start text:id="IMark91680584"/><text:span text:style-name="T71">receive</text:span><text:alphabetical-index-mark-end text:id="IMark91680584"/><text:span text:style-name="T71"> </text:span><text:alphabetical-index-mark-start text:id="IMark85472760"/><text:span text:style-name="T71">data</text:span><text:alphabetical-index-mark-end text:id="IMark85472760"/><text:span text:style-name="T71"> from the </text:span><text:alphabetical-index-mark-start text:id="IMark69970568"/><text:span text:style-name="T71">AIE</text:span><text:alphabetical-index-mark-end text:id="IMark69970568"/><text:span text:style-name="T71">.</text:span></text:p>
      <text:p text:style-name="P56"/>
      <text:p text:style-name="P56"/>
      <text:h text:style-name="Heading_20_3" text:outline-level="3"><text:bookmark-start text:name="__RefHeading___Toc4363_1164564522"/>4.1.3. <text:s/><text:alphabetical-index-mark-start text:id="IMark93917080"/><text:span text:style-name="T44">St</text:span><text:span text:style-name="T50">atus</text:span><text:alphabetical-index-mark-end text:id="IMark93917080"/><text:span text:style-name="T50"> = </text:span><text:span text:style-name="T44">‘</text:span><text:alphabetical-index-mark-start text:id="IMark91682344"/><text:span text:style-name="T44">applykbrules</text:span><text:alphabetical-index-mark-end text:id="IMark91682344"/><text:span text:style-name="T44">’</text:span><text:bookmark-end text:name="__RefHeading___Toc4363_1164564522"/></text:h>
      <text:p text:style-name="P56"/>
      <text:p text:style-name="P58">Rules are applied and facts are <text:alphabetical-index-mark-start text:id="IMark91685320"/><text:alphabetical-index-mark-start text:id="IMark69965208"/><text:alphabetical-index-mark-start text:id="IMark64479096"/><text:alphabetical-index-mark-start text:id="IMark85455528"/>update<text:alphabetical-index-mark-end text:id="IMark85455528"/><text:alphabetical-index-mark-end text:id="IMark64479096"/><text:alphabetical-index-mark-end text:id="IMark69965208"/><text:alphabetical-index-mark-end text:id="IMark91685320"/>d based on those rules. <text:span text:style-name="T71">At this point the </text:span><text:alphabetical-index-mark-start text:id="IMark69181800"/><text:alphabetical-index-mark-start text:id="IMark67965304"/><text:span text:style-name="T71">ES</text:span><text:alphabetical-index-mark-end text:id="IMark67965304"/><text:alphabetical-index-mark-end text:id="IMark69181800"/><text:span text:style-name="T71"> evaluates each rule in </text:span><text:alphabetical-index-mark-start text:id="IMark69179896"/><text:alphabetical-index-mark-start text:id="IMark92258424"/><text:span text:style-name="T49">sde_rules</text:span><text:alphabetical-index-mark-end text:id="IMark92258424"/><text:alphabetical-index-mark-end text:id="IMark69179896"/><text:span text:style-name="T71"> against the </text:span><text:alphabetical-index-mark-start text:id="IMark69997384"/><text:alphabetical-index-mark-start text:id="IMark67965768"/><text:span text:style-name="T71">data</text:span><text:alphabetical-index-mark-end text:id="IMark67965768"/><text:alphabetical-index-mark-end text:id="IMark69997384"/><text:span text:style-name="T71"> in </text:span><text:alphabetical-index-mark-start text:id="IMark72414376"/><text:alphabetical-index-mark-start text:id="IMark93923320"/><text:span text:style-name="T49">sde_facts</text:span><text:alphabetical-index-mark-end text:id="IMark93923320"/><text:alphabetical-index-mark-end text:id="IMark72414376"/><text:span text:style-name="T71">. </text:span><text:alphabetical-index-mark-start text:id="IMark91730360"/><text:alphabetical-index-mark-start text:id="IMark67967896"/><text:span text:style-name="T71">SQLC</text:span><text:alphabetical-index-mark-end text:id="IMark67967896"/><text:alphabetical-index-mark-end text:id="IMark91730360"/><text:span text:style-name="T71"> does not </text:span><text:alphabetical-index-mark-start text:id="IMark66674952"/><text:span text:style-name="T71">interact</text:span><text:alphabetical-index-mark-end text:id="IMark66674952"/><text:span text:style-name="T71"> with the </text:span><text:alphabetical-index-mark-start text:id="IMark72222808"/><text:span text:style-name="T71">AIE</text:span><text:alphabetical-index-mark-end text:id="IMark72222808"/><text:span text:style-name="T71"> during this </text:span><text:alphabetical-index-mark-start text:id="IMark69748568"/><text:span text:style-name="T71">step</text:span><text:alphabetical-index-mark-end text:id="IMark69748568"/>.</text:p>
      <text:p text:style-name="P56"/>
      <text:p text:style-name="P56"/>
      <text:h text:style-name="Heading_20_3" text:outline-level="3"><text:bookmark-start text:name="__RefHeading___Toc4365_1164564522"/>4.1.4. <text:alphabetical-index-mark-start text:id="IMark82512296"/><text:span text:style-name="T44">St</text:span><text:span text:style-name="T50">atus</text:span><text:alphabetical-index-mark-end text:id="IMark82512296"/><text:span text:style-name="T50"> =</text:span><text:span text:style-name="T44"> ‘</text:span><text:alphabetical-index-mark-start text:id="IMark91683176"/><text:span text:style-name="T44">dbtoact</text:span><text:alphabetical-index-mark-end text:id="IMark91683176"/><text:span text:style-name="T44">’</text:span><text:bookmark-end text:name="__RefHeading___Toc4365_1164564522"/></text:h>
      <text:p text:style-name="P56"/>
      <text:p text:style-name="P58"><text:alphabetical-index-mark-start text:id="IMark83785352"/><text:alphabetical-index-mark-start text:id="IMark67218600"/>Data<text:alphabetical-index-mark-end text:id="IMark67218600"/><text:alphabetical-index-mark-end text:id="IMark83785352"/> from <text:alphabetical-index-mark-start text:id="IMark69973576"/><text:alphabetical-index-mark-start text:id="IMark93917080"/><text:span text:style-name="T44">sde_facts</text:span><text:alphabetical-index-mark-end text:id="IMark93917080"/><text:alphabetical-index-mark-end text:id="IMark69973576"/> is sent <text:span text:style-name="T73">back </text:span>to the <text:alphabetical-index-mark-start text:id="IMark67964008"/><text:alphabetical-index-mark-start text:id="IMark68143816"/><text:span text:style-name="T73">ship</text:span><text:alphabetical-index-mark-end text:id="IMark68143816"/><text:alphabetical-index-mark-end text:id="IMark67964008"/><text:span text:style-name="T73"> via the </text:span><text:alphabetical-index-mark-start text:id="IMark67966600"/>OAPI<text:alphabetical-index-mark-end text:id="IMark67966600"/> <text:span text:style-name="T73">and to the actuator </text:span><text:alphabetical-index-mark-start text:id="IMark91682344"/><text:alphabetical-index-mark-start text:id="IMark69742232"/><text:span text:style-name="T73">function</text:span><text:alphabetical-index-mark-end text:id="IMark69742232"/><text:alphabetical-index-mark-end text:id="IMark91682344"/><text:span text:style-name="T73">s that will, for </text:span><text:alphabetical-index-mark-start text:id="IMark72413528"/><text:alphabetical-index-mark-start text:id="IMark93786744"/><text:span text:style-name="T73">example</text:span><text:alphabetical-index-mark-end text:id="IMark93786744"/><text:alphabetical-index-mark-end text:id="IMark72413528"/><text:span text:style-name="T73">, make the </text:span><text:alphabetical-index-mark-start text:id="IMark68720296"/><text:alphabetical-index-mark-start text:id="IMark69985096"/><text:span text:style-name="T73">ship</text:span><text:alphabetical-index-mark-end text:id="IMark69985096"/><text:alphabetical-index-mark-end text:id="IMark68720296"/><text:span text:style-name="T73"> turn, ascend, descend, retract or extend its landing gear, cooling panels, etc</text:span>. <text:span text:style-name="T77"><text:s/></text:span><text:alphabetical-index-mark-start text:id="IMark91685320"/><text:alphabetical-index-mark-start text:id="IMark69965208"/><text:span text:style-name="T77">SQLC</text:span><text:alphabetical-index-mark-end text:id="IMark69965208"/><text:alphabetical-index-mark-end text:id="IMark91685320"/><text:span text:style-name="T77"> does not </text:span><text:alphabetical-index-mark-start text:id="IMark64479096"/><text:span text:style-name="T77">interact</text:span><text:alphabetical-index-mark-end text:id="IMark64479096"/><text:span text:style-name="T77"> with the </text:span><text:alphabetical-index-mark-start text:id="IMark85455528"/><text:span text:style-name="T77">AIE</text:span><text:alphabetical-index-mark-end text:id="IMark85455528"/><text:span text:style-name="T77"> during this </text:span><text:alphabetical-index-mark-start text:id="IMark82495720"/><text:span text:style-name="T77">step</text:span><text:alphabetical-index-mark-end text:id="IMark82495720"/>.</text:p>
      <text:p text:style-name="P56"/>
      <text:p text:style-name="P56"/>
      <text:h text:style-name="Heading_20_2" text:outline-level="2"><text:bookmark-start text:name="__RefHeading___Toc4367_1164564522"/>4.2. <text:alphabetical-index-mark-start text:id="IMark93923320"/><text:alphabetical-index-mark-start text:id="IMark91730360"/>Latency<text:bookmark-end text:name="__RefHeading___Toc4367_1164564522"/><text:alphabetical-index-mark-end text:id="IMark91730360"/><text:alphabetical-index-mark-end text:id="IMark93923320"/></text:h>
      <text:p text:style-name="P60"/>
      <text:p text:style-name="P60">The <text:alphabetical-index-mark-start text:id="IMark72222808"/>step<text:alphabetical-index-mark-end text:id="IMark72222808"/>s described in <text:span text:style-name="T11">[4.1.]</text:span> are performed very fast. Thousands of <text:alphabetical-index-mark-start text:id="IMark82494216"/>queries<text:alphabetical-index-mark-end text:id="IMark82494216"/> are made each second as rules are applied, <text:alphabetical-index-mark-start text:id="IMark69748568"/><text:alphabetical-index-mark-start text:id="IMark88671512"/>program<text:alphabetical-index-mark-end text:id="IMark88671512"/><text:alphabetical-index-mark-end text:id="IMark69748568"/>s are <text:alphabetical-index-mark-start text:id="IMark83844072"/><text:alphabetical-index-mark-start text:id="IMark93918584"/>load<text:alphabetical-index-mark-end text:id="IMark93918584"/><text:alphabetical-index-mark-end text:id="IMark83844072"/>ed and <text:alphabetical-index-mark-start text:id="IMark93936520"/><text:alphabetical-index-mark-start text:id="IMark90251160"/>un<text:alphabetical-index-mark-start text:id="IMark85466664"/><text:alphabetical-index-mark-start text:id="IMark91680584"/>load<text:alphabetical-index-mark-end text:id="IMark91680584"/><text:alphabetical-index-mark-end text:id="IMark85466664"/><text:alphabetical-index-mark-end text:id="IMark90251160"/><text:alphabetical-index-mark-end text:id="IMark93936520"/>ed, and <text:alphabetical-index-mark-start text:id="IMark82512296"/><text:alphabetical-index-mark-start text:id="IMark85472760"/>data<text:alphabetical-index-mark-end text:id="IMark85472760"/><text:alphabetical-index-mark-end text:id="IMark82512296"/> is sent between <text:alphabetical-index-mark-start text:id="IMark69970568"/><text:alphabetical-index-mark-start text:id="IMark92205384"/>module<text:alphabetical-index-mark-end text:id="IMark92205384"/><text:alphabetical-index-mark-end text:id="IMark69970568"/>s and the <text:alphabetical-index-mark-start text:id="IMark91683176"/><text:alphabetical-index-mark-start text:id="IMark69181000"/>AIE<text:alphabetical-index-mark-end text:id="IMark69181000"/><text:alphabetical-index-mark-end text:id="IMark91683176"/>.</text:p>
      <text:p text:style-name="P60"/>
      <text:p text:style-name="P60">Indeed, the faster the computer running the <text:alphabetical-index-mark-start text:id="IMark83785352"/><text:alphabetical-index-mark-start text:id="IMark67218600"/>OSFS<text:alphabetical-index-mark-end text:id="IMark67218600"/><text:alphabetical-index-mark-end text:id="IMark83785352"/> <text:alphabetical-index-mark-start text:id="IMark93937272"/><text:alphabetical-index-mark-start text:id="IMark69973576"/>session<text:alphabetical-index-mark-end text:id="IMark69973576"/><text:alphabetical-index-mark-end text:id="IMark93937272"/>, the better. Plus, <text:alphabetical-index-mark-start text:id="IMark93917080"/><text:alphabetical-index-mark-start text:id="IMark69181800"/>DGIIIAI<text:alphabetical-index-mark-end text:id="IMark69181800"/><text:alphabetical-index-mark-end text:id="IMark93917080"/> has <text:alphabetical-index-mark-start text:id="IMark67964008"/><text:alphabetical-index-mark-start text:id="IMark68143816"/>multi<text:alphabetical-index-mark-end text:id="IMark68143816"/><text:alphabetical-index-mark-end text:id="IMark67964008"/> threaded <text:alphabetical-index-mark-start text:id="IMark67966600"/><text:alphabetical-index-mark-start text:id="IMark67965304"/>code<text:alphabetical-index-mark-end text:id="IMark67965304"/><text:alphabetical-index-mark-end text:id="IMark67966600"/>, so that in in computers that have more than one singe <text:alphabetical-index-mark-start text:id="IMark91682344"/>CPU<text:alphabetical-index-mark-end text:id="IMark91682344"/> core <text:alphabetical-index-mark-start text:id="IMark69742232"/><text:alphabetical-index-mark-start text:id="IMark69179896"/>operation<text:alphabetical-index-mark-end text:id="IMark69179896"/><text:alphabetical-index-mark-end text:id="IMark69742232"/>s become even faster.</text:p>
      <text:p text:style-name="P60"><text:soft-page-break/></text:p>
      <text:p text:style-name="P60">Despite all this, the fact that <text:alphabetical-index-mark-start text:id="IMark91685320"/><text:alphabetical-index-mark-start text:id="IMark69965208"/><text:alphabetical-index-mark-start text:id="IMark64479096"/><text:alphabetical-index-mark-start text:id="IMark85455528"/>KB<text:alphabetical-index-mark-end text:id="IMark85455528"/><text:alphabetical-index-mark-end text:id="IMark64479096"/><text:alphabetical-index-mark-end text:id="IMark69965208"/><text:alphabetical-index-mark-end text:id="IMark91685320"/> <text:alphabetical-index-mark-start text:id="IMark92258424"/><text:alphabetical-index-mark-start text:id="IMark82495720"/>operation<text:alphabetical-index-mark-end text:id="IMark82495720"/><text:alphabetical-index-mark-end text:id="IMark92258424"/>s are intensive and in order to keep things coordinated and avoid race <text:alphabetical-index-mark-start text:id="IMark69997384"/><text:alphabetical-index-mark-start text:id="IMark69169080"/>condition<text:alphabetical-index-mark-end text:id="IMark69169080"/><text:alphabetical-index-mark-end text:id="IMark69997384"/>s in relation to the application of rules, <text:alphabetical-index-mark-start text:id="IMark72414376"/><text:alphabetical-index-mark-start text:id="IMark67965768"/><text:alphabetical-index-mark-start text:id="IMark91730360"/><text:alphabetical-index-mark-start text:id="IMark93923320"/>SQLC<text:alphabetical-index-mark-end text:id="IMark93923320"/><text:alphabetical-index-mark-end text:id="IMark91730360"/><text:alphabetical-index-mark-end text:id="IMark67965768"/><text:alphabetical-index-mark-end text:id="IMark72414376"/> and <text:alphabetical-index-mark-start text:id="IMark69188744"/>external<text:alphabetical-index-mark-end text:id="IMark69188744"/> <text:alphabetical-index-mark-start text:id="IMark66674952"/><text:alphabetical-index-mark-start text:id="IMark67967896"/>module<text:alphabetical-index-mark-end text:id="IMark67967896"/><text:alphabetical-index-mark-end text:id="IMark66674952"/>s should only exchange <text:alphabetical-index-mark-start text:id="IMark72222808"/><text:alphabetical-index-mark-start text:id="IMark68721800"/>data<text:alphabetical-index-mark-end text:id="IMark68721800"/><text:alphabetical-index-mark-end text:id="IMark72222808"/> with the <text:alphabetical-index-mark-start text:id="IMark69181000"/><text:alphabetical-index-mark-start text:id="IMark91683176"/>AIE<text:alphabetical-index-mark-end text:id="IMark91683176"/><text:alphabetical-index-mark-end text:id="IMark69181000"/> during <text:alphabetical-index-mark-start text:id="IMark69970568"/>step<text:alphabetical-index-mark-end text:id="IMark69970568"/> [4.1.2.], while <text:alphabetical-index-mark-start text:id="IMark92205384"/><text:span text:style-name="T44">Status</text:span><text:alphabetical-index-mark-end text:id="IMark92205384"/><text:span text:style-name="T44"> = ‘</text:span><text:alphabetical-index-mark-start text:id="IMark82512296"/><text:span text:style-name="T44">getfrom</text:span><text:alphabetical-index-mark-start text:id="IMark85472760"/><text:alphabetical-index-mark-start text:id="IMark93936520"/><text:span text:style-name="T44">network</text:span><text:alphabetical-index-mark-end text:id="IMark93936520"/><text:alphabetical-index-mark-end text:id="IMark85472760"/><text:alphabetical-index-mark-end text:id="IMark82512296"/><text:span text:style-name="T44">’</text:span>. This means that there is a certain <text:alphabetical-index-mark-start text:id="IMark90251160"/><text:alphabetical-index-mark-start text:id="IMark85466664"/>latency<text:alphabetical-index-mark-end text:id="IMark85466664"/><text:alphabetical-index-mark-end text:id="IMark90251160"/>, meaning that a fraction of <text:alphabetical-index-mark-start text:id="IMark91680584"/>time<text:alphabetical-index-mark-end text:id="IMark91680584"/> passes between the moment you <text:alphabetical-index-mark-start text:id="IMark83844072"/><text:alphabetical-index-mark-start text:id="IMark93918584"/>send<text:alphabetical-index-mark-end text:id="IMark93918584"/><text:alphabetical-index-mark-end text:id="IMark83844072"/> a command via <text:alphabetical-index-mark-start text:id="IMark69748568"/><text:alphabetical-index-mark-start text:id="IMark88671512"/><text:alphabetical-index-mark-start text:id="IMark82494216"/><text:alphabetical-index-mark-start text:id="IMark67968360"/>SQLC<text:alphabetical-index-mark-end text:id="IMark67968360"/><text:alphabetical-index-mark-end text:id="IMark82494216"/><text:alphabetical-index-mark-end text:id="IMark88671512"/><text:alphabetical-index-mark-end text:id="IMark69748568"/> and the processing of that command by the <text:alphabetical-index-mark-start text:id="IMark67616232"/><text:alphabetical-index-mark-start text:id="IMark83769272"/>AIE<text:alphabetical-index-mark-end text:id="IMark83769272"/><text:alphabetical-index-mark-end text:id="IMark67616232"/>.</text:p>
      <text:p text:style-name="P60"/>
      <text:p text:style-name="P61">You should not confuse this <text:alphabetical-index-mark-start text:id="IMark93917080"/>AI<text:alphabetical-index-mark-end text:id="IMark93917080"/> processing <text:alphabetical-index-mark-start text:id="IMark69181800"/><text:alphabetical-index-mark-start text:id="IMark93937272"/>latency<text:alphabetical-index-mark-end text:id="IMark93937272"/><text:alphabetical-index-mark-end text:id="IMark69181800"/> with the <text:alphabetical-index-mark-start text:id="IMark69973576"/><text:alphabetical-index-mark-start text:id="IMark83785352"/>flight<text:alphabetical-index-mark-end text:id="IMark83785352"/><text:alphabetical-index-mark-end text:id="IMark69973576"/> response of the <text:alphabetical-index-mark-start text:id="IMark67218600"/><text:alphabetical-index-mark-start text:id="IMark72413528"/>ship<text:alphabetical-index-mark-end text:id="IMark72413528"/><text:alphabetical-index-mark-end text:id="IMark67218600"/>. Factors like inertia, acceleration, etc. may also cause <text:alphabetical-index-mark-start text:id="IMark93786744"/><text:alphabetical-index-mark-start text:id="IMark69985096"/>delay<text:alphabetical-index-mark-end text:id="IMark69985096"/><text:alphabetical-index-mark-end text:id="IMark93786744"/>s in the response of <text:alphabetical-index-mark-start text:id="IMark68720296"/><text:alphabetical-index-mark-start text:id="IMark69970568"/>DGIIIAI<text:alphabetical-index-mark-end text:id="IMark69970568"/><text:alphabetical-index-mark-end text:id="IMark68720296"/>. Like in the case of any aircraft. </text:p>
      <text:p text:style-name="P61"/>
      <text:p text:style-name="P61">It is no coincidence that one thing that you learn when you are after a <text:alphabetical-index-mark-start text:id="IMark68721800"/><text:alphabetical-index-mark-start text:id="IMark66674952"/>flight<text:alphabetical-index-mark-end text:id="IMark66674952"/><text:alphabetical-index-mark-end text:id="IMark68721800"/> <text:alphabetical-index-mark-start text:id="IMark67967896"/><text:alphabetical-index-mark-start text:id="IMark69188744"/>license<text:alphabetical-index-mark-end text:id="IMark69188744"/><text:alphabetical-index-mark-end text:id="IMark67967896"/> in the <text:alphabetical-index-mark-start text:id="IMark72414376"/><text:alphabetical-index-mark-start text:id="IMark67965768"/>real<text:alphabetical-index-mark-end text:id="IMark67965768"/><text:alphabetical-index-mark-end text:id="IMark72414376"/> world is that you should think always in anticipation because aircraft almost never react immediately to the pilot’s <text:alphabetical-index-mark-start text:id="IMark91730360"/><text:alphabetical-index-mark-start text:id="IMark93923320"/>input<text:alphabetical-index-mark-end text:id="IMark93923320"/><text:alphabetical-index-mark-end text:id="IMark91730360"/>s. Take for <text:alphabetical-index-mark-start text:id="IMark69997384"/><text:alphabetical-index-mark-start text:id="IMark69169080"/>example<text:alphabetical-index-mark-end text:id="IMark69169080"/><text:alphabetical-index-mark-end text:id="IMark69997384"/>, the <text:alphabetical-index-mark-start text:id="IMark92258424"/><text:alphabetical-index-mark-start text:id="IMark82495720"/>latency<text:alphabetical-index-mark-end text:id="IMark82495720"/><text:alphabetical-index-mark-end text:id="IMark92258424"/> or <text:alphabetical-index-mark-start text:id="IMark91685320"/><text:alphabetical-index-mark-start text:id="IMark69965208"/>delay<text:alphabetical-index-mark-end text:id="IMark69965208"/><text:alphabetical-index-mark-end text:id="IMark91685320"/> between the moment in which a pilot throttles up the <text:alphabetical-index-mark-start text:id="IMark64479096"/><text:alphabetical-index-mark-start text:id="IMark85455528"/>engine<text:alphabetical-index-mark-end text:id="IMark85455528"/><text:alphabetical-index-mark-end text:id="IMark64479096"/>s of a plane, and the actual acceleration of the aircraft as a <text:alphabetical-index-mark-start text:id="IMark90584760"/><text:alphabetical-index-mark-start text:id="IMark92205384"/>result<text:alphabetical-index-mark-end text:id="IMark92205384"/><text:alphabetical-index-mark-end text:id="IMark90584760"/>.</text:p>
      <text:p text:style-name="P61"/>
      <text:p text:style-name="P61">So, pay attention to the <text:alphabetical-index-mark-start text:id="IMark93936520"/><text:alphabetical-index-mark-start text:id="IMark67966600"/>latency<text:alphabetical-index-mark-end text:id="IMark67966600"/><text:alphabetical-index-mark-end text:id="IMark93936520"/> of the <text:alphabetical-index-mark-start text:id="IMark83769272"/>AI<text:alphabetical-index-mark-end text:id="IMark83769272"/> <text:alphabetical-index-mark-start text:id="IMark67616232"/><text:alphabetical-index-mark-start text:id="IMark69748568"/>system<text:alphabetical-index-mark-end text:id="IMark69748568"/><text:alphabetical-index-mark-end text:id="IMark67616232"/> in addition to the <text:alphabetical-index-mark-start text:id="IMark88671512"/>time<text:alphabetical-index-mark-end text:id="IMark88671512"/> it takes for the <text:alphabetical-index-mark-start text:id="IMark82494216"/><text:alphabetical-index-mark-start text:id="IMark67968360"/>ship<text:alphabetical-index-mark-end text:id="IMark67968360"/><text:alphabetical-index-mark-end text:id="IMark82494216"/> to react. <text:span text:style-name="T72">It is not a lot of </text:span><text:alphabetical-index-mark-start text:id="IMark83844072"/><text:span text:style-name="T72">time</text:span><text:alphabetical-index-mark-end text:id="IMark83844072"/><text:span text:style-name="T72">, plus the </text:span><text:alphabetical-index-mark-start text:id="IMark93918584"/><text:alphabetical-index-mark-start text:id="IMark91680584"/><text:span text:style-name="T72">Delta</text:span><text:alphabetical-index-mark-end text:id="IMark91680584"/><text:alphabetical-index-mark-end text:id="IMark93918584"/><text:span text:style-name="T72"> </text:span><text:alphabetical-index-mark-start text:id="IMark90251160"/><text:alphabetical-index-mark-start text:id="IMark85466664"/><text:span text:style-name="T72">Glider</text:span><text:alphabetical-index-mark-end text:id="IMark85466664"/><text:alphabetical-index-mark-end text:id="IMark90251160"/><text:span text:style-name="T72"> is a pretty nimble </text:span><text:alphabetical-index-mark-start text:id="IMark67965304"/><text:alphabetical-index-mark-start text:id="IMark68143816"/><text:span text:style-name="T72">ship</text:span><text:alphabetical-index-mark-end text:id="IMark68143816"/><text:alphabetical-index-mark-end text:id="IMark67965304"/><text:span text:style-name="T72">, but precise and safe </text:span><text:alphabetical-index-mark-start text:id="IMark67964008"/><text:alphabetical-index-mark-start text:id="IMark69970568"/><text:span text:style-name="T72">flight</text:span><text:alphabetical-index-mark-end text:id="IMark69970568"/><text:alphabetical-index-mark-end text:id="IMark67964008"/><text:span text:style-name="T72"> requires taking into account what happens in every second in the air or in orbit.</text:span></text:p>
      <text:p text:style-name="P61"/>
      <text:h text:style-name="P90" text:outline-level="1"><text:bookmark-start text:name="__RefHeading___Toc72870_673741182"/>5. Use<text:bookmark-end text:name="__RefHeading___Toc72870_673741182"/></text:h>
      <text:p text:style-name="P9"/>
      <text:h text:style-name="Heading_20_2" text:outline-level="2"><text:bookmark-start text:name="__RefHeading___Toc1073_964193841"/>5.1. <text:alphabetical-index-mark-start text:id="IMark91683176"/><text:alphabetical-index-mark-start text:id="IMark90584760"/><text:alphabetical-index-mark-start text:id="IMark64479096"/><text:alphabetical-index-mark-start text:id="IMark85455528"/>Install<text:alphabetical-index-mark-end text:id="IMark85455528"/><text:alphabetical-index-mark-end text:id="IMark64479096"/>ation<text:bookmark-end text:name="__RefHeading___Toc1073_964193841"/><text:alphabetical-index-mark-end text:id="IMark90584760"/><text:alphabetical-index-mark-end text:id="IMark91683176"/></text:h>
      <text:p text:style-name="P18"/>
      <text:p text:style-name="P12"><text:alphabetical-index-mark-start text:id="IMark92258424"/><text:alphabetical-index-mark-start text:id="IMark82495720"/><text:alphabetical-index-mark-start text:id="IMark69997384"/><text:alphabetical-index-mark-start text:id="IMark69169080"/><text:alphabetical-index-mark-start text:id="IMark91730360"/><text:alphabetical-index-mark-start text:id="IMark93923320"/>SQLC<text:alphabetical-index-mark-end text:id="IMark93923320"/><text:alphabetical-index-mark-end text:id="IMark91730360"/><text:alphabetical-index-mark-end text:id="IMark69169080"/><text:alphabetical-index-mark-end text:id="IMark69997384"/><text:alphabetical-index-mark-end text:id="IMark82495720"/><text:alphabetical-index-mark-end text:id="IMark92258424"/> <text:alphabetical-index-mark-start text:id="IMark72414376"/><text:alphabetical-index-mark-start text:id="IMark67965768"/>install<text:alphabetical-index-mark-end text:id="IMark67965768"/><text:alphabetical-index-mark-end text:id="IMark72414376"/>s in a similar way that other similar <text:alphabetical-index-mark-start text:id="IMark67967896"/><text:alphabetical-index-mark-start text:id="IMark69188744"/>modul<text:alphabetical-index-mark-start text:id="IMark68721800"/>e<text:alphabetical-index-mark-end text:id="IMark69188744"/><text:alphabetical-index-mark-end text:id="IMark67967896"/>s<text:alphabetical-index-mark-end text:id="IMark68721800"/> <text:span text:style-name="T9">to ~/</text:span><text:alphabetical-index-mark-start text:id="IMark66674952"/><text:alphabetical-index-mark-start text:id="IMark69179896"/><text:span text:style-name="T9">modul</text:span><text:alphabetical-index-mark-start text:id="IMark69742232"/><text:span text:style-name="T9">e</text:span><text:alphabetical-index-mark-end text:id="IMark69179896"/><text:alphabetical-index-mark-end text:id="IMark66674952"/><text:span text:style-name="T9">s</text:span><text:alphabetical-index-mark-end text:id="IMark69742232"/><text:span text:style-name="T9">/</text:span><text:alphabetical-index-mark-start text:id="IMark82512296"/><text:alphabetical-index-mark-start text:id="IMark91682344"/><text:alphabetical-index-mark-start text:id="IMark85472760"/><text:span text:style-name="T9">plug</text:span><text:alphabetical-index-mark-end text:id="IMark85472760"/><text:alphabetical-index-mark-end text:id="IMark91682344"/><text:alphabetical-index-mark-end text:id="IMark82512296"/><text:span text:style-name="T9">in</text:span>, but in addition to the <text:alphabetical-index-mark-start text:id="IMark82494216"/><text:alphabetical-index-mark-start text:id="IMark67968360"/>file<text:alphabetical-index-mark-end text:id="IMark67968360"/><text:alphabetical-index-mark-end text:id="IMark82494216"/> <text:alphabetical-index-mark-start text:id="IMark88671512"/><text:alphabetical-index-mark-start text:id="IMark67616232"/><text:alphabetical-index-mark-start text:id="IMark69748568"/><text:alphabetical-index-mark-start text:id="IMark83769272"/><text:alphabetical-index-mark-start text:id="IMark93936520"/><text:alphabetical-index-mark-start text:id="IMark67966600"/>SQLC<text:alphabetical-index-mark-end text:id="IMark67966600"/><text:alphabetical-index-mark-end text:id="IMark93936520"/><text:alphabetical-index-mark-end text:id="IMark83769272"/><text:alphabetical-index-mark-end text:id="IMark69748568"/><text:alphabetical-index-mark-end text:id="IMark67616232"/><text:alphabetical-index-mark-end text:id="IMark88671512"/>.dll and its corr<text:alphabetical-index-mark-start text:id="IMark68720296"/>es<text:alphabetical-index-mark-end text:id="IMark68720296"/>ponding docs, it also <text:alphabetical-index-mark-start text:id="IMark93786744"/><text:alphabetical-index-mark-start text:id="IMark83844072"/>install<text:alphabetical-index-mark-end text:id="IMark83844072"/><text:alphabetical-index-mark-end text:id="IMark93786744"/>s a <text:alphabetical-index-mark-start text:id="IMark93918584"/><text:alphabetical-index-mark-start text:id="IMark91680584"/><text:alphabetical-index-mark-start text:id="IMark90251160"/><text:alphabetical-index-mark-start text:id="IMark85466664"/>data<text:alphabetical-index-mark-end text:id="IMark85466664"/><text:alphabetical-index-mark-end text:id="IMark90251160"/>base<text:alphabetical-index-mark-end text:id="IMark91680584"/><text:alphabetical-index-mark-end text:id="IMark93918584"/> in ~/<text:alphabetical-index-mark-start text:id="IMark69985096"/><text:alphabetical-index-mark-start text:id="IMark67965304"/><text:alphabetical-index-mark-start text:id="IMark68143816"/><text:alphabetical-index-mark-start text:id="IMark67964008"/>data<text:alphabetical-index-mark-end text:id="IMark67964008"/><text:alphabetical-index-mark-end text:id="IMark68143816"/>bas<text:alphabetical-index-mark-start text:id="IMark69970568"/>e<text:alphabetical-index-mark-end text:id="IMark67965304"/><text:alphabetical-index-mark-end text:id="IMark69985096"/>s<text:alphabetical-index-mark-end text:id="IMark69970568"/>/<text:alphabetical-index-mark-start text:id="IMark72413528"/><text:alphabetical-index-mark-start text:id="IMark67218600"/><text:alphabetical-index-mark-start text:id="IMark83785352"/><text:alphabetical-index-mark-start text:id="IMark69973576"/><text:alphabetical-index-mark-start text:id="IMark69181800"/><text:alphabetical-index-mark-start text:id="IMark93937272"/>SQLC<text:alphabetical-index-mark-end text:id="IMark93937272"/><text:alphabetical-index-mark-end text:id="IMark69181800"/><text:alphabetical-index-mark-end text:id="IMark69973576"/><text:alphabetical-index-mark-end text:id="IMark83785352"/><text:alphabetical-index-mark-end text:id="IMark67218600"/><text:alphabetical-index-mark-end text:id="IMark72413528"/>. It also requir<text:alphabetical-index-mark-start text:id="IMark93917080"/>es<text:alphabetical-index-mark-end text:id="IMark93917080"/> that ~/<text:alphabetical-index-mark-start text:id="IMark72222808"/><text:alphabetical-index-mark-start text:id="IMark69181000"/><text:alphabetical-index-mark-start text:id="IMark90584760"/><text:alphabetical-index-mark-start text:id="IMark91683176"/>data<text:alphabetical-index-mark-end text:id="IMark91683176"/><text:alphabetical-index-mark-end text:id="IMark90584760"/>bas<text:alphabetical-index-mark-start text:id="IMark64479096"/>e<text:alphabetical-index-mark-end text:id="IMark69181000"/><text:alphabetical-index-mark-end text:id="IMark72222808"/>s<text:alphabetical-index-mark-end text:id="IMark64479096"/>/<text:alphabetical-index-mark-start text:id="IMark85455528"/><text:alphabetical-index-mark-start text:id="IMark92205384"/><text:alphabetical-index-mark-start text:id="IMark69965208"/>DGIIIAI<text:alphabetical-index-mark-end text:id="IMark69965208"/><text:alphabetical-index-mark-end text:id="IMark92205384"/><text:alphabetical-index-mark-end text:id="IMark85455528"/>/<text:alphabetical-index-mark-start text:id="IMark91685320"/><text:alphabetical-index-mark-start text:id="IMark83643080"/><text:alphabetical-index-mark-start text:id="IMark83645832"/>DGIIIAI<text:alphabetical-index-mark-end text:id="IMark83645832"/><text:alphabetical-index-mark-end text:id="IMark83643080"/><text:alphabetical-index-mark-end text:id="IMark91685320"/>.db is <text:alphabetical-index-mark-start text:id="IMark83650024"/><text:alphabetical-index-mark-start text:id="IMark83654216"/>install<text:alphabetical-index-mark-end text:id="IMark83654216"/><text:alphabetical-index-mark-end text:id="IMark83650024"/>ed.</text:p>
      <text:p text:style-name="P9"/>
      <text:p text:style-name="P9"/>
      <text:h text:style-name="Heading_20_2" text:outline-level="2"><text:bookmark-start text:name="__RefHeading___Toc1075_964193841"/>5.2. <text:alphabetical-index-mark-start text:id="IMark67965768"/><text:alphabetical-index-mark-start text:id="IMark82495720"/><text:alphabetical-index-mark-start text:id="IMark69997384"/>Function<text:alphabetical-index-mark-end text:id="IMark69997384"/><text:alphabetical-index-mark-end text:id="IMark82495720"/><text:alphabetical-index-mark-end text:id="IMark67965768"/>s<text:bookmark-end text:name="__RefHeading___Toc1075_964193841"/></text:h>
      <text:p text:style-name="P19"/>
      <text:h text:style-name="Heading_20_3" text:outline-level="3"><text:bookmark-start text:name="__RefHeading___Toc1077_964193841"/>5.2.1. [<text:alphabetical-index-mark-start text:id="IMark93923320"/><text:alphabetical-index-mark-start text:id="IMark69179896"/><text:alphabetical-index-mark-start text:id="IMark69742232"/>DB<text:alphabetical-index-mark-end text:id="IMark69742232"/><text:alphabetical-index-mark-end text:id="IMark69179896"/><text:alphabetical-index-mark-end text:id="IMark93923320"/>]<text:bookmark-end text:name="__RefHeading___Toc1077_964193841"/></text:h>
      <text:p text:style-name="P20"/>
      <text:p text:style-name="P20"><text:alphabetical-index-mark-start text:id="IMark85472760"/><text:alphabetical-index-mark-start text:id="IMark91685320"/><text:alphabetical-index-mark-start text:id="IMark85455528"/><text:alphabetical-index-mark-start text:id="IMark92205384"/>Data<text:alphabetical-index-mark-end text:id="IMark92205384"/><text:alphabetical-index-mark-end text:id="IMark85455528"/>base<text:alphabetical-index-mark-end text:id="IMark91685320"/><text:alphabetical-index-mark-end text:id="IMark85472760"/>. <text:span text:style-name="T10">Lets the </text:span><text:alphabetical-index-mark-start text:id="IMark69965208"/><text:span text:style-name="T10">user</text:span><text:alphabetical-index-mark-end text:id="IMark69965208"/><text:span text:style-name="T10"> </text:span><text:alphabetical-index-mark-start text:id="IMark64479096"/><text:alphabetical-index-mark-start text:id="IMark72222808"/><text:alphabetical-index-mark-start text:id="IMark69181000"/><text:span text:style-name="T10">connect</text:span><text:alphabetical-index-mark-end text:id="IMark69181000"/><text:alphabetical-index-mark-end text:id="IMark72222808"/><text:alphabetical-index-mark-end text:id="IMark64479096"/><text:span text:style-name="T10"> to a specific </text:span><text:alphabetical-index-mark-start text:id="IMark90584760"/><text:alphabetical-index-mark-start text:id="IMark91683176"/><text:alphabetical-index-mark-start text:id="IMark93917080"/><text:alphabetical-index-mark-start text:id="IMark72413528"/><text:span text:style-name="T10">data</text:span><text:alphabetical-index-mark-end text:id="IMark72413528"/><text:alphabetical-index-mark-end text:id="IMark93917080"/><text:span text:style-name="T10">base</text:span><text:alphabetical-index-mark-end text:id="IMark91683176"/><text:alphabetical-index-mark-end text:id="IMark90584760"/><text:span text:style-name="T10">. With the </text:span><text:span text:style-name="T12">[</text:span><text:alphabetical-index-mark-start text:id="IMark67218600"/><text:alphabetical-index-mark-start text:id="IMark83785352"/><text:alphabetical-index-mark-start text:id="IMark69973576"/><text:span text:style-name="T12">DB</text:span><text:alphabetical-index-mark-end text:id="IMark69973576"/><text:alphabetical-index-mark-end text:id="IMark83785352"/><text:alphabetical-index-mark-end text:id="IMark67218600"/><text:span text:style-name="T12">]</text:span><text:span text:style-name="T10"> </text:span><text:alphabetical-index-mark-start text:id="IMark69181800"/><text:alphabetical-index-mark-start text:id="IMark93937272"/><text:alphabetical-index-mark-start text:id="IMark69970568"/><text:span text:style-name="T10">function</text:span><text:alphabetical-index-mark-end text:id="IMark69970568"/><text:alphabetical-index-mark-end text:id="IMark93937272"/><text:alphabetical-index-mark-end text:id="IMark69181800"/><text:span text:style-name="T10"> the </text:span><text:alphabetical-index-mark-start text:id="IMark69985096"/><text:span text:style-name="T10">user</text:span><text:alphabetical-index-mark-end text:id="IMark69985096"/><text:span text:style-name="T10"> can </text:span><text:alphabetical-index-mark-start text:id="IMark67965304"/><text:alphabetical-index-mark-start text:id="IMark68143816"/><text:span text:style-name="T10">switch</text:span><text:alphabetical-index-mark-end text:id="IMark68143816"/><text:alphabetical-index-mark-end text:id="IMark67965304"/><text:span text:style-name="T10"> between </text:span><text:alphabetical-index-mark-start text:id="IMark67964008"/><text:alphabetical-index-mark-start text:id="IMark93918584"/><text:alphabetical-index-mark-start text:id="IMark91680584"/><text:span text:style-name="T10">DGIIIAI</text:span><text:alphabetical-index-mark-end text:id="IMark91680584"/><text:alphabetical-index-mark-end text:id="IMark93918584"/><text:alphabetical-index-mark-end text:id="IMark67964008"/><text:span text:style-name="T10"> and </text:span><text:alphabetical-index-mark-start text:id="IMark90251160"/><text:alphabetical-index-mark-start text:id="IMark85466664"/><text:alphabetical-index-mark-start text:id="IMark93786744"/><text:alphabetical-index-mark-start text:id="IMark83844072"/><text:alphabetical-index-mark-start text:id="IMark68720296"/><text:alphabetical-index-mark-start text:id="IMark88671512"/><text:span text:style-name="T10">SQLC</text:span><text:alphabetical-index-mark-end text:id="IMark88671512"/><text:alphabetical-index-mark-end text:id="IMark68720296"/><text:alphabetical-index-mark-end text:id="IMark83844072"/><text:alphabetical-index-mark-end text:id="IMark93786744"/><text:alphabetical-index-mark-end text:id="IMark85466664"/><text:alphabetical-index-mark-end text:id="IMark90251160"/><text:span text:style-name="T10"> </text:span><text:alphabetical-index-mark-start text:id="IMark67616232"/><text:alphabetical-index-mark-start text:id="IMark69748568"/><text:alphabetical-index-mark-start text:id="IMark83769272"/><text:alphabetical-index-mark-start text:id="IMark93936520"/><text:span text:style-name="T10">data</text:span><text:alphabetical-index-mark-end text:id="IMark93936520"/><text:alphabetical-index-mark-end text:id="IMark83769272"/><text:span text:style-name="T10">bas</text:span><text:alphabetical-index-mark-start text:id="IMark67966600"/><text:span text:style-name="T10">e</text:span><text:alphabetical-index-mark-end text:id="IMark69748568"/><text:alphabetical-index-mark-end text:id="IMark67616232"/><text:span text:style-name="T10">s</text:span><text:alphabetical-index-mark-end text:id="IMark67966600"/><text:span text:style-name="T10">.</text:span></text:p>
      <text:p text:style-name="P20"/>
      <text:h text:style-name="Heading_20_3" text:outline-level="3"/>
      <text:h text:style-name="Heading_20_3" text:outline-level="3"><text:bookmark-start text:name="__RefHeading___Toc1079_964193841"/>5.2.2. [<text:alphabetical-index-mark-start text:id="IMark69169080"/><text:alphabetical-index-mark-start text:id="IMark93923320"/><text:alphabetical-index-mark-start text:id="IMark69742232"/>CON<text:alphabetical-index-mark-end text:id="IMark69742232"/><text:alphabetical-index-mark-end text:id="IMark93923320"/><text:alphabetical-index-mark-end text:id="IMark69169080"/>]<text:bookmark-end text:name="__RefHeading___Toc1079_964193841"/></text:h>
      <text:p text:style-name="P20"/>
      <text:p text:style-name="P20"><text:alphabetical-index-mark-start text:id="IMark82512296"/><text:alphabetical-index-mark-start text:id="IMark85472760"/><text:alphabetical-index-mark-start text:id="IMark91685320"/>Connect<text:alphabetical-index-mark-end text:id="IMark91685320"/><text:alphabetical-index-mark-end text:id="IMark85472760"/><text:alphabetical-index-mark-end text:id="IMark82512296"/>. <text:alphabetical-index-mark-start text:id="IMark85455528"/><text:alphabetical-index-mark-start text:id="IMark92205384"/><text:span text:style-name="T34">Execute</text:span><text:alphabetical-index-mark-end text:id="IMark92205384"/><text:alphabetical-index-mark-end text:id="IMark85455528"/><text:span text:style-name="T34"> the </text:span><text:alphabetical-index-mark-start text:id="IMark82494216"/><text:alphabetical-index-mark-start text:id="IMark69965208"/><text:alphabetical-index-mark-start text:id="IMark64479096"/><text:span text:style-name="T34">connect</text:span><text:alphabetical-index-mark-end text:id="IMark64479096"/><text:alphabetical-index-mark-end text:id="IMark69965208"/><text:alphabetical-index-mark-end text:id="IMark82494216"/><text:span text:style-name="T34">ion to the </text:span><text:alphabetical-index-mark-start text:id="IMark72222808"/><text:alphabetical-index-mark-start text:id="IMark69181000"/><text:alphabetical-index-mark-start text:id="IMark67968360"/><text:alphabetical-index-mark-start text:id="IMark93917080"/><text:span text:style-name="T34">data</text:span><text:alphabetical-index-mark-end text:id="IMark93917080"/><text:alphabetical-index-mark-end text:id="IMark67968360"/><text:span text:style-name="T34">base</text:span><text:alphabetical-index-mark-end text:id="IMark69181000"/><text:alphabetical-index-mark-end text:id="IMark72222808"/><text:span text:style-name="T34"> whose name was entered with the </text:span><text:span text:style-name="T13">[</text:span><text:alphabetical-index-mark-start text:id="IMark72413528"/><text:alphabetical-index-mark-start text:id="IMark90584760"/><text:alphabetical-index-mark-start text:id="IMark91683176"/><text:span text:style-name="T13">DB</text:span><text:alphabetical-index-mark-end text:id="IMark91683176"/><text:alphabetical-index-mark-end text:id="IMark90584760"/><text:alphabetical-index-mark-end text:id="IMark72413528"/><text:span text:style-name="T13">]</text:span><text:span text:style-name="T34"> </text:span><text:alphabetical-index-mark-start text:id="IMark67967896"/><text:alphabetical-index-mark-start text:id="IMark67218600"/><text:alphabetical-index-mark-start text:id="IMark83785352"/><text:span text:style-name="T34">function</text:span><text:alphabetical-index-mark-end text:id="IMark83785352"/><text:alphabetical-index-mark-end text:id="IMark67218600"/><text:alphabetical-index-mark-end text:id="IMark67967896"/><text:span text:style-name="T34"> and </text:span><text:alphabetical-index-mark-start text:id="IMark69973576"/><text:alphabetical-index-mark-start text:id="IMark68721800"/><text:span text:style-name="T34">window</text:span><text:alphabetical-index-mark-end text:id="IMark68721800"/><text:alphabetical-index-mark-end text:id="IMark69973576"/><text:span text:style-name="T34"> </text:span><text:alphabetical-index-mark-start text:id="IMark72414376"/><text:alphabetical-index-mark-start text:id="IMark69181800"/><text:span text:style-name="T34">dialog</text:span><text:alphabetical-index-mark-end text:id="IMark69181800"/><text:alphabetical-index-mark-end text:id="IMark72414376"/><text:span text:style-name="T34">.</text:span></text:p>
      <text:p text:style-name="P20"/>
      <text:p text:style-name="P20"/>
      <text:h text:style-name="Heading_20_3" text:outline-level="3"><text:bookmark-start text:name="__RefHeading___Toc1081_964193841"/>5.2.3. [<text:alphabetical-index-mark-start text:id="IMark83844072"/><text:alphabetical-index-mark-start text:id="IMark88671512"/><text:alphabetical-index-mark-start text:id="IMark83769272"/>DIS<text:alphabetical-index-mark-end text:id="IMark83769272"/><text:alphabetical-index-mark-end text:id="IMark88671512"/><text:alphabetical-index-mark-end text:id="IMark83844072"/>]<text:bookmark-end text:name="__RefHeading___Toc1081_964193841"/></text:h>
      <text:p text:style-name="P20"/>
      <text:p text:style-name="P20"><text:alphabetical-index-mark-start text:id="IMark69748568"/><text:alphabetical-index-mark-start text:id="IMark67966600"/><text:alphabetical-index-mark-start text:id="IMark82495720"/>Dis<text:alphabetical-index-mark-start text:id="IMark69188744"/><text:alphabetical-index-mark-start text:id="IMark69997384"/><text:alphabetical-index-mark-start text:id="IMark67965768"/>connect<text:alphabetical-index-mark-end text:id="IMark67965768"/><text:alphabetical-index-mark-end text:id="IMark69997384"/><text:alphabetical-index-mark-end text:id="IMark69188744"/><text:alphabetical-index-mark-end text:id="IMark82495720"/><text:alphabetical-index-mark-end text:id="IMark67966600"/><text:alphabetical-index-mark-end text:id="IMark69748568"/>. <text:alphabetical-index-mark-start text:id="IMark91730360"/><text:alphabetical-index-mark-start text:id="IMark92258424"/><text:alphabetical-index-mark-start text:id="IMark93923320"/><text:span text:style-name="T35">Dis</text:span><text:alphabetical-index-mark-start text:id="IMark69169080"/><text:alphabetical-index-mark-start text:id="IMark69742232"/><text:alphabetical-index-mark-start text:id="IMark69179896"/><text:span text:style-name="T35">connect</text:span><text:alphabetical-index-mark-end text:id="IMark69179896"/><text:alphabetical-index-mark-end text:id="IMark69742232"/><text:alphabetical-index-mark-end text:id="IMark69169080"/><text:alphabetical-index-mark-end text:id="IMark93923320"/><text:alphabetical-index-mark-end text:id="IMark92258424"/><text:alphabetical-index-mark-end text:id="IMark91730360"/><text:span text:style-name="T35">s the </text:span><text:alphabetical-index-mark-start text:id="IMark91682344"/><text:alphabetical-index-mark-start text:id="IMark66674952"/><text:alphabetical-index-mark-start text:id="IMark82512296"/><text:span text:style-name="T35">MFD</text:span><text:alphabetical-index-mark-end text:id="IMark82512296"/><text:alphabetical-index-mark-end text:id="IMark66674952"/><text:alphabetical-index-mark-end text:id="IMark91682344"/><text:span text:style-name="T35"> from the </text:span><text:alphabetical-index-mark-start text:id="IMark85472760"/><text:span text:style-name="T35">current</text:span><text:alphabetical-index-mark-end text:id="IMark85472760"/><text:span text:style-name="T35">ly </text:span><text:alphabetical-index-mark-start text:id="IMark91685320"/><text:alphabetical-index-mark-start text:id="IMark93937272"/><text:alphabetical-index-mark-start text:id="IMark85455528"/><text:span text:style-name="T35">connect</text:span><text:alphabetical-index-mark-end text:id="IMark85455528"/><text:alphabetical-index-mark-end text:id="IMark93937272"/><text:alphabetical-index-mark-end text:id="IMark91685320"/><text:span text:style-name="T35">ed </text:span><text:alphabetical-index-mark-start text:id="IMark92205384"/><text:alphabetical-index-mark-start text:id="IMark82494216"/><text:alphabetical-index-mark-start text:id="IMark69965208"/><text:alphabetical-index-mark-start text:id="IMark64479096"/><text:span text:style-name="T35">data</text:span><text:alphabetical-index-mark-end text:id="IMark64479096"/><text:alphabetical-index-mark-end text:id="IMark69965208"/><text:span text:style-name="T35">base</text:span><text:alphabetical-index-mark-end text:id="IMark82494216"/><text:alphabetical-index-mark-end text:id="IMark92205384"/><text:span text:style-name="T35">. </text:span></text:p>
      <text:p text:style-name="P20"/>
      <text:p text:style-name="P20"/>
      <text:h text:style-name="Heading_20_3" text:outline-level="3"><text:bookmark-start text:name="__RefHeading___Toc1083_964193841"/><text:soft-page-break/>5.2.4. [<text:alphabetical-index-mark-start text:id="IMark91683176"/><text:alphabetical-index-mark-start text:id="IMark68143816"/><text:alphabetical-index-mark-start text:id="IMark67967896"/>SQL<text:alphabetical-index-mark-end text:id="IMark67967896"/><text:alphabetical-index-mark-end text:id="IMark68143816"/><text:alphabetical-index-mark-end text:id="IMark91683176"/>]<text:bookmark-end text:name="__RefHeading___Toc1083_964193841"/></text:h>
      <text:p text:style-name="P20"/>
      <text:p text:style-name="P20"><text:alphabetical-index-mark-start text:id="IMark69973576"/><text:alphabetical-index-mark-start text:id="IMark68721800"/><text:alphabetical-index-mark-start text:id="IMark72414376"/>SQL<text:alphabetical-index-mark-end text:id="IMark72414376"/><text:alphabetical-index-mark-end text:id="IMark68721800"/><text:alphabetical-index-mark-end text:id="IMark69973576"/> <text:alphabetical-index-mark-start text:id="IMark69181800"/><text:alphabetical-index-mark-start text:id="IMark93918584"/>query<text:alphabetical-index-mark-end text:id="IMark93918584"/><text:alphabetical-index-mark-end text:id="IMark69181800"/>. <text:span text:style-name="T35">Allows the </text:span><text:alphabetical-index-mark-start text:id="IMark67964008"/><text:span text:style-name="T35">user</text:span><text:alphabetical-index-mark-end text:id="IMark67964008"/><text:span text:style-name="T35"> to enter a full </text:span><text:alphabetical-index-mark-start text:id="IMark90251160"/><text:alphabetical-index-mark-start text:id="IMark91680584"/><text:alphabetical-index-mark-start text:id="IMark93786744"/><text:span text:style-name="T35">SQL</text:span><text:alphabetical-index-mark-end text:id="IMark93786744"/><text:alphabetical-index-mark-end text:id="IMark91680584"/><text:alphabetical-index-mark-end text:id="IMark90251160"/><text:span text:style-name="T35"> </text:span><text:alphabetical-index-mark-start text:id="IMark85466664"/><text:alphabetical-index-mark-start text:id="IMark88671512"/><text:span text:style-name="T35">query</text:span><text:alphabetical-index-mark-end text:id="IMark88671512"/><text:alphabetical-index-mark-end text:id="IMark85466664"/><text:span text:style-name="T35"> as a </text:span><text:alphabetical-index-mark-start text:id="IMark83844072"/><text:alphabetical-index-mark-start text:id="IMark83769272"/><text:span text:style-name="T35">string</text:span><text:alphabetical-index-mark-end text:id="IMark83769272"/><text:alphabetical-index-mark-end text:id="IMark83844072"/><text:span text:style-name="T35"> using a </text:span><text:alphabetical-index-mark-start text:id="IMark68720296"/><text:alphabetical-index-mark-start text:id="IMark67616232"/><text:span text:style-name="T35">dialog</text:span><text:alphabetical-index-mark-end text:id="IMark67616232"/><text:alphabetical-index-mark-end text:id="IMark68720296"/><text:span text:style-name="T35">. </text:span></text:p>
      <text:p text:style-name="P20"/>
      <text:p text:style-name="P20"/>
      <text:h text:style-name="Heading_20_3" text:outline-level="3"><text:bookmark-start text:name="__RefHeading___Toc1085_964193841"/>5.2.5. [<text:alphabetical-index-mark-start text:id="IMark91730360"/><text:alphabetical-index-mark-start text:id="IMark93923320"/><text:alphabetical-index-mark-start text:id="IMark69169080"/>MON<text:alphabetical-index-mark-end text:id="IMark69169080"/><text:alphabetical-index-mark-end text:id="IMark93923320"/><text:alphabetical-index-mark-end text:id="IMark91730360"/>]<text:bookmark-end text:name="__RefHeading___Toc1085_964193841"/></text:h>
      <text:p text:style-name="P20"/>
      <text:p text:style-name="P21">Mode on. <text:span text:style-name="T56">Sets a mode – say, for the sake of an </text:span><text:alphabetical-index-mark-start text:id="IMark91682344"/><text:alphabetical-index-mark-start text:id="IMark66674952"/><text:span text:style-name="T56">example</text:span><text:alphabetical-index-mark-end text:id="IMark66674952"/><text:alphabetical-index-mark-end text:id="IMark91682344"/><text:span text:style-name="T56">, </text:span><text:alphabetical-index-mark-start text:id="IMark82512296"/><text:alphabetical-index-mark-start text:id="IMark85472760"/><text:alphabetical-index-mark-start text:id="IMark91685320"/><text:alphabetical-index-mark-start text:id="IMark93937272"/><text:span text:style-name="T45">mode_</text:span><text:alphabetical-index-mark-end text:id="IMark93937272"/><text:alphabetical-index-mark-end text:id="IMark91685320"/><text:alphabetical-index-mark-start text:id="IMark85455528"/><text:alphabetical-index-mark-start text:id="IMark69965208"/><text:span text:style-name="T45">crs</text:span><text:alphabetical-index-mark-end text:id="IMark69965208"/><text:alphabetical-index-mark-end text:id="IMark85455528"/><text:alphabetical-index-mark-end text:id="IMark85472760"/><text:alphabetical-index-mark-end text:id="IMark82512296"/><text:span text:style-name="T56"> - specified by the </text:span><text:alphabetical-index-mark-start text:id="IMark64479096"/><text:span text:style-name="T56">user</text:span><text:alphabetical-index-mark-end text:id="IMark64479096"/><text:span text:style-name="T56"> on, which equat</text:span><text:alphabetical-index-mark-start text:id="IMark92205384"/><text:span text:style-name="T56">es</text:span><text:alphabetical-index-mark-end text:id="IMark92205384"/><text:span text:style-name="T56"> to </text:span><text:alphabetical-index-mark-start text:id="IMark82494216"/><text:alphabetical-index-mark-start text:id="IMark72222808"/><text:alphabetical-index-mark-start text:id="IMark93917080"/><text:span text:style-name="T56">send</text:span><text:alphabetical-index-mark-end text:id="IMark93917080"/><text:alphabetical-index-mark-end text:id="IMark72222808"/><text:alphabetical-index-mark-end text:id="IMark82494216"/><text:span text:style-name="T56">ing to the </text:span><text:alphabetical-index-mark-start text:id="IMark69181000"/><text:alphabetical-index-mark-start text:id="IMark69985096"/><text:alphabetical-index-mark-start text:id="IMark69970568"/><text:span text:style-name="T56">AIE</text:span><text:alphabetical-index-mark-end text:id="IMark69970568"/><text:alphabetical-index-mark-end text:id="IMark69985096"/><text:alphabetical-index-mark-end text:id="IMark69181000"/><text:span text:style-name="T56"> the </text:span><text:alphabetical-index-mark-start text:id="IMark90584760"/><text:alphabetical-index-mark-start text:id="IMark72413528"/><text:alphabetical-index-mark-start text:id="IMark68143816"/><text:span text:style-name="T56">SQL</text:span><text:alphabetical-index-mark-end text:id="IMark68143816"/><text:alphabetical-index-mark-end text:id="IMark72413528"/><text:alphabetical-index-mark-end text:id="IMark90584760"/><text:span text:style-name="T56"> </text:span><text:alphabetical-index-mark-start text:id="IMark91683176"/><text:alphabetical-index-mark-start text:id="IMark67967896"/><text:span text:style-name="T56">query</text:span><text:alphabetical-index-mark-end text:id="IMark67967896"/><text:alphabetical-index-mark-end text:id="IMark91683176"/><text:span text:style-name="T56"> </text:span><text:alphabetical-index-mark-start text:id="IMark67965304"/><text:alphabetical-index-mark-start text:id="IMark83785352"/><text:alphabetical-index-mark-start text:id="IMark67218600"/><text:alphabetical-index-mark-start text:id="IMark69181800"/><text:span text:style-name="T45">UPDATE</text:span><text:alphabetical-index-mark-end text:id="IMark69181800"/><text:alphabetical-index-mark-end text:id="IMark67218600"/><text:alphabetical-index-mark-end text:id="IMark83785352"/><text:alphabetical-index-mark-end text:id="IMark67965304"/><text:span text:style-name="T45"> </text:span><text:alphabetical-index-mark-start text:id="IMark93918584"/><text:alphabetical-index-mark-start text:id="IMark69973576"/><text:span text:style-name="T45">sde_facts</text:span><text:alphabetical-index-mark-end text:id="IMark69973576"/><text:alphabetical-index-mark-end text:id="IMark93918584"/><text:span text:style-name="T45"> SET </text:span><text:alphabetical-index-mark-start text:id="IMark68721800"/><text:alphabetical-index-mark-start text:id="IMark72414376"/><text:alphabetical-index-mark-start text:id="IMark93936520"/><text:span text:style-name="T45">Value</text:span><text:alphabetical-index-mark-end text:id="IMark93936520"/><text:alphabetical-index-mark-end text:id="IMark72414376"/><text:alphabetical-index-mark-end text:id="IMark68721800"/><text:span text:style-name="T45"> = 1 WHERE </text:span><text:alphabetical-index-mark-start text:id="IMark67964008"/><text:alphabetical-index-mark-start text:id="IMark69748568"/><text:alphabetical-index-mark-start text:id="IMark90251160"/><text:span text:style-name="T45">Item</text:span><text:alphabetical-index-mark-end text:id="IMark90251160"/><text:alphabetical-index-mark-end text:id="IMark69748568"/><text:alphabetical-index-mark-end text:id="IMark67964008"/><text:span text:style-name="T45"> = '</text:span><text:alphabetical-index-mark-start text:id="IMark91680584"/><text:alphabetical-index-mark-start text:id="IMark93786744"/><text:alphabetical-index-mark-start text:id="IMark85466664"/><text:alphabetical-index-mark-start text:id="IMark88671512"/><text:span text:style-name="T45">mode_</text:span><text:alphabetical-index-mark-end text:id="IMark88671512"/><text:alphabetical-index-mark-end text:id="IMark85466664"/><text:alphabetical-index-mark-start text:id="IMark83844072"/><text:alphabetical-index-mark-start text:id="IMark83769272"/><text:span text:style-name="T45">crs</text:span><text:alphabetical-index-mark-end text:id="IMark83769272"/><text:alphabetical-index-mark-end text:id="IMark83844072"/><text:alphabetical-index-mark-end text:id="IMark93786744"/><text:alphabetical-index-mark-end text:id="IMark91680584"/><text:span text:style-name="T45">'</text:span></text:p>
      <text:p text:style-name="P20"/>
      <text:p text:style-name="P22"><text:span text:style-name="T56">Once you pr</text:span><text:alphabetical-index-mark-start text:id="IMark67966600"/><text:span text:style-name="T56">es</text:span><text:alphabetical-index-mark-end text:id="IMark67966600"/><text:span text:style-name="T56">s [</text:span><text:alphabetical-index-mark-start text:id="IMark82512296"/><text:alphabetical-index-mark-start text:id="IMark85472760"/><text:alphabetical-index-mark-start text:id="IMark85455528"/><text:span text:style-name="T56">MON</text:span><text:alphabetical-index-mark-end text:id="IMark85455528"/><text:alphabetical-index-mark-end text:id="IMark85472760"/><text:alphabetical-index-mark-end text:id="IMark82512296"/><text:span text:style-name="T56">], a </text:span><text:alphabetical-index-mark-start text:id="IMark69965208"/><text:alphabetical-index-mark-start text:id="IMark69997384"/><text:span text:style-name="T56">dialog</text:span><text:alphabetical-index-mark-end text:id="IMark69997384"/><text:alphabetical-index-mark-end text:id="IMark69965208"/><text:span text:style-name="T56"> appears and you have to enter the mode name that you want to </text:span><text:alphabetical-index-mark-start text:id="IMark64479096"/><text:alphabetical-index-mark-start text:id="IMark69188744"/><text:span text:style-name="T56">activate</text:span><text:alphabetical-index-mark-end text:id="IMark69188744"/><text:alphabetical-index-mark-end text:id="IMark64479096"/><text:span text:style-name="T56">, just by entering its name without the first part comprised of the sub</text:span><text:alphabetical-index-mark-start text:id="IMark92205384"/><text:alphabetical-index-mark-start text:id="IMark82494216"/><text:span text:style-name="T56">string</text:span><text:alphabetical-index-mark-end text:id="IMark82494216"/><text:alphabetical-index-mark-end text:id="IMark92205384"/><text:span text:style-name="T56"> </text:span><text:span text:style-name="T45">‘</text:span><text:alphabetical-index-mark-start text:id="IMark72222808"/><text:alphabetical-index-mark-start text:id="IMark93917080"/><text:span text:style-name="T45">mode_</text:span><text:alphabetical-index-mark-end text:id="IMark93917080"/><text:alphabetical-index-mark-end text:id="IMark72222808"/><text:span text:style-name="T45">’</text:span><text:span text:style-name="T56">. For </text:span><text:alphabetical-index-mark-start text:id="IMark69181000"/><text:alphabetical-index-mark-start text:id="IMark69985096"/><text:span text:style-name="T56">example</text:span><text:alphabetical-index-mark-end text:id="IMark69985096"/><text:alphabetical-index-mark-end text:id="IMark69181000"/><text:span text:style-name="T56">, instead of entering </text:span><text:span text:style-name="T45">‘</text:span><text:alphabetical-index-mark-start text:id="IMark69970568"/><text:alphabetical-index-mark-start text:id="IMark90584760"/><text:alphabetical-index-mark-start text:id="IMark72413528"/><text:alphabetical-index-mark-start text:id="IMark68143816"/><text:span text:style-name="T45">mode_</text:span><text:alphabetical-index-mark-end text:id="IMark68143816"/><text:alphabetical-index-mark-end text:id="IMark72413528"/><text:alphabetical-index-mark-start text:id="IMark91683176"/><text:alphabetical-index-mark-start text:id="IMark67967896"/><text:span text:style-name="T45">crs</text:span><text:alphabetical-index-mark-end text:id="IMark67967896"/><text:alphabetical-index-mark-end text:id="IMark91683176"/><text:alphabetical-index-mark-end text:id="IMark90584760"/><text:alphabetical-index-mark-end text:id="IMark69970568"/><text:span text:style-name="T45">’</text:span><text:span text:style-name="T56"> you will have to </text:span><text:alphabetical-index-mark-start text:id="IMark67968360"/><text:alphabetical-index-mark-start text:id="IMark67965304"/><text:alphabetical-index-mark-start text:id="IMark83785352"/><text:span text:style-name="T56">input</text:span><text:alphabetical-index-mark-end text:id="IMark83785352"/><text:alphabetical-index-mark-end text:id="IMark67965304"/><text:alphabetical-index-mark-end text:id="IMark67968360"/><text:span text:style-name="T56"> </text:span><text:span text:style-name="T45">‘</text:span><text:alphabetical-index-mark-start text:id="IMark67218600"/><text:alphabetical-index-mark-start text:id="IMark69181800"/><text:span text:style-name="T45">crs</text:span><text:alphabetical-index-mark-end text:id="IMark69181800"/><text:alphabetical-index-mark-end text:id="IMark67218600"/><text:span text:style-name="T45">’</text:span><text:span text:style-name="T56">.</text:span></text:p>
      <text:p text:style-name="P22"/>
      <text:p text:style-name="P20"/>
      <text:h text:style-name="Heading_20_3" text:outline-level="3"><text:bookmark-start text:name="__RefHeading___Toc1087_964193841"/>5.2.6. [<text:alphabetical-index-mark-start text:id="IMark91680584"/><text:alphabetical-index-mark-start text:id="IMark83844072"/><text:alphabetical-index-mark-start text:id="IMark83769272"/>MOF<text:alphabetical-index-mark-end text:id="IMark83769272"/><text:alphabetical-index-mark-end text:id="IMark83844072"/><text:alphabetical-index-mark-end text:id="IMark91680584"/>]<text:bookmark-end text:name="__RefHeading___Toc1087_964193841"/></text:h>
      <text:p text:style-name="P20"/>
      <text:p text:style-name="P20">Mode off. <text:span text:style-name="T56">This performs the same </text:span><text:alphabetical-index-mark-start text:id="IMark66674952"/><text:alphabetical-index-mark-start text:id="IMark93937272"/><text:span text:style-name="T56">query</text:span><text:alphabetical-index-mark-end text:id="IMark93937272"/><text:alphabetical-index-mark-end text:id="IMark66674952"/><text:span text:style-name="T56"> as </text:span><text:span text:style-name="T17">[</text:span><text:alphabetical-index-mark-start text:id="IMark91685320"/><text:alphabetical-index-mark-start text:id="IMark67965768"/><text:alphabetical-index-mark-start text:id="IMark67966600"/><text:span text:style-name="T17">MON</text:span><text:alphabetical-index-mark-end text:id="IMark67966600"/><text:alphabetical-index-mark-end text:id="IMark67965768"/><text:alphabetical-index-mark-end text:id="IMark91685320"/><text:span text:style-name="T17">]</text:span><text:span text:style-name="T56"> except that it </text:span><text:alphabetical-index-mark-start text:id="IMark82512296"/><text:alphabetical-index-mark-start text:id="IMark85472760"/><text:alphabetical-index-mark-start text:id="IMark85455528"/><text:span text:style-name="T56">send</text:span><text:alphabetical-index-mark-end text:id="IMark85455528"/><text:alphabetical-index-mark-end text:id="IMark85472760"/><text:alphabetical-index-mark-end text:id="IMark82512296"/><text:span text:style-name="T56">s </text:span><text:alphabetical-index-mark-start text:id="IMark69965208"/><text:alphabetical-index-mark-start text:id="IMark69997384"/><text:alphabetical-index-mark-start text:id="IMark64479096"/><text:span text:style-name="T45">Value</text:span><text:alphabetical-index-mark-end text:id="IMark64479096"/><text:alphabetical-index-mark-end text:id="IMark69997384"/><text:alphabetical-index-mark-end text:id="IMark69965208"/><text:span text:style-name="T45"> = 0</text:span><text:span text:style-name="T56"> instead of </text:span><text:alphabetical-index-mark-start text:id="IMark69188744"/><text:alphabetical-index-mark-start text:id="IMark92205384"/><text:alphabetical-index-mark-start text:id="IMark82494216"/><text:span text:style-name="T45">Value</text:span><text:alphabetical-index-mark-end text:id="IMark82494216"/><text:alphabetical-index-mark-end text:id="IMark92205384"/><text:alphabetical-index-mark-end text:id="IMark69188744"/><text:span text:style-name="T45"> = 1</text:span><text:span text:style-name="T56">. <text:s/>Once you pr</text:span><text:alphabetical-index-mark-start text:id="IMark93923320"/><text:span text:style-name="T56">es</text:span><text:alphabetical-index-mark-end text:id="IMark93923320"/><text:span text:style-name="T56">s </text:span><text:span text:style-name="T17">[</text:span><text:alphabetical-index-mark-start text:id="IMark93918584"/><text:alphabetical-index-mark-start text:id="IMark72222808"/><text:alphabetical-index-mark-start text:id="IMark93917080"/><text:span text:style-name="T17">MOF</text:span><text:alphabetical-index-mark-end text:id="IMark93917080"/><text:alphabetical-index-mark-end text:id="IMark72222808"/><text:alphabetical-index-mark-end text:id="IMark93918584"/><text:span text:style-name="T17">]</text:span><text:span text:style-name="T56">, a </text:span><text:alphabetical-index-mark-start text:id="IMark69973576"/><text:alphabetical-index-mark-start text:id="IMark69181000"/><text:span text:style-name="T56">dialog</text:span><text:alphabetical-index-mark-end text:id="IMark69181000"/><text:alphabetical-index-mark-end text:id="IMark69973576"/><text:span text:style-name="T56"> appears and you have to enter the mode name that you want to </text:span><text:alphabetical-index-mark-start text:id="IMark69985096"/><text:alphabetical-index-mark-start text:id="IMark91730360"/><text:span text:style-name="T56">de</text:span><text:alphabetical-index-mark-start text:id="IMark69169080"/><text:alphabetical-index-mark-start text:id="IMark68721800"/><text:span text:style-name="T56">activate</text:span><text:alphabetical-index-mark-end text:id="IMark68721800"/><text:alphabetical-index-mark-end text:id="IMark69169080"/><text:alphabetical-index-mark-end text:id="IMark91730360"/><text:alphabetical-index-mark-end text:id="IMark69985096"/><text:span text:style-name="T56">, just by entering its name without the first part comprised of the sub</text:span><text:alphabetical-index-mark-start text:id="IMark72413528"/><text:alphabetical-index-mark-start text:id="IMark68143816"/><text:span text:style-name="T56">string</text:span><text:alphabetical-index-mark-end text:id="IMark68143816"/><text:alphabetical-index-mark-end text:id="IMark72413528"/><text:span text:style-name="T56"> </text:span><text:span text:style-name="T45">‘</text:span><text:alphabetical-index-mark-start text:id="IMark72414376"/><text:alphabetical-index-mark-start text:id="IMark69970568"/><text:span text:style-name="T45">mode_</text:span><text:alphabetical-index-mark-end text:id="IMark69970568"/><text:alphabetical-index-mark-end text:id="IMark72414376"/><text:span text:style-name="T45">’</text:span><text:span text:style-name="T56">. For </text:span><text:alphabetical-index-mark-start text:id="IMark90584760"/><text:alphabetical-index-mark-start text:id="IMark91683176"/><text:span text:style-name="T56">example</text:span><text:alphabetical-index-mark-end text:id="IMark91683176"/><text:alphabetical-index-mark-end text:id="IMark90584760"/><text:span text:style-name="T56">, instead of entering </text:span><text:span text:style-name="T45">‘</text:span><text:alphabetical-index-mark-start text:id="IMark67967896"/><text:alphabetical-index-mark-start text:id="IMark93936520"/><text:alphabetical-index-mark-start text:id="IMark92258424"/><text:alphabetical-index-mark-start text:id="IMark67968360"/><text:span text:style-name="T45">mode_</text:span><text:alphabetical-index-mark-end text:id="IMark67968360"/><text:alphabetical-index-mark-end text:id="IMark92258424"/><text:alphabetical-index-mark-start text:id="IMark67965304"/><text:alphabetical-index-mark-start text:id="IMark83785352"/><text:span text:style-name="T45">crs</text:span><text:alphabetical-index-mark-end text:id="IMark83785352"/><text:alphabetical-index-mark-end text:id="IMark67965304"/><text:alphabetical-index-mark-end text:id="IMark93936520"/><text:alphabetical-index-mark-end text:id="IMark67967896"/><text:span text:style-name="T45">’</text:span><text:span text:style-name="T56"> you will have to </text:span><text:alphabetical-index-mark-start text:id="IMark69179896"/><text:alphabetical-index-mark-start text:id="IMark67964008"/><text:alphabetical-index-mark-start text:id="IMark67218600"/><text:span text:style-name="T56">input</text:span><text:alphabetical-index-mark-end text:id="IMark67218600"/><text:alphabetical-index-mark-end text:id="IMark67964008"/><text:alphabetical-index-mark-end text:id="IMark69179896"/><text:span text:style-name="T56"> </text:span><text:span text:style-name="T57">‘</text:span><text:alphabetical-index-mark-start text:id="IMark69181800"/><text:alphabetical-index-mark-start text:id="IMark69748568"/><text:span text:style-name="T57">crs</text:span><text:alphabetical-index-mark-end text:id="IMark69748568"/><text:alphabetical-index-mark-end text:id="IMark69181800"/><text:span text:style-name="T57">’</text:span><text:span text:style-name="T56">.</text:span></text:p>
      <text:p text:style-name="P20"/>
      <text:p text:style-name="P39">Notice that <text:span text:style-name="T11">[</text:span><text:alphabetical-index-mark-start text:id="IMark88671512"/><text:alphabetical-index-mark-start text:id="IMark83844072"/><text:alphabetical-index-mark-start text:id="IMark69188744"/><text:span text:style-name="T11">MOF</text:span><text:alphabetical-index-mark-end text:id="IMark69188744"/><text:alphabetical-index-mark-end text:id="IMark83844072"/><text:alphabetical-index-mark-end text:id="IMark88671512"/><text:span text:style-name="T11">]</text:span> <text:span text:style-name="T59">and other similar </text:span><text:alphabetical-index-mark-start text:id="IMark92205384"/><text:alphabetical-index-mark-start text:id="IMark82494216"/><text:span text:style-name="T59">activation</text:span><text:alphabetical-index-mark-end text:id="IMark82494216"/><text:alphabetical-index-mark-end text:id="IMark92205384"/><text:span text:style-name="T59"> or </text:span><text:alphabetical-index-mark-start text:id="IMark91680584"/><text:alphabetical-index-mark-start text:id="IMark83769272"/><text:span text:style-name="T59">de</text:span><text:alphabetical-index-mark-start text:id="IMark93923320"/><text:alphabetical-index-mark-start text:id="IMark93786744"/><text:span text:style-name="T59">activation</text:span><text:alphabetical-index-mark-end text:id="IMark93786744"/><text:alphabetical-index-mark-end text:id="IMark93923320"/><text:alphabetical-index-mark-end text:id="IMark83769272"/><text:alphabetical-index-mark-end text:id="IMark91680584"/><text:span text:style-name="T59"> </text:span><text:alphabetical-index-mark-start text:id="IMark93918584"/><text:alphabetical-index-mark-start text:id="IMark72222808"/><text:alphabetical-index-mark-start text:id="IMark93917080"/><text:span text:style-name="T59">function</text:span><text:alphabetical-index-mark-end text:id="IMark93917080"/><text:alphabetical-index-mark-end text:id="IMark72222808"/><text:alphabetical-index-mark-end text:id="IMark93918584"/><text:span text:style-name="T59">s </text:span>allow you to <text:alphabetical-index-mark-start text:id="IMark82495720"/><text:alphabetical-index-mark-start text:id="IMark91682344"/><text:alphabetical-index-mark-start text:id="IMark69973576"/>send<text:alphabetical-index-mark-end text:id="IMark69973576"/><text:alphabetical-index-mark-end text:id="IMark91682344"/><text:alphabetical-index-mark-end text:id="IMark82495720"/> a full <text:alphabetical-index-mark-start text:id="IMark69181000"/><text:alphabetical-index-mark-start text:id="IMark69985096"/><text:alphabetical-index-mark-start text:id="IMark91730360"/>SQL<text:alphabetical-index-mark-end text:id="IMark91730360"/><text:alphabetical-index-mark-end text:id="IMark69985096"/><text:alphabetical-index-mark-end text:id="IMark69181000"/> <text:alphabetical-index-mark-start text:id="IMark69169080"/><text:alphabetical-index-mark-start text:id="IMark68721800"/>query<text:alphabetical-index-mark-end text:id="IMark68721800"/><text:alphabetical-index-mark-end text:id="IMark69169080"/> just by pr<text:alphabetical-index-mark-start text:id="IMark72413528"/>es<text:alphabetical-index-mark-end text:id="IMark72413528"/>sing the corr<text:alphabetical-index-mark-start text:id="IMark68143816"/>es<text:alphabetical-index-mark-end text:id="IMark68143816"/>ponding <text:alphabetical-index-mark-start text:id="IMark69742232"/><text:alphabetical-index-mark-start text:id="IMark72414376"/>button<text:alphabetical-index-mark-end text:id="IMark72414376"/><text:alphabetical-index-mark-end text:id="IMark69742232"/>, writing and abbreviated <text:alphabetical-index-mark-start text:id="IMark69970568"/>version<text:alphabetical-index-mark-end text:id="IMark69970568"/> of the mode name (with no<text:span text:style-name="T44"> ‘</text:span><text:alphabetical-index-mark-start text:id="IMark66674952"/><text:alphabetical-index-mark-start text:id="IMark93937272"/><text:span text:style-name="T44">mode_</text:span><text:alphabetical-index-mark-end text:id="IMark93937272"/><text:alphabetical-index-mark-end text:id="IMark66674952"/><text:span text:style-name="T44">’</text:span> part), saving <text:alphabetical-index-mark-start text:id="IMark90584760"/>time<text:alphabetical-index-mark-end text:id="IMark90584760"/> and trouble, but you can <text:alphabetical-index-mark-start text:id="IMark91683176"/><text:alphabetical-index-mark-start text:id="IMark90251160"/><text:alphabetical-index-mark-start text:id="IMark91685320"/>send<text:alphabetical-index-mark-end text:id="IMark91685320"/><text:alphabetical-index-mark-end text:id="IMark90251160"/><text:alphabetical-index-mark-end text:id="IMark91683176"/> the same <text:alphabetical-index-mark-start text:id="IMark92258424"/><text:alphabetical-index-mark-start text:id="IMark67968360"/>query<text:alphabetical-index-mark-end text:id="IMark67968360"/><text:alphabetical-index-mark-end text:id="IMark92258424"/> using <text:span text:style-name="T11">[</text:span><text:alphabetical-index-mark-start text:id="IMark67965768"/><text:alphabetical-index-mark-start text:id="IMark67967896"/><text:alphabetical-index-mark-start text:id="IMark93936520"/><text:span text:style-name="T11">SQL</text:span><text:alphabetical-index-mark-end text:id="IMark93936520"/><text:alphabetical-index-mark-end text:id="IMark67967896"/><text:alphabetical-index-mark-end text:id="IMark67965768"/><text:span text:style-name="T11">]</text:span> if you like.</text:p>
      <text:p text:style-name="P39"/>
      <text:p text:style-name="P39"/>
      <text:h text:style-name="Heading_20_3" text:outline-level="3"><text:bookmark-start text:name="__RefHeading___Toc1089_964193841"/>5.2.7. [<text:alphabetical-index-mark-start text:id="IMark83785352"/><text:alphabetical-index-mark-start text:id="IMark88671512"/><text:alphabetical-index-mark-start text:id="IMark83844072"/>PON<text:alphabetical-index-mark-end text:id="IMark83844072"/><text:alphabetical-index-mark-end text:id="IMark88671512"/><text:alphabetical-index-mark-end text:id="IMark83785352"/>]<text:bookmark-end text:name="__RefHeading___Toc1089_964193841"/></text:h>
      <text:p text:style-name="P20"/>
      <text:p text:style-name="P20"><text:alphabetical-index-mark-start text:id="IMark68720296"/><text:alphabetical-index-mark-start text:id="IMark92205384"/><text:alphabetical-index-mark-start text:id="IMark82494216"/>Program<text:alphabetical-index-mark-end text:id="IMark82494216"/><text:alphabetical-index-mark-end text:id="IMark92205384"/><text:alphabetical-index-mark-end text:id="IMark68720296"/> on. <text:span text:style-name="T18">[</text:span><text:alphabetical-index-mark-start text:id="IMark91680584"/><text:alphabetical-index-mark-start text:id="IMark83769272"/><text:alphabetical-index-mark-start text:id="IMark93923320"/><text:span text:style-name="T18">PON</text:span><text:alphabetical-index-mark-end text:id="IMark93923320"/><text:alphabetical-index-mark-end text:id="IMark83769272"/><text:alphabetical-index-mark-end text:id="IMark91680584"/><text:span text:style-name="T18">]</text:span><text:span text:style-name="T60"> and its companion </text:span><text:span text:style-name="T18">[</text:span><text:alphabetical-index-mark-start text:id="IMark93786744"/><text:alphabetical-index-mark-start text:id="IMark93918584"/><text:alphabetical-index-mark-start text:id="IMark72222808"/><text:span text:style-name="T18">POF</text:span><text:alphabetical-index-mark-end text:id="IMark72222808"/><text:alphabetical-index-mark-end text:id="IMark93918584"/><text:alphabetical-index-mark-end text:id="IMark93786744"/><text:span text:style-name="T18">]</text:span><text:span text:style-name="T60"> work in a similar fashion to </text:span><text:span text:style-name="T18">[</text:span><text:alphabetical-index-mark-start text:id="IMark93917080"/><text:alphabetical-index-mark-start text:id="IMark69970568"/><text:alphabetical-index-mark-start text:id="IMark69742232"/><text:span text:style-name="T18">MON</text:span><text:alphabetical-index-mark-end text:id="IMark69742232"/><text:alphabetical-index-mark-end text:id="IMark69970568"/><text:alphabetical-index-mark-end text:id="IMark93917080"/><text:span text:style-name="T18">]</text:span><text:span text:style-name="T60"> and </text:span><text:span text:style-name="T18">[</text:span><text:alphabetical-index-mark-start text:id="IMark72414376"/><text:alphabetical-index-mark-start text:id="IMark68143816"/><text:alphabetical-index-mark-start text:id="IMark72413528"/><text:span text:style-name="T18">MOF</text:span><text:alphabetical-index-mark-end text:id="IMark72413528"/><text:alphabetical-index-mark-end text:id="IMark68143816"/><text:alphabetical-index-mark-end text:id="IMark72414376"/><text:span text:style-name="T18">]</text:span><text:span text:style-name="T60"> but </text:span><text:soft-page-break/><text:span text:style-name="T60">instead of activating and deactivating mod</text:span><text:alphabetical-index-mark-start text:id="IMark69169080"/><text:span text:style-name="T60">es</text:span><text:alphabetical-index-mark-end text:id="IMark69169080"/><text:span text:style-name="T60">, they </text:span><text:alphabetical-index-mark-start text:id="IMark68721800"/><text:alphabetical-index-mark-start text:id="IMark69181000"/><text:span text:style-name="T60">load</text:span><text:alphabetical-index-mark-end text:id="IMark69181000"/><text:alphabetical-index-mark-end text:id="IMark68721800"/><text:span text:style-name="T60"> and </text:span><text:alphabetical-index-mark-start text:id="IMark69985096"/><text:alphabetical-index-mark-start text:id="IMark91730360"/><text:span text:style-name="T60">un</text:span><text:alphabetical-index-mark-start text:id="IMark82495720"/><text:alphabetical-index-mark-start text:id="IMark91682344"/><text:span text:style-name="T60">load</text:span><text:alphabetical-index-mark-end text:id="IMark91682344"/><text:alphabetical-index-mark-end text:id="IMark82495720"/><text:alphabetical-index-mark-end text:id="IMark91730360"/><text:alphabetical-index-mark-end text:id="IMark69985096"/><text:span text:style-name="T60"> </text:span><text:alphabetical-index-mark-start text:id="IMark69973576"/><text:alphabetical-index-mark-start text:id="IMark69179896"/><text:alphabetical-index-mark-start text:id="IMark67964008"/><text:span text:style-name="T60">program</text:span><text:alphabetical-index-mark-end text:id="IMark67964008"/><text:alphabetical-index-mark-end text:id="IMark69179896"/><text:alphabetical-index-mark-end text:id="IMark69973576"/><text:span text:style-name="T60">s from </text:span><text:alphabetical-index-mark-start text:id="IMark66674952"/><text:alphabetical-index-mark-start text:id="IMark93937272"/><text:span text:style-name="T60">table</text:span><text:alphabetical-index-mark-end text:id="IMark93937272"/><text:alphabetical-index-mark-end text:id="IMark66674952"/><text:span text:style-name="T60"> </text:span><text:alphabetical-index-mark-start text:id="IMark67218600"/><text:alphabetical-index-mark-start text:id="IMark92258424"/><text:span text:style-name="T46">sde_</text:span><text:alphabetical-index-mark-start text:id="IMark67968360"/><text:alphabetical-index-mark-start text:id="IMark91683176"/><text:span text:style-name="T46">prg</text:span><text:alphabetical-index-mark-end text:id="IMark91683176"/><text:alphabetical-index-mark-end text:id="IMark67968360"/><text:span text:style-name="T46">_rul</text:span><text:alphabetical-index-mark-start text:id="IMark90251160"/><text:span text:style-name="T46">es</text:span><text:alphabetical-index-mark-end text:id="IMark90251160"/><text:alphabetical-index-mark-end text:id="IMark92258424"/><text:alphabetical-index-mark-end text:id="IMark67218600"/><text:span text:style-name="T60"> to </text:span><text:alphabetical-index-mark-start text:id="IMark91685320"/><text:alphabetical-index-mark-start text:id="IMark90584760"/><text:span text:style-name="T46">sde_rul</text:span><text:alphabetical-index-mark-start text:id="IMark67616232"/><text:span text:style-name="T46">es</text:span><text:alphabetical-index-mark-end text:id="IMark67616232"/><text:alphabetical-index-mark-end text:id="IMark90584760"/><text:alphabetical-index-mark-end text:id="IMark91685320"/><text:span text:style-name="T60">.</text:span></text:p>
      <text:p text:style-name="P20"/>
      <text:p text:style-name="P40">Normally this proc<text:alphabetical-index-mark-start text:id="IMark83769272"/>es<text:alphabetical-index-mark-end text:id="IMark83769272"/>s is performed by the <text:alphabetical-index-mark-start text:id="IMark93923320"/><text:alphabetical-index-mark-start text:id="IMark67965768"/><text:alphabetical-index-mark-start text:id="IMark67967896"/>AIE<text:alphabetical-index-mark-end text:id="IMark67967896"/><text:alphabetical-index-mark-end text:id="IMark67965768"/><text:alphabetical-index-mark-end text:id="IMark93923320"/> itself, but in some circumstanc<text:alphabetical-index-mark-start text:id="IMark93936520"/>es<text:alphabetical-index-mark-end text:id="IMark93936520"/> you may want to <text:alphabetical-index-mark-start text:id="IMark82512296"/><text:alphabetical-index-mark-start text:id="IMark93786744"/>control<text:alphabetical-index-mark-end text:id="IMark93786744"/><text:alphabetical-index-mark-end text:id="IMark82512296"/> that proc<text:alphabetical-index-mark-start text:id="IMark93918584"/>es<text:alphabetical-index-mark-end text:id="IMark93918584"/>s yourself.</text:p>
      <text:p text:style-name="P40"/>
      <text:p text:style-name="P40">When you pr<text:alphabetical-index-mark-start text:id="IMark64479096"/>es<text:alphabetical-index-mark-end text:id="IMark64479096"/>s <text:span text:style-name="T11">[</text:span><text:alphabetical-index-mark-start text:id="IMark93917080"/><text:alphabetical-index-mark-start text:id="IMark69970568"/><text:alphabetical-index-mark-start text:id="IMark69742232"/><text:span text:style-name="T11">MON</text:span><text:alphabetical-index-mark-end text:id="IMark69742232"/><text:alphabetical-index-mark-end text:id="IMark69970568"/><text:alphabetical-index-mark-end text:id="IMark93917080"/><text:span text:style-name="T11">]</text:span> a <text:alphabetical-index-mark-start text:id="IMark85455528"/><text:alphabetical-index-mark-start text:id="IMark67965304"/>dialog<text:alphabetical-index-mark-end text:id="IMark67965304"/><text:alphabetical-index-mark-end text:id="IMark85455528"/> appears and you have to enter only the <text:alphabetical-index-mark-start text:id="IMark69997384"/><text:alphabetical-index-mark-start text:id="IMark72414376"/>number<text:alphabetical-index-mark-end text:id="IMark72414376"/><text:alphabetical-index-mark-end text:id="IMark69997384"/>s that corr<text:alphabetical-index-mark-start text:id="IMark68143816"/>es<text:alphabetical-index-mark-end text:id="IMark68143816"/>pond to the <text:alphabetical-index-mark-start text:id="IMark72413528"/><text:alphabetical-index-mark-start text:id="IMark88671512"/><text:alphabetical-index-mark-start text:id="IMark83785352"/>program<text:alphabetical-index-mark-end text:id="IMark83785352"/><text:alphabetical-index-mark-end text:id="IMark88671512"/><text:alphabetical-index-mark-end text:id="IMark72413528"/> <text:alphabetical-index-mark-start text:id="IMark69169080"/><text:alphabetical-index-mark-start text:id="IMark68721800"/>number<text:alphabetical-index-mark-end text:id="IMark68721800"/><text:alphabetical-index-mark-end text:id="IMark69169080"/> and <text:alphabetical-index-mark-start text:id="IMark69181000"/>version<text:alphabetical-index-mark-end text:id="IMark69181000"/> that you want to <text:alphabetical-index-mark-start text:id="IMark69985096"/><text:alphabetical-index-mark-start text:id="IMark91730360"/>load<text:alphabetical-index-mark-end text:id="IMark91730360"/><text:alphabetical-index-mark-end text:id="IMark69985096"/>, without the <text:alphabetical-index-mark-start text:id="IMark82495720"/><text:alphabetical-index-mark-start text:id="IMark91682344"/>string<text:alphabetical-index-mark-end text:id="IMark91682344"/><text:alphabetical-index-mark-end text:id="IMark82495720"/> <text:span text:style-name="T44">‘</text:span><text:alphabetical-index-mark-start text:id="IMark69973576"/><text:alphabetical-index-mark-start text:id="IMark69179896"/><text:span text:style-name="T44">prg</text:span><text:alphabetical-index-mark-end text:id="IMark69179896"/><text:alphabetical-index-mark-end text:id="IMark69973576"/><text:span text:style-name="T44">’</text:span>. For <text:alphabetical-index-mark-start text:id="IMark67964008"/><text:alphabetical-index-mark-start text:id="IMark66674952"/>example<text:alphabetical-index-mark-end text:id="IMark66674952"/><text:alphabetical-index-mark-end text:id="IMark67964008"/>, if you want to <text:alphabetical-index-mark-start text:id="IMark93937272"/><text:alphabetical-index-mark-start text:id="IMark83844072"/>load<text:alphabetical-index-mark-end text:id="IMark83844072"/><text:alphabetical-index-mark-end text:id="IMark93937272"/> <text:alphabetical-index-mark-start text:id="IMark67968360"/><text:alphabetical-index-mark-start text:id="IMark91683176"/><text:alphabetical-index-mark-start text:id="IMark67966600"/>program<text:alphabetical-index-mark-end text:id="IMark67966600"/><text:alphabetical-index-mark-end text:id="IMark91683176"/><text:alphabetical-index-mark-end text:id="IMark67968360"/> <text:span text:style-name="T44">‘</text:span><text:alphabetical-index-mark-start text:id="IMark85466664"/><text:alphabetical-index-mark-start text:id="IMark67218600"/><text:span text:style-name="T44">prg</text:span><text:alphabetical-index-mark-end text:id="IMark67218600"/><text:alphabetical-index-mark-end text:id="IMark85466664"/><text:span text:style-name="T44">43.2’</text:span> you only have to <text:alphabetical-index-mark-start text:id="IMark92258424"/><text:alphabetical-index-mark-start text:id="IMark90251160"/><text:alphabetical-index-mark-start text:id="IMark69188744"/>input<text:alphabetical-index-mark-end text:id="IMark69188744"/><text:alphabetical-index-mark-end text:id="IMark90251160"/><text:alphabetical-index-mark-end text:id="IMark92258424"/> <text:span text:style-name="T44">‘43.2’</text:span>.</text:p>
      <text:p text:style-name="P20"/>
      <text:p text:style-name="P20"/>
      <text:p text:style-name="P20"/>
      <text:h text:style-name="Heading_20_3" text:outline-level="3"><text:bookmark-start text:name="__RefHeading___Toc1091_964193841"/>5.2.8. [<text:alphabetical-index-mark-start text:id="IMark85472760"/><text:alphabetical-index-mark-start text:id="IMark64479096"/><text:alphabetical-index-mark-start text:id="IMark68720296"/>POF<text:alphabetical-index-mark-end text:id="IMark68720296"/><text:alphabetical-index-mark-end text:id="IMark64479096"/><text:alphabetical-index-mark-end text:id="IMark85472760"/>]<text:bookmark-end text:name="__RefHeading___Toc1091_964193841"/></text:h>
      <text:p text:style-name="P20"/>
      <text:p text:style-name="P20"><text:alphabetical-index-mark-start text:id="IMark69970568"/><text:alphabetical-index-mark-start text:id="IMark69742232"/><text:alphabetical-index-mark-start text:id="IMark90584760"/>Program<text:alphabetical-index-mark-end text:id="IMark90584760"/><text:alphabetical-index-mark-end text:id="IMark69742232"/><text:alphabetical-index-mark-end text:id="IMark69970568"/> off. <text:span text:style-name="T61">Performs the opposite </text:span><text:alphabetical-index-mark-start text:id="IMark82495720"/><text:alphabetical-index-mark-start text:id="IMark91682344"/><text:span text:style-name="T61">operation</text:span><text:alphabetical-index-mark-end text:id="IMark91682344"/><text:alphabetical-index-mark-end text:id="IMark82495720"/><text:span text:style-name="T61"> to that of </text:span><text:span text:style-name="T19">[</text:span><text:alphabetical-index-mark-start text:id="IMark69985096"/><text:alphabetical-index-mark-start text:id="IMark91730360"/><text:alphabetical-index-mark-start text:id="IMark69181000"/><text:span text:style-name="T19">PON</text:span><text:alphabetical-index-mark-end text:id="IMark69181000"/><text:alphabetical-index-mark-end text:id="IMark91730360"/><text:alphabetical-index-mark-end text:id="IMark69985096"/><text:span text:style-name="T19">]</text:span><text:span text:style-name="T61">. </text:span></text:p>
      <text:p text:style-name="P20"/>
      <text:p text:style-name="P20"/>
      <text:h text:style-name="Heading_20_3" text:outline-level="3"><text:bookmark-start text:name="__RefHeading___Toc1093_964193841"/>5.2.9. [<text:alphabetical-index-mark-start text:id="IMark92205384"/><text:alphabetical-index-mark-start text:id="IMark69179896"/><text:alphabetical-index-mark-start text:id="IMark69181800"/>ITM<text:alphabetical-index-mark-end text:id="IMark69181800"/><text:alphabetical-index-mark-end text:id="IMark69179896"/><text:alphabetical-index-mark-end text:id="IMark92205384"/>]<text:bookmark-end text:name="__RefHeading___Toc1093_964193841"/></text:h>
      <text:p text:style-name="P20"/>
      <text:p text:style-name="P20"><text:alphabetical-index-mark-start text:id="IMark67966600"/><text:alphabetical-index-mark-start text:id="IMark93937272"/><text:alphabetical-index-mark-start text:id="IMark83844072"/>Item<text:alphabetical-index-mark-end text:id="IMark83844072"/><text:alphabetical-index-mark-end text:id="IMark93937272"/><text:alphabetical-index-mark-end text:id="IMark67966600"/>. <text:span text:style-name="T62">This </text:span><text:alphabetical-index-mark-start text:id="IMark67964008"/><text:alphabetical-index-mark-start text:id="IMark66674952"/><text:alphabetical-index-mark-start text:id="IMark82494216"/><text:span text:style-name="T62">function</text:span><text:alphabetical-index-mark-end text:id="IMark82494216"/><text:alphabetical-index-mark-end text:id="IMark66674952"/><text:alphabetical-index-mark-end text:id="IMark67964008"/><text:span text:style-name="T62"> opens a </text:span><text:alphabetical-index-mark-start text:id="IMark91680584"/><text:alphabetical-index-mark-start text:id="IMark85466664"/><text:span text:style-name="T62">dialog</text:span><text:alphabetical-index-mark-end text:id="IMark85466664"/><text:alphabetical-index-mark-end text:id="IMark91680584"/><text:span text:style-name="T62"> that lets you enter the </text:span><text:alphabetical-index-mark-start text:id="IMark67218600"/><text:alphabetical-index-mark-start text:id="IMark69748568"/><text:alphabetical-index-mark-start text:id="IMark92258424"/><text:span text:style-name="T47">Item</text:span><text:alphabetical-index-mark-end text:id="IMark92258424"/><text:alphabetical-index-mark-end text:id="IMark69748568"/><text:alphabetical-index-mark-end text:id="IMark67218600"/><text:span text:style-name="T62"> </text:span><text:alphabetical-index-mark-start text:id="IMark90251160"/><text:alphabetical-index-mark-start text:id="IMark69188744"/><text:span text:style-name="T62">string</text:span><text:alphabetical-index-mark-end text:id="IMark69188744"/><text:alphabetical-index-mark-end text:id="IMark90251160"/><text:span text:style-name="T62"> that identifi</text:span><text:alphabetical-index-mark-start text:id="IMark82512296"/><text:span text:style-name="T62">es</text:span><text:alphabetical-index-mark-end text:id="IMark82512296"/><text:span text:style-name="T62"> a fact you want to operate with. For </text:span><text:alphabetical-index-mark-start text:id="IMark93786744"/><text:alphabetical-index-mark-start text:id="IMark93918584"/><text:span text:style-name="T62">example</text:span><text:alphabetical-index-mark-end text:id="IMark93918584"/><text:alphabetical-index-mark-end text:id="IMark93786744"/><text:span text:style-name="T62">, if you want to set </text:span><text:alphabetical-index-mark-start text:id="IMark93923320"/><text:alphabetical-index-mark-start text:id="IMark93936520"/><text:span text:style-name="T62">manual</text:span><text:alphabetical-index-mark-end text:id="IMark93936520"/><text:alphabetical-index-mark-end text:id="IMark93923320"/><text:span text:style-name="T62">ly a specific </text:span><text:alphabetical-index-mark-start text:id="IMark67967896"/><text:alphabetical-index-mark-start text:id="IMark67965768"/><text:span text:style-name="T62">target</text:span><text:alphabetical-index-mark-end text:id="IMark67965768"/><text:alphabetical-index-mark-end text:id="IMark67967896"/><text:span text:style-name="T62"> </text:span><text:alphabetical-index-mark-start text:id="IMark72222808"/><text:span text:style-name="T62">heading</text:span><text:alphabetical-index-mark-end text:id="IMark72222808"/><text:span text:style-name="T62"> for your </text:span><text:alphabetical-index-mark-start text:id="IMark83769272"/><text:alphabetical-index-mark-start text:id="IMark64479096"/><text:span text:style-name="T62">ship</text:span><text:alphabetical-index-mark-end text:id="IMark64479096"/><text:alphabetical-index-mark-end text:id="IMark83769272"/><text:span text:style-name="T62"> during atmospheric </text:span><text:alphabetical-index-mark-start text:id="IMark85472760"/><text:alphabetical-index-mark-start text:id="IMark68720296"/><text:alphabetical-index-mark-start text:id="IMark69965208"/><text:span text:style-name="T62">flight</text:span><text:alphabetical-index-mark-end text:id="IMark69965208"/><text:alphabetical-index-mark-end text:id="IMark68720296"/><text:alphabetical-index-mark-end text:id="IMark85472760"/><text:span text:style-name="T62">, you will pr</text:span><text:alphabetical-index-mark-start text:id="IMark93917080"/><text:span text:style-name="T62">es</text:span><text:alphabetical-index-mark-end text:id="IMark93917080"/><text:span text:style-name="T62">s </text:span><text:span text:style-name="T20">[</text:span><text:alphabetical-index-mark-start text:id="IMark91685320"/><text:alphabetical-index-mark-start text:id="IMark69970568"/><text:alphabetical-index-mark-start text:id="IMark69742232"/><text:span text:style-name="T20">ITM</text:span><text:alphabetical-index-mark-end text:id="IMark69742232"/><text:alphabetical-index-mark-end text:id="IMark69970568"/><text:alphabetical-index-mark-end text:id="IMark91685320"/><text:span text:style-name="T20">]</text:span><text:span text:style-name="T62">, enter the </text:span><text:alphabetical-index-mark-start text:id="IMark90584760"/><text:alphabetical-index-mark-start text:id="IMark69169080"/><text:span text:style-name="T62">string</text:span><text:alphabetical-index-mark-end text:id="IMark69169080"/><text:alphabetical-index-mark-end text:id="IMark90584760"/><text:span text:style-name="T62"> </text:span><text:span text:style-name="T47">‘</text:span><text:alphabetical-index-mark-start text:id="IMark68721800"/><text:alphabetical-index-mark-start text:id="IMark82495720"/><text:span text:style-name="T47">tgt_</text:span><text:alphabetical-index-mark-start text:id="IMark91682344"/><text:alphabetical-index-mark-start text:id="IMark72413528"/><text:span text:style-name="T47">hdg</text:span><text:alphabetical-index-mark-end text:id="IMark72413528"/><text:alphabetical-index-mark-end text:id="IMark91682344"/><text:alphabetical-index-mark-end text:id="IMark82495720"/><text:alphabetical-index-mark-end text:id="IMark68721800"/><text:span text:style-name="T47">’</text:span><text:span text:style-name="T62"> and later use </text:span><text:span text:style-name="T20">[</text:span><text:alphabetical-index-mark-start text:id="IMark69985096"/><text:alphabetical-index-mark-start text:id="IMark91730360"/><text:alphabetical-index-mark-start text:id="IMark69181000"/><text:span text:style-name="T20">VAL</text:span><text:alphabetical-index-mark-end text:id="IMark69181000"/><text:alphabetical-index-mark-end text:id="IMark91730360"/><text:alphabetical-index-mark-end text:id="IMark69985096"/><text:span text:style-name="T20">]</text:span><text:span text:style-name="T62"> (see below) to enter the actual </text:span><text:alphabetical-index-mark-start text:id="IMark88671512"/><text:span text:style-name="T62">heading</text:span><text:alphabetical-index-mark-end text:id="IMark88671512"/><text:span text:style-name="T62"> you want.</text:span></text:p>
      <text:p text:style-name="P20"/>
      <text:p text:style-name="P41">Always remember that <text:span text:style-name="T11">[</text:span><text:alphabetical-index-mark-start text:id="IMark85466664"/><text:alphabetical-index-mark-start text:id="IMark67218600"/><text:alphabetical-index-mark-start text:id="IMark69748568"/><text:span text:style-name="T11">ITM</text:span><text:alphabetical-index-mark-end text:id="IMark69748568"/><text:alphabetical-index-mark-end text:id="IMark67218600"/><text:alphabetical-index-mark-end text:id="IMark85466664"/><text:span text:style-name="T11">]</text:span> and <text:span text:style-name="T11">[</text:span><text:alphabetical-index-mark-start text:id="IMark92258424"/><text:alphabetical-index-mark-start text:id="IMark69997384"/><text:alphabetical-index-mark-start text:id="IMark90251160"/><text:span text:style-name="T11">VAL</text:span><text:alphabetical-index-mark-end text:id="IMark90251160"/><text:alphabetical-index-mark-end text:id="IMark69997384"/><text:alphabetical-index-mark-end text:id="IMark92258424"/><text:span text:style-name="T11">]</text:span> work together. You need to enter <text:alphabetical-index-mark-start text:id="IMark69188744"/><text:alphabetical-index-mark-start text:id="IMark82512296"/><text:alphabetical-index-mark-start text:id="IMark68143816"/>valu<text:alphabetical-index-mark-start text:id="IMark93786744"/>e<text:alphabetical-index-mark-end text:id="IMark68143816"/><text:alphabetical-index-mark-end text:id="IMark82512296"/><text:alphabetical-index-mark-end text:id="IMark69188744"/>s<text:alphabetical-index-mark-end text:id="IMark93786744"/> using both <text:alphabetical-index-mark-start text:id="IMark93918584"/><text:alphabetical-index-mark-start text:id="IMark85455528"/><text:alphabetical-index-mark-start text:id="IMark93923320"/>function<text:alphabetical-index-mark-end text:id="IMark93923320"/><text:alphabetical-index-mark-end text:id="IMark85455528"/><text:alphabetical-index-mark-end text:id="IMark93918584"/>s in order to alter a fact.</text:p>
      <text:p text:style-name="P20"/>
      <text:p text:style-name="P20"/>
      <text:h text:style-name="Heading_20_3" text:outline-level="3"><text:bookmark-start text:name="__RefHeading___Toc1095_964193841"/>5.2.10. [<text:alphabetical-index-mark-start text:id="IMark67616232"/><text:alphabetical-index-mark-start text:id="IMark69970568"/><text:alphabetical-index-mark-start text:id="IMark69742232"/>VAL<text:alphabetical-index-mark-end text:id="IMark69742232"/><text:alphabetical-index-mark-end text:id="IMark69970568"/><text:alphabetical-index-mark-end text:id="IMark67616232"/>]<text:bookmark-end text:name="__RefHeading___Toc1095_964193841"/></text:h>
      <text:p text:style-name="P20"/>
      <text:p text:style-name="P20"><text:alphabetical-index-mark-start text:id="IMark90584760"/><text:alphabetical-index-mark-start text:id="IMark69169080"/><text:alphabetical-index-mark-start text:id="IMark92205384"/>Value<text:alphabetical-index-mark-end text:id="IMark92205384"/><text:alphabetical-index-mark-end text:id="IMark69169080"/><text:alphabetical-index-mark-end text:id="IMark90584760"/>. <text:span text:style-name="T63">After entering the name of a fact that you want to operate with directly using [</text:span><text:alphabetical-index-mark-start text:id="IMark69181800"/><text:alphabetical-index-mark-start text:id="IMark68721800"/><text:alphabetical-index-mark-start text:id="IMark82495720"/><text:span text:style-name="T63">ITM</text:span><text:alphabetical-index-mark-end text:id="IMark82495720"/><text:alphabetical-index-mark-end text:id="IMark68721800"/><text:alphabetical-index-mark-end text:id="IMark69181800"/><text:span text:style-name="T63">], you need to give that fact a </text:span><text:alphabetical-index-mark-start text:id="IMark91682344"/><text:alphabetical-index-mark-start text:id="IMark72413528"/><text:alphabetical-index-mark-start text:id="IMark69973576"/><text:span text:style-name="T63">Value</text:span><text:alphabetical-index-mark-end text:id="IMark69973576"/><text:alphabetical-index-mark-end text:id="IMark72413528"/><text:alphabetical-index-mark-end text:id="IMark91682344"/><text:span text:style-name="T63">. This is what [</text:span><text:alphabetical-index-mark-start text:id="IMark91683176"/><text:alphabetical-index-mark-start text:id="IMark67968360"/><text:alphabetical-index-mark-start text:id="IMark67966600"/><text:span text:style-name="T63">VAL</text:span><text:alphabetical-index-mark-end text:id="IMark67966600"/><text:alphabetical-index-mark-end text:id="IMark67968360"/><text:alphabetical-index-mark-end text:id="IMark91683176"/><text:span text:style-name="T63">] is for. </text:span></text:p>
      <text:p text:style-name="P20"><text:soft-page-break/></text:p>
      <text:p text:style-name="P42">Once the <text:alphabetical-index-mark-start text:id="IMark66674952"/><text:alphabetical-index-mark-start text:id="IMark67964008"/>dialog<text:alphabetical-index-mark-end text:id="IMark67964008"/><text:alphabetical-index-mark-end text:id="IMark66674952"/> opens, you need to enter a <text:alphabetical-index-mark-start text:id="IMark91680584"/><text:alphabetical-index-mark-start text:id="IMark82494216"/>number<text:alphabetical-index-mark-end text:id="IMark82494216"/><text:alphabetical-index-mark-end text:id="IMark91680584"/>. Following with the <text:alphabetical-index-mark-start text:id="IMark93936520"/><text:alphabetical-index-mark-start text:id="IMark67967896"/>example<text:alphabetical-index-mark-end text:id="IMark67967896"/><text:alphabetical-index-mark-end text:id="IMark93936520"/> pr<text:alphabetical-index-mark-start text:id="IMark85466664"/>es<text:alphabetical-index-mark-end text:id="IMark85466664"/>ented in <text:span text:style-name="T11">[5.2.9.]</text:span>, once you entered <text:span text:style-name="T44">‘</text:span><text:alphabetical-index-mark-start text:id="IMark67218600"/><text:alphabetical-index-mark-start text:id="IMark69748568"/><text:span text:style-name="T44">tgt_</text:span><text:alphabetical-index-mark-start text:id="IMark67965768"/><text:alphabetical-index-mark-start text:id="IMark72222808"/><text:span text:style-name="T44">hdg</text:span><text:alphabetical-index-mark-end text:id="IMark72222808"/><text:alphabetical-index-mark-end text:id="IMark67965768"/><text:alphabetical-index-mark-end text:id="IMark69748568"/><text:alphabetical-index-mark-end text:id="IMark67218600"/><text:span text:style-name="T44">’</text:span>, if you want your <text:alphabetical-index-mark-start text:id="IMark83769272"/><text:alphabetical-index-mark-start text:id="IMark92258424"/>ship<text:alphabetical-index-mark-end text:id="IMark92258424"/><text:alphabetical-index-mark-end text:id="IMark83769272"/> to turn to a 90 deg <text:alphabetical-index-mark-start text:id="IMark69997384"/>heading<text:alphabetical-index-mark-end text:id="IMark69997384"/>, you should pr<text:alphabetical-index-mark-start text:id="IMark90251160"/>es<text:alphabetical-index-mark-end text:id="IMark90251160"/>s <text:span text:style-name="T11">[</text:span><text:alphabetical-index-mark-start text:id="IMark64479096"/><text:alphabetical-index-mark-start text:id="IMark85455528"/><text:alphabetical-index-mark-start text:id="IMark93918584"/><text:span text:style-name="T11">VAL</text:span><text:alphabetical-index-mark-end text:id="IMark93918584"/><text:alphabetical-index-mark-end text:id="IMark85455528"/><text:alphabetical-index-mark-end text:id="IMark64479096"/><text:span text:style-name="T11">]</text:span> and enter <text:span text:style-name="T44">‘90’</text:span>.</text:p>
      <text:p text:style-name="P20"/>
      <text:p text:style-name="P20"/>
      <text:h text:style-name="Heading_20_3" text:outline-level="3"><text:bookmark-start text:name="__RefHeading___Toc1097_964193841"/>5.2.11. [<text:alphabetical-index-mark-start text:id="IMark69179896"/><text:alphabetical-index-mark-start text:id="IMark90584760"/><text:alphabetical-index-mark-start text:id="IMark69169080"/>EXE<text:alphabetical-index-mark-end text:id="IMark69169080"/><text:alphabetical-index-mark-end text:id="IMark90584760"/><text:alphabetical-index-mark-end text:id="IMark69179896"/>]<text:bookmark-end text:name="__RefHeading___Toc1097_964193841"/></text:h>
      <text:p text:style-name="P20"/>
      <text:p text:style-name="P20"><text:alphabetical-index-mark-start text:id="IMark69181800"/><text:alphabetical-index-mark-start text:id="IMark68721800"/>Execute<text:alphabetical-index-mark-end text:id="IMark68721800"/><text:alphabetical-index-mark-end text:id="IMark69181800"/>. <text:span text:style-name="T64">This is used to actually </text:span><text:alphabetical-index-mark-start text:id="IMark82495720"/><text:alphabetical-index-mark-start text:id="IMark91730360"/><text:alphabetical-index-mark-start text:id="IMark91682344"/><text:span text:style-name="T64">send</text:span><text:alphabetical-index-mark-end text:id="IMark91682344"/><text:alphabetical-index-mark-end text:id="IMark91730360"/><text:alphabetical-index-mark-end text:id="IMark82495720"/><text:span text:style-name="T64"> </text:span><text:alphabetical-index-mark-start text:id="IMark72413528"/><text:alphabetical-index-mark-start text:id="IMark69973576"/><text:span text:style-name="T64">data</text:span><text:alphabetical-index-mark-end text:id="IMark69973576"/><text:alphabetical-index-mark-end text:id="IMark72413528"/><text:span text:style-name="T64"> to the </text:span><text:alphabetical-index-mark-start text:id="IMark69181000"/><text:alphabetical-index-mark-start text:id="IMark91683176"/><text:alphabetical-index-mark-start text:id="IMark67968360"/><text:span text:style-name="T64">AIE</text:span><text:alphabetical-index-mark-end text:id="IMark67968360"/><text:alphabetical-index-mark-end text:id="IMark91683176"/><text:alphabetical-index-mark-end text:id="IMark69181000"/><text:span text:style-name="T64">. Whenever yo use, for </text:span><text:alphabetical-index-mark-start text:id="IMark67966600"/><text:alphabetical-index-mark-start text:id="IMark83844072"/><text:span text:style-name="T64">example</text:span><text:alphabetical-index-mark-end text:id="IMark83844072"/><text:alphabetical-index-mark-end text:id="IMark67966600"/><text:span text:style-name="T64">, </text:span><text:span text:style-name="T21">[</text:span><text:alphabetical-index-mark-start text:id="IMark93937272"/><text:alphabetical-index-mark-start text:id="IMark88671512"/><text:alphabetical-index-mark-start text:id="IMark83785352"/><text:span text:style-name="T21">ITM</text:span><text:alphabetical-index-mark-end text:id="IMark83785352"/><text:alphabetical-index-mark-end text:id="IMark88671512"/><text:alphabetical-index-mark-end text:id="IMark93937272"/><text:span text:style-name="T21">]</text:span><text:span text:style-name="T64"> and </text:span><text:span text:style-name="T21">[</text:span><text:alphabetical-index-mark-start text:id="IMark91807368"/><text:alphabetical-index-mark-start text:id="IMark85466664"/><text:alphabetical-index-mark-start text:id="IMark93936520"/><text:span text:style-name="T21">VAL</text:span><text:alphabetical-index-mark-end text:id="IMark93936520"/><text:alphabetical-index-mark-end text:id="IMark85466664"/><text:alphabetical-index-mark-end text:id="IMark91807368"/><text:span text:style-name="T21">]</text:span><text:span text:style-name="T64">, that fact – changing </text:span><text:alphabetical-index-mark-start text:id="IMark67967896"/><text:alphabetical-index-mark-start text:id="IMark91680584"/><text:span text:style-name="T64">data</text:span><text:alphabetical-index-mark-end text:id="IMark91680584"/><text:alphabetical-index-mark-end text:id="IMark67967896"/><text:span text:style-name="T64"> is not sent away to the </text:span><text:alphabetical-index-mark-start text:id="IMark82494216"/><text:alphabetical-index-mark-start text:id="IMark66674952"/><text:alphabetical-index-mark-start text:id="IMark67964008"/><text:span text:style-name="T64">AIE</text:span><text:alphabetical-index-mark-end text:id="IMark67964008"/><text:alphabetical-index-mark-end text:id="IMark66674952"/><text:alphabetical-index-mark-end text:id="IMark82494216"/><text:span text:style-name="T64"> right away but is kept in a </text:span><text:alphabetical-index-mark-start text:id="IMark93923320"/><text:alphabetical-index-mark-start text:id="IMark93786744"/><text:span text:style-name="T64">buffer</text:span><text:alphabetical-index-mark-end text:id="IMark93786744"/><text:alphabetical-index-mark-end text:id="IMark93923320"/><text:span text:style-name="T64">.</text:span></text:p>
      <text:p text:style-name="P20"/>
      <text:p text:style-name="P43">This giv<text:alphabetical-index-mark-start text:id="IMark68720296"/>es<text:alphabetical-index-mark-end text:id="IMark68720296"/> you <text:alphabetical-index-mark-start text:id="IMark64479096"/>time<text:alphabetical-index-mark-end text:id="IMark64479096"/> to enter <text:alphabetical-index-mark-start text:id="IMark85455528"/><text:alphabetical-index-mark-start text:id="IMark93918584"/>data<text:alphabetical-index-mark-end text:id="IMark93918584"/><text:alphabetical-index-mark-end text:id="IMark85455528"/> correctly without doing things in a hurry and confirming your intentions by pr<text:alphabetical-index-mark-start text:id="IMark85472760"/>es<text:alphabetical-index-mark-end text:id="IMark85472760"/>sing <text:span text:style-name="T11">[</text:span><text:alphabetical-index-mark-start text:id="IMark93917080"/><text:alphabetical-index-mark-start text:id="IMark91806392"/><text:alphabetical-index-mark-start text:id="IMark69965208"/><text:span text:style-name="T11">EXE</text:span><text:alphabetical-index-mark-end text:id="IMark69965208"/><text:alphabetical-index-mark-end text:id="IMark91806392"/><text:alphabetical-index-mark-end text:id="IMark93917080"/><text:span text:style-name="T11">]</text:span>. This <text:alphabetical-index-mark-start text:id="IMark67616232"/><text:alphabetical-index-mark-start text:id="IMark69970568"/><text:alphabetical-index-mark-start text:id="IMark91685320"/>send<text:alphabetical-index-mark-end text:id="IMark91685320"/><text:alphabetical-index-mark-end text:id="IMark69970568"/><text:alphabetical-index-mark-end text:id="IMark67616232"/>s the <text:alphabetical-index-mark-start text:id="IMark69742232"/><text:alphabetical-index-mark-start text:id="IMark90584760"/>data<text:alphabetical-index-mark-end text:id="IMark90584760"/><text:alphabetical-index-mark-end text:id="IMark69742232"/> and effectively clears the <text:alphabetical-index-mark-start text:id="IMark69179896"/><text:alphabetical-index-mark-start text:id="IMark69169080"/>buffer<text:alphabetical-index-mark-end text:id="IMark69169080"/><text:alphabetical-index-mark-end text:id="IMark69179896"/>.</text:p>
      <text:p text:style-name="P43"/>
      <text:p text:style-name="P43">Bear in mind that whenever you pr<text:alphabetical-index-mark-start text:id="IMark91682344"/>es<text:alphabetical-index-mark-end text:id="IMark91682344"/>s <text:span text:style-name="T11">[</text:span><text:alphabetical-index-mark-start text:id="IMark72413528"/><text:alphabetical-index-mark-start text:id="IMark69973576"/><text:alphabetical-index-mark-start text:id="IMark69181000"/><text:span text:style-name="T11">EXE</text:span><text:alphabetical-index-mark-end text:id="IMark69181000"/><text:alphabetical-index-mark-end text:id="IMark69973576"/><text:alphabetical-index-mark-end text:id="IMark72413528"/><text:span text:style-name="T11">]</text:span> you are <text:alphabetical-index-mark-start text:id="IMark91683176"/><text:alphabetical-index-mark-start text:id="IMark67968360"/><text:alphabetical-index-mark-start text:id="IMark67966600"/>send<text:alphabetical-index-mark-end text:id="IMark67966600"/><text:alphabetical-index-mark-end text:id="IMark67968360"/><text:alphabetical-index-mark-end text:id="IMark91683176"/>ing something to the <text:alphabetical-index-mark-start text:id="IMark83844072"/><text:alphabetical-index-mark-start text:id="IMark82512296"/><text:alphabetical-index-mark-start text:id="IMark67218600"/>AIE<text:alphabetical-index-mark-end text:id="IMark67218600"/><text:alphabetical-index-mark-end text:id="IMark82512296"/><text:alphabetical-index-mark-end text:id="IMark83844072"/>. What that something is depends on what is in the <text:alphabetical-index-mark-start text:id="IMark93937272"/><text:alphabetical-index-mark-start text:id="IMark88671512"/>buffer<text:alphabetical-index-mark-end text:id="IMark88671512"/><text:alphabetical-index-mark-end text:id="IMark93937272"/> at the <text:alphabetical-index-mark-start text:id="IMark83785352"/>time<text:alphabetical-index-mark-end text:id="IMark83785352"/>. So don’t pr<text:alphabetical-index-mark-start text:id="IMark69748568"/>es<text:alphabetical-index-mark-end text:id="IMark69748568"/>s <text:span text:style-name="T11">[</text:span><text:alphabetical-index-mark-start text:id="IMark67965768"/><text:alphabetical-index-mark-start text:id="IMark72222808"/><text:alphabetical-index-mark-start text:id="IMark91807368"/><text:span text:style-name="T11">EXE</text:span><text:alphabetical-index-mark-end text:id="IMark91807368"/><text:alphabetical-index-mark-end text:id="IMark72222808"/><text:alphabetical-index-mark-end text:id="IMark67965768"/><text:span text:style-name="T11">]</text:span> unl<text:alphabetical-index-mark-start text:id="IMark85466664"/>es<text:alphabetical-index-mark-end text:id="IMark85466664"/>s you mean it.</text:p>
      <text:p text:style-name="P43"/>
      <text:p text:style-name="P55">Also take into account that there might be some <text:alphabetical-index-mark-start text:id="IMark92258424"/><text:alphabetical-index-mark-start text:id="IMark83769272"/>latency<text:alphabetical-index-mark-end text:id="IMark83769272"/><text:alphabetical-index-mark-end text:id="IMark92258424"/> experienced whenever <text:alphabetical-index-mark-start text:id="IMark72414376"/><text:alphabetical-index-mark-start text:id="IMark85472760"/>data<text:alphabetical-index-mark-end text:id="IMark85472760"/><text:alphabetical-index-mark-end text:id="IMark72414376"/> is sent between <text:alphabetical-index-mark-start text:id="IMark85455528"/><text:alphabetical-index-mark-start text:id="IMark93918584"/>module<text:alphabetical-index-mark-end text:id="IMark93918584"/><text:alphabetical-index-mark-end text:id="IMark85455528"/>s. This might happen for several reasons like the <text:alphabetical-index-mark-start text:id="IMark64479096"/>hardware<text:alphabetical-index-mark-end text:id="IMark64479096"/> <text:alphabetical-index-mark-start text:id="IMark68720296"/>resource<text:alphabetical-index-mark-end text:id="IMark68720296"/>s of your <text:alphabetical-index-mark-start text:id="IMark67965304"/><text:alphabetical-index-mark-start text:id="IMark69985096"/>system<text:alphabetical-index-mark-end text:id="IMark69985096"/><text:alphabetical-index-mark-end text:id="IMark67965304"/>, the size of the <text:alphabetical-index-mark-start text:id="IMark92205384"/><text:alphabetical-index-mark-start text:id="IMark93917080"/><text:alphabetical-index-mark-start text:id="IMark91806392"/><text:alphabetical-index-mark-start text:id="IMark69965208"/>KB<text:alphabetical-index-mark-end text:id="IMark69965208"/><text:alphabetical-index-mark-end text:id="IMark91806392"/><text:alphabetical-index-mark-end text:id="IMark93917080"/><text:alphabetical-index-mark-end text:id="IMark92205384"/>, the kind of <text:alphabetical-index-mark-start text:id="IMark69181800"/>task<text:alphabetical-index-mark-end text:id="IMark69181800"/>s that are being performed by the <text:alphabetical-index-mark-start text:id="IMark69169080"/>CPU<text:alphabetical-index-mark-end text:id="IMark69169080"/> at the <text:alphabetical-index-mark-start text:id="IMark69179896"/>time<text:alphabetical-index-mark-end text:id="IMark69179896"/>, etc.</text:p>
      <text:p text:style-name="P55"/>
      <text:p text:style-name="P11"/>
      <text:h text:style-name="Heading_20_2" text:outline-level="2"><text:bookmark-start text:name="__RefHeading___Toc1099_964193841"/>5.3. <text:alphabetical-index-mark-start text:id="IMark68721800"/><text:alphabetical-index-mark-start text:id="IMark91730360"/><text:alphabetical-index-mark-start text:id="IMark82495720"/>Procedur<text:alphabetical-index-mark-start text:id="IMark91682344"/>e<text:alphabetical-index-mark-end text:id="IMark82495720"/><text:alphabetical-index-mark-end text:id="IMark91730360"/><text:alphabetical-index-mark-end text:id="IMark68721800"/>s<text:bookmark-end text:name="__RefHeading___Toc1099_964193841"/><text:alphabetical-index-mark-end text:id="IMark91682344"/></text:h>
      <text:p text:style-name="P24"/>
      <text:p text:style-name="P24">Th<text:alphabetical-index-mark-start text:id="IMark67967896"/>es<text:alphabetical-index-mark-end text:id="IMark67967896"/>e are some <text:alphabetical-index-mark-start text:id="IMark72413528"/><text:alphabetical-index-mark-start text:id="IMark69973576"/><text:alphabetical-index-mark-start text:id="IMark69181000"/>procedur<text:alphabetical-index-mark-start text:id="IMark91680584"/>e<text:alphabetical-index-mark-end text:id="IMark69181000"/><text:alphabetical-index-mark-end text:id="IMark69973576"/><text:alphabetical-index-mark-end text:id="IMark72413528"/>s<text:alphabetical-index-mark-end text:id="IMark91680584"/> that should be performed using the <text:alphabetical-index-mark-start text:id="IMark69748568"/><text:alphabetical-index-mark-start text:id="IMark83785352"/><text:alphabetical-index-mark-start text:id="IMark93937272"/>function<text:alphabetical-index-mark-end text:id="IMark93937272"/><text:alphabetical-index-mark-end text:id="IMark83785352"/><text:alphabetical-index-mark-end text:id="IMark69748568"/>s d<text:alphabetical-index-mark-start text:id="IMark88671512"/>es<text:alphabetical-index-mark-end text:id="IMark88671512"/>cribed in <text:span text:style-name="T11">[5.2.]</text:span><text:span text:style-name="T26">. </text:span><text:span text:style-name="T33">In all these cases it is important to consider that depending on the kind of computer </text:span><text:alphabetical-index-mark-start text:id="IMark83844072"/><text:alphabetical-index-mark-start text:id="IMark82512296"/><text:span text:style-name="T33">system</text:span><text:alphabetical-index-mark-end text:id="IMark82512296"/><text:alphabetical-index-mark-end text:id="IMark83844072"/><text:span text:style-name="T33"> in which you are running your </text:span><text:alphabetical-index-mark-start text:id="IMark67218600"/><text:alphabetical-index-mark-start text:id="IMark91683176"/><text:span text:style-name="T33">OSFS</text:span><text:alphabetical-index-mark-end text:id="IMark91683176"/><text:alphabetical-index-mark-end text:id="IMark67218600"/><text:span text:style-name="T33"> </text:span><text:alphabetical-index-mark-start text:id="IMark67968360"/><text:alphabetical-index-mark-start text:id="IMark67966600"/><text:span text:style-name="T33">session</text:span><text:alphabetical-index-mark-end text:id="IMark67966600"/><text:alphabetical-index-mark-end text:id="IMark67968360"/><text:span text:style-name="T33">, you might experience some </text:span><text:alphabetical-index-mark-start text:id="IMark82494216"/><text:alphabetical-index-mark-start text:id="IMark66674952"/><text:span text:style-name="T33">latency</text:span><text:alphabetical-index-mark-end text:id="IMark66674952"/><text:alphabetical-index-mark-end text:id="IMark82494216"/><text:span text:style-name="T33"> whenever </text:span><text:alphabetical-index-mark-start text:id="IMark67965768"/><text:alphabetical-index-mark-start text:id="IMark72222808"/><text:span text:style-name="T33">data</text:span><text:alphabetical-index-mark-end text:id="IMark72222808"/><text:alphabetical-index-mark-end text:id="IMark67965768"/><text:span text:style-name="T33"> is sent between the </text:span><text:alphabetical-index-mark-start text:id="IMark91807368"/><text:alphabetical-index-mark-start text:id="IMark67964008"/><text:span text:style-name="T33">MFD</text:span><text:alphabetical-index-mark-end text:id="IMark67964008"/><text:alphabetical-index-mark-end text:id="IMark91807368"/><text:span text:style-name="T33"> and the </text:span><text:alphabetical-index-mark-start text:id="IMark93923320"/><text:alphabetical-index-mark-start text:id="IMark85466664"/><text:span text:style-name="T33">AIE</text:span><text:alphabetical-index-mark-end text:id="IMark85466664"/><text:alphabetical-index-mark-end text:id="IMark93923320"/><text:span text:style-name="T33">.</text:span></text:p>
      <text:p text:style-name="P62"/>
      <text:h text:style-name="P85" text:outline-level="3"><text:bookmark-start text:name="__RefHeading___Toc1101_964193841"/>5.<text:span text:style-name="T37">3</text:span>.1. <text:alphabetical-index-mark-start text:id="IMark67616232"/><text:alphabetical-index-mark-start text:id="IMark91685320"/><text:alphabetical-index-mark-start text:id="IMark69970568"/><text:span text:style-name="T36">C</text:span>onnect<text:alphabetical-index-mark-end text:id="IMark69970568"/><text:alphabetical-index-mark-end text:id="IMark91685320"/><text:alphabetical-index-mark-end text:id="IMark67616232"/> to a <text:alphabetical-index-mark-start text:id="IMark68721800"/><text:alphabetical-index-mark-start text:id="IMark91682344"/><text:alphabetical-index-mark-start text:id="IMark91730360"/><text:alphabetical-index-mark-start text:id="IMark82495720"/>data<text:alphabetical-index-mark-end text:id="IMark82495720"/><text:alphabetical-index-mark-end text:id="IMark91730360"/>base<text:alphabetical-index-mark-end text:id="IMark91682344"/><text:alphabetical-index-mark-end text:id="IMark68721800"/>.<text:bookmark-end text:name="__RefHeading___Toc1101_964193841"/></text:h>
      <text:p text:style-name="P24"/>
      <text:p text:style-name="P45">The <text:alphabetical-index-mark-start text:id="IMark93936520"/><text:alphabetical-index-mark-start text:id="IMark88671512"/>AIE<text:alphabetical-index-mark-end text:id="IMark88671512"/><text:alphabetical-index-mark-end text:id="IMark93936520"/> <text:alphabetical-index-mark-start text:id="IMark69748568"/>onboard<text:alphabetical-index-mark-end text:id="IMark69748568"/> <text:alphabetical-index-mark-start text:id="IMark83785352"/><text:alphabetical-index-mark-start text:id="IMark93937272"/>DGIIIAI<text:alphabetical-index-mark-end text:id="IMark93937272"/><text:alphabetical-index-mark-end text:id="IMark83785352"/> starts working the moment the <text:alphabetical-index-mark-start text:id="IMark91680584"/><text:alphabetical-index-mark-start text:id="IMark72413528"/>ship<text:alphabetical-index-mark-end text:id="IMark72413528"/><text:alphabetical-index-mark-end text:id="IMark91680584"/> is <text:alphabetical-index-mark-start text:id="IMark69973576"/><text:alphabetical-index-mark-start text:id="IMark69181000"/>load<text:alphabetical-index-mark-end text:id="IMark69181000"/><text:alphabetical-index-mark-end text:id="IMark69973576"/>ed into <text:alphabetical-index-mark-start text:id="IMark67967896"/><text:alphabetical-index-mark-start text:id="IMark93786744"/>OSFS<text:alphabetical-index-mark-end text:id="IMark93786744"/><text:alphabetical-index-mark-end text:id="IMark67967896"/>’ <text:alphabetical-index-mark-start text:id="IMark90251160"/><text:alphabetical-index-mark-start text:id="IMark69997384"/>session<text:alphabetical-index-mark-end text:id="IMark69997384"/><text:alphabetical-index-mark-end text:id="IMark90251160"/>. <text:soft-page-break/>However, if you <text:alphabetical-index-mark-start text:id="IMark69169080"/>call<text:alphabetical-index-mark-end text:id="IMark69169080"/> <text:alphabetical-index-mark-start text:id="IMark83844072"/><text:alphabetical-index-mark-start text:id="IMark82512296"/><text:alphabetical-index-mark-start text:id="IMark69179896"/><text:alphabetical-index-mark-start text:id="IMark69181800"/>SQLC<text:alphabetical-index-mark-end text:id="IMark69181800"/><text:alphabetical-index-mark-end text:id="IMark69179896"/><text:alphabetical-index-mark-end text:id="IMark82512296"/><text:alphabetical-index-mark-end text:id="IMark83844072"/>, in order to <text:alphabetical-index-mark-start text:id="IMark67218600"/><text:alphabetical-index-mark-start text:id="IMark91683176"/>interact<text:alphabetical-index-mark-end text:id="IMark91683176"/><text:alphabetical-index-mark-end text:id="IMark67218600"/> with the <text:alphabetical-index-mark-start text:id="IMark92205384"/><text:alphabetical-index-mark-start text:id="IMark93917080"/><text:alphabetical-index-mark-start text:id="IMark67968360"/><text:alphabetical-index-mark-start text:id="IMark67966600"/>KB<text:alphabetical-index-mark-end text:id="IMark67966600"/><text:alphabetical-index-mark-end text:id="IMark67968360"/><text:alphabetical-index-mark-end text:id="IMark93917080"/><text:alphabetical-index-mark-end text:id="IMark92205384"/> you need to <text:alphabetical-index-mark-start text:id="IMark91806392"/><text:alphabetical-index-mark-start text:id="IMark69965208"/>connect<text:alphabetical-index-mark-end text:id="IMark69965208"/><text:alphabetical-index-mark-end text:id="IMark91806392"/> to the <text:alphabetical-index-mark-start text:id="IMark82494216"/><text:alphabetical-index-mark-start text:id="IMark66674952"/><text:alphabetical-index-mark-start text:id="IMark67965304"/><text:alphabetical-index-mark-start text:id="IMark69985096"/>data<text:alphabetical-index-mark-end text:id="IMark69985096"/><text:alphabetical-index-mark-end text:id="IMark67965304"/>base<text:alphabetical-index-mark-end text:id="IMark66674952"/><text:alphabetical-index-mark-end text:id="IMark82494216"/>. Thus, you should perform <text:alphabetical-index-mark-start text:id="IMark67965768"/><text:alphabetical-index-mark-start text:id="IMark72222808"/>procedure<text:alphabetical-index-mark-end text:id="IMark72222808"/><text:alphabetical-index-mark-end text:id="IMark67965768"/> <text:span text:style-name="T11">[5.3.1.]</text:span> when you <text:alphabetical-index-mark-start text:id="IMark68720296"/><text:alphabetical-index-mark-start text:id="IMark64479096"/>load<text:alphabetical-index-mark-end text:id="IMark64479096"/><text:alphabetical-index-mark-end text:id="IMark68720296"/> the <text:alphabetical-index-mark-start text:id="IMark91807368"/><text:alphabetical-index-mark-start text:id="IMark67964008"/>MFD<text:alphabetical-index-mark-end text:id="IMark67964008"/><text:alphabetical-index-mark-end text:id="IMark91807368"/> for the first <text:alphabetical-index-mark-start text:id="IMark85455528"/>time<text:alphabetical-index-mark-end text:id="IMark85455528"/> and after you want to re<text:alphabetical-index-mark-start text:id="IMark93918584"/><text:alphabetical-index-mark-start text:id="IMark93923320"/>connect<text:alphabetical-index-mark-end text:id="IMark93923320"/><text:alphabetical-index-mark-end text:id="IMark93918584"/> to the <text:alphabetical-index-mark-start text:id="IMark85466664"/><text:alphabetical-index-mark-start text:id="IMark72414376"/><text:alphabetical-index-mark-start text:id="IMark92258424"/><text:alphabetical-index-mark-start text:id="IMark85472760"/>KB<text:alphabetical-index-mark-end text:id="IMark85472760"/><text:alphabetical-index-mark-end text:id="IMark92258424"/><text:alphabetical-index-mark-end text:id="IMark72414376"/><text:alphabetical-index-mark-end text:id="IMark85466664"/> if you have performed <text:span text:style-name="T11">[5.3.2.]</text:span>.</text:p>
      <text:p text:style-name="P24"/>
      <text:p text:style-name="P24"/>
      <text:p text:style-name="P24"><text:span text:style-name="T11">5.</text:span><text:span text:style-name="T15">3</text:span><text:span text:style-name="T11">.</text:span><text:span text:style-name="T15">1.</text:span><text:span text:style-name="T11">1.</text:span> Pr<text:alphabetical-index-mark-start text:id="IMark91685320"/>es<text:alphabetical-index-mark-end text:id="IMark91685320"/>s <text:span text:style-name="T11">[</text:span><text:alphabetical-index-mark-start text:id="IMark69970568"/><text:alphabetical-index-mark-start text:id="IMark68143816"/><text:alphabetical-index-mark-start text:id="IMark69188744"/><text:span text:style-name="T11">DB</text:span><text:alphabetical-index-mark-end text:id="IMark69188744"/><text:alphabetical-index-mark-end text:id="IMark68143816"/><text:alphabetical-index-mark-end text:id="IMark69970568"/><text:span text:style-name="T11">]</text:span> and wait for the <text:alphabetical-index-mark-start text:id="IMark67965768"/><text:alphabetical-index-mark-start text:id="IMark72222808"/>dialog<text:alphabetical-index-mark-end text:id="IMark72222808"/><text:alphabetical-index-mark-end text:id="IMark67965768"/> <text:alphabetical-index-mark-start text:id="IMark82494216"/><text:alphabetical-index-mark-start text:id="IMark66674952"/>box<text:alphabetical-index-mark-end text:id="IMark66674952"/><text:alphabetical-index-mark-end text:id="IMark82494216"/> to open.</text:p>
      <text:p text:style-name="P24"/>
      <text:p text:style-name="P24"/>
      <text:p text:style-name="P24"><text:span text:style-name="T11">5.</text:span><text:span text:style-name="T15">3.1.2.</text:span> On the <text:alphabetical-index-mark-start text:id="IMark69181800"/><text:alphabetical-index-mark-start text:id="IMark69169080"/>dialog<text:alphabetical-index-mark-end text:id="IMark69169080"/><text:alphabetical-index-mark-end text:id="IMark69181800"/> <text:alphabetical-index-mark-start text:id="IMark90251160"/><text:alphabetical-index-mark-start text:id="IMark69997384"/>box<text:alphabetical-index-mark-end text:id="IMark69997384"/><text:alphabetical-index-mark-end text:id="IMark90251160"/> write ‘<text:alphabetical-index-mark-start text:id="IMark67967896"/><text:alphabetical-index-mark-start text:id="IMark93786744"/><text:alphabetical-index-mark-start text:id="IMark69973576"/>DGIIIAI<text:alphabetical-index-mark-end text:id="IMark69973576"/><text:alphabetical-index-mark-end text:id="IMark93786744"/><text:alphabetical-index-mark-end text:id="IMark67967896"/>’ to <text:alphabetical-index-mark-start text:id="IMark69181000"/><text:alphabetical-index-mark-start text:id="IMark91680584"/><text:alphabetical-index-mark-start text:id="IMark72413528"/>connect<text:alphabetical-index-mark-end text:id="IMark72413528"/><text:alphabetical-index-mark-end text:id="IMark91680584"/><text:alphabetical-index-mark-end text:id="IMark69181000"/> to the <text:alphabetical-index-mark-start text:id="IMark83785352"/><text:alphabetical-index-mark-start text:id="IMark93937272"/><text:alphabetical-index-mark-start text:id="IMark69748568"/>DGIIIAI<text:alphabetical-index-mark-end text:id="IMark69748568"/><text:alphabetical-index-mark-end text:id="IMark93937272"/><text:alphabetical-index-mark-end text:id="IMark83785352"/>.db <text:alphabetical-index-mark-start text:id="IMark93936520"/><text:alphabetical-index-mark-start text:id="IMark88671512"/><text:alphabetical-index-mark-start text:id="IMark69742232"/><text:alphabetical-index-mark-start text:id="IMark85466664"/>data<text:alphabetical-index-mark-end text:id="IMark85466664"/><text:alphabetical-index-mark-end text:id="IMark69742232"/>base<text:alphabetical-index-mark-end text:id="IMark88671512"/><text:alphabetical-index-mark-end text:id="IMark93936520"/> or ‘<text:alphabetical-index-mark-start text:id="IMark72414376"/><text:alphabetical-index-mark-start text:id="IMark92258424"/><text:alphabetical-index-mark-start text:id="IMark85472760"/><text:alphabetical-index-mark-start text:id="IMark93918584"/><text:alphabetical-index-mark-start text:id="IMark93923320"/><text:alphabetical-index-mark-start text:id="IMark85455528"/>SQLC<text:alphabetical-index-mark-end text:id="IMark85455528"/><text:alphabetical-index-mark-end text:id="IMark93923320"/><text:alphabetical-index-mark-end text:id="IMark93918584"/><text:alphabetical-index-mark-end text:id="IMark85472760"/><text:alphabetical-index-mark-end text:id="IMark92258424"/><text:alphabetical-index-mark-end text:id="IMark72414376"/>’ to <text:alphabetical-index-mark-start text:id="IMark91807368"/><text:alphabetical-index-mark-start text:id="IMark67964008"/><text:alphabetical-index-mark-start text:id="IMark68720296"/>connect<text:alphabetical-index-mark-end text:id="IMark68720296"/><text:alphabetical-index-mark-end text:id="IMark67964008"/><text:alphabetical-index-mark-end text:id="IMark91807368"/> to <text:alphabetical-index-mark-start text:id="IMark64479096"/><text:alphabetical-index-mark-start text:id="IMark83769272"/><text:alphabetical-index-mark-start text:id="IMark91682344"/><text:alphabetical-index-mark-start text:id="IMark90584760"/><text:alphabetical-index-mark-start text:id="IMark91730360"/><text:alphabetical-index-mark-start text:id="IMark68721800"/>SQLC<text:alphabetical-index-mark-end text:id="IMark68721800"/><text:alphabetical-index-mark-end text:id="IMark91730360"/><text:alphabetical-index-mark-end text:id="IMark90584760"/><text:alphabetical-index-mark-end text:id="IMark91682344"/><text:alphabetical-index-mark-end text:id="IMark83769272"/><text:alphabetical-index-mark-end text:id="IMark64479096"/> <text:alphabetical-index-mark-start text:id="IMark67616232"/><text:alphabetical-index-mark-start text:id="IMark82495720"/><text:alphabetical-index-mark-start text:id="IMark67965304"/><text:alphabetical-index-mark-start text:id="IMark69985096"/>data<text:alphabetical-index-mark-end text:id="IMark69985096"/><text:alphabetical-index-mark-end text:id="IMark67965304"/>base<text:alphabetical-index-mark-end text:id="IMark82495720"/><text:alphabetical-index-mark-end text:id="IMark67616232"/>.</text:p>
      <text:p text:style-name="P23"/>
      <text:p text:style-name="P23"/>
      <text:p text:style-name="P23"><text:span text:style-name="T14">5.3.1.3.</text:span><text:span text:style-name="T36"> P</text:span>r<text:alphabetical-index-mark-start text:id="IMark68143816"/>es<text:alphabetical-index-mark-end text:id="IMark68143816"/>s <text:span text:style-name="T11">[</text:span><text:alphabetical-index-mark-start text:id="IMark69188744"/><text:alphabetical-index-mark-start text:id="IMark67966600"/><text:alphabetical-index-mark-start text:id="IMark66674952"/><text:span text:style-name="T11">CON</text:span><text:alphabetical-index-mark-end text:id="IMark66674952"/><text:alphabetical-index-mark-end text:id="IMark67966600"/><text:alphabetical-index-mark-end text:id="IMark69188744"/><text:span text:style-name="T11">] </text:span><text:span text:style-name="T27">to </text:span><text:alphabetical-index-mark-start text:id="IMark82494216"/><text:alphabetical-index-mark-start text:id="IMark67965768"/><text:alphabetical-index-mark-start text:id="IMark72222808"/><text:span text:style-name="T27">connect</text:span><text:alphabetical-index-mark-end text:id="IMark72222808"/><text:alphabetical-index-mark-end text:id="IMark67965768"/><text:alphabetical-index-mark-end text:id="IMark82494216"/><text:span text:style-name="T27">.</text:span></text:p>
      <text:p text:style-name="P24"/>
      <text:p text:style-name="P24"/>
      <text:p text:style-name="P24">After <text:alphabetical-index-mark-start text:id="IMark83769272"/>call<text:alphabetical-index-mark-end text:id="IMark83769272"/>ing this <text:alphabetical-index-mark-start text:id="IMark91682344"/><text:alphabetical-index-mark-start text:id="IMark90584760"/><text:alphabetical-index-mark-start text:id="IMark91730360"/>MFD<text:alphabetical-index-mark-end text:id="IMark91730360"/><text:alphabetical-index-mark-end text:id="IMark90584760"/><text:alphabetical-index-mark-end text:id="IMark91682344"/> for the first <text:alphabetical-index-mark-start text:id="IMark68721800"/>time<text:alphabetical-index-mark-end text:id="IMark68721800"/> in your <text:alphabetical-index-mark-start text:id="IMark91807368"/><text:alphabetical-index-mark-start text:id="IMark67964008"/><text:alphabetical-index-mark-start text:id="IMark68720296"/>Orbiter<text:alphabetical-index-mark-end text:id="IMark68720296"/><text:alphabetical-index-mark-end text:id="IMark67964008"/><text:alphabetical-index-mark-end text:id="IMark91807368"/> <text:alphabetical-index-mark-start text:id="IMark72414376"/><text:alphabetical-index-mark-start text:id="IMark92258424"/>s<text:alphabetical-index-mark-start text:id="IMark85472760"/>es<text:alphabetical-index-mark-end text:id="IMark85472760"/>sion<text:alphabetical-index-mark-end text:id="IMark92258424"/><text:alphabetical-index-mark-end text:id="IMark72414376"/>, you should <text:alphabetical-index-mark-start text:id="IMark93918584"/><text:alphabetical-index-mark-start text:id="IMark93923320"/><text:alphabetical-index-mark-start text:id="IMark85455528"/>connect<text:alphabetical-index-mark-end text:id="IMark85455528"/><text:alphabetical-index-mark-end text:id="IMark93923320"/><text:alphabetical-index-mark-end text:id="IMark93918584"/> to <text:alphabetical-index-mark-start text:id="IMark93936520"/><text:alphabetical-index-mark-start text:id="IMark88671512"/><text:alphabetical-index-mark-start text:id="IMark69742232"/>DGIIIAI<text:alphabetical-index-mark-end text:id="IMark69742232"/><text:alphabetical-index-mark-end text:id="IMark88671512"/><text:alphabetical-index-mark-end text:id="IMark93936520"/>.db with this <text:alphabetical-index-mark-start text:id="IMark85466664"/><text:alphabetical-index-mark-start text:id="IMark83785352"/><text:alphabetical-index-mark-start text:id="IMark93937272"/>procedure<text:alphabetical-index-mark-end text:id="IMark93937272"/><text:alphabetical-index-mark-end text:id="IMark83785352"/><text:alphabetical-index-mark-end text:id="IMark85466664"/>.</text:p>
      <text:p text:style-name="P24"/>
      <text:p text:style-name="P24">If you want to <text:alphabetical-index-mark-start text:id="IMark67967896"/><text:alphabetical-index-mark-start text:id="IMark93786744"/>switch<text:alphabetical-index-mark-end text:id="IMark93786744"/><text:alphabetical-index-mark-end text:id="IMark67967896"/> <text:alphabetical-index-mark-start text:id="IMark69973576"/><text:alphabetical-index-mark-start text:id="IMark90251160"/><text:alphabetical-index-mark-start text:id="IMark69997384"/><text:alphabetical-index-mark-start text:id="IMark69181800"/>data<text:alphabetical-index-mark-end text:id="IMark69181800"/><text:alphabetical-index-mark-end text:id="IMark69997384"/>bas<text:alphabetical-index-mark-start text:id="IMark69169080"/>e<text:alphabetical-index-mark-end text:id="IMark90251160"/><text:alphabetical-index-mark-end text:id="IMark69973576"/>s<text:alphabetical-index-mark-end text:id="IMark69169080"/>, first <text:alphabetical-index-mark-start text:id="IMark92205384"/><text:alphabetical-index-mark-start text:id="IMark93917080"/><text:alphabetical-index-mark-start text:id="IMark91685320"/>dis<text:alphabetical-index-mark-start text:id="IMark69970568"/><text:alphabetical-index-mark-start text:id="IMark67968360"/><text:alphabetical-index-mark-start text:id="IMark67218600"/>connect<text:alphabetical-index-mark-end text:id="IMark67218600"/><text:alphabetical-index-mark-end text:id="IMark67968360"/><text:alphabetical-index-mark-end text:id="IMark69970568"/><text:alphabetical-index-mark-end text:id="IMark91685320"/><text:alphabetical-index-mark-end text:id="IMark93917080"/><text:alphabetical-index-mark-end text:id="IMark92205384"/> from the <text:alphabetical-index-mark-start text:id="IMark83844072"/>current<text:alphabetical-index-mark-end text:id="IMark83844072"/> <text:alphabetical-index-mark-start text:id="IMark68143816"/><text:alphabetical-index-mark-start text:id="IMark91683176"/><text:alphabetical-index-mark-start text:id="IMark69188744"/><text:alphabetical-index-mark-start text:id="IMark67966600"/>data<text:alphabetical-index-mark-end text:id="IMark67966600"/><text:alphabetical-index-mark-end text:id="IMark69188744"/>base<text:alphabetical-index-mark-end text:id="IMark91683176"/><text:alphabetical-index-mark-end text:id="IMark68143816"/> you are <text:alphabetical-index-mark-start text:id="IMark66674952"/><text:alphabetical-index-mark-start text:id="IMark69179896"/><text:alphabetical-index-mark-start text:id="IMark82512296"/>connect<text:alphabetical-index-mark-end text:id="IMark82512296"/><text:alphabetical-index-mark-end text:id="IMark69179896"/><text:alphabetical-index-mark-end text:id="IMark66674952"/>ed to following <text:span text:style-name="T11">[</text:span><text:span text:style-name="T15">5.3.2.</text:span><text:span text:style-name="T11">]</text:span> and then perform <text:span text:style-name="T11">[5.</text:span><text:span text:style-name="T15">3</text:span><text:span text:style-name="T11">.1.]</text:span><text:span text:style-name="T26">.</text:span></text:p>
      <text:p text:style-name="P63"/>
      <text:p text:style-name="P63"/>
      <text:h text:style-name="Heading_20_3" text:outline-level="3"><text:bookmark-start text:name="__RefHeading___Toc1103_964193841"/><text:span text:style-name="T11">5.3.2.</text:span><text:span text:style-name="T26"> </text:span><text:alphabetical-index-mark-start text:id="IMark93918584"/><text:alphabetical-index-mark-start text:id="IMark85455528"/><text:alphabetical-index-mark-start text:id="IMark72414376"/><text:span text:style-name="T11">Dis</text:span><text:alphabetical-index-mark-start text:id="IMark92258424"/><text:alphabetical-index-mark-start text:id="IMark85472760"/><text:alphabetical-index-mark-start text:id="IMark91807368"/><text:span text:style-name="T11">connect</text:span><text:bookmark-end text:name="__RefHeading___Toc1103_964193841"/><text:alphabetical-index-mark-end text:id="IMark91807368"/><text:alphabetical-index-mark-end text:id="IMark85472760"/><text:alphabetical-index-mark-end text:id="IMark92258424"/><text:alphabetical-index-mark-end text:id="IMark72414376"/><text:alphabetical-index-mark-end text:id="IMark85455528"/><text:alphabetical-index-mark-end text:id="IMark93918584"/></text:h>
      <text:p text:style-name="P64"/>
      <text:p text:style-name="P64"/>
      <text:p text:style-name="P25"><text:span text:style-name="T11">5.3.2.1.</text:span><text:span text:style-name="T26"> Pr</text:span><text:alphabetical-index-mark-start text:id="IMark69181000"/><text:span text:style-name="T26">es</text:span><text:alphabetical-index-mark-end text:id="IMark69181000"/><text:span text:style-name="T26">s </text:span><text:span text:style-name="T11">[</text:span><text:alphabetical-index-mark-start text:id="IMark72413528"/><text:alphabetical-index-mark-start text:id="IMark91680584"/><text:alphabetical-index-mark-start text:id="IMark66674952"/><text:span text:style-name="T11">DIS</text:span><text:alphabetical-index-mark-end text:id="IMark66674952"/><text:alphabetical-index-mark-end text:id="IMark91680584"/><text:alphabetical-index-mark-end text:id="IMark72413528"/><text:span text:style-name="T11">]</text:span><text:span text:style-name="T26">.</text:span></text:p>
      <text:p text:style-name="P64"/>
      <text:p text:style-name="P64"/>
      <text:p text:style-name="P25"><text:span text:style-name="T11">5.3.2.2.</text:span><text:span text:style-name="T26"> Wait until all pending </text:span><text:alphabetical-index-mark-start text:id="IMark69973576"/><text:alphabetical-index-mark-start text:id="IMark90251160"/><text:alphabetical-index-mark-start text:id="IMark69997384"/><text:span text:style-name="T26">DB</text:span><text:alphabetical-index-mark-end text:id="IMark69997384"/><text:alphabetical-index-mark-end text:id="IMark90251160"/><text:alphabetical-index-mark-end text:id="IMark69973576"/><text:span text:style-name="T26"> </text:span><text:alphabetical-index-mark-start text:id="IMark69181800"/><text:alphabetical-index-mark-start text:id="IMark67967896"/><text:span text:style-name="T26">operation</text:span><text:alphabetical-index-mark-end text:id="IMark67967896"/><text:alphabetical-index-mark-end text:id="IMark69181800"/><text:span text:style-name="T26">s are finished. This might take a second or so. </text:span><text:span text:style-name="T33"><text:s/></text:span></text:p>
      <text:p text:style-name="P64"/>
      <text:p text:style-name="P64"/>
      <text:p text:style-name="P25"><text:soft-page-break/><text:span text:style-name="T26">Before leaving a </text:span><text:alphabetical-index-mark-start text:id="IMark93937272"/><text:alphabetical-index-mark-start text:id="IMark69742232"/><text:alphabetical-index-mark-start text:id="IMark88671512"/><text:alphabetical-index-mark-start text:id="IMark93923320"/><text:span text:style-name="T26">data</text:span><text:alphabetical-index-mark-end text:id="IMark93923320"/><text:alphabetical-index-mark-end text:id="IMark88671512"/><text:span text:style-name="T26">base</text:span><text:alphabetical-index-mark-end text:id="IMark69742232"/><text:alphabetical-index-mark-end text:id="IMark93937272"/><text:span text:style-name="T26"> it is recommendable to </text:span><text:alphabetical-index-mark-start text:id="IMark67964008"/><text:alphabetical-index-mark-start text:id="IMark68720296"/><text:alphabetical-index-mark-start text:id="IMark68721800"/><text:span text:style-name="T26">dis</text:span><text:alphabetical-index-mark-start text:id="IMark91682344"/><text:alphabetical-index-mark-start text:id="IMark85455528"/><text:alphabetical-index-mark-start text:id="IMark93918584"/><text:span text:style-name="T26">connect</text:span><text:alphabetical-index-mark-end text:id="IMark93918584"/><text:alphabetical-index-mark-end text:id="IMark85455528"/><text:alphabetical-index-mark-end text:id="IMark91682344"/><text:alphabetical-index-mark-end text:id="IMark68721800"/><text:alphabetical-index-mark-end text:id="IMark68720296"/><text:alphabetical-index-mark-end text:id="IMark67964008"/><text:span text:style-name="T26"> or close it. Otherwise </text:span><text:alphabetical-index-mark-start text:id="IMark72414376"/><text:alphabetical-index-mark-start text:id="IMark92258424"/><text:span text:style-name="T26">Sqlite3</text:span><text:alphabetical-index-mark-end text:id="IMark92258424"/><text:alphabetical-index-mark-end text:id="IMark72414376"/><text:span text:style-name="T26"> might leave some </text:span><text:alphabetical-index-mark-start text:id="IMark85472760"/><text:alphabetical-index-mark-start text:id="IMark91807368"/><text:alphabetical-index-mark-start text:id="IMark91730360"/><text:span text:style-name="T26">connect</text:span><text:alphabetical-index-mark-end text:id="IMark91730360"/><text:alphabetical-index-mark-end text:id="IMark91807368"/><text:alphabetical-index-mark-end text:id="IMark85472760"/><text:span text:style-name="T26">ions open and when you finish your </text:span><text:alphabetical-index-mark-start text:id="IMark90584760"/><text:alphabetical-index-mark-start text:id="IMark69748568"/><text:span text:style-name="T26">OSFS</text:span><text:alphabetical-index-mark-end text:id="IMark69748568"/><text:alphabetical-index-mark-end text:id="IMark90584760"/><text:span text:style-name="T26"> </text:span><text:alphabetical-index-mark-start text:id="IMark83769272"/><text:alphabetical-index-mark-start text:id="IMark69179896"/><text:span text:style-name="T26">s</text:span><text:alphabetical-index-mark-start text:id="IMark82512296"/><text:span text:style-name="T26">es</text:span><text:alphabetical-index-mark-end text:id="IMark82512296"/><text:span text:style-name="T26">sion</text:span><text:alphabetical-index-mark-end text:id="IMark69179896"/><text:alphabetical-index-mark-end text:id="IMark83769272"/><text:span text:style-name="T26"> things might </text:span><text:alphabetical-index-mark-start text:id="IMark68143816"/><text:alphabetical-index-mark-start text:id="IMark69181000"/><text:span text:style-name="T26">crash</text:span><text:alphabetical-index-mark-end text:id="IMark69181000"/><text:alphabetical-index-mark-end text:id="IMark68143816"/><text:span text:style-name="T26"> or even </text:span><text:alphabetical-index-mark-start text:id="IMark91683176"/><text:alphabetical-index-mark-start text:id="IMark69188744"/><text:span text:style-name="T26">data</text:span><text:alphabetical-index-mark-end text:id="IMark69188744"/><text:alphabetical-index-mark-end text:id="IMark91683176"/><text:span text:style-name="T26"> might get </text:span><text:alphabetical-index-mark-start text:id="IMark67966600"/><text:alphabetical-index-mark-start text:id="IMark72413528"/><text:span text:style-name="T26">corrupted</text:span><text:alphabetical-index-mark-end text:id="IMark72413528"/><text:alphabetical-index-mark-end text:id="IMark67966600"/><text:span text:style-name="T26">.</text:span></text:p>
      <text:p text:style-name="P64"/>
      <text:p text:style-name="P26"><text:span text:style-name="T26">After </text:span><text:alphabetical-index-mark-start text:id="IMark66674952"/><text:alphabetical-index-mark-start text:id="IMark83844072"/><text:alphabetical-index-mark-start text:id="IMark92205384"/><text:alphabetical-index-mark-start text:id="IMark88671512"/><text:alphabetical-index-mark-start text:id="IMark93923320"/><text:span text:style-name="T26">dis</text:span><text:alphabetical-index-mark-start text:id="IMark91685320"/><text:alphabetical-index-mark-start text:id="IMark93937272"/><text:alphabetical-index-mark-start text:id="IMark69742232"/><text:span text:style-name="T26">connect</text:span><text:alphabetical-index-mark-end text:id="IMark69742232"/><text:alphabetical-index-mark-end text:id="IMark93937272"/><text:alphabetical-index-mark-end text:id="IMark91685320"/><text:alphabetical-index-mark-end text:id="IMark93923320"/><text:alphabetical-index-mark-end text:id="IMark88671512"/><text:alphabetical-index-mark-end text:id="IMark92205384"/><text:span text:style-name="T26">ion</text:span><text:alphabetical-index-mark-end text:id="IMark83844072"/><text:alphabetical-index-mark-end text:id="IMark66674952"/><text:span text:style-name="T26">, you will have to perform </text:span><text:span text:style-name="T11">[5.3.1.]</text:span><text:span text:style-name="T26"> to </text:span><text:alphabetical-index-mark-start text:id="IMark93917080"/><text:alphabetical-index-mark-start text:id="IMark67968360"/><text:alphabetical-index-mark-start text:id="IMark69970568"/><text:span text:style-name="T26">connect</text:span><text:alphabetical-index-mark-end text:id="IMark69970568"/><text:alphabetical-index-mark-end text:id="IMark67968360"/><text:alphabetical-index-mark-end text:id="IMark93917080"/><text:span text:style-name="T26"> to a </text:span><text:alphabetical-index-mark-start text:id="IMark67964008"/><text:alphabetical-index-mark-start text:id="IMark68720296"/><text:alphabetical-index-mark-start text:id="IMark68721800"/><text:alphabetical-index-mark-start text:id="IMark91682344"/><text:span text:style-name="T26">data</text:span><text:alphabetical-index-mark-end text:id="IMark91682344"/><text:alphabetical-index-mark-end text:id="IMark68721800"/><text:span text:style-name="T26">base</text:span><text:alphabetical-index-mark-end text:id="IMark68720296"/><text:alphabetical-index-mark-end text:id="IMark67964008"/><text:span text:style-name="T26"> again.</text:span></text:p>
      <text:p text:style-name="P65"/>
      <text:p text:style-name="P65"/>
      <text:h text:style-name="Heading_20_3" text:outline-level="3"><text:bookmark-start text:name="__RefHeading___Toc1105_964193841"/>5.3.3. <text:alphabetical-index-mark-start text:id="IMark82512296"/><text:alphabetical-index-mark-start text:id="IMark83769272"/><text:alphabetical-index-mark-start text:id="IMark69179896"/>Send<text:alphabetical-index-mark-end text:id="IMark69179896"/><text:alphabetical-index-mark-end text:id="IMark83769272"/><text:alphabetical-index-mark-end text:id="IMark82512296"/> a raw <text:alphabetical-index-mark-start text:id="IMark67967896"/><text:alphabetical-index-mark-start text:id="IMark82495720"/><text:alphabetical-index-mark-start text:id="IMark68143816"/>SQL<text:alphabetical-index-mark-end text:id="IMark68143816"/><text:alphabetical-index-mark-end text:id="IMark82495720"/><text:alphabetical-index-mark-end text:id="IMark67967896"/> <text:alphabetical-index-mark-start text:id="IMark69181000"/><text:alphabetical-index-mark-start text:id="IMark92037256"/>query<text:bookmark-end text:name="__RefHeading___Toc1105_964193841"/><text:alphabetical-index-mark-end text:id="IMark92037256"/><text:alphabetical-index-mark-end text:id="IMark69181000"/></text:h>
      <text:p text:style-name="P66"/>
      <text:p text:style-name="P66"/>
      <text:p text:style-name="P27"><text:span text:style-name="T11">5.3.3.1.</text:span><text:span text:style-name="T26"> Pr</text:span><text:alphabetical-index-mark-start text:id="IMark72413528"/><text:span text:style-name="T26">es</text:span><text:alphabetical-index-mark-end text:id="IMark72413528"/><text:span text:style-name="T26">s </text:span><text:span text:style-name="T11">[</text:span><text:alphabetical-index-mark-start text:id="IMark69985096"/><text:alphabetical-index-mark-start text:id="IMark83785352"/><text:alphabetical-index-mark-start text:id="IMark85466664"/><text:span text:style-name="T11">SQL</text:span><text:alphabetical-index-mark-end text:id="IMark85466664"/><text:alphabetical-index-mark-end text:id="IMark83785352"/><text:alphabetical-index-mark-end text:id="IMark69985096"/><text:span text:style-name="T11">]</text:span><text:span text:style-name="T26"> and wait for the </text:span><text:alphabetical-index-mark-start text:id="IMark91680584"/><text:alphabetical-index-mark-start text:id="IMark93936520"/><text:span text:style-name="T26">dialog</text:span><text:alphabetical-index-mark-end text:id="IMark93936520"/><text:alphabetical-index-mark-end text:id="IMark91680584"/><text:span text:style-name="T26"> </text:span><text:alphabetical-index-mark-start text:id="IMark85455528"/><text:alphabetical-index-mark-start text:id="IMark93918584"/><text:span text:style-name="T26">box</text:span><text:alphabetical-index-mark-end text:id="IMark93918584"/><text:alphabetical-index-mark-end text:id="IMark85455528"/><text:span text:style-name="T26"> to open.</text:span></text:p>
      <text:p text:style-name="P66"/>
      <text:p text:style-name="P66"/>
      <text:p text:style-name="P27"><text:span text:style-name="T11">5.3.3.2.</text:span><text:span text:style-name="T26"> Write a full </text:span><text:alphabetical-index-mark-start text:id="IMark85472760"/><text:alphabetical-index-mark-start text:id="IMark91807368"/><text:alphabetical-index-mark-start text:id="IMark68721800"/><text:span text:style-name="T26">SQL</text:span><text:alphabetical-index-mark-end text:id="IMark68721800"/><text:alphabetical-index-mark-end text:id="IMark91807368"/><text:alphabetical-index-mark-end text:id="IMark85472760"/><text:span text:style-name="T26"> </text:span><text:alphabetical-index-mark-start text:id="IMark91682344"/><text:alphabetical-index-mark-start text:id="IMark91730360"/><text:span text:style-name="T26">query</text:span><text:alphabetical-index-mark-end text:id="IMark91730360"/><text:alphabetical-index-mark-end text:id="IMark91682344"/><text:span text:style-name="T26"> on the </text:span><text:alphabetical-index-mark-start text:id="IMark67964008"/><text:alphabetical-index-mark-start text:id="IMark68720296"/><text:span text:style-name="T26">dialog</text:span><text:alphabetical-index-mark-end text:id="IMark68720296"/><text:alphabetical-index-mark-end text:id="IMark67964008"/><text:span text:style-name="T26">.</text:span></text:p>
      <text:p text:style-name="P66"/>
      <text:p text:style-name="P66"/>
      <text:p text:style-name="P27"><text:span text:style-name="T11">5.3.3.3.</text:span><text:span text:style-name="T26"> Pr</text:span><text:alphabetical-index-mark-start text:id="IMark83769272"/><text:span text:style-name="T26">es</text:span><text:alphabetical-index-mark-end text:id="IMark83769272"/><text:span text:style-name="T26">s </text:span><text:span text:style-name="T11">[</text:span><text:alphabetical-index-mark-start text:id="IMark69179896"/><text:alphabetical-index-mark-start text:id="IMark69181800"/><text:alphabetical-index-mark-start text:id="IMark91683176"/><text:span text:style-name="T11">EXE</text:span><text:alphabetical-index-mark-end text:id="IMark91683176"/><text:alphabetical-index-mark-end text:id="IMark69181800"/><text:alphabetical-index-mark-end text:id="IMark69179896"/><text:span text:style-name="T11">]</text:span><text:span text:style-name="T26">.</text:span></text:p>
      <text:p text:style-name="P66"/>
      <text:p text:style-name="P66"/>
      <text:h text:style-name="Heading_20_3" text:outline-level="3"><text:bookmark-start text:name="__RefHeading___Toc3402_1164564522"/>5.3.4. <text:alphabetical-index-mark-start text:id="IMark85466664"/><text:alphabetical-index-mark-start text:id="IMark69742232"/>Activate<text:alphabetical-index-mark-end text:id="IMark69742232"/><text:alphabetical-index-mark-end text:id="IMark85466664"/> a mode using [<text:alphabetical-index-mark-start text:id="IMark72414376"/><text:alphabetical-index-mark-start text:id="IMark91680584"/>MON<text:alphabetical-index-mark-end text:id="IMark91680584"/><text:alphabetical-index-mark-end text:id="IMark72414376"/>].<text:bookmark-end text:name="__RefHeading___Toc3402_1164564522"/></text:h>
      <text:p text:style-name="P67"/>
      <text:p text:style-name="P46"><text:span text:style-name="T26">There are various ways to </text:span><text:alphabetical-index-mark-start text:id="IMark83844072"/><text:alphabetical-index-mark-start text:id="IMark85455528"/><text:span text:style-name="T26">activate</text:span><text:alphabetical-index-mark-end text:id="IMark85455528"/><text:alphabetical-index-mark-end text:id="IMark83844072"/><text:span text:style-name="T26"> a mode, but for </text:span><text:alphabetical-index-mark-start text:id="IMark93918584"/><text:alphabetical-index-mark-start text:id="IMark92258424"/><text:span text:style-name="T26">convenience</text:span><text:alphabetical-index-mark-end text:id="IMark92258424"/><text:alphabetical-index-mark-end text:id="IMark93918584"/><text:span text:style-name="T26"> and </text:span><text:alphabetical-index-mark-start text:id="IMark91806392"/><text:alphabetical-index-mark-start text:id="IMark93786744"/><text:span text:style-name="T26">efficiency</text:span><text:alphabetical-index-mark-end text:id="IMark93786744"/><text:alphabetical-index-mark-end text:id="IMark91806392"/><text:span text:style-name="T26">, you have the </text:span><text:span text:style-name="T11">[</text:span><text:alphabetical-index-mark-start text:id="IMark93917080"/><text:alphabetical-index-mark-start text:id="IMark82494216"/><text:span text:style-name="T11">MON</text:span><text:alphabetical-index-mark-end text:id="IMark82494216"/><text:alphabetical-index-mark-end text:id="IMark93917080"/><text:span text:style-name="T11">]</text:span><text:span text:style-name="T26"> </text:span><text:alphabetical-index-mark-start text:id="IMark69970568"/><text:alphabetical-index-mark-start text:id="IMark67968360"/><text:span text:style-name="T26">function</text:span><text:alphabetical-index-mark-end text:id="IMark67968360"/><text:alphabetical-index-mark-end text:id="IMark69970568"/><text:span text:style-name="T26">.</text:span></text:p>
      <text:p text:style-name="P67"/>
      <text:p text:style-name="P67"/>
      <text:p text:style-name="P50"><text:span text:style-name="T11">5.3.4.1.</text:span><text:span text:style-name="T26"> Press </text:span><text:span text:style-name="T11">[</text:span><text:alphabetical-index-mark-start text:id="IMark82512296"/><text:alphabetical-index-mark-start text:id="IMark68143816"/><text:span text:style-name="T11">MON</text:span><text:alphabetical-index-mark-end text:id="IMark68143816"/><text:alphabetical-index-mark-end text:id="IMark82512296"/><text:span text:style-name="T11">]</text:span><text:span text:style-name="T26">.</text:span></text:p>
      <text:p text:style-name="P71"/>
      <text:p text:style-name="P71"/>
      <text:p text:style-name="P50"><text:span text:style-name="T11">5.3.4.2.</text:span><text:span text:style-name="T26"> Once the </text:span><text:alphabetical-index-mark-start text:id="IMark88671512"/><text:alphabetical-index-mark-start text:id="IMark72413528"/><text:span text:style-name="T26">dialog</text:span><text:alphabetical-index-mark-end text:id="IMark72413528"/><text:alphabetical-index-mark-end text:id="IMark88671512"/><text:span text:style-name="T26"> appears, enter the name of the mode without the </text:span><text:span text:style-name="T51">‘</text:span><text:alphabetical-index-mark-start text:id="IMark91685320"/><text:alphabetical-index-mark-start text:id="IMark93923320"/><text:span text:style-name="T51">mode_</text:span><text:alphabetical-index-mark-end text:id="IMark93923320"/><text:alphabetical-index-mark-end text:id="IMark91685320"/><text:span text:style-name="T51">’</text:span><text:span text:style-name="T26"> sub</text:span><text:alphabetical-index-mark-start text:id="IMark83785352"/><text:alphabetical-index-mark-start text:id="IMark69985096"/><text:span text:style-name="T26">string</text:span><text:alphabetical-index-mark-end text:id="IMark69985096"/><text:alphabetical-index-mark-end text:id="IMark83785352"/><text:span text:style-name="T26">. For </text:span><text:alphabetical-index-mark-start text:id="IMark91680584"/><text:alphabetical-index-mark-start text:id="IMark72414376"/><text:span text:style-name="T26">example</text:span><text:alphabetical-index-mark-end text:id="IMark72414376"/><text:alphabetical-index-mark-end text:id="IMark91680584"/><text:span text:style-name="T26">, if you want to </text:span><text:alphabetical-index-mark-start text:id="IMark85466664"/><text:alphabetical-index-mark-start text:id="IMark69742232"/><text:span text:style-name="T26">activate</text:span><text:alphabetical-index-mark-end text:id="IMark69742232"/><text:alphabetical-index-mark-end text:id="IMark85466664"/><text:span text:style-name="T26"> </text:span><text:span text:style-name="T51">‘</text:span><text:alphabetical-index-mark-start text:id="IMark93937272"/><text:alphabetical-index-mark-start text:id="IMark66674952"/><text:span text:style-name="T51">mode_</text:span><text:alphabetical-index-mark-end text:id="IMark66674952"/><text:alphabetical-index-mark-end text:id="IMark93937272"/><text:alphabetical-index-mark-start text:id="IMark93936520"/><text:alphabetical-index-mark-start text:id="IMark67965768"/><text:span text:style-name="T51">wpt</text:span><text:alphabetical-index-mark-end text:id="IMark67965768"/><text:alphabetical-index-mark-end text:id="IMark93936520"/><text:span text:style-name="T51">’</text:span><text:span text:style-name="T26"> you would just </text:span><text:alphabetical-index-mark-start text:id="IMark90251160"/><text:alphabetical-index-mark-start text:id="IMark83844072"/><text:span text:style-name="T26">input</text:span><text:alphabetical-index-mark-end text:id="IMark83844072"/><text:alphabetical-index-mark-end text:id="IMark90251160"/><text:span text:style-name="T26"> </text:span><text:span text:style-name="T51">‘</text:span><text:alphabetical-index-mark-start text:id="IMark85455528"/><text:alphabetical-index-mark-start text:id="IMark69973576"/><text:span text:style-name="T51">wpt</text:span><text:alphabetical-index-mark-end text:id="IMark69973576"/><text:alphabetical-index-mark-end text:id="IMark85455528"/><text:span text:style-name="T51">’</text:span><text:span text:style-name="T26">.</text:span></text:p>
      <text:p text:style-name="P71"><text:soft-page-break/></text:p>
      <text:p text:style-name="P71"/>
      <text:p text:style-name="P50"><text:span text:style-name="T11">5.3.4.3.</text:span><text:span text:style-name="T26"> Press </text:span><text:span text:style-name="T11">[</text:span><text:alphabetical-index-mark-start text:id="IMark67965304"/><text:alphabetical-index-mark-start text:id="IMark67966600"/><text:span text:style-name="T11">EXE</text:span><text:alphabetical-index-mark-end text:id="IMark67966600"/><text:alphabetical-index-mark-end text:id="IMark67965304"/><text:span text:style-name="T11">]</text:span><text:span text:style-name="T26">.</text:span></text:p>
      <text:p text:style-name="P71"/>
      <text:p text:style-name="P71"/>
      <text:h text:style-name="P86" text:outline-level="3"><text:bookmark-start text:name="__RefHeading___Toc3432_1164564522"/>5.3.<text:span text:style-name="T65">5</text:span>. <text:alphabetical-index-mark-start text:id="IMark68721800"/><text:alphabetical-index-mark-start text:id="IMark91685320"/><text:span text:style-name="T65">De</text:span><text:alphabetical-index-mark-start text:id="IMark93923320"/><text:alphabetical-index-mark-start text:id="IMark93786744"/><text:span text:style-name="T65">a</text:span>ctivate<text:alphabetical-index-mark-end text:id="IMark93786744"/><text:alphabetical-index-mark-end text:id="IMark93923320"/><text:alphabetical-index-mark-end text:id="IMark91685320"/><text:alphabetical-index-mark-end text:id="IMark68721800"/> a mode using [<text:alphabetical-index-mark-start text:id="IMark90584760"/><text:alphabetical-index-mark-start text:id="IMark69997384"/>MO<text:span text:style-name="T65">F</text:span><text:alphabetical-index-mark-end text:id="IMark69997384"/><text:alphabetical-index-mark-end text:id="IMark90584760"/>].<text:bookmark-end text:name="__RefHeading___Toc3432_1164564522"/></text:h>
      <text:p text:style-name="P68"/>
      <text:p text:style-name="P47"><text:span text:style-name="T26">There are various ways to </text:span><text:alphabetical-index-mark-start text:id="IMark91682344"/><text:alphabetical-index-mark-start text:id="IMark93917080"/><text:span text:style-name="T28">de</text:span><text:alphabetical-index-mark-start text:id="IMark91680584"/><text:alphabetical-index-mark-start text:id="IMark72414376"/><text:span text:style-name="T26">activate</text:span><text:alphabetical-index-mark-end text:id="IMark72414376"/><text:alphabetical-index-mark-end text:id="IMark91680584"/><text:alphabetical-index-mark-end text:id="IMark93917080"/><text:alphabetical-index-mark-end text:id="IMark91682344"/><text:span text:style-name="T26"> a mode, but for </text:span><text:alphabetical-index-mark-start text:id="IMark82494216"/><text:alphabetical-index-mark-start text:id="IMark91730360"/><text:span text:style-name="T26">convenience</text:span><text:alphabetical-index-mark-end text:id="IMark91730360"/><text:alphabetical-index-mark-end text:id="IMark82494216"/><text:span text:style-name="T26"> and </text:span><text:alphabetical-index-mark-start text:id="IMark85466664"/><text:alphabetical-index-mark-start text:id="IMark69742232"/><text:span text:style-name="T26">efficiency</text:span><text:alphabetical-index-mark-end text:id="IMark69742232"/><text:alphabetical-index-mark-end text:id="IMark85466664"/><text:span text:style-name="T26">, you have the </text:span><text:span text:style-name="T11">[</text:span><text:alphabetical-index-mark-start text:id="IMark69748568"/><text:alphabetical-index-mark-start text:id="IMark69965208"/><text:span text:style-name="T11">MO</text:span><text:span text:style-name="T22">F</text:span><text:alphabetical-index-mark-end text:id="IMark69965208"/><text:alphabetical-index-mark-end text:id="IMark69748568"/><text:span text:style-name="T11">]</text:span><text:span text:style-name="T26"> </text:span><text:alphabetical-index-mark-start text:id="IMark69970568"/><text:alphabetical-index-mark-start text:id="IMark93937272"/><text:span text:style-name="T26">function</text:span><text:alphabetical-index-mark-end text:id="IMark93937272"/><text:alphabetical-index-mark-end text:id="IMark69970568"/><text:span text:style-name="T26">.</text:span></text:p>
      <text:p text:style-name="P68"/>
      <text:p text:style-name="P68"/>
      <text:p text:style-name="P51"><text:span text:style-name="T11">5.3.</text:span><text:span text:style-name="T22">5</text:span><text:span text:style-name="T11">.1.</text:span><text:span text:style-name="T26"> Press </text:span><text:span text:style-name="T11">[</text:span><text:alphabetical-index-mark-start text:id="IMark82512296"/><text:alphabetical-index-mark-start text:id="IMark69179896"/><text:span text:style-name="T11">MO</text:span><text:span text:style-name="T22">F</text:span><text:alphabetical-index-mark-end text:id="IMark69179896"/><text:alphabetical-index-mark-end text:id="IMark82512296"/><text:span text:style-name="T11">]</text:span><text:span text:style-name="T26">.</text:span></text:p>
      <text:p text:style-name="P72"/>
      <text:p text:style-name="P72"/>
      <text:p text:style-name="P51"><text:span text:style-name="T11">5.3.</text:span><text:span text:style-name="T22">5</text:span><text:span text:style-name="T11">.2.</text:span><text:span text:style-name="T26"> Once the </text:span><text:alphabetical-index-mark-start text:id="IMark91685320"/><text:alphabetical-index-mark-start text:id="IMark93923320"/><text:span text:style-name="T26">dialog</text:span><text:alphabetical-index-mark-end text:id="IMark93923320"/><text:alphabetical-index-mark-end text:id="IMark91685320"/><text:span text:style-name="T26"> appears, enter the name of the mode without the </text:span><text:span text:style-name="T51">‘</text:span><text:alphabetical-index-mark-start text:id="IMark93786744"/><text:alphabetical-index-mark-start text:id="IMark69997384"/><text:span text:style-name="T51">mode_</text:span><text:alphabetical-index-mark-end text:id="IMark69997384"/><text:alphabetical-index-mark-end text:id="IMark93786744"/><text:span text:style-name="T51">’</text:span><text:span text:style-name="T26"> sub</text:span><text:alphabetical-index-mark-start text:id="IMark90584760"/><text:alphabetical-index-mark-start text:id="IMark69985096"/><text:span text:style-name="T26">string</text:span><text:alphabetical-index-mark-end text:id="IMark69985096"/><text:alphabetical-index-mark-end text:id="IMark90584760"/><text:span text:style-name="T26">. For </text:span><text:alphabetical-index-mark-start text:id="IMark83785352"/><text:alphabetical-index-mark-start text:id="IMark66674952"/><text:span text:style-name="T26">example</text:span><text:alphabetical-index-mark-end text:id="IMark66674952"/><text:alphabetical-index-mark-end text:id="IMark83785352"/><text:span text:style-name="T26">, if you want to </text:span><text:alphabetical-index-mark-start text:id="IMark67968360"/><text:alphabetical-index-mark-start text:id="IMark93936520"/><text:span text:style-name="T28">de</text:span><text:alphabetical-index-mark-start text:id="IMark91682344"/><text:alphabetical-index-mark-start text:id="IMark93917080"/><text:span text:style-name="T26">activate</text:span><text:alphabetical-index-mark-end text:id="IMark93917080"/><text:alphabetical-index-mark-end text:id="IMark91682344"/><text:alphabetical-index-mark-end text:id="IMark93936520"/><text:alphabetical-index-mark-end text:id="IMark67968360"/><text:span text:style-name="T26"> </text:span><text:span text:style-name="T51">‘</text:span><text:alphabetical-index-mark-start text:id="IMark91680584"/><text:alphabetical-index-mark-start text:id="IMark72414376"/><text:span text:style-name="T51">mode_</text:span><text:alphabetical-index-mark-end text:id="IMark72414376"/><text:alphabetical-index-mark-end text:id="IMark91680584"/><text:alphabetical-index-mark-start text:id="IMark67965768"/><text:alphabetical-index-mark-start text:id="IMark67964008"/><text:span text:style-name="T51">wpt</text:span><text:alphabetical-index-mark-end text:id="IMark67964008"/><text:alphabetical-index-mark-end text:id="IMark67965768"/><text:span text:style-name="T51">’</text:span><text:span text:style-name="T26"> you would just </text:span><text:alphabetical-index-mark-start text:id="IMark82494216"/><text:alphabetical-index-mark-start text:id="IMark91730360"/><text:span text:style-name="T26">input</text:span><text:alphabetical-index-mark-end text:id="IMark91730360"/><text:alphabetical-index-mark-end text:id="IMark82494216"/><text:span text:style-name="T26"> </text:span><text:span text:style-name="T51">‘</text:span><text:alphabetical-index-mark-start text:id="IMark84197480"/><text:alphabetical-index-mark-start text:id="IMark72222808"/><text:span text:style-name="T51">wpt</text:span><text:alphabetical-index-mark-end text:id="IMark72222808"/><text:alphabetical-index-mark-end text:id="IMark84197480"/><text:span text:style-name="T51">’</text:span><text:span text:style-name="T26">.</text:span></text:p>
      <text:p text:style-name="P72"/>
      <text:p text:style-name="P72"/>
      <text:p text:style-name="P72"><text:span text:style-name="T11">5.3.</text:span><text:span text:style-name="T22">5</text:span><text:span text:style-name="T11">.3.</text:span> Press <text:span text:style-name="T11">[</text:span><text:alphabetical-index-mark-start text:id="IMark85466664"/><text:alphabetical-index-mark-start text:id="IMark69742232"/><text:span text:style-name="T11">EXE</text:span><text:alphabetical-index-mark-end text:id="IMark69742232"/><text:alphabetical-index-mark-end text:id="IMark85466664"/><text:span text:style-name="T11">]</text:span>.</text:p>
      <text:p text:style-name="P64"/>
      <text:p text:style-name="P9"/>
      <text:h text:style-name="P87" text:outline-level="3"><text:bookmark-start text:name="__RefHeading___Toc3434_1164564522"/>5.3.<text:span text:style-name="T66">6</text:span>. <text:alphabetical-index-mark-start text:id="IMark69970568"/><text:alphabetical-index-mark-start text:id="IMark69985096"/><text:span text:style-name="T66">Load</text:span><text:alphabetical-index-mark-end text:id="IMark69985096"/><text:alphabetical-index-mark-end text:id="IMark69970568"/><text:span text:style-name="T66"> an </text:span><text:alphabetical-index-mark-start text:id="IMark93937272"/><text:span text:style-name="T66">AI</text:span><text:alphabetical-index-mark-end text:id="IMark93937272"/><text:span text:style-name="T66"> </text:span><text:alphabetical-index-mark-start text:id="IMark67967896"/><text:alphabetical-index-mark-start text:id="IMark83785352"/><text:span text:style-name="T66">program</text:span><text:alphabetical-index-mark-end text:id="IMark83785352"/><text:alphabetical-index-mark-end text:id="IMark67967896"/> <text:span text:style-name="T67">to </text:span><text:alphabetical-index-mark-start text:id="IMark66674952"/><text:alphabetical-index-mark-start text:id="IMark69188744"/><text:span text:style-name="T48">sde_rules</text:span><text:alphabetical-index-mark-end text:id="IMark69188744"/><text:alphabetical-index-mark-end text:id="IMark66674952"/><text:span text:style-name="T67"> </text:span>using [<text:alphabetical-index-mark-start text:id="IMark82495720"/><text:alphabetical-index-mark-start text:id="IMark83769272"/><text:span text:style-name="T66">PON</text:span><text:alphabetical-index-mark-end text:id="IMark83769272"/><text:alphabetical-index-mark-end text:id="IMark82495720"/>].<text:bookmark-end text:name="__RefHeading___Toc3434_1164564522"/></text:h>
      <text:p text:style-name="P69"/>
      <text:p text:style-name="P48"><text:span text:style-name="T26">There are various ways to </text:span><text:alphabetical-index-mark-start text:id="IMark64479096"/><text:alphabetical-index-mark-start text:id="IMark69169080"/><text:span text:style-name="T29">load</text:span><text:alphabetical-index-mark-end text:id="IMark69169080"/><text:alphabetical-index-mark-end text:id="IMark64479096"/><text:span text:style-name="T29"> a </text:span><text:alphabetical-index-mark-start text:id="IMark91680584"/><text:alphabetical-index-mark-start text:id="IMark72414376"/><text:span text:style-name="T29">program</text:span><text:alphabetical-index-mark-end text:id="IMark72414376"/><text:alphabetical-index-mark-end text:id="IMark91680584"/><text:span text:style-name="T26">, but for </text:span><text:alphabetical-index-mark-start text:id="IMark91683176"/><text:alphabetical-index-mark-start text:id="IMark67965768"/><text:span text:style-name="T26">convenience</text:span><text:alphabetical-index-mark-end text:id="IMark67965768"/><text:alphabetical-index-mark-end text:id="IMark91683176"/><text:span text:style-name="T26"> and </text:span><text:alphabetical-index-mark-start text:id="IMark67964008"/><text:alphabetical-index-mark-start text:id="IMark69181800"/><text:span text:style-name="T26">efficiency</text:span><text:alphabetical-index-mark-end text:id="IMark69181800"/><text:alphabetical-index-mark-end text:id="IMark67964008"/><text:span text:style-name="T26">, you have the </text:span><text:span text:style-name="T11">[</text:span><text:alphabetical-index-mark-start text:id="IMark67965304"/><text:alphabetical-index-mark-start text:id="IMark67966600"/><text:span text:style-name="T23">P</text:span><text:span text:style-name="T11">ON</text:span><text:alphabetical-index-mark-end text:id="IMark67966600"/><text:alphabetical-index-mark-end text:id="IMark67965304"/><text:span text:style-name="T11">]</text:span><text:span text:style-name="T26"> </text:span><text:alphabetical-index-mark-start text:id="IMark92205384"/><text:alphabetical-index-mark-start text:id="IMark82494216"/><text:span text:style-name="T26">function</text:span><text:alphabetical-index-mark-end text:id="IMark82494216"/><text:alphabetical-index-mark-end text:id="IMark92205384"/><text:span text:style-name="T26">.</text:span></text:p>
      <text:p text:style-name="P69"/>
      <text:p text:style-name="P52"><text:span text:style-name="T11">5.3.</text:span><text:span text:style-name="T23">6</text:span><text:span text:style-name="T11">.1.</text:span><text:span text:style-name="T26"> Press </text:span><text:span text:style-name="T11">[</text:span><text:alphabetical-index-mark-start text:id="IMark69997384"/><text:alphabetical-index-mark-start text:id="IMark93786744"/><text:span text:style-name="T23">P</text:span><text:span text:style-name="T11">ON</text:span><text:alphabetical-index-mark-end text:id="IMark93786744"/><text:alphabetical-index-mark-end text:id="IMark69997384"/><text:span text:style-name="T11">]</text:span><text:span text:style-name="T26">.</text:span></text:p>
      <text:p text:style-name="P73"/>
      <text:p text:style-name="P73"/>
      <text:p text:style-name="P52"><text:span text:style-name="T11">5.3.</text:span><text:span text:style-name="T23">6</text:span><text:span text:style-name="T11">.2.</text:span><text:span text:style-name="T26"> Once the </text:span><text:alphabetical-index-mark-start text:id="IMark67218600"/><text:alphabetical-index-mark-start text:id="IMark82512296"/><text:span text:style-name="T26">dialog</text:span><text:alphabetical-index-mark-end text:id="IMark82512296"/><text:alphabetical-index-mark-end text:id="IMark67218600"/><text:span text:style-name="T26"> appears, enter the name of the </text:span><text:alphabetical-index-mark-start text:id="IMark64479096"/><text:alphabetical-index-mark-start text:id="IMark69169080"/><text:span text:style-name="T29">program</text:span><text:alphabetical-index-mark-end text:id="IMark69169080"/><text:alphabetical-index-mark-end text:id="IMark64479096"/><text:span text:style-name="T26"> without the </text:span><text:span text:style-name="T51">‘</text:span><text:alphabetical-index-mark-start text:id="IMark69179896"/><text:alphabetical-index-mark-start text:id="IMark84197480"/><text:span text:style-name="T52">prg</text:span><text:alphabetical-index-mark-end text:id="IMark84197480"/><text:alphabetical-index-mark-end text:id="IMark69179896"/><text:span text:style-name="T51">’</text:span><text:span text:style-name="T26"> sub</text:span><text:alphabetical-index-mark-start text:id="IMark91680584"/><text:alphabetical-index-mark-start text:id="IMark72414376"/><text:span text:style-name="T26">string</text:span><text:alphabetical-index-mark-end text:id="IMark72414376"/><text:alphabetical-index-mark-end text:id="IMark91680584"/><text:span text:style-name="T26">. For </text:span><text:soft-page-break/><text:alphabetical-index-mark-start text:id="IMark72222808"/><text:alphabetical-index-mark-start text:id="IMark93918584"/><text:span text:style-name="T26">example</text:span><text:alphabetical-index-mark-end text:id="IMark93918584"/><text:alphabetical-index-mark-end text:id="IMark72222808"/><text:span text:style-name="T26">, if you want to </text:span><text:alphabetical-index-mark-start text:id="IMark91683176"/><text:alphabetical-index-mark-start text:id="IMark67965768"/><text:span text:style-name="T30">load</text:span><text:alphabetical-index-mark-end text:id="IMark67965768"/><text:alphabetical-index-mark-end text:id="IMark91683176"/><text:span text:style-name="T26"> </text:span><text:span text:style-name="T51">‘</text:span><text:alphabetical-index-mark-start text:id="IMark85472760"/><text:alphabetical-index-mark-start text:id="IMark88671512"/><text:span text:style-name="T52">prg</text:span><text:alphabetical-index-mark-end text:id="IMark88671512"/><text:alphabetical-index-mark-end text:id="IMark85472760"/><text:span text:style-name="T52">43.2</text:span><text:span text:style-name="T51">’</text:span><text:span text:style-name="T26"> </text:span><text:span text:style-name="T30">from </text:span><text:alphabetical-index-mark-start text:id="IMark67964008"/><text:alphabetical-index-mark-start text:id="IMark69181800"/><text:span text:style-name="T53">sde_</text:span><text:alphabetical-index-mark-start text:id="IMark92258424"/><text:alphabetical-index-mark-start text:id="IMark91807368"/><text:span text:style-name="T53">prg</text:span><text:alphabetical-index-mark-end text:id="IMark91807368"/><text:alphabetical-index-mark-end text:id="IMark92258424"/><text:span text:style-name="T53">_rules</text:span><text:alphabetical-index-mark-end text:id="IMark69181800"/><text:alphabetical-index-mark-end text:id="IMark67964008"/><text:span text:style-name="T30"> to </text:span><text:alphabetical-index-mark-start text:id="IMark72413528"/><text:alphabetical-index-mark-start text:id="IMark91806392"/><text:span text:style-name="T53">sde_rules</text:span><text:alphabetical-index-mark-end text:id="IMark91806392"/><text:alphabetical-index-mark-end text:id="IMark72413528"/><text:span text:style-name="T30"> </text:span><text:span text:style-name="T26">you would just </text:span><text:alphabetical-index-mark-start text:id="IMark68721800"/><text:alphabetical-index-mark-start text:id="IMark67965304"/><text:span text:style-name="T26">input</text:span><text:alphabetical-index-mark-end text:id="IMark67965304"/><text:alphabetical-index-mark-end text:id="IMark68721800"/><text:span text:style-name="T26"> </text:span><text:span text:style-name="T51">‘</text:span><text:span text:style-name="T52">43.2</text:span><text:span text:style-name="T51">’</text:span><text:span text:style-name="T26">.</text:span></text:p>
      <text:p text:style-name="P73"/>
      <text:p text:style-name="P73"/>
      <text:p text:style-name="P52"><text:span text:style-name="T11">5.3.</text:span><text:span text:style-name="T23">6</text:span><text:span text:style-name="T11">.3.</text:span><text:span text:style-name="T26"> Press </text:span><text:span text:style-name="T11">[</text:span><text:alphabetical-index-mark-start text:id="IMark92037256"/><text:alphabetical-index-mark-start text:id="IMark64479096"/><text:span text:style-name="T11">EXE</text:span><text:alphabetical-index-mark-end text:id="IMark64479096"/><text:alphabetical-index-mark-end text:id="IMark92037256"/><text:span text:style-name="T11">]</text:span><text:span text:style-name="T26">.</text:span></text:p>
      <text:p text:style-name="P73"/>
      <text:p text:style-name="P73"/>
      <text:h text:style-name="P88" text:outline-level="3"><text:bookmark-start text:name="__RefHeading___Toc3436_1164564522"/>5.3.<text:span text:style-name="T68">7</text:span>. <text:alphabetical-index-mark-start text:id="IMark93918584"/><text:alphabetical-index-mark-start text:id="IMark90584760"/><text:span text:style-name="T68">Un</text:span><text:alphabetical-index-mark-start text:id="IMark91683176"/><text:alphabetical-index-mark-start text:id="IMark67965768"/><text:span text:style-name="T68">load</text:span><text:alphabetical-index-mark-end text:id="IMark67965768"/><text:alphabetical-index-mark-end text:id="IMark91683176"/><text:alphabetical-index-mark-end text:id="IMark90584760"/><text:alphabetical-index-mark-end text:id="IMark93918584"/><text:span text:style-name="T68"> an </text:span><text:alphabetical-index-mark-start text:id="IMark69970568"/><text:span text:style-name="T68">AI</text:span><text:alphabetical-index-mark-end text:id="IMark69970568"/><text:span text:style-name="T68"> </text:span><text:alphabetical-index-mark-start text:id="IMark69985096"/><text:alphabetical-index-mark-start text:id="IMark93937272"/><text:span text:style-name="T68">program</text:span><text:alphabetical-index-mark-end text:id="IMark93937272"/><text:alphabetical-index-mark-end text:id="IMark69985096"/> <text:span text:style-name="T68">from </text:span><text:alphabetical-index-mark-start text:id="IMark85472760"/><text:alphabetical-index-mark-start text:id="IMark88671512"/><text:span text:style-name="T48">sde_rules</text:span><text:alphabetical-index-mark-end text:id="IMark88671512"/><text:alphabetical-index-mark-end text:id="IMark85472760"/><text:span text:style-name="T67"> </text:span>using [<text:alphabetical-index-mark-start text:id="IMark67967896"/><text:alphabetical-index-mark-start text:id="IMark83785352"/><text:span text:style-name="T66">POF</text:span><text:alphabetical-index-mark-end text:id="IMark83785352"/><text:alphabetical-index-mark-end text:id="IMark67967896"/>].<text:bookmark-end text:name="__RefHeading___Toc3436_1164564522"/></text:h>
      <text:p text:style-name="P70"/>
      <text:p text:style-name="P49"><text:span text:style-name="T26">There are various ways to </text:span><text:alphabetical-index-mark-start text:id="IMark66674952"/><text:alphabetical-index-mark-start text:id="IMark92258424"/><text:span text:style-name="T29">load</text:span><text:alphabetical-index-mark-end text:id="IMark92258424"/><text:alphabetical-index-mark-end text:id="IMark66674952"/><text:span text:style-name="T29"> a </text:span><text:alphabetical-index-mark-start text:id="IMark91807368"/><text:alphabetical-index-mark-start text:id="IMark82495720"/><text:span text:style-name="T29">program</text:span><text:alphabetical-index-mark-end text:id="IMark82495720"/><text:alphabetical-index-mark-end text:id="IMark91807368"/><text:span text:style-name="T26">, but for </text:span><text:alphabetical-index-mark-start text:id="IMark67964008"/><text:alphabetical-index-mark-start text:id="IMark69181800"/><text:span text:style-name="T26">convenience</text:span><text:alphabetical-index-mark-end text:id="IMark69181800"/><text:alphabetical-index-mark-end text:id="IMark67964008"/><text:span text:style-name="T26"> and </text:span><text:alphabetical-index-mark-start text:id="IMark69188744"/><text:alphabetical-index-mark-start text:id="IMark83769272"/><text:span text:style-name="T26">efficiency</text:span><text:alphabetical-index-mark-end text:id="IMark83769272"/><text:alphabetical-index-mark-end text:id="IMark69188744"/><text:span text:style-name="T26">, you have the </text:span><text:span text:style-name="T11">[</text:span><text:alphabetical-index-mark-start text:id="IMark72413528"/><text:alphabetical-index-mark-start text:id="IMark91806392"/><text:span text:style-name="T23">P</text:span><text:span text:style-name="T11">O</text:span><text:span text:style-name="T24">F</text:span><text:alphabetical-index-mark-end text:id="IMark91806392"/><text:alphabetical-index-mark-end text:id="IMark72413528"/><text:span text:style-name="T11">]</text:span><text:span text:style-name="T26"> </text:span><text:alphabetical-index-mark-start text:id="IMark93936520"/><text:alphabetical-index-mark-start text:id="IMark93917080"/><text:span text:style-name="T26">function</text:span><text:alphabetical-index-mark-end text:id="IMark93917080"/><text:alphabetical-index-mark-end text:id="IMark93936520"/><text:span text:style-name="T26">.</text:span></text:p>
      <text:p text:style-name="P70"/>
      <text:p text:style-name="P53"><text:span text:style-name="T11">5.3.</text:span><text:span text:style-name="T24">7</text:span><text:span text:style-name="T11">.1.</text:span><text:span text:style-name="T26"> Press </text:span><text:span text:style-name="T11">[</text:span><text:alphabetical-index-mark-start text:id="IMark91680584"/><text:alphabetical-index-mark-start text:id="IMark69748568"/><text:span text:style-name="T23">P</text:span><text:span text:style-name="T11">O</text:span><text:span text:style-name="T24">F</text:span><text:alphabetical-index-mark-end text:id="IMark69748568"/><text:alphabetical-index-mark-end text:id="IMark91680584"/><text:span text:style-name="T11">]</text:span><text:span text:style-name="T26">.</text:span></text:p>
      <text:p text:style-name="P74"/>
      <text:p text:style-name="P74"/>
      <text:p text:style-name="P53"><text:span text:style-name="T11">5.3.</text:span><text:span text:style-name="T24">7</text:span><text:span text:style-name="T11">.2.</text:span><text:span text:style-name="T26"> Once the </text:span><text:alphabetical-index-mark-start text:id="IMark67968360"/><text:alphabetical-index-mark-start text:id="IMark68721800"/><text:span text:style-name="T26">dialog</text:span><text:alphabetical-index-mark-end text:id="IMark68721800"/><text:alphabetical-index-mark-end text:id="IMark67968360"/><text:span text:style-name="T26"> appears, enter the name of the </text:span><text:alphabetical-index-mark-start text:id="IMark67965304"/><text:alphabetical-index-mark-start text:id="IMark66674952"/><text:span text:style-name="T29">program</text:span><text:alphabetical-index-mark-end text:id="IMark66674952"/><text:alphabetical-index-mark-end text:id="IMark67965304"/><text:span text:style-name="T26"> without the </text:span><text:span text:style-name="T51">‘</text:span><text:alphabetical-index-mark-start text:id="IMark92258424"/><text:alphabetical-index-mark-start text:id="IMark68143816"/><text:span text:style-name="T52">prg</text:span><text:alphabetical-index-mark-end text:id="IMark68143816"/><text:alphabetical-index-mark-end text:id="IMark92258424"/><text:span text:style-name="T51">’</text:span><text:span text:style-name="T26"> sub</text:span><text:alphabetical-index-mark-start text:id="IMark91682344"/><text:alphabetical-index-mark-start text:id="IMark91807368"/><text:span text:style-name="T26">string</text:span><text:alphabetical-index-mark-end text:id="IMark91807368"/><text:alphabetical-index-mark-end text:id="IMark91682344"/><text:span text:style-name="T26">. For </text:span><text:alphabetical-index-mark-start text:id="IMark82495720"/><text:alphabetical-index-mark-start text:id="IMark91730360"/><text:span text:style-name="T26">example</text:span><text:alphabetical-index-mark-end text:id="IMark91730360"/><text:alphabetical-index-mark-end text:id="IMark82495720"/><text:span text:style-name="T26">, if you want to </text:span><text:alphabetical-index-mark-start text:id="IMark67966600"/><text:alphabetical-index-mark-start text:id="IMark67964008"/><text:span text:style-name="T30">un</text:span><text:alphabetical-index-mark-start text:id="IMark69181800"/><text:alphabetical-index-mark-start text:id="IMark90251160"/><text:span text:style-name="T30">load</text:span><text:alphabetical-index-mark-end text:id="IMark90251160"/><text:alphabetical-index-mark-end text:id="IMark69181800"/><text:alphabetical-index-mark-end text:id="IMark67964008"/><text:alphabetical-index-mark-end text:id="IMark67966600"/><text:span text:style-name="T26"> </text:span><text:span text:style-name="T51">‘</text:span><text:alphabetical-index-mark-start text:id="IMark68720296"/><text:alphabetical-index-mark-start text:id="IMark69188744"/><text:span text:style-name="T52">prg</text:span><text:alphabetical-index-mark-end text:id="IMark69188744"/><text:alphabetical-index-mark-end text:id="IMark68720296"/><text:span text:style-name="T52">43.2</text:span><text:span text:style-name="T51">’</text:span><text:span text:style-name="T26"> </text:span><text:span text:style-name="T30">from </text:span><text:alphabetical-index-mark-start text:id="IMark83769272"/><text:alphabetical-index-mark-start text:id="IMark83844072"/><text:span text:style-name="T53">sde_rules</text:span><text:alphabetical-index-mark-end text:id="IMark83844072"/><text:alphabetical-index-mark-end text:id="IMark83769272"/><text:span text:style-name="T30"> </text:span><text:span text:style-name="T26">you would just </text:span><text:alphabetical-index-mark-start text:id="IMark67218600"/><text:alphabetical-index-mark-start text:id="IMark92205384"/><text:span text:style-name="T26">input</text:span><text:alphabetical-index-mark-end text:id="IMark92205384"/><text:alphabetical-index-mark-end text:id="IMark67218600"/><text:span text:style-name="T26"> </text:span><text:span text:style-name="T51">‘</text:span><text:span text:style-name="T52">43.2</text:span><text:span text:style-name="T51">’</text:span><text:span text:style-name="T26">. </text:span><text:span text:style-name="T30">Note that the </text:span><text:alphabetical-index-mark-start text:id="IMark82494216"/><text:alphabetical-index-mark-start text:id="IMark82512296"/><text:span text:style-name="T30">record</text:span><text:alphabetical-index-mark-end text:id="IMark82512296"/><text:alphabetical-index-mark-end text:id="IMark82494216"/><text:span text:style-name="T30">s of the </text:span><text:alphabetical-index-mark-start text:id="IMark69169080"/><text:alphabetical-index-mark-start text:id="IMark72413528"/><text:span text:style-name="T30">program</text:span><text:alphabetical-index-mark-end text:id="IMark72413528"/><text:alphabetical-index-mark-end text:id="IMark69169080"/><text:span text:style-name="T30"> are not </text:span><text:alphabetical-index-mark-start text:id="IMark91806392"/><text:alphabetical-index-mark-start text:id="IMark93923320"/><text:span text:style-name="T30">delete</text:span><text:alphabetical-index-mark-end text:id="IMark93923320"/><text:alphabetical-index-mark-end text:id="IMark91806392"/><text:span text:style-name="T30">d from </text:span><text:alphabetical-index-mark-start text:id="IMark91685320"/><text:alphabetical-index-mark-start text:id="IMark85466664"/><text:span text:style-name="T53">sde_</text:span><text:alphabetical-index-mark-start text:id="IMark93936520"/><text:alphabetical-index-mark-start text:id="IMark93917080"/><text:span text:style-name="T53">prg</text:span><text:alphabetical-index-mark-end text:id="IMark93917080"/><text:alphabetical-index-mark-end text:id="IMark93936520"/><text:span text:style-name="T53">_rules</text:span><text:alphabetical-index-mark-end text:id="IMark85466664"/><text:alphabetical-index-mark-end text:id="IMark91685320"/><text:span text:style-name="T30"> when you </text:span><text:alphabetical-index-mark-start text:id="IMark69179896"/><text:alphabetical-index-mark-start text:id="IMark92037256"/><text:span text:style-name="T30">execute</text:span><text:alphabetical-index-mark-end text:id="IMark92037256"/><text:alphabetical-index-mark-end text:id="IMark69179896"/><text:span text:style-name="T30"> this </text:span><text:alphabetical-index-mark-start text:id="IMark84197480"/><text:alphabetical-index-mark-start text:id="IMark69742232"/><text:span text:style-name="T30">procedure</text:span><text:alphabetical-index-mark-end text:id="IMark69742232"/><text:alphabetical-index-mark-end text:id="IMark84197480"/><text:span text:style-name="T30">.</text:span></text:p>
      <text:p text:style-name="P74"/>
      <text:p text:style-name="P74"/>
      <text:p text:style-name="P53"><text:span text:style-name="T11">5.3.</text:span><text:span text:style-name="T24">7</text:span><text:span text:style-name="T11">.3.</text:span><text:span text:style-name="T26"> Press </text:span><text:span text:style-name="T11">[</text:span><text:alphabetical-index-mark-start text:id="IMark93786744"/><text:alphabetical-index-mark-start text:id="IMark64479096"/><text:span text:style-name="T11">EXE</text:span><text:alphabetical-index-mark-end text:id="IMark64479096"/><text:alphabetical-index-mark-end text:id="IMark93786744"/><text:span text:style-name="T11">]</text:span><text:span text:style-name="T26">.</text:span></text:p>
      <text:p text:style-name="P74"/>
      <text:p text:style-name="P74"/>
      <text:h text:style-name="Heading_20_3" text:outline-level="3"><text:bookmark-start text:name="__RefHeading___Toc3438_1164564522"/>5.3.8. Alter a fact <text:alphabetical-index-mark-start text:id="IMark90584760"/><text:alphabetical-index-mark-start text:id="IMark66674952"/>record<text:alphabetical-index-mark-end text:id="IMark66674952"/><text:alphabetical-index-mark-end text:id="IMark90584760"/>’s <text:alphabetical-index-mark-start text:id="IMark91683176"/><text:alphabetical-index-mark-start text:id="IMark67965768"/>Value<text:alphabetical-index-mark-end text:id="IMark67965768"/><text:alphabetical-index-mark-end text:id="IMark91683176"/> <text:alphabetical-index-mark-start text:id="IMark91680584"/><text:alphabetical-index-mark-start text:id="IMark92258424"/>field<text:alphabetical-index-mark-end text:id="IMark92258424"/><text:alphabetical-index-mark-end text:id="IMark91680584"/> in <text:alphabetical-index-mark-start text:id="IMark82494216"/><text:alphabetical-index-mark-start text:id="IMark82512296"/><text:span text:style-name="T44">sde_facts</text:span><text:alphabetical-index-mark-end text:id="IMark82512296"/><text:alphabetical-index-mark-end text:id="IMark82494216"/><text:span text:style-name="T44">.</text:span><text:bookmark-end text:name="__RefHeading___Toc3438_1164564522"/></text:h>
      <text:p text:style-name="P75"/>
      <text:p text:style-name="P54"><text:span text:style-name="T26">This </text:span><text:alphabetical-index-mark-start text:id="IMark91806392"/><text:span text:style-name="T26">method</text:span><text:alphabetical-index-mark-end text:id="IMark91806392"/><text:span text:style-name="T26"> allows to change the </text:span><text:alphabetical-index-mark-start text:id="IMark93923320"/><text:alphabetical-index-mark-start text:id="IMark91682344"/><text:span text:style-name="T26">contents</text:span><text:alphabetical-index-mark-end text:id="IMark91682344"/><text:alphabetical-index-mark-end text:id="IMark93923320"/><text:span text:style-name="T26"> of the </text:span><text:alphabetical-index-mark-start text:id="IMark91807368"/><text:alphabetical-index-mark-start text:id="IMark85472760"/><text:span text:style-name="T26">Value</text:span><text:alphabetical-index-mark-end text:id="IMark85472760"/><text:alphabetical-index-mark-end text:id="IMark91807368"/><text:span text:style-name="T26"> </text:span><text:alphabetical-index-mark-start text:id="IMark93936520"/><text:alphabetical-index-mark-start text:id="IMark93917080"/><text:span text:style-name="T26">field</text:span><text:alphabetical-index-mark-end text:id="IMark93917080"/><text:alphabetical-index-mark-end text:id="IMark93936520"/><text:span text:style-name="T26"> of any existing </text:span><text:alphabetical-index-mark-start text:id="IMark93937272"/><text:alphabetical-index-mark-start text:id="IMark91685320"/><text:span text:style-name="T26">record</text:span><text:alphabetical-index-mark-end text:id="IMark91685320"/><text:alphabetical-index-mark-end text:id="IMark93937272"/><text:span text:style-name="T26"> in </text:span><text:alphabetical-index-mark-start text:id="IMark85466664"/><text:alphabetical-index-mark-start text:id="IMark82495720"/><text:span text:style-name="T26">sde_facts</text:span><text:alphabetical-index-mark-end text:id="IMark82495720"/><text:alphabetical-index-mark-end text:id="IMark85466664"/><text:span text:style-name="T26">.</text:span></text:p>
      <text:p text:style-name="P75"/>
      <text:p text:style-name="P54"><text:span text:style-name="T11">5.3.8.1.</text:span><text:span text:style-name="T26"> Press </text:span><text:span text:style-name="T11">[</text:span><text:alphabetical-index-mark-start text:id="IMark72414376"/><text:alphabetical-index-mark-start text:id="IMark72222808"/><text:span text:style-name="T11">ITM</text:span><text:alphabetical-index-mark-end text:id="IMark72222808"/><text:alphabetical-index-mark-end text:id="IMark72414376"/><text:span text:style-name="T11">]</text:span><text:span text:style-name="T26">.</text:span></text:p>
      <text:p text:style-name="P75"/>
      <text:p text:style-name="P75"/>
      <text:p text:style-name="P54"><text:span text:style-name="T11">5.3.8.2.</text:span><text:span text:style-name="T26"> In the </text:span><text:alphabetical-index-mark-start text:id="IMark91683176"/><text:alphabetical-index-mark-start text:id="IMark67965768"/><text:span text:style-name="T26">dialog</text:span><text:alphabetical-index-mark-end text:id="IMark67965768"/><text:alphabetical-index-mark-end text:id="IMark91683176"/><text:span text:style-name="T26"> </text:span><text:alphabetical-index-mark-start text:id="IMark90584760"/><text:alphabetical-index-mark-start text:id="IMark66674952"/><text:span text:style-name="T26">box</text:span><text:alphabetical-index-mark-end text:id="IMark66674952"/><text:alphabetical-index-mark-end text:id="IMark90584760"/><text:span text:style-name="T26">, enter the name of the </text:span><text:alphabetical-index-mark-start text:id="IMark67965304"/><text:alphabetical-index-mark-start text:id="IMark68143816"/><text:span text:style-name="T51">Item</text:span><text:alphabetical-index-mark-end text:id="IMark68143816"/><text:alphabetical-index-mark-end text:id="IMark67965304"/><text:span text:style-name="T26"> to change (the </text:span><text:alphabetical-index-mark-start text:id="IMark82494216"/><text:alphabetical-index-mark-start text:id="IMark82512296"/><text:span text:style-name="T26">string</text:span><text:alphabetical-index-mark-end text:id="IMark82512296"/><text:alphabetical-index-mark-end text:id="IMark82494216"/><text:span text:style-name="T26"> contained in </text:span><text:alphabetical-index-mark-start text:id="IMark69748568"/><text:alphabetical-index-mark-start text:id="IMark72413528"/><text:span text:style-name="T51">sde_rules</text:span><text:alphabetical-index-mark-end text:id="IMark72413528"/><text:alphabetical-index-mark-end text:id="IMark69748568"/><text:span text:style-name="T51">. </text:span><text:soft-page-break/><text:alphabetical-index-mark-start text:id="IMark69169080"/><text:alphabetical-index-mark-start text:id="IMark69985096"/><text:span text:style-name="T51">Item</text:span><text:alphabetical-index-mark-end text:id="IMark69985096"/><text:alphabetical-index-mark-end text:id="IMark69169080"/><text:span text:style-name="T26">). For </text:span><text:alphabetical-index-mark-start text:id="IMark69970568"/><text:alphabetical-index-mark-start text:id="IMark91730360"/><text:span text:style-name="T26">example</text:span><text:alphabetical-index-mark-end text:id="IMark91730360"/><text:alphabetical-index-mark-end text:id="IMark69970568"/><text:span text:style-name="T26">, if you want to set </text:span><text:alphabetical-index-mark-start text:id="IMark69179896"/><text:alphabetical-index-mark-start text:id="IMark91806392"/><text:alphabetical-index-mark-start text:id="IMark92037256"/><text:alphabetical-index-mark-start text:id="IMark88671512"/><text:span text:style-name="T51">mode_</text:span><text:alphabetical-index-mark-end text:id="IMark88671512"/><text:alphabetical-index-mark-end text:id="IMark92037256"/><text:alphabetical-index-mark-start text:id="IMark93923320"/><text:alphabetical-index-mark-start text:id="IMark91682344"/><text:span text:style-name="T51">hato</text:span><text:alphabetical-index-mark-end text:id="IMark91682344"/><text:alphabetical-index-mark-end text:id="IMark93923320"/><text:alphabetical-index-mark-end text:id="IMark91806392"/><text:alphabetical-index-mark-end text:id="IMark69179896"/><text:span text:style-name="T26"> on using this </text:span><text:alphabetical-index-mark-start text:id="IMark83785352"/><text:span text:style-name="T26">method</text:span><text:alphabetical-index-mark-end text:id="IMark83785352"/><text:span text:style-name="T26">, enter </text:span><text:span text:style-name="T51">‘</text:span><text:alphabetical-index-mark-start text:id="IMark84197480"/><text:alphabetical-index-mark-start text:id="IMark91807368"/><text:alphabetical-index-mark-start text:id="IMark85472760"/><text:alphabetical-index-mark-start text:id="IMark69742232"/><text:span text:style-name="T51">mode_</text:span><text:alphabetical-index-mark-end text:id="IMark69742232"/><text:alphabetical-index-mark-end text:id="IMark85472760"/><text:alphabetical-index-mark-start text:id="IMark69997384"/><text:alphabetical-index-mark-start text:id="IMark93936520"/><text:span text:style-name="T51">hato</text:span><text:alphabetical-index-mark-end text:id="IMark93936520"/><text:alphabetical-index-mark-end text:id="IMark69997384"/><text:alphabetical-index-mark-end text:id="IMark91807368"/><text:alphabetical-index-mark-end text:id="IMark84197480"/><text:span text:style-name="T51">’</text:span><text:span text:style-name="T58">.</text:span></text:p>
      <text:p text:style-name="P78"/>
      <text:p text:style-name="P78"/>
      <text:p text:style-name="P76"><text:span text:style-name="T11">5.3.8.3.</text:span><text:span text:style-name="T26"> Press </text:span><text:span text:style-name="T11">[</text:span><text:alphabetical-index-mark-start text:id="IMark67616232"/><text:alphabetical-index-mark-start text:id="IMark91683176"/><text:span text:style-name="T11">VAL</text:span><text:alphabetical-index-mark-end text:id="IMark91683176"/><text:alphabetical-index-mark-end text:id="IMark67616232"/><text:span text:style-name="T11">]</text:span><text:span text:style-name="T26">.</text:span></text:p>
      <text:p text:style-name="P78"/>
      <text:p text:style-name="P78"/>
      <text:p text:style-name="P77"><text:span text:style-name="T11">5.3.8.4.</text:span><text:span text:style-name="T26"> In the </text:span><text:alphabetical-index-mark-start text:id="IMark82512296"/><text:alphabetical-index-mark-start text:id="IMark67967896"/><text:span text:style-name="T26">dialog</text:span><text:alphabetical-index-mark-end text:id="IMark67967896"/><text:alphabetical-index-mark-end text:id="IMark82512296"/><text:span text:style-name="T26"> </text:span><text:alphabetical-index-mark-start text:id="IMark68720296"/><text:alphabetical-index-mark-start text:id="IMark69748568"/><text:span text:style-name="T26">box</text:span><text:alphabetical-index-mark-end text:id="IMark69748568"/><text:alphabetical-index-mark-end text:id="IMark68720296"/><text:span text:style-name="T26">, enter the </text:span><text:alphabetical-index-mark-start text:id="IMark72413528"/><text:alphabetical-index-mark-start text:id="IMark90251160"/><text:span text:style-name="T51">Value</text:span><text:alphabetical-index-mark-end text:id="IMark90251160"/><text:alphabetical-index-mark-end text:id="IMark72413528"/><text:span text:style-name="T26">. For </text:span><text:alphabetical-index-mark-start text:id="IMark69181000"/><text:alphabetical-index-mark-start text:id="IMark69169080"/><text:span text:style-name="T26">example</text:span><text:alphabetical-index-mark-end text:id="IMark69169080"/><text:alphabetical-index-mark-end text:id="IMark69181000"/><text:span text:style-name="T26">, to set </text:span><text:alphabetical-index-mark-start text:id="IMark69985096"/><text:alphabetical-index-mark-start text:id="IMark69188744"/><text:alphabetical-index-mark-start text:id="IMark69965208"/><text:alphabetical-index-mark-start text:id="IMark69970568"/><text:span text:style-name="T51">mode_</text:span><text:alphabetical-index-mark-end text:id="IMark69970568"/><text:alphabetical-index-mark-end text:id="IMark69965208"/><text:alphabetical-index-mark-start text:id="IMark91730360"/><text:alphabetical-index-mark-start text:id="IMark69973576"/><text:span text:style-name="T51">hato</text:span><text:alphabetical-index-mark-end text:id="IMark69973576"/><text:alphabetical-index-mark-end text:id="IMark91730360"/><text:alphabetical-index-mark-end text:id="IMark69188744"/><text:alphabetical-index-mark-end text:id="IMark69985096"/><text:span text:style-name="T26"> on and </text:span><text:alphabetical-index-mark-start text:id="IMark93786744"/><text:alphabetical-index-mark-start text:id="IMark92037256"/><text:span text:style-name="T26">activate</text:span><text:alphabetical-index-mark-end text:id="IMark92037256"/><text:alphabetical-index-mark-end text:id="IMark93786744"/><text:span text:style-name="T26"> it using this </text:span><text:alphabetical-index-mark-start text:id="IMark88671512"/><text:span text:style-name="T26">method</text:span><text:alphabetical-index-mark-end text:id="IMark88671512"/><text:span text:style-name="T26">, enter </text:span><text:span text:style-name="T51">1</text:span><text:span text:style-name="T26">. </text:span><text:span text:style-name="T31">In some cases you might want to enter this </text:span><text:alphabetical-index-mark-start text:id="IMark64479096"/><text:alphabetical-index-mark-start text:id="IMark69179896"/><text:span text:style-name="T31">value</text:span><text:alphabetical-index-mark-end text:id="IMark69179896"/><text:alphabetical-index-mark-end text:id="IMark64479096"/><text:span text:style-name="T31"> as an </text:span><text:alphabetical-index-mark-start text:id="IMark91806392"/><text:alphabetical-index-mark-start text:id="IMark93923320"/><text:span text:style-name="T31">integer</text:span><text:alphabetical-index-mark-end text:id="IMark93923320"/><text:alphabetical-index-mark-end text:id="IMark91806392"/><text:span text:style-name="T31"> and in other cases as a </text:span><text:alphabetical-index-mark-start text:id="IMark91682344"/><text:alphabetical-index-mark-start text:id="IMark83769272"/><text:span text:style-name="T31">real</text:span><text:alphabetical-index-mark-end text:id="IMark83769272"/><text:alphabetical-index-mark-end text:id="IMark91682344"/><text:span text:style-name="T31"> </text:span><text:alphabetical-index-mark-start text:id="IMark83844072"/><text:alphabetical-index-mark-start text:id="IMark83785352"/><text:span text:style-name="T31">number</text:span><text:alphabetical-index-mark-end text:id="IMark83785352"/><text:alphabetical-index-mark-end text:id="IMark83844072"/><text:span text:style-name="T31">. It is indistinct if you enter </text:span><text:span text:style-name="T54">1</text:span><text:span text:style-name="T31"> or </text:span><text:span text:style-name="T54">1.00</text:span><text:span text:style-name="T31"> in the case of modes because they operate </text:span><text:span text:style-name="T32">as </text:span><text:alphabetical-index-mark-start text:id="IMark72414376"/><text:alphabetical-index-mark-start text:id="IMark72222808"/><text:span text:style-name="T32">real</text:span><text:alphabetical-index-mark-end text:id="IMark72222808"/><text:alphabetical-index-mark-end text:id="IMark72414376"/><text:span text:style-name="T32"> </text:span><text:alphabetical-index-mark-start text:id="IMark68721800"/><text:alphabetical-index-mark-start text:id="IMark85472760"/><text:span text:style-name="T32">number</text:span><text:alphabetical-index-mark-end text:id="IMark85472760"/><text:alphabetical-index-mark-end text:id="IMark68721800"/><text:span text:style-name="T32">s that </text:span><text:span text:style-name="T31">implicitly a</text:span><text:span text:style-name="T32">re</text:span><text:span text:style-name="T31"> </text:span><text:alphabetical-index-mark-start text:id="IMark69742232"/><text:alphabetical-index-mark-start text:id="IMark67968360"/><text:span text:style-name="T31">Boolean</text:span><text:alphabetical-index-mark-end text:id="IMark67968360"/><text:alphabetical-index-mark-end text:id="IMark69742232"/><text:span text:style-name="T31">.</text:span></text:p>
      <text:p text:style-name="P79"/>
      <text:p text:style-name="P79"/>
      <text:p text:style-name="P77"><text:span text:style-name="T11">5.3.8.5.</text:span><text:span text:style-name="T26"> Press </text:span><text:span text:style-name="T11">[</text:span><text:alphabetical-index-mark-start text:id="IMark69188744"/><text:alphabetical-index-mark-start text:id="IMark91730360"/><text:span text:style-name="T11">EXE</text:span><text:alphabetical-index-mark-end text:id="IMark91730360"/><text:alphabetical-index-mark-end text:id="IMark69188744"/><text:span text:style-name="T11">]</text:span><text:span text:style-name="T26">.</text:span></text:p>
      <text:h text:style-name="P90" text:outline-level="1"><text:bookmark-start text:name="__RefHeading___Toc72872_673741182"/>6. Sourc<text:alphabetical-index-mark-start text:id="IMark66674952"/>es<text:bookmark-end text:name="__RefHeading___Toc72872_673741182"/><text:alphabetical-index-mark-end text:id="IMark66674952"/></text:h>
      <text:p text:style-name="P16"/>
      <text:p text:style-name="P17"><text:span text:style-name="T25">6.1.</text:span><text:span text:style-name="T38"> </text:span><text:alphabetical-index-mark-start text:id="IMark64479096"/><text:alphabetical-index-mark-start text:id="IMark69179896"/><text:alphabetical-index-mark-start text:id="IMark68143816"/>Edronkin<text:alphabetical-index-mark-end text:id="IMark68143816"/><text:alphabetical-index-mark-end text:id="IMark69179896"/><text:alphabetical-index-mark-end text:id="IMark64479096"/>, P. (2019). <text:alphabetical-index-mark-start text:id="IMark82494216"/><text:alphabetical-index-mark-start text:id="IMark91806392"/><text:alphabetical-index-mark-start text:id="IMark93923320"/>DGIIIAI<text:alphabetical-index-mark-end text:id="IMark93923320"/><text:alphabetical-index-mark-end text:id="IMark91806392"/><text:alphabetical-index-mark-end text:id="IMark82494216"/> - Intelligent <text:alphabetical-index-mark-start text:id="IMark82495720"/><text:alphabetical-index-mark-start text:id="IMark91487576"/>Delta<text:alphabetical-index-mark-end text:id="IMark91487576"/><text:alphabetical-index-mark-end text:id="IMark82495720"/> <text:alphabetical-index-mark-start text:id="IMark91682344"/><text:alphabetical-index-mark-start text:id="IMark83769272"/>Glider<text:alphabetical-index-mark-end text:id="IMark83769272"/><text:alphabetical-index-mark-end text:id="IMark91682344"/>. [online] <text:alphabetical-index-mark-start text:id="IMark84197480"/><text:alphabetical-index-mark-start text:id="IMark91807368"/><text:alphabetical-index-mark-start text:id="IMark83844072"/>DGIIIAI<text:alphabetical-index-mark-end text:id="IMark83844072"/><text:alphabetical-index-mark-end text:id="IMark91807368"/><text:alphabetical-index-mark-end text:id="IMark84197480"/>. Available at: https://p<text:alphabetical-index-mark-start text:id="IMark83785352"/>es<text:alphabetical-index-mark-end text:id="IMark83785352"/>choenberg.github.io/<text:alphabetical-index-mark-start text:id="IMark69997384"/><text:alphabetical-index-mark-start text:id="IMark93936520"/><text:alphabetical-index-mark-start text:id="IMark82512296"/>DGIIIAI<text:alphabetical-index-mark-end text:id="IMark82512296"/><text:alphabetical-index-mark-end text:id="IMark93936520"/><text:alphabetical-index-mark-end text:id="IMark69997384"/>/ [Acc<text:alphabetical-index-mark-start text:id="IMark67967896"/>es<text:alphabetical-index-mark-end text:id="IMark67967896"/>sed 26 Aug. 2019].</text:p>
      <text:p text:style-name="P17"/>
      <text:p text:style-name="P17"><text:span text:style-name="T25">6.2.</text:span><text:span text:style-name="T38"> </text:span>Sqlite.org. (2000). SQLite Home Page. [online] Available at: https://www.<text:alphabetical-index-mark-start text:id="IMark92205384"/><text:alphabetical-index-mark-start text:id="IMark67218600"/><text:alphabetical-index-mark-start text:id="IMark68721800"/>sql<text:alphabetical-index-mark-end text:id="IMark68721800"/><text:alphabetical-index-mark-end text:id="IMark67218600"/><text:alphabetical-index-mark-end text:id="IMark92205384"/>ite.org/index.html [Acc<text:alphabetical-index-mark-start text:id="IMark85472760"/>es<text:alphabetical-index-mark-end text:id="IMark85472760"/>sed 26 Aug. 2019].</text:p>
      <text:p text:style-name="P17"/>
      <text:p text:style-name="P17"><text:span text:style-name="T25">6.3.</text:span><text:span text:style-name="T38"> </text:span><text:alphabetical-index-mark-start text:id="IMark69742232"/><text:alphabetical-index-mark-start text:id="IMark67968360"/><text:alphabetical-index-mark-start text:id="IMark69169080"/>Schweiger<text:alphabetical-index-mark-end text:id="IMark69169080"/><text:alphabetical-index-mark-end text:id="IMark67968360"/><text:alphabetical-index-mark-end text:id="IMark69742232"/>, M. (2000). <text:alphabetical-index-mark-start text:id="IMark93917080"/><text:alphabetical-index-mark-start text:id="IMark67966600"/><text:alphabetical-index-mark-start text:id="IMark69970568"/>Orbiter<text:alphabetical-index-mark-end text:id="IMark69970568"/><text:alphabetical-index-mark-end text:id="IMark67966600"/><text:alphabetical-index-mark-end text:id="IMark93917080"/> 2016 <text:alphabetical-index-mark-start text:id="IMark69965208"/><text:alphabetical-index-mark-start text:id="IMark69985096"/><text:alphabetical-index-mark-start text:id="IMark67965768"/>Space<text:alphabetical-index-mark-end text:id="IMark67965768"/><text:alphabetical-index-mark-end text:id="IMark69985096"/><text:alphabetical-index-mark-end text:id="IMark69965208"/> <text:alphabetical-index-mark-start text:id="IMark69973576"/><text:alphabetical-index-mark-start text:id="IMark93937272"/><text:alphabetical-index-mark-start text:id="IMark91685320"/>Flight<text:alphabetical-index-mark-end text:id="IMark91685320"/><text:alphabetical-index-mark-end text:id="IMark93937272"/><text:alphabetical-index-mark-end text:id="IMark69973576"/> <text:alphabetical-index-mark-start text:id="IMark93786744"/><text:alphabetical-index-mark-start text:id="IMark92037256"/><text:alphabetical-index-mark-start text:id="IMark69188744"/>Simulator<text:alphabetical-index-mark-end text:id="IMark69188744"/><text:alphabetical-index-mark-end text:id="IMark92037256"/><text:alphabetical-index-mark-end text:id="IMark93786744"/>. [online] Orbit.medphys.ucl.ac.uk. Available at: http://orbit.medphys.ucl.ac.uk/ [Acc<text:alphabetical-index-mark-start text:id="IMark91730360"/>es<text:alphabetical-index-mark-end text:id="IMark91730360"/>sed 26 Aug. 2019].</text:p>
      <text:p text:style-name="P10"/>
      <text:p text:style-name="P9"/>
      <text:p text:style-name="P9"/>
      <text:alphabetical-index text:style-name="Sect1" text:name="Alphabetical Index1">
        <text:alphabetical-index-source text:alphabetical-separators="true" text:sort-algorithm="alphanumeric" fo:language="en" fo:country="US">
          <text:index-title-template text:style-name="Heading_20_1">7. Alphabetical Index</text:index-title-template>
          <text:alphabetical-index-entry-template text:outline-level="separator" text:style-name="Text_20_body">
            <text:index-entry-text/>
          </text:alphabetical-index-entry-template>
          <text:alphabetical-index-entry-template text:outline-level="1" text:style-name="Text_20_body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Text_20_body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Text_20_body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1" text:name="Alphabetical Index1_Head">
            <text:h text:style-name="P90" text:outline-level="1">7. Alphabetical Index</text:h>
          </text:index-title>
          <text:p text:style-name="P84"/>
          <text:p text:style-name="P84">A</text:p>
          <text:p text:style-name="P83"/>
          <text:p text:style-name="P83">abbreviation<text:tab/>6</text:p>
          <text:p text:style-name="P83">activate<text:tab/>4, 13, 17p., 20</text:p>
          <text:p text:style-name="P83">Activate<text:tab/>4, 17</text:p>
          <text:p text:style-name="P83">activation<text:tab/>1, 13</text:p>
          <text:p text:style-name="P83">AI<text:tab/>1p., 4, 7, 11, 18p.</text:p>
          <text:p text:style-name="P83">AIE<text:tab/>3, 5, 7pp., 13pp.</text:p>
          <text:p text:style-name="P83">angle<text:tab/>5</text:p>
          <text:p text:style-name="P83">applykbrules<text:tab/>3, 10</text:p>
          <text:p text:style-name="P83">artificial<text:tab/>1, 5</text:p>
          <text:p text:style-name="P84"/>
          <text:p text:style-name="P84"/>
          <text:p text:style-name="P84">B</text:p>
          <text:p text:style-name="P83"/>
          <text:p text:style-name="P83">base<text:tab/>1</text:p>
          <text:p text:style-name="P83">behavior<text:tab/>1</text:p>
          <text:p text:style-name="P83">Boolean<text:tab/>20</text:p>
          <text:p text:style-name="P83">box<text:tab/>16p., 19p.</text:p>
          <text:p text:style-name="P83">buffer<text:tab/>15</text:p>
          <text:p text:style-name="P83">button<text:tab/>5, 13</text:p>
          <text:p text:style-name="P84"/>
          <text:p text:style-name="P84"/>
          <text:p text:style-name="P84">C</text:p>
          <text:p text:style-name="P83"/>
          <text:p text:style-name="P83">C++<text:tab/>7</text:p>
          <text:p text:style-name="P83">call<text:tab/>1, 5, 9, 16</text:p>
          <text:p text:style-name="P83"><text:soft-page-break/>cargo<text:tab/>7</text:p>
          <text:p text:style-name="P83">code<text:tab/>5, 10</text:p>
          <text:p text:style-name="P83">compatibility<text:tab/>7</text:p>
          <text:p text:style-name="P83">compatible<text:tab/>2p., 7, 9</text:p>
          <text:p text:style-name="P83">complex<text:tab/>7</text:p>
          <text:p text:style-name="P83">CON<text:tab/>3, 12, 16</text:p>
          <text:p text:style-name="P83">condition<text:tab/>1, 3, 6, 9pp.</text:p>
          <text:p text:style-name="P83">connect<text:tab/>4p., 12, 16p.</text:p>
          <text:p text:style-name="P83">Connect<text:tab/>4, 12, 15</text:p>
          <text:p text:style-name="P83">contents<text:tab/>5, 19</text:p>
          <text:p text:style-name="P83">Contents<text:tab/>3</text:p>
          <text:p text:style-name="P83">contribute<text:tab/>2</text:p>
          <text:p text:style-name="P83">CONTRIBUTING<text:tab/>2</text:p>
          <text:p text:style-name="P83">control<text:tab/>1, 14</text:p>
          <text:p text:style-name="P83">Control<text:tab/>1</text:p>
          <text:p text:style-name="P83">convenience<text:tab/>9, 17pp.</text:p>
          <text:p text:style-name="P83">COPYING<text:tab/>2</text:p>
          <text:p text:style-name="P83">corrupted<text:tab/>17</text:p>
          <text:p text:style-name="P83">CPU<text:tab/>10, 15</text:p>
          <text:p text:style-name="P83">crash<text:tab/>17</text:p>
          <text:p text:style-name="P83">crs<text:tab/>13</text:p>
          <text:p text:style-name="P83">current<text:tab/>8, 12, 16</text:p>
          <text:p text:style-name="P84"/>
          <text:p text:style-name="P84"/>
          <text:p text:style-name="P84">D</text:p>
          <text:p text:style-name="P83"/>
          <text:p text:style-name="P83">data<text:tab/>1, 4p., 7pp., 15pp.</text:p>
          <text:p text:style-name="P83">Data<text:tab/>9p., 12</text:p>
          <text:p text:style-name="P83">database<text:tab/>1, 4p., 7pp., 12, 15pp.</text:p>
          <text:p text:style-name="P83">Database<text:tab/>12</text:p>
          <text:p text:style-name="P83"><text:soft-page-break/>DB<text:tab/>3, 12, 16</text:p>
          <text:p text:style-name="P83">DBMS<text:tab/>3, 7p.</text:p>
          <text:p text:style-name="P83">dbtoact<text:tab/>3, 10</text:p>
          <text:p text:style-name="P83">deactivate<text:tab/>13, 18</text:p>
          <text:p text:style-name="P83">Deactivate<text:tab/>4, 18</text:p>
          <text:p text:style-name="P83">deactivation<text:tab/>1, 13</text:p>
          <text:p text:style-name="P83">delay<text:tab/>11</text:p>
          <text:p text:style-name="P83">delete<text:tab/>19</text:p>
          <text:p text:style-name="P83">Delta<text:tab/>9, 11, 21</text:p>
          <text:p text:style-name="P83">develop<text:tab/>2p., 6p.</text:p>
          <text:p text:style-name="P83">Develop<text:tab/>3, 7</text:p>
          <text:p text:style-name="P83">developer<text:tab/>2</text:p>
          <text:p text:style-name="P83">DGIIIAI<text:tab/>1p., 5pp., 15p., 21</text:p>
          <text:p text:style-name="P83">dialog<text:tab/>12pp.</text:p>
          <text:p text:style-name="P83">DIS<text:tab/>3, 12, 16</text:p>
          <text:p text:style-name="P83">disconnect<text:tab/>5, 16p.</text:p>
          <text:p text:style-name="P83">Disconnect<text:tab/>4, 12, 16</text:p>
          <text:p text:style-name="P83">disconnection<text:tab/>17</text:p>
          <text:p text:style-name="P83">display<text:tab/>1</text:p>
          <text:p text:style-name="P83">document<text:tab/>5p., 9</text:p>
          <text:p text:style-name="P84"/>
          <text:p text:style-name="P84"/>
          <text:p text:style-name="P84">E</text:p>
          <text:p text:style-name="P83"/>
          <text:p text:style-name="P83">Edronkin<text:tab/>1, 21</text:p>
          <text:p text:style-name="P83">efficiency<text:tab/>17pp.</text:p>
          <text:p text:style-name="P83">embedded<text:tab/>5</text:p>
          <text:p text:style-name="P83">engine<text:tab/>1, 5, 11</text:p>
          <text:p text:style-name="P83">es<text:tab/>1p., 5pp., 12pp., 21</text:p>
          <text:p text:style-name="P83">ES<text:tab/>10</text:p>
          <text:p text:style-name="P83"><text:soft-page-break/>example<text:tab/>10p., 13pp., 17pp.</text:p>
          <text:p text:style-name="P83">EXE<text:tab/>4, 15, 17pp.</text:p>
          <text:p text:style-name="P83">execute<text:tab/>1, 19</text:p>
          <text:p text:style-name="P83">Execute<text:tab/>12, 15</text:p>
          <text:p text:style-name="P83">expert<text:tab/>1, 5, 9</text:p>
          <text:p text:style-name="P83">Expert<text:tab/>3, 9</text:p>
          <text:p text:style-name="P83">external<text:tab/>5, 10p.</text:p>
          <text:p text:style-name="P84"/>
          <text:p text:style-name="P84"/>
          <text:p text:style-name="P84">F</text:p>
          <text:p text:style-name="P83"/>
          <text:p text:style-name="P83">field<text:tab/>4p., 9, 19</text:p>
          <text:p text:style-name="P83">file<text:tab/>2, 5pp., 9, 12</text:p>
          <text:p text:style-name="P83">flat<text:tab/>7</text:p>
          <text:p text:style-name="P83">flight<text:tab/>1, 11, 14</text:p>
          <text:p text:style-name="P83">Flight<text:tab/>1, 21</text:p>
          <text:p text:style-name="P83">format<text:tab/>2</text:p>
          <text:p text:style-name="P83">function<text:tab/>1, 3, 8pp., 12pp., 17pp.</text:p>
          <text:p text:style-name="P83">Function<text:tab/>3, 12</text:p>
          <text:p text:style-name="P84"/>
          <text:p text:style-name="P84"/>
          <text:p text:style-name="P84">G</text:p>
          <text:p text:style-name="P83"/>
          <text:p text:style-name="P83">getfromnetwork<text:tab/>3, 10p.</text:p>
          <text:p text:style-name="P83">Glider<text:tab/>9, 11, 21</text:p>
          <text:p text:style-name="P84"/>
          <text:p text:style-name="P84"/>
          <text:p text:style-name="P84">H</text:p>
          <text:p text:style-name="P83"/>
          <text:p text:style-name="P83">hardware<text:tab/>15</text:p>
          <text:p text:style-name="P83"><text:soft-page-break/>hato<text:tab/>20</text:p>
          <text:p text:style-name="P83">hdg<text:tab/>14p.</text:p>
          <text:p text:style-name="P83">heading<text:tab/>5, 14p.</text:p>
          <text:p text:style-name="P84"/>
          <text:p text:style-name="P84"/>
          <text:p text:style-name="P84">I</text:p>
          <text:p text:style-name="P83"/>
          <text:p text:style-name="P83">improve<text:tab/>7</text:p>
          <text:p text:style-name="P83">independent<text:tab/>9</text:p>
          <text:p text:style-name="P83">influence<text:tab/>1</text:p>
          <text:p text:style-name="P83">information<text:tab/>2, 5</text:p>
          <text:p text:style-name="P83">input<text:tab/>5, 11, 13p., 17pp.</text:p>
          <text:p text:style-name="P83">install<text:tab/>2, 5p., 12</text:p>
          <text:p text:style-name="P83">Install<text:tab/>3, 12</text:p>
          <text:p text:style-name="P83">installation<text:tab/>5p.</text:p>
          <text:p text:style-name="P83">Installation<text:tab/>3, 12</text:p>
          <text:p text:style-name="P83">integer<text:tab/>20</text:p>
          <text:p text:style-name="P83">intelligence<text:tab/>1, 5</text:p>
          <text:p text:style-name="P83">interact<text:tab/>8, 10, 16</text:p>
          <text:p text:style-name="P83">interface<text:tab/>1, 5, 7pp.</text:p>
          <text:p text:style-name="P83">Item<text:tab/>5, 9, 13p., 19p.</text:p>
          <text:p text:style-name="P83">ITM<text:tab/>4, 14p., 19</text:p>
          <text:p text:style-name="P84"/>
          <text:p text:style-name="P84"/>
          <text:p text:style-name="P84">K</text:p>
          <text:p text:style-name="P83"/>
          <text:p text:style-name="P83">KB<text:tab/>5, 11, 15p.</text:p>
          <text:p text:style-name="P83">knowledge<text:tab/>1pp., 5</text:p>
          <text:p text:style-name="P84"/>
          <text:p text:style-name="P84"/>
          <text:p text:style-name="P84"><text:soft-page-break/>L</text:p>
          <text:p text:style-name="P83"/>
          <text:p text:style-name="P83">lat<text:tab/>1</text:p>
          <text:p text:style-name="P83">latency<text:tab/>11, 15</text:p>
          <text:p text:style-name="P83">Latency<text:tab/>3, 10</text:p>
          <text:p text:style-name="P83">layer<text:tab/>7</text:p>
          <text:p text:style-name="P83">license<text:tab/>2, 11</text:p>
          <text:p text:style-name="P83">License<text:tab/>2p.</text:p>
          <text:p text:style-name="P83">load<text:tab/>4, 9p., 14pp., 18p.</text:p>
          <text:p text:style-name="P83">Load<text:tab/>4, 18</text:p>
          <text:p text:style-name="P83">loop<text:tab/>3, 9p.</text:p>
          <text:p text:style-name="P84"/>
          <text:p text:style-name="P84"/>
          <text:p text:style-name="P84">M</text:p>
          <text:p text:style-name="P83"/>
          <text:p text:style-name="P83">manage<text:tab/>7, 9</text:p>
          <text:p text:style-name="P83">management<text:tab/>7</text:p>
          <text:p text:style-name="P83">manual<text:tab/>14</text:p>
          <text:p text:style-name="P83">MariaDB<text:tab/>7</text:p>
          <text:p text:style-name="P83">method<text:tab/>8, 19p.</text:p>
          <text:p text:style-name="P83">MFD<text:tab/>1pp., 5, 7pp., 12, 15p.</text:p>
          <text:p text:style-name="P83">mode_<text:tab/>13, 17p., 20</text:p>
          <text:p text:style-name="P83">mode_crs<text:tab/>13</text:p>
          <text:p text:style-name="P83">mode_hato<text:tab/>20</text:p>
          <text:p text:style-name="P83">mode%<text:tab/>9</text:p>
          <text:p text:style-name="P83">module<text:tab/>2p., 5, 7pp., 15</text:p>
          <text:p text:style-name="P83">MOF<text:tab/>3p., 13, 18</text:p>
          <text:p text:style-name="P83">MON<text:tab/>3p., 13p., 17</text:p>
          <text:p text:style-name="P83">multi<text:tab/>1, 10</text:p>
          <text:p text:style-name="P83">MySQL<text:tab/>7</text:p>
          <text:p text:style-name="P84"><text:soft-page-break/></text:p>
          <text:p text:style-name="P84"/>
          <text:p text:style-name="P84">N</text:p>
          <text:p text:style-name="P83"/>
          <text:p text:style-name="P83">network<text:tab/>3, 10p.</text:p>
          <text:p text:style-name="P83">number<text:tab/>1, 5, 9, 14p., 20</text:p>
          <text:p text:style-name="P84"/>
          <text:p text:style-name="P84"/>
          <text:p text:style-name="P84">O</text:p>
          <text:p text:style-name="P83"/>
          <text:p text:style-name="P83">OAPI<text:tab/>5, 9p.</text:p>
          <text:p text:style-name="P83">ODBC<text:tab/>7</text:p>
          <text:p text:style-name="P83">onboard<text:tab/>5, 9, 15</text:p>
          <text:p text:style-name="P83">operation<text:tab/>5, 10p., 14, 16</text:p>
          <text:p text:style-name="P83">Operation<text:tab/>5</text:p>
          <text:p text:style-name="P83">Orbit<text:tab/>2</text:p>
          <text:p text:style-name="P83">Orbiter<text:tab/>1p., 5, 7, 16, 21</text:p>
          <text:p text:style-name="P83">orcid<text:tab/>1</text:p>
          <text:p text:style-name="P83">OSFS<text:tab/>2, 5, 7pp., 15, 17</text:p>
          <text:p text:style-name="P84"/>
          <text:p text:style-name="P84"/>
          <text:p text:style-name="P84">P</text:p>
          <text:p text:style-name="P83"/>
          <text:p text:style-name="P83">parameter<text:tab/>1, 9</text:p>
          <text:p text:style-name="P83">passing<text:tab/>1</text:p>
          <text:p text:style-name="P83">plug<text:tab/>12</text:p>
          <text:p text:style-name="P83">POF<text:tab/>4, 13p., 19</text:p>
          <text:p text:style-name="P83">PON<text:tab/>3p., 13p., 18</text:p>
          <text:p text:style-name="P83">PostgreS<text:tab/>7</text:p>
          <text:p text:style-name="P83">PostgreSQL<text:tab/>7</text:p>
          <text:p text:style-name="P83"><text:soft-page-break/>prg<text:tab/>14, 18p.</text:p>
          <text:p text:style-name="P83">procedure<text:tab/>7, 15p., 19</text:p>
          <text:p text:style-name="P83">Procedure<text:tab/>4, 15</text:p>
          <text:p text:style-name="P83">program<text:tab/>1, 4, 9p., 14, 18p.</text:p>
          <text:p text:style-name="P83">Program<text:tab/>13p.</text:p>
          <text:p text:style-name="P83">project<text:tab/>2, 5pp., 9</text:p>
          <text:p text:style-name="P84"/>
          <text:p text:style-name="P84"/>
          <text:p text:style-name="P84">Q</text:p>
          <text:p text:style-name="P83"/>
          <text:p text:style-name="P83">queries<text:tab/>1, 8, 10</text:p>
          <text:p text:style-name="P83">query<text:tab/>4, 13, 17</text:p>
          <text:p text:style-name="P84"/>
          <text:p text:style-name="P84"/>
          <text:p text:style-name="P84">R</text:p>
          <text:p text:style-name="P83"/>
          <text:p text:style-name="P83">RDBMS<text:tab/>3, 7p.</text:p>
          <text:p text:style-name="P83">README<text:tab/>2</text:p>
          <text:p text:style-name="P83">real<text:tab/>8, 11, 20</text:p>
          <text:p text:style-name="P83">receive<text:tab/>10</text:p>
          <text:p text:style-name="P83">record<text:tab/>4p., 9, 19</text:p>
          <text:p text:style-name="P83">relational<text:tab/>1, 7p.</text:p>
          <text:p text:style-name="P83">resource<text:tab/>15</text:p>
          <text:p text:style-name="P83">result<text:tab/>11</text:p>
          <text:p text:style-name="P84"/>
          <text:p text:style-name="P84"/>
          <text:p text:style-name="P84">S</text:p>
          <text:p text:style-name="P83"/>
          <text:p text:style-name="P83">Schweiger<text:tab/>2, 21</text:p>
          <text:p text:style-name="P83">sde_facts<text:tab/>4p., 9p., 13, 19</text:p>
          <text:p text:style-name="P83"><text:soft-page-break/>sde_prg_rules<text:tab/>14, 19</text:p>
          <text:p text:style-name="P83">sde_rules<text:tab/>4p., 10, 14, 18p.</text:p>
          <text:p text:style-name="P83">section<text:tab/>6</text:p>
          <text:p text:style-name="P83">send<text:tab/>1, 5, 9pp., 13, 15</text:p>
          <text:p text:style-name="P83">Send<text:tab/>4, 17</text:p>
          <text:p text:style-name="P83">sentodb<text:tab/>3, 9</text:p>
          <text:p text:style-name="P83">session<text:tab/>1, 7, 9p., 15pp.</text:p>
          <text:p text:style-name="P83">setting<text:tab/>2</text:p>
          <text:p text:style-name="P83">ship<text:tab/>1p., 5, 7, 10p., 14p.</text:p>
          <text:p text:style-name="P83">simulation<text:tab/>1</text:p>
          <text:p text:style-name="P83">Simulator<text:tab/>1, 21</text:p>
          <text:p text:style-name="P83">snippet<text:tab/>1</text:p>
          <text:p text:style-name="P83">space<text:tab/>1, 5</text:p>
          <text:p text:style-name="P83">Space<text:tab/>1, 21</text:p>
          <text:p text:style-name="P83">speed<text:tab/>7</text:p>
          <text:p text:style-name="P83">sql<text:tab/>21</text:p>
          <text:p text:style-name="P83">Sql<text:tab/>2</text:p>
          <text:p text:style-name="P83">SQL<text:tab/>1, 3p., 7pp., 13, 17</text:p>
          <text:p text:style-name="P83">SQLC<text:tab/>1, 3, 5pp., 16</text:p>
          <text:p text:style-name="P83">Sqlite3<text:tab/>2, 7, 9, 17</text:p>
          <text:p text:style-name="P83">statement<text:tab/>10</text:p>
          <text:p text:style-name="P83">Status<text:tab/>3, 9pp.</text:p>
          <text:p text:style-name="P83">step<text:tab/>9pp.</text:p>
          <text:p text:style-name="P83">storage<text:tab/>7</text:p>
          <text:p text:style-name="P83">string<text:tab/>9, 13p., 17pp.</text:p>
          <text:p text:style-name="P83">switch<text:tab/>12, 16</text:p>
          <text:p text:style-name="P83">sync<text:tab/>9</text:p>
          <text:p text:style-name="P83">synchronization<text:tab/>9</text:p>
          <text:p text:style-name="P83">system<text:tab/>1pp., 5, 7pp., 11, 15</text:p>
          <text:p text:style-name="P84"/>
          <text:p text:style-name="P84"><text:soft-page-break/></text:p>
          <text:p text:style-name="P84">T</text:p>
          <text:p text:style-name="P83"/>
          <text:p text:style-name="P83">table<text:tab/>5, 8, 14</text:p>
          <text:p text:style-name="P83">Table<text:tab/>3</text:p>
          <text:p text:style-name="P83">target<text:tab/>14</text:p>
          <text:p text:style-name="P83">task<text:tab/>9, 15</text:p>
          <text:p text:style-name="P83">tgt_hdg<text:tab/>14p.</text:p>
          <text:p text:style-name="P83">thrust<text:tab/>5</text:p>
          <text:p text:style-name="P83">time<text:tab/>7, 9, 11, 13, 15p.</text:p>
          <text:p text:style-name="P84"/>
          <text:p text:style-name="P84"/>
          <text:p text:style-name="P84">U</text:p>
          <text:p text:style-name="P83"/>
          <text:p text:style-name="P83">unload<text:tab/>9p., 14, 19</text:p>
          <text:p text:style-name="P83">Unload<text:tab/>4, 19</text:p>
          <text:p text:style-name="P83">update<text:tab/>9p.</text:p>
          <text:p text:style-name="P83">UPDATE<text:tab/>13</text:p>
          <text:p text:style-name="P83">user<text:tab/>1p., 5, 9, 12p.</text:p>
          <text:p text:style-name="P84"/>
          <text:p text:style-name="P84"/>
          <text:p text:style-name="P84">V</text:p>
          <text:p text:style-name="P83"/>
          <text:p text:style-name="P83">VAL<text:tab/>4, 14p., 20</text:p>
          <text:p text:style-name="P83">value<text:tab/>5, 14, 20</text:p>
          <text:p text:style-name="P83">Value<text:tab/>4p., 9, 13p., 19p.</text:p>
          <text:p text:style-name="P83">version<text:tab/>13p.</text:p>
          <text:p text:style-name="P83">volume<text:tab/>7</text:p>
          <text:p text:style-name="P84"/>
          <text:p text:style-name="P84"/>
          <text:p text:style-name="P84"><text:soft-page-break/>W</text:p>
          <text:p text:style-name="P83"/>
          <text:p text:style-name="P83">window<text:tab/>12</text:p>
          <text:p text:style-name="P83">wpt<text:tab/>17p.</text:p>
        </text:index-body>
      </text:alphabetical-index>
      <text:p text:style-name="P9"/>
      <text:p text:style-name="P9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04T10:35:28.840931968</dc:date>
    <meta:editing-duration>P5DT5H8M9S</meta:editing-duration>
    <meta:editing-cycles>105</meta:editing-cycles>
    <meta:generator>LibreOffice/5.1.6.2$Linux_X86_64 LibreOffice_project/10m0$Build-2</meta:generator>
    <meta:document-statistic meta:table-count="0" meta:image-count="0" meta:object-count="0" meta:page-count="32" meta:paragraph-count="442" meta:word-count="4155" meta:character-count="23218" meta:non-whitespace-character-count="19494"/>
  </office:meta>
</office:document-meta>
</file>